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c5000b"/>
    </style:style>
  </office:automatic-styles>
  <office:body>
    <office:spreadsheet>
      <table:calculation-settings table:automatic-find-labels="false" table:use-regular-expressions="false"/>
      <table:table table:name="tmp_combined_letters_out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363">
            <text:p>363</text:p>
          </table:table-cell>
          <table:table-cell office:value-type="string">
            <text:p>st.</text:p>
          </table:table-cell>
          <table:table-cell table:style-name="ce2" office:value-type="string">
            <text:p>St.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mójz</text:p>
          </table:table-cell>
          <table:table-cell table:style-name="ce2" office:value-type="string">
            <text:p>Mójz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kor</text:p>
          </table:table-cell>
          <table:table-cell table:style-name="ce2" office:value-type="string">
            <text:p>Kor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dha</text:p>
          </table:table-cell>
          <table:table-cell office:value-type="string">
            <text:p>dha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at</text:p>
          </table:table-cell>
          <table:table-cell table:style-name="ce2" office:value-type="string">
            <text:p>Mat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eph</text:p>
          </table:table-cell>
          <table:table-cell table:style-name="ce2" office:value-type="string">
            <text:p>Eph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jap</text:p>
          </table:table-cell>
          <table:table-cell table:style-name="ce2" office:value-type="string">
            <text:p>Jap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jez</text:p>
          </table:table-cell>
          <table:table-cell table:style-name="ce2" office:value-type="string">
            <text:p>Jez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zk</text:p>
          </table:table-cell>
          <table:table-cell office:value-type="string">
            <text:p>zk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wj</text:p>
          </table:table-cell>
          <table:table-cell office:value-type="string">
            <text:p>swj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z</text:p>
          </table:table-cell>
          <table:table-cell table:style-name="ce2" office:value-type="string">
            <text:p>Ps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kol</text:p>
          </table:table-cell>
          <table:table-cell table:style-name="ce2" office:value-type="string">
            <text:p>Kol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thes</text:p>
          </table:table-cell>
          <table:table-cell table:style-name="ce2" office:value-type="string">
            <text:p>Thes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luk</text:p>
          </table:table-cell>
          <table:table-cell table:style-name="ce2" office:value-type="string">
            <text:p>Luk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hil</text:p>
          </table:table-cell>
          <table:table-cell table:style-name="ce2" office:value-type="string">
            <text:p>Phi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iv</text:p>
          </table:table-cell>
          <table:table-cell table:style-name="ce2" office:value-type="string">
            <text:p>IV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cht</text:p>
          </table:table-cell>
          <table:table-cell table:style-name="ce2" office:value-type="string">
            <text:p>št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hebr</text:p>
          </table:table-cell>
          <table:table-cell table:style-name="ce2" office:value-type="string">
            <text:p>Hebr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gal</text:p>
          </table:table-cell>
          <table:table-cell table:style-name="ce2" office:value-type="string">
            <text:p>Ga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it</text:p>
          </table:table-cell>
          <table:table-cell table:style-name="ce2" office:value-type="string">
            <text:p>Ti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št</text:p>
          </table:table-cell>
          <table:table-cell office:value-type="string">
            <text:p>š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rk</text:p>
          </table:table-cell>
          <table:table-cell table:style-name="ce2" office:value-type="string">
            <text:p>Mark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japoštoła</text:p>
          </table:table-cell>
          <table:table-cell office:value-type="string">
            <text:p>japoštoła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isany</text:p>
          </table:table-cell>
          <table:table-cell office:value-type="string">
            <text:p>pisan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an</text:p>
          </table:table-cell>
          <table:table-cell table:style-name="ce2" office:value-type="string">
            <text:p>Dan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unu</text:p>
          </table:table-cell>
          <table:table-cell office:value-type="string">
            <text:p>junu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zt</text:p>
          </table:table-cell>
          <table:table-cell table:style-name="ce2" office:value-type="string">
            <text:p>s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z</text:p>
          </table:table-cell>
          <table:table-cell office:value-type="string">
            <text:p>ez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ir</text:p>
          </table:table-cell>
          <table:table-cell table:style-name="ce2" office:value-type="string">
            <text:p>Si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zwěrjeća</text:p>
          </table:table-cell>
          <table:table-cell office:value-type="string">
            <text:p>zwěrjeć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ztole</text:p>
          </table:table-cell>
          <table:table-cell table:style-name="ce2" office:value-type="string">
            <text:p>sto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zazyglowanych</text:p>
          </table:table-cell>
          <table:table-cell table:style-name="ce3" office:value-type="string">
            <text:p>zazyglowanych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vangeliju</text:p>
          </table:table-cell>
          <table:table-cell table:style-name="ce2" office:value-type="string">
            <text:p>ewangeliju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otajnztwo</text:p>
          </table:table-cell>
          <table:table-cell table:style-name="ce2" office:value-type="string">
            <text:p>potajnstw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ryztusom</text:p>
          </table:table-cell>
          <table:table-cell table:style-name="ce2" office:value-type="string">
            <text:p>Chrystuso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e-li</text:p>
          </table:table-cell>
          <table:table-cell office:value-type="string">
            <text:p>je-li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ehnjeća</text:p>
          </table:table-cell>
          <table:table-cell office:value-type="string">
            <text:p>jehnjeć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okonjany</text:p>
          </table:table-cell>
          <table:table-cell office:value-type="string">
            <text:p>dokonjan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zwěrjeću</text:p>
          </table:table-cell>
          <table:table-cell office:value-type="string">
            <text:p>zwěrjeću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ztoła</text:p>
          </table:table-cell>
          <table:table-cell table:style-name="ce2" office:value-type="string">
            <text:p>stoł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oprował</text:p>
          </table:table-cell>
          <table:table-cell office:value-type="string">
            <text:p>woprował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imotheja</text:p>
          </table:table-cell>
          <table:table-cell table:style-name="ce2" office:value-type="string">
            <text:p>Timothej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j.</text:p>
          </table:table-cell>
          <table:table-cell table:style-name="ce2" office:value-type="string">
            <text:p>Ps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wjeći</text:p>
          </table:table-cell>
          <table:table-cell office:value-type="string">
            <text:p>swjeć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rosymy</text:p>
          </table:table-cell>
          <table:table-cell office:value-type="string">
            <text:p>prosym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oslenich</text:p>
          </table:table-cell>
          <table:table-cell office:value-type="string">
            <text:p>poslenich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rwju</text:p>
          </table:table-cell>
          <table:table-cell office:value-type="string">
            <text:p>krwj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n</text:p>
          </table:table-cell>
          <table:table-cell office:value-type="string">
            <text:p>k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čiztej</text:p>
          </table:table-cell>
          <table:table-cell table:style-name="ce2" office:value-type="string">
            <text:p>čistej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zmij</text:p>
          </table:table-cell>
          <table:table-cell office:value-type="string">
            <text:p>zmij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otpočinku</text:p>
          </table:table-cell>
          <table:table-cell office:value-type="string">
            <text:p>wotpočinku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óznajemy</text:p>
          </table:table-cell>
          <table:table-cell office:value-type="string">
            <text:p>póznajem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ud</text:p>
          </table:table-cell>
          <table:table-cell table:style-name="ce2" office:value-type="string">
            <text:p>Ju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ygl</text:p>
          </table:table-cell>
          <table:table-cell office:value-type="string">
            <text:p>zyg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wěrjatow</text:p>
          </table:table-cell>
          <table:table-cell office:value-type="string">
            <text:p>zwěrjatow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bóžnozći</text:p>
          </table:table-cell>
          <table:table-cell table:style-name="ce2" office:value-type="string">
            <text:p>zbóžnosći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šehomózny</text:p>
          </table:table-cell>
          <table:table-cell table:style-name="ce2" office:value-type="string">
            <text:p>wšehomócn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hesalonzkich</text:p>
          </table:table-cell>
          <table:table-cell table:style-name="ce2" office:value-type="string">
            <text:p>Thesalonskich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wěčnikow</text:p>
          </table:table-cell>
          <table:table-cell office:value-type="string">
            <text:p>swěčnikow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šećiwnik</text:p>
          </table:table-cell>
          <table:table-cell table:style-name="ce2" office:value-type="string">
            <text:p>přećiwni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rophetizke</text:p>
          </table:table-cell>
          <table:table-cell table:style-name="ce2" office:value-type="string">
            <text:p>profetisk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iš</text:p>
          </table:table-cell>
          <table:table-cell office:value-type="string">
            <text:p>piš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ćeŕpiće</text:p>
          </table:table-cell>
          <table:table-cell table:style-name="ce2" office:value-type="string">
            <text:p>ćerpić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ztrózbi</text:p>
          </table:table-cell>
          <table:table-cell table:style-name="ce2" office:value-type="string">
            <text:p>strózbi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zpodobanju</text:p>
          </table:table-cell>
          <table:table-cell table:style-name="ce2" office:value-type="string">
            <text:p>spodobanj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zatrubi</text:p>
          </table:table-cell>
          <table:table-cell office:value-type="string">
            <text:p>zatrubi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ulinu</text:p>
          </table:table-cell>
          <table:table-cell office:value-type="string">
            <text:p>wulin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ótry</text:p>
          </table:table-cell>
          <table:table-cell office:value-type="string">
            <text:p>wótr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odow</text:p>
          </table:table-cell>
          <table:table-cell office:value-type="string">
            <text:p>wodow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ězte</text:p>
          </table:table-cell>
          <table:table-cell table:style-name="ce2" office:value-type="string">
            <text:p>wěst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ašnjom</text:p>
          </table:table-cell>
          <table:table-cell office:value-type="string">
            <text:p>wašnjo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zećina</text:p>
          </table:table-cell>
          <table:table-cell office:value-type="string">
            <text:p>tzećin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ychika</text:p>
          </table:table-cell>
          <table:table-cell office:value-type="string">
            <text:p>tychik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wjećeću</text:p>
          </table:table-cell>
          <table:table-cell office:value-type="string">
            <text:p>swjećeć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wjatymi</text:p>
          </table:table-cell>
          <table:table-cell office:value-type="string">
            <text:p>swjatymi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rp</text:p>
          </table:table-cell>
          <table:table-cell office:value-type="string">
            <text:p>ser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ózćiwe</text:p>
          </table:table-cell>
          <table:table-cell table:style-name="ce2" office:value-type="string">
            <text:p>pósćiw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isać</text:p>
          </table:table-cell>
          <table:table-cell office:value-type="string">
            <text:p>pisać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jedźeńzu</text:p>
          </table:table-cell>
          <table:table-cell table:style-name="ce2" office:value-type="string">
            <text:p>mjedźeńc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rótkim</text:p>
          </table:table-cell>
          <table:table-cell office:value-type="string">
            <text:p>krótki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nihow</text:p>
          </table:table-cell>
          <table:table-cell office:value-type="string">
            <text:p>knihow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wězdow</text:p>
          </table:table-cell>
          <table:table-cell office:value-type="string">
            <text:p>hwězdow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owěrjene</text:p>
          </table:table-cell>
          <table:table-cell office:value-type="string">
            <text:p>dowěrjen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ohabojaznozći</text:p>
          </table:table-cell>
          <table:table-cell table:style-name="ce2" office:value-type="string">
            <text:p>bohabojaznosć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aztojńztwo</text:p>
          </table:table-cell>
          <table:table-cell table:style-name="ce2" office:value-type="string">
            <text:p>zastojństw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aztojńztwje</text:p>
          </table:table-cell>
          <table:table-cell table:style-name="ce2" office:value-type="string">
            <text:p>zastojństwj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atamanztwa</text:p>
          </table:table-cell>
          <table:table-cell table:style-name="ce2" office:value-type="string">
            <text:p>zatamanstw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apočatk</text:p>
          </table:table-cell>
          <table:table-cell office:value-type="string">
            <text:p>započatk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yšnozće</text:p>
          </table:table-cell>
          <table:table-cell table:style-name="ce2" office:value-type="string">
            <text:p>wyšnosć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uzwoleni</text:p>
          </table:table-cell>
          <table:table-cell office:value-type="string">
            <text:p>wuzwolen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očow</text:p>
          </table:table-cell>
          <table:table-cell office:value-type="string">
            <text:p>wočow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obzteji</text:p>
          </table:table-cell>
          <table:table-cell table:style-name="ce2" office:value-type="string">
            <text:p>wobstej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wjerde</text:p>
          </table:table-cell>
          <table:table-cell office:value-type="string">
            <text:p>twjerd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[teho</text:p>
          </table:table-cell>
          <table:table-cell table:style-name="ce2" office:value-type="string">
            <text:p>[Teh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amni</text:p>
          </table:table-cell>
          <table:table-cell office:value-type="string">
            <text:p>tamn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štyrjo</text:p>
          </table:table-cell>
          <table:table-cell office:value-type="string">
            <text:p>štyrj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dmy</text:p>
          </table:table-cell>
          <table:table-cell office:value-type="string">
            <text:p>sedm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ohow</text:p>
          </table:table-cell>
          <table:table-cell office:value-type="string">
            <text:p>rohow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šihotowane</text:p>
          </table:table-cell>
          <table:table-cell table:style-name="ce2" office:value-type="string">
            <text:p>přihotowan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ěńšim</text:p>
          </table:table-cell>
          <table:table-cell office:value-type="string">
            <text:p>prěńši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ěnjeho</text:p>
          </table:table-cell>
          <table:table-cell office:value-type="string">
            <text:p>prěnjeh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ěd</text:p>
          </table:table-cell>
          <table:table-cell office:value-type="string">
            <text:p>prě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ózćiwozću</text:p>
          </table:table-cell>
          <table:table-cell table:style-name="ce2" office:value-type="string">
            <text:p>pósćiwosću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wu</text:p>
          </table:table-cell>
          <table:table-cell office:value-type="string">
            <text:p>nowu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jewěry</text:p>
          </table:table-cell>
          <table:table-cell office:value-type="string">
            <text:p>njewěr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jebu</text:p>
          </table:table-cell>
          <table:table-cell office:value-type="string">
            <text:p>njebu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apominamy</text:p>
          </table:table-cell>
          <table:table-cell office:value-type="string">
            <text:p>napominam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apominaj</text:p>
          </table:table-cell>
          <table:table-cell office:value-type="string">
            <text:p>napominaj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užam</text:p>
          </table:table-cell>
          <table:table-cell office:value-type="string">
            <text:p>muža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ěšniztwo</text:p>
          </table:table-cell>
          <table:table-cell table:style-name="ce2" office:value-type="string">
            <text:p>měšnistw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aodizeje</text:p>
          </table:table-cell>
          <table:table-cell table:style-name="ce4" office:value-type="string">
            <text:p>Laodizej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hodźće</text:p>
          </table:table-cell>
          <table:table-cell table:style-name="ce2" office:value-type="string">
            <text:p>chodźć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hěrluš</text:p>
          </table:table-cell>
          <table:table-cell table:style-name="ce2" office:value-type="string">
            <text:p>kěrluš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wězdy</text:p>
          </table:table-cell>
          <table:table-cell office:value-type="string">
            <text:p>hwězd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łowow</text:p>
          </table:table-cell>
          <table:table-cell office:value-type="string">
            <text:p>hłowow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ew</text:p>
          </table:table-cell>
          <table:table-cell table:style-name="ce3" office:value-type="string">
            <text:p>hew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źakujemy</text:p>
          </table:table-cell>
          <table:table-cell office:value-type="string">
            <text:p>dźakujem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tworjene</text:p>
          </table:table-cell>
          <table:table-cell table:style-name="ce2" office:value-type="string">
            <text:p>stworjen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pytani</text:p>
          </table:table-cell>
          <table:table-cell table:style-name="ce2" office:value-type="string">
            <text:p>spytan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łotych</text:p>
          </table:table-cell>
          <table:table-cell office:value-type="string">
            <text:p>złotyc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kaženja</text:p>
          </table:table-cell>
          <table:table-cell office:value-type="string">
            <text:p>skaženj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emjerženje</text:p>
          </table:table-cell>
          <table:table-cell office:value-type="string">
            <text:p>zemjerženj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ćeŕpnozći</text:p>
          </table:table-cell>
          <table:table-cell table:style-name="ce2" office:value-type="string">
            <text:p>sćerpnosć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bóžnozće</text:p>
          </table:table-cell>
          <table:table-cell table:style-name="ce2" office:value-type="string">
            <text:p>zbóžnosć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aztarzku</text:p>
          </table:table-cell>
          <table:table-cell table:style-name="ce2" office:value-type="string">
            <text:p>zastarsk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amolwjenju</text:p>
          </table:table-cell>
          <table:table-cell table:style-name="ce2" office:value-type="string">
            <text:p>zamołwjenj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ach.</text:p>
          </table:table-cell>
          <table:table-cell table:style-name="ce2" office:value-type="string">
            <text:p>Zach.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šě</text:p>
          </table:table-cell>
          <table:table-cell office:value-type="string">
            <text:p>wšě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ojować</text:p>
          </table:table-cell>
          <table:table-cell office:value-type="string">
            <text:p>wojować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ohenjowe</text:p>
          </table:table-cell>
          <table:table-cell office:value-type="string">
            <text:p>wohenjow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ylnozć</text:p>
          </table:table-cell>
          <table:table-cell table:style-name="ce2" office:value-type="string">
            <text:p>sylnosć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wědkow</text:p>
          </table:table-cell>
          <table:table-cell office:value-type="string">
            <text:p>swědkow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sam</text:p>
          </table:table-cell>
          <table:table-cell table:style-name="ce2" office:value-type="string">
            <text:p>Sa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łuža</text:p>
          </table:table-cell>
          <table:table-cell office:value-type="string">
            <text:p>słuž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łónza</text:p>
          </table:table-cell>
          <table:table-cell table:style-name="ce2" office:value-type="string">
            <text:p>słónc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će</text:p>
          </table:table-cell>
          <table:table-cell table:style-name="ce3" office:value-type="string">
            <text:p>rć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širodźenja</text:p>
          </table:table-cell>
          <table:table-cell table:style-name="ce3" office:value-type="string">
            <text:p>přirodźenj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šichodne</text:p>
          </table:table-cell>
          <table:table-cell table:style-name="ce2" office:value-type="string">
            <text:p>přichodn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šichoda</text:p>
          </table:table-cell>
          <table:table-cell table:style-name="ce2" office:value-type="string">
            <text:p>přichod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šećeŕpili</text:p>
          </table:table-cell>
          <table:table-cell table:style-name="ce2" office:value-type="string">
            <text:p>přećerpil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aweje</text:p>
          </table:table-cell>
          <table:table-cell office:value-type="string">
            <text:p>prawej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omoznizy</text:p>
          </table:table-cell>
          <table:table-cell table:style-name="ce2" office:value-type="string">
            <text:p>pomocnic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ršonu</text:p>
          </table:table-cell>
          <table:table-cell office:value-type="string">
            <text:p>paršon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nuło</text:p>
          </table:table-cell>
          <table:table-cell table:style-name="ce3" office:value-type="string">
            <text:p>panuł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uzy</text:p>
          </table:table-cell>
          <table:table-cell office:value-type="string">
            <text:p>nuz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ičim</text:p>
          </table:table-cell>
          <table:table-cell office:value-type="string">
            <text:p>niči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wukli</text:p>
          </table:table-cell>
          <table:table-cell office:value-type="string">
            <text:p>nawukl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rodow</text:p>
          </table:table-cell>
          <table:table-cell office:value-type="string">
            <text:p>narodow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pominanja</text:p>
          </table:table-cell>
          <table:table-cell office:value-type="string">
            <text:p>napominanj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pominajće</text:p>
          </table:table-cell>
          <table:table-cell office:value-type="string">
            <text:p>napominajć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makane</text:p>
          </table:table-cell>
          <table:table-cell office:value-type="string">
            <text:p>namakan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ójj</text:p>
          </table:table-cell>
          <table:table-cell table:style-name="ce2" office:value-type="string">
            <text:p>mój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jedźeńzy</text:p>
          </table:table-cell>
          <table:table-cell table:style-name="ce2" office:value-type="string">
            <text:p>mjedźeńc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lchizedechowym</text:p>
          </table:table-cell>
          <table:table-cell table:style-name="ce3" office:value-type="string">
            <text:p>melchizedechowy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ukaš</text:p>
          </table:table-cell>
          <table:table-cell table:style-name="ce2" office:value-type="string">
            <text:p>Lukaš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ubemu</text:p>
          </table:table-cell>
          <table:table-cell office:value-type="string">
            <text:p>lubem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odizeji</text:p>
          </table:table-cell>
          <table:table-cell table:style-name="ce3" office:value-type="string">
            <text:p>laodizej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róna</text:p>
          </table:table-cell>
          <table:table-cell office:value-type="string">
            <text:p>kró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óń</text:p>
          </table:table-cell>
          <table:table-cell office:value-type="string">
            <text:p>kóń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njezowym</text:p>
          </table:table-cell>
          <table:table-cell office:value-type="string">
            <text:p>knjezowy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hryztusowej</text:p>
          </table:table-cell>
          <table:table-cell office:value-type="string">
            <text:p>Chrystusowej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ad</text:p>
          </table:table-cell>
          <table:table-cell table:style-name="ce3" office:value-type="string">
            <text:p>ka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oz</text:p>
          </table:table-cell>
          <table:table-cell table:style-name="ce2" office:value-type="string">
            <text:p>Joz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uby</text:p>
          </table:table-cell>
          <table:table-cell office:value-type="string">
            <text:p>hub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łubiny</text:p>
          </table:table-cell>
          <table:table-cell office:value-type="string">
            <text:p>hłubin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łosy</text:p>
          </table:table-cell>
          <table:table-cell office:value-type="string">
            <text:p>hłos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ěta</text:p>
          </table:table-cell>
          <table:table-cell office:value-type="string">
            <text:p>hět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ebrejzkich</text:p>
          </table:table-cell>
          <table:table-cell table:style-name="ce2" office:value-type="string">
            <text:p>hebrejskic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nja</text:p>
          </table:table-cell>
          <table:table-cell office:value-type="string">
            <text:p>hanj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źeržimy</text:p>
          </table:table-cell>
          <table:table-cell office:value-type="string">
            <text:p>dźeržim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źěćimi</text:p>
          </table:table-cell>
          <table:table-cell office:value-type="string">
            <text:p>dźěćim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wazyćo</text:p>
          </table:table-cell>
          <table:table-cell table:style-name="ce2" office:value-type="string">
            <text:p>dwaceć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mas</text:p>
          </table:table-cell>
          <table:table-cell table:style-name="ce2" office:value-type="string">
            <text:p>Dema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člowječne</text:p>
          </table:table-cell>
          <table:table-cell table:style-name="ce2" office:value-type="string">
            <text:p>čłowječn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čizteje</text:p>
          </table:table-cell>
          <table:table-cell table:style-name="ce2" office:value-type="string">
            <text:p>čistej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ćělnych</text:p>
          </table:table-cell>
          <table:table-cell office:value-type="string">
            <text:p>ćělnyc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habojaznozć</text:p>
          </table:table-cell>
          <table:table-cell table:style-name="ce2" office:value-type="string">
            <text:p>bohabojaznosć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bilon</text:p>
          </table:table-cell>
          <table:table-cell table:style-name="ce2" office:value-type="string">
            <text:p>Babylo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a</text:p>
          </table:table-cell>
          <table:table-cell table:style-name="ce2" office:value-type="string">
            <text:p>[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ź</text:p>
          </table:table-cell>
          <table:table-cell office:value-type="string">
            <text:p>ź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wěrjećom</text:p>
          </table:table-cell>
          <table:table-cell office:value-type="string">
            <text:p>zwěrjećo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tajeny</text:p>
          </table:table-cell>
          <table:table-cell table:style-name="ce2" office:value-type="string">
            <text:p>stajen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namjenja</text:p>
          </table:table-cell>
          <table:table-cell office:value-type="string">
            <text:p>znamjenj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łotu</text:p>
          </table:table-cell>
          <table:table-cell office:value-type="string">
            <text:p>złot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łotom</text:p>
          </table:table-cell>
          <table:table-cell office:value-type="string">
            <text:p>złoto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łote</text:p>
          </table:table-cell>
          <table:table-cell office:value-type="string">
            <text:p>złot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łota</text:p>
          </table:table-cell>
          <table:table-cell office:value-type="string">
            <text:p>zło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kónzowani</text:p>
          </table:table-cell>
          <table:table-cell table:style-name="ce2" office:value-type="string">
            <text:p>skóncowan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bóžneho</text:p>
          </table:table-cell>
          <table:table-cell office:value-type="string">
            <text:p>zbóžneh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awjezć</text:p>
          </table:table-cell>
          <table:table-cell table:style-name="ce2" office:value-type="string">
            <text:p>zawjesć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awizć</text:p>
          </table:table-cell>
          <table:table-cell table:style-name="ce2" office:value-type="string">
            <text:p>zawisć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užiwać</text:p>
          </table:table-cell>
          <table:table-cell office:value-type="string">
            <text:p>wužiwać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uknu</text:p>
          </table:table-cell>
          <table:table-cell office:value-type="string">
            <text:p>wukn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učizći</text:p>
          </table:table-cell>
          <table:table-cell table:style-name="ce2" office:value-type="string">
            <text:p>wučisć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šelkim</text:p>
          </table:table-cell>
          <table:table-cell office:value-type="string">
            <text:p>wšelki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oztajich</text:p>
          </table:table-cell>
          <table:table-cell table:style-name="ce2" office:value-type="string">
            <text:p>wostaji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otkazanja</text:p>
          </table:table-cell>
          <table:table-cell office:value-type="string">
            <text:p>wotkazanj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ołtaŕ</text:p>
          </table:table-cell>
          <table:table-cell table:style-name="ce2" office:value-type="string">
            <text:p>wołta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ěrno</text:p>
          </table:table-cell>
          <table:table-cell office:value-type="string">
            <text:p>wěrn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ěrneho</text:p>
          </table:table-cell>
          <table:table-cell office:value-type="string">
            <text:p>wěrneh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ěčnej</text:p>
          </table:table-cell>
          <table:table-cell office:value-type="string">
            <text:p>wěčnej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alzkeje</text:p>
          </table:table-cell>
          <table:table-cell table:style-name="ce3" office:value-type="string">
            <text:p>Walzke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zeće</text:p>
          </table:table-cell>
          <table:table-cell table:style-name="ce2" office:value-type="string">
            <text:p>třeć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uby</text:p>
          </table:table-cell>
          <table:table-cell office:value-type="string">
            <text:p>trub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awa</text:p>
          </table:table-cell>
          <table:table-cell office:value-type="string">
            <text:p>traw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ita</text:p>
          </table:table-cell>
          <table:table-cell office:value-type="string">
            <text:p>ti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intu</text:p>
          </table:table-cell>
          <table:table-cell office:value-type="string">
            <text:p>tint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imothejej</text:p>
          </table:table-cell>
          <table:table-cell table:style-name="ce2" office:value-type="string">
            <text:p>Timotejej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wjatnizy</text:p>
          </table:table-cell>
          <table:table-cell table:style-name="ce2" office:value-type="string">
            <text:p>swjatnic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štwórty</text:p>
          </table:table-cell>
          <table:table-cell office:value-type="string">
            <text:p>štwó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šezty</text:p>
          </table:table-cell>
          <table:table-cell table:style-name="ce2" office:value-type="string">
            <text:p>šes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šěrokozć</text:p>
          </table:table-cell>
          <table:table-cell table:style-name="ce2" office:value-type="string">
            <text:p>šěrokosć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unu</text:p>
          </table:table-cell>
          <table:table-cell office:value-type="string">
            <text:p>run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ěku</text:p>
          </table:table-cell>
          <table:table-cell office:value-type="string">
            <text:p>rěk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ytaju</text:p>
          </table:table-cell>
          <table:table-cell office:value-type="string">
            <text:p>pytaj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ipowjedamy</text:p>
          </table:table-cell>
          <table:table-cell table:style-name="ce2" office:value-type="string">
            <text:p>připowědam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ikaž</text:p>
          </table:table-cell>
          <table:table-cell table:style-name="ce2" office:value-type="string">
            <text:p>přikaž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ichodnych</text:p>
          </table:table-cell>
          <table:table-cell table:style-name="ce2" office:value-type="string">
            <text:p>přichodny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ibjeranje</text:p>
          </table:table-cell>
          <table:table-cell table:style-name="ce2" office:value-type="string">
            <text:p>přiběran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ewinuli</text:p>
          </table:table-cell>
          <table:table-cell table:style-name="ce2" office:value-type="string">
            <text:p>přewinyl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ećiwnikow</text:p>
          </table:table-cell>
          <table:table-cell table:style-name="ce2" office:value-type="string">
            <text:p>přećiwniko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ózu</text:p>
          </table:table-cell>
          <table:table-cell table:style-name="ce2" office:value-type="string">
            <text:p>próc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ózuje</text:p>
          </table:table-cell>
          <table:table-cell table:style-name="ce2" office:value-type="string">
            <text:p>prócu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ózdne</text:p>
          </table:table-cell>
          <table:table-cell office:value-type="string">
            <text:p>prózdn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ózdneho</text:p>
          </table:table-cell>
          <table:table-cell office:value-type="string">
            <text:p>prózdneh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ěnje</text:p>
          </table:table-cell>
          <table:table-cell office:value-type="string">
            <text:p>prěn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ěninarodźeny</text:p>
          </table:table-cell>
          <table:table-cell table:style-name="ce2" office:value-type="string">
            <text:p>prěni narodźen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sylnjeni</text:p>
          </table:table-cell>
          <table:table-cell office:value-type="string">
            <text:p>posylnjen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sylńće</text:p>
          </table:table-cell>
          <table:table-cell office:value-type="string">
            <text:p>posylńć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rnjo</text:p>
          </table:table-cell>
          <table:table-cell table:style-name="ce2" office:value-type="string">
            <text:p>porn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jz</text:p>
          </table:table-cell>
          <table:table-cell table:style-name="ce2" office:value-type="string">
            <text:p>P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jaty</text:p>
          </table:table-cell>
          <table:table-cell office:value-type="string">
            <text:p>pja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hilem</text:p>
          </table:table-cell>
          <table:table-cell table:style-name="ce2" office:value-type="string">
            <text:p>Phile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wołowej</text:p>
          </table:table-cell>
          <table:table-cell table:style-name="ce2" office:value-type="string">
            <text:p>Pawołowej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woh'</text:p>
          </table:table-cell>
          <table:table-cell office:value-type="string">
            <text:p>nowoh'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jewězty</text:p>
          </table:table-cell>
          <table:table-cell office:value-type="string">
            <text:p>njewěs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jerozymja</text:p>
          </table:table-cell>
          <table:table-cell table:style-name="ce2" office:value-type="string">
            <text:p>njerozumj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jepšećelztwo</text:p>
          </table:table-cell>
          <table:table-cell table:style-name="ce2" office:value-type="string">
            <text:p>njepřećelstw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jeposłušni</text:p>
          </table:table-cell>
          <table:table-cell office:value-type="string">
            <text:p>njeposłušn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jelubuje</text:p>
          </table:table-cell>
          <table:table-cell office:value-type="string">
            <text:p>njelubu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ječiztozć</text:p>
          </table:table-cell>
          <table:table-cell table:style-name="ce2" office:value-type="string">
            <text:p>nječistosć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ječiń</text:p>
          </table:table-cell>
          <table:table-cell office:value-type="string">
            <text:p>nječiń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ječinił</text:p>
          </table:table-cell>
          <table:table-cell office:value-type="string">
            <text:p>nječini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jeby</text:p>
          </table:table-cell>
          <table:table-cell office:value-type="string">
            <text:p>njeb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jebjezkich</text:p>
          </table:table-cell>
          <table:table-cell table:style-name="ce2" office:value-type="string">
            <text:p>njebjeski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jebjerje</text:p>
          </table:table-cell>
          <table:table-cell office:value-type="string">
            <text:p>njebjer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urje</text:p>
          </table:table-cell>
          <table:table-cell office:value-type="string">
            <text:p>mur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rwa</text:p>
          </table:table-cell>
          <table:table-cell office:value-type="string">
            <text:p>morw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łode</text:p>
          </table:table-cell>
          <table:table-cell office:value-type="string">
            <text:p>młod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jenowani</text:p>
          </table:table-cell>
          <table:table-cell office:value-type="string">
            <text:p>mjenowan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ěsaz</text:p>
          </table:table-cell>
          <table:table-cell table:style-name="ce2" office:value-type="string">
            <text:p>měsa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ubujemy</text:p>
          </table:table-cell>
          <table:table-cell office:value-type="string">
            <text:p>lubujem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ube</text:p>
          </table:table-cell>
          <table:table-cell office:value-type="string">
            <text:p>lub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óštam</text:p>
          </table:table-cell>
          <table:table-cell office:value-type="string">
            <text:p>lóšta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ěpšeho</text:p>
          </table:table-cell>
          <table:table-cell office:value-type="string">
            <text:p>lěpšeh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w</text:p>
          </table:table-cell>
          <table:table-cell office:value-type="string">
            <text:p>la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wětka</text:p>
          </table:table-cell>
          <table:table-cell office:value-type="string">
            <text:p>kwětk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upzy</text:p>
          </table:table-cell>
          <table:table-cell table:style-name="ce2" office:value-type="string">
            <text:p>kupc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šezćijanow</text:p>
          </table:table-cell>
          <table:table-cell table:style-name="ce4" office:value-type="string">
            <text:p>křesćijano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rasnej</text:p>
          </table:table-cell>
          <table:table-cell office:value-type="string">
            <text:p>krasnej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rasneho</text:p>
          </table:table-cell>
          <table:table-cell office:value-type="string">
            <text:p>krasneh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nje</text:p>
          </table:table-cell>
          <table:table-cell office:value-type="string">
            <text:p>kon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losejzkich</text:p>
          </table:table-cell>
          <table:table-cell table:style-name="ce2" office:value-type="string">
            <text:p>Kolosejski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njezoweho</text:p>
          </table:table-cell>
          <table:table-cell office:value-type="string">
            <text:p>knjezoweh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njeni</text:p>
          </table:table-cell>
          <table:table-cell office:value-type="string">
            <text:p>knjen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njejztwo</text:p>
          </table:table-cell>
          <table:table-cell office:value-type="string">
            <text:p>knjejstw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nižki</text:p>
          </table:table-cell>
          <table:table-cell office:value-type="string">
            <text:p>knižk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lamy</text:p>
          </table:table-cell>
          <table:table-cell office:value-type="string">
            <text:p>klam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hwalili</text:p>
          </table:table-cell>
          <table:table-cell office:value-type="string">
            <text:p>chwalil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hryztusowych</text:p>
          </table:table-cell>
          <table:table-cell table:style-name="ce2" office:value-type="string">
            <text:p>Chrystusowy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hryztusowemu</text:p>
          </table:table-cell>
          <table:table-cell table:style-name="ce2" office:value-type="string">
            <text:p>Chrystusowem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jako</text:p>
          </table:table-cell>
          <table:table-cell table:style-name="ce2" office:value-type="string">
            <text:p>[Jak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wězda</text:p>
          </table:table-cell>
          <table:table-cell office:value-type="string">
            <text:p>hwězd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rimanjow</text:p>
          </table:table-cell>
          <table:table-cell office:value-type="string">
            <text:p>hrimanjo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z.</text:p>
          </table:table-cell>
          <table:table-cell table:style-name="ce2" office:value-type="string">
            <text:p>Hoz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rjeztpił</text:p>
          </table:table-cell>
          <table:table-cell table:style-name="ce2" office:value-type="string">
            <text:p>horje stupi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rbztwu</text:p>
          </table:table-cell>
          <table:table-cell table:style-name="ce2" office:value-type="string">
            <text:p>herbstw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rbztwa</text:p>
          </table:table-cell>
          <table:table-cell table:style-name="ce2" office:value-type="string">
            <text:p>herbstw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aleluja</text:p>
          </table:table-cell>
          <table:table-cell office:value-type="string">
            <text:p>haleluj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or</text:p>
          </table:table-cell>
          <table:table-cell table:style-name="ce3" office:value-type="string">
            <text:p>go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ejneje</text:p>
          </table:table-cell>
          <table:table-cell table:style-name="ce3" office:value-type="string">
            <text:p>frejne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ěršćinztwa</text:p>
          </table:table-cell>
          <table:table-cell table:style-name="ce2" office:value-type="string">
            <text:p>fěršćinstw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paphrodita</text:p>
          </table:table-cell>
          <table:table-cell table:style-name="ce3" office:value-type="string">
            <text:p>epaphrodi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źerž</text:p>
          </table:table-cell>
          <table:table-cell office:value-type="string">
            <text:p>dźerž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wojeje</text:p>
          </table:table-cell>
          <table:table-cell office:value-type="string">
            <text:p>dwoje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oztojny</text:p>
          </table:table-cell>
          <table:table-cell table:style-name="ce2" office:value-type="string">
            <text:p>dostojn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oztała</text:p>
          </table:table-cell>
          <table:table-cell table:style-name="ce2" office:value-type="string">
            <text:p>dóstał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okonjaneho</text:p>
          </table:table-cell>
          <table:table-cell office:value-type="string">
            <text:p>dokonjaneh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okonja</text:p>
          </table:table-cell>
          <table:table-cell office:value-type="string">
            <text:p>dokonj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čołach</text:p>
          </table:table-cell>
          <table:table-cell office:value-type="string">
            <text:p>čoła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čiztym</text:p>
          </table:table-cell>
          <table:table-cell table:style-name="ce2" office:value-type="string">
            <text:p>čisty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ćežke</text:p>
          </table:table-cell>
          <table:table-cell office:value-type="string">
            <text:p>ćežk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habojozći</text:p>
          </table:table-cell>
          <table:table-cell table:style-name="ce2" office:value-type="string">
            <text:p>bohabojaznosć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ěły</text:p>
          </table:table-cell>
          <table:table-cell office:value-type="string">
            <text:p>běł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ědźenju</text:p>
          </table:table-cell>
          <table:table-cell office:value-type="string">
            <text:p>bědźenj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yrkwinej</text:p>
          </table:table-cell>
          <table:table-cell table:style-name="ce2" office:value-type="string">
            <text:p>cyrkwin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ymny</text:p>
          </table:table-cell>
          <table:table-cell office:value-type="string">
            <text:p>zym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tworjenjemi</text:p>
          </table:table-cell>
          <table:table-cell table:style-name="ce2" office:value-type="string">
            <text:p>stworjenjem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tarali</text:p>
          </table:table-cell>
          <table:table-cell table:style-name="ce2" office:value-type="string">
            <text:p>stara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prawna</text:p>
          </table:table-cell>
          <table:table-cell office:value-type="string">
            <text:p>zpraw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pěwachu</text:p>
          </table:table-cell>
          <table:table-cell table:style-name="ce2" office:value-type="string">
            <text:p>spěwach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palena</text:p>
          </table:table-cell>
          <table:table-cell table:style-name="ce2" office:value-type="string">
            <text:p>spale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žórła</text:p>
          </table:table-cell>
          <table:table-cell office:value-type="string">
            <text:p>žórł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khowane</text:p>
          </table:table-cell>
          <table:table-cell table:style-name="ce2" office:value-type="string">
            <text:p>schowan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jewjenju</text:p>
          </table:table-cell>
          <table:table-cell office:value-type="string">
            <text:p>zjewjenj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jewiło</text:p>
          </table:table-cell>
          <table:table-cell office:value-type="string">
            <text:p>zjewił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jednał</text:p>
          </table:table-cell>
          <table:table-cell office:value-type="string">
            <text:p>zjedna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židu</text:p>
          </table:table-cell>
          <table:table-cell office:value-type="string">
            <text:p>žid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hrěši</text:p>
          </table:table-cell>
          <table:table-cell office:value-type="string">
            <text:p>zhrěš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železnym</text:p>
          </table:table-cell>
          <table:table-cell office:value-type="string">
            <text:p>železny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dalować</text:p>
          </table:table-cell>
          <table:table-cell office:value-type="string">
            <text:p>zdalowa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činjena</text:p>
          </table:table-cell>
          <table:table-cell table:style-name="ce2" office:value-type="string">
            <text:p>sčinje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zyglowani</text:p>
          </table:table-cell>
          <table:table-cell table:style-name="ce3" office:value-type="string">
            <text:p>zazyglowan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wjeselił</text:p>
          </table:table-cell>
          <table:table-cell office:value-type="string">
            <text:p>zawjeseli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wjednikow</text:p>
          </table:table-cell>
          <table:table-cell office:value-type="string">
            <text:p>zawjednik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pšijał</text:p>
          </table:table-cell>
          <table:table-cell table:style-name="ce2" office:value-type="string">
            <text:p>zapřija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pru</text:p>
          </table:table-cell>
          <table:table-cell table:style-name="ce3" office:value-type="string">
            <text:p>zapr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prje</text:p>
          </table:table-cell>
          <table:table-cell table:style-name="ce2" office:value-type="string">
            <text:p>zaprě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móženju</text:p>
          </table:table-cell>
          <table:table-cell office:value-type="string">
            <text:p>zamóženj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łoženi</text:p>
          </table:table-cell>
          <table:table-cell office:value-type="string">
            <text:p>załožen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žada</text:p>
          </table:table-cell>
          <table:table-cell office:value-type="string">
            <text:p>žad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chodnym</text:p>
          </table:table-cell>
          <table:table-cell office:value-type="string">
            <text:p>zachodny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błudźili</text:p>
          </table:table-cell>
          <table:table-cell office:value-type="string">
            <text:p>zabłudźi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bite</text:p>
          </table:table-cell>
          <table:table-cell office:value-type="string">
            <text:p>zabit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užitny</text:p>
          </table:table-cell>
          <table:table-cell office:value-type="string">
            <text:p>wužit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uzdźe</text:p>
          </table:table-cell>
          <table:table-cell table:style-name="ce1" office:value-type="string">
            <text:p>wuzdź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utrobnje</text:p>
          </table:table-cell>
          <table:table-cell office:value-type="string">
            <text:p>wutrob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ušło</text:p>
          </table:table-cell>
          <table:table-cell office:value-type="string">
            <text:p>wušł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upušći</text:p>
          </table:table-cell>
          <table:table-cell office:value-type="string">
            <text:p>wupušć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upušćeny</text:p>
          </table:table-cell>
          <table:table-cell office:value-type="string">
            <text:p>wupušće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ukupće</text:p>
          </table:table-cell>
          <table:table-cell office:value-type="string">
            <text:p>wukup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učizćene</text:p>
          </table:table-cell>
          <table:table-cell table:style-name="ce2" office:value-type="string">
            <text:p>wučisćen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učerjam</text:p>
          </table:table-cell>
          <table:table-cell office:value-type="string">
            <text:p>wučerja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šelkimi</text:p>
          </table:table-cell>
          <table:table-cell office:value-type="string">
            <text:p>wšelkim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ztanjemy</text:p>
          </table:table-cell>
          <table:table-cell table:style-name="ce2" office:value-type="string">
            <text:p>wostanjem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tpołožena</text:p>
          </table:table-cell>
          <table:table-cell office:value-type="string">
            <text:p>wotpołože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swjećenje</text:p>
          </table:table-cell>
          <table:table-cell office:value-type="string">
            <text:p>woswjeće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smy</text:p>
          </table:table-cell>
          <table:table-cell office:value-type="string">
            <text:p>wosm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sebniše</text:p>
          </table:table-cell>
          <table:table-cell office:value-type="string">
            <text:p>wosebniš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pušćił</text:p>
          </table:table-cell>
          <table:table-cell office:value-type="string">
            <text:p>wopušći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prowany</text:p>
          </table:table-cell>
          <table:table-cell office:value-type="string">
            <text:p>woprowa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ójnje</text:p>
          </table:table-cell>
          <table:table-cell office:value-type="string">
            <text:p>wój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bswědčenje</text:p>
          </table:table-cell>
          <table:table-cell office:value-type="string">
            <text:p>wobswědče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bohaćili</text:p>
          </table:table-cell>
          <table:table-cell office:value-type="string">
            <text:p>wobohaći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blečeny</text:p>
          </table:table-cell>
          <table:table-cell office:value-type="string">
            <text:p>wobleče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bćežni</text:p>
          </table:table-cell>
          <table:table-cell office:value-type="string">
            <text:p>wobćežn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barnuj</text:p>
          </table:table-cell>
          <table:table-cell office:value-type="string">
            <text:p>wobarnu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jesełozće</text:p>
          </table:table-cell>
          <table:table-cell table:style-name="ce2" office:value-type="string">
            <text:p>wjesołos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jesełe</text:p>
          </table:table-cell>
          <table:table-cell table:style-name="ce2" office:value-type="string">
            <text:p>wjese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jećił</text:p>
          </table:table-cell>
          <table:table-cell office:value-type="string">
            <text:p>wjeći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idźeli</text:p>
          </table:table-cell>
          <table:table-cell office:value-type="string">
            <text:p>widźe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ěrnych</text:p>
          </table:table-cell>
          <table:table-cell office:value-type="string">
            <text:p>wěrny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ědomnozć</text:p>
          </table:table-cell>
          <table:table-cell table:style-name="ce2" office:value-type="string">
            <text:p>wědomos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zećinu</text:p>
          </table:table-cell>
          <table:table-cell table:style-name="ce2" office:value-type="string">
            <text:p>třećin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yšnozće</text:p>
          </table:table-cell>
          <table:table-cell table:style-name="ce2" office:value-type="string">
            <text:p>tyšnos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wojimi</text:p>
          </table:table-cell>
          <table:table-cell office:value-type="string">
            <text:p>twojim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oštował</text:p>
          </table:table-cell>
          <table:table-cell office:value-type="string">
            <text:p>troštowa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mothejo</text:p>
          </table:table-cell>
          <table:table-cell table:style-name="ce2" office:value-type="string">
            <text:p>Timothej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esalonzkej</text:p>
          </table:table-cell>
          <table:table-cell table:style-name="ce2" office:value-type="string">
            <text:p>Thesalonsk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esaloniki</text:p>
          </table:table-cell>
          <table:table-cell table:style-name="ce2" office:value-type="string">
            <text:p>Thesalonik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lzy</text:p>
          </table:table-cell>
          <table:table-cell office:value-type="string">
            <text:p>sylz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lnych</text:p>
          </table:table-cell>
          <table:table-cell office:value-type="string">
            <text:p>sylny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wjećenju</text:p>
          </table:table-cell>
          <table:table-cell office:value-type="string">
            <text:p>swjećenj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wěrnym</text:p>
          </table:table-cell>
          <table:table-cell office:value-type="string">
            <text:p>swěrny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wěrnozću</text:p>
          </table:table-cell>
          <table:table-cell table:style-name="ce2" office:value-type="string">
            <text:p>swěrnosć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wědomnju</text:p>
          </table:table-cell>
          <table:table-cell office:value-type="string">
            <text:p>swědomnj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šwablom</text:p>
          </table:table-cell>
          <table:table-cell table:style-name="ce3" office:value-type="string">
            <text:p>šwablo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roweho</text:p>
          </table:table-cell>
          <table:table-cell office:value-type="string">
            <text:p>suroweh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dy</text:p>
          </table:table-cell>
          <table:table-cell office:value-type="string">
            <text:p>sud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du</text:p>
          </table:table-cell>
          <table:table-cell office:value-type="string">
            <text:p>sud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dnym</text:p>
          </table:table-cell>
          <table:table-cell office:value-type="string">
            <text:p>sudny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synje</text:p>
          </table:table-cell>
          <table:table-cell table:style-name="ce2" office:value-type="string">
            <text:p>sy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pominajće</text:p>
          </table:table-cell>
          <table:table-cell office:value-type="string">
            <text:p>spominaj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dom</text:p>
          </table:table-cell>
          <table:table-cell table:style-name="ce2" office:value-type="string">
            <text:p>sydo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bujaty</text:p>
          </table:table-cell>
          <table:table-cell office:value-type="string">
            <text:p>sobuja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ilnozći</text:p>
          </table:table-cell>
          <table:table-cell table:style-name="ce2" office:value-type="string">
            <text:p>smilnosć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łužiće</text:p>
          </table:table-cell>
          <table:table-cell office:value-type="string">
            <text:p>słuži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luby</text:p>
          </table:table-cell>
          <table:table-cell office:value-type="string">
            <text:p>slub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šło</text:p>
          </table:table-cell>
          <table:table-cell office:value-type="string">
            <text:p>šł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łódke</text:p>
          </table:table-cell>
          <table:table-cell office:value-type="string">
            <text:p>słódk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ilvan</text:p>
          </table:table-cell>
          <table:table-cell table:style-name="ce2" office:value-type="string">
            <text:p>Silva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</text:p>
          </table:table-cell>
          <table:table-cell table:style-name="ce3" office:value-type="string">
            <text:p>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dmeho</text:p>
          </table:table-cell>
          <table:table-cell office:value-type="string">
            <text:p>sedmeh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yčće</text:p>
          </table:table-cell>
          <table:table-cell table:style-name="ce2" office:value-type="string">
            <text:p>rěč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t</text:p>
          </table:table-cell>
          <table:table-cell office:value-type="string">
            <text:p>r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ólnik</text:p>
          </table:table-cell>
          <table:table-cell office:value-type="string">
            <text:p>rólni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jane</text:p>
          </table:table-cell>
          <table:table-cell office:value-type="string">
            <text:p>rjan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šizporjej</text:p>
          </table:table-cell>
          <table:table-cell table:style-name="ce2" office:value-type="string">
            <text:p>přisporj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šisahnu</text:p>
          </table:table-cell>
          <table:table-cell table:style-name="ce3" office:value-type="string">
            <text:p>přisahn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šisahi</text:p>
          </table:table-cell>
          <table:table-cell table:style-name="ce2" office:value-type="string">
            <text:p>přisah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šichodneho</text:p>
          </table:table-cell>
          <table:table-cell table:style-name="ce2" office:value-type="string">
            <text:p>přichodneh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šibywała</text:p>
          </table:table-cell>
          <table:table-cell table:style-name="ce2" office:value-type="string">
            <text:p>přibywał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šibohow</text:p>
          </table:table-cell>
          <table:table-cell table:style-name="ce2" office:value-type="string">
            <text:p>přiboh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šibjerali</text:p>
          </table:table-cell>
          <table:table-cell table:style-name="ce2" office:value-type="string">
            <text:p>přiběra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šezćěhanju</text:p>
          </table:table-cell>
          <table:table-cell table:style-name="ce2" office:value-type="string">
            <text:p>přesćěhanj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utom</text:p>
          </table:table-cell>
          <table:table-cell office:value-type="string">
            <text:p>pruto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óztwa</text:p>
          </table:table-cell>
          <table:table-cell table:style-name="ce2" office:value-type="string">
            <text:p>próstw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pz.</text:p>
          </table:table-cell>
          <table:table-cell table:style-name="ce2" office:value-type="string">
            <text:p>Ps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ztrorće</text:p>
          </table:table-cell>
          <table:table-cell table:style-name="ce3" office:value-type="string">
            <text:p>Postror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ztajeni</text:p>
          </table:table-cell>
          <table:table-cell table:style-name="ce2" office:value-type="string">
            <text:p>postajen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ztajeneho</text:p>
          </table:table-cell>
          <table:table-cell table:style-name="ce2" office:value-type="string">
            <text:p>postajeneh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ózćiwozći</text:p>
          </table:table-cell>
          <table:table-cell table:style-name="ce2" office:value-type="string">
            <text:p>pócćiwosć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ózćiwi</text:p>
          </table:table-cell>
          <table:table-cell table:style-name="ce2" office:value-type="string">
            <text:p>pócćiw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wučenje</text:p>
          </table:table-cell>
          <table:table-cell office:value-type="string">
            <text:p>powuče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wołanja</text:p>
          </table:table-cell>
          <table:table-cell office:value-type="string">
            <text:p>powołanj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tajnozć</text:p>
          </table:table-cell>
          <table:table-cell table:style-name="ce2" office:value-type="string">
            <text:p>potajnos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sylnić</text:p>
          </table:table-cell>
          <table:table-cell office:value-type="string">
            <text:p>posylni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slenje</text:p>
          </table:table-cell>
          <table:table-cell table:style-name="ce2" office:value-type="string">
            <text:p>posled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rodźił</text:p>
          </table:table-cell>
          <table:table-cell office:value-type="string">
            <text:p>porodźi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rodźiła</text:p>
          </table:table-cell>
          <table:table-cell office:value-type="string">
            <text:p>porodźił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nižujće</text:p>
          </table:table-cell>
          <table:table-cell office:value-type="string">
            <text:p>ponižuj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nižnym</text:p>
          </table:table-cell>
          <table:table-cell office:value-type="string">
            <text:p>ponižny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nižnozć</text:p>
          </table:table-cell>
          <table:table-cell table:style-name="ce2" office:value-type="string">
            <text:p>ponižnos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łniši</text:p>
          </table:table-cell>
          <table:table-cell office:value-type="string">
            <text:p>połniš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łnej</text:p>
          </table:table-cell>
          <table:table-cell office:value-type="string">
            <text:p>połn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dobnozći</text:p>
          </table:table-cell>
          <table:table-cell table:style-name="ce2" office:value-type="string">
            <text:p>podobnosć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dobnej</text:p>
          </table:table-cell>
          <table:table-cell office:value-type="string">
            <text:p>podobn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čink</text:p>
          </table:table-cell>
          <table:table-cell office:value-type="string">
            <text:p>počin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činki</text:p>
          </table:table-cell>
          <table:table-cell office:value-type="string">
            <text:p>počink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łomjo</text:p>
          </table:table-cell>
          <table:table-cell office:value-type="string">
            <text:p>płomj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ilippi</text:p>
          </table:table-cell>
          <table:table-cell table:style-name="ce3" office:value-type="string">
            <text:p>Philipp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ěknje</text:p>
          </table:table-cell>
          <table:table-cell office:value-type="string">
            <text:p>pěk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zć</text:p>
          </table:table-cell>
          <table:table-cell table:style-name="ce2" office:value-type="string">
            <text:p>pas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rlemi</text:p>
          </table:table-cell>
          <table:table-cell office:value-type="string">
            <text:p>parlem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dźech</text:p>
          </table:table-cell>
          <table:table-cell office:value-type="string">
            <text:p>padźe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neziphorowemu</text:p>
          </table:table-cell>
          <table:table-cell table:style-name="ce3" office:value-type="string">
            <text:p>Oneziphorowem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nezima</text:p>
          </table:table-cell>
          <table:table-cell table:style-name="ce3" office:value-type="string">
            <text:p>Onezim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ztwjerdźće</text:p>
          </table:table-cell>
          <table:table-cell table:style-name="ce2" office:value-type="string">
            <text:p>njestwjerdź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zazpi</text:p>
          </table:table-cell>
          <table:table-cell table:style-name="ce2" office:value-type="string">
            <text:p>njezasp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zapomńće</text:p>
          </table:table-cell>
          <table:table-cell office:value-type="string">
            <text:p>njezapomń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rozomni</text:p>
          </table:table-cell>
          <table:table-cell table:style-name="ce2" office:value-type="string">
            <text:p>njerozumn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pšiztojneje</text:p>
          </table:table-cell>
          <table:table-cell table:style-name="ce2" office:value-type="string">
            <text:p>njepřistojne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hrěši</text:p>
          </table:table-cell>
          <table:table-cell office:value-type="string">
            <text:p>njehrěš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hanibuje</text:p>
          </table:table-cell>
          <table:table-cell table:style-name="ce2" office:value-type="string">
            <text:p>njehańbu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dali</text:p>
          </table:table-cell>
          <table:table-cell office:value-type="string">
            <text:p>njeda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daće</text:p>
          </table:table-cell>
          <table:table-cell office:value-type="string">
            <text:p>njeda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chał</text:p>
          </table:table-cell>
          <table:table-cell office:value-type="string">
            <text:p>njecha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buchu</text:p>
          </table:table-cell>
          <table:table-cell office:value-type="string">
            <text:p>njebuch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ztorka</text:p>
          </table:table-cell>
          <table:table-cell table:style-name="ce2" office:value-type="string">
            <text:p>nastork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wučeni</text:p>
          </table:table-cell>
          <table:table-cell office:value-type="string">
            <text:p>nawučen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rodam</text:p>
          </table:table-cell>
          <table:table-cell office:value-type="string">
            <text:p>naroda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pominanju</text:p>
          </table:table-cell>
          <table:table-cell office:value-type="string">
            <text:p>napominanj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pominaju</text:p>
          </table:table-cell>
          <table:table-cell office:value-type="string">
            <text:p>napominaj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pisać</text:p>
          </table:table-cell>
          <table:table-cell office:value-type="string">
            <text:p>napisa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udremu</text:p>
          </table:table-cell>
          <table:table-cell office:value-type="string">
            <text:p>mudrem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óznu</text:p>
          </table:table-cell>
          <table:table-cell table:style-name="ce2" office:value-type="string">
            <text:p>mócn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ózni</text:p>
          </table:table-cell>
          <table:table-cell table:style-name="ce2" office:value-type="string">
            <text:p>mócn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óžeše</text:p>
          </table:table-cell>
          <table:table-cell office:value-type="string">
            <text:p>móžeš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rdarjam</text:p>
          </table:table-cell>
          <table:table-cell office:value-type="string">
            <text:p>mordarja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loko</text:p>
          </table:table-cell>
          <table:table-cell office:value-type="string">
            <text:p>mlok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jenow</text:p>
          </table:table-cell>
          <table:table-cell office:value-type="string">
            <text:p>mjen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jasa</text:p>
          </table:table-cell>
          <table:table-cell office:value-type="string">
            <text:p>mjas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zedonzkej</text:p>
          </table:table-cell>
          <table:table-cell table:style-name="ce3" office:value-type="string">
            <text:p>Mazedonsk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l.</text:p>
          </table:table-cell>
          <table:table-cell table:style-name="ce2" office:value-type="string">
            <text:p>Mal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-li</text:p>
          </table:table-cell>
          <table:table-cell office:value-type="string">
            <text:p>ma-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bozna</text:p>
          </table:table-cell>
          <table:table-cell office:value-type="string">
            <text:p>luboz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bješe</text:p>
          </table:table-cell>
          <table:table-cell office:value-type="string">
            <text:p>lubješ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ztach</text:p>
          </table:table-cell>
          <table:table-cell table:style-name="ce2" office:value-type="string">
            <text:p>lista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łhaŕ</text:p>
          </table:table-cell>
          <table:table-cell table:style-name="ce2" office:value-type="string">
            <text:p>łh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łharjam</text:p>
          </table:table-cell>
          <table:table-cell office:value-type="string">
            <text:p>łharja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wa</text:p>
          </table:table-cell>
          <table:table-cell office:value-type="string">
            <text:p>law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komztwo</text:p>
          </table:table-cell>
          <table:table-cell table:style-name="ce2" office:value-type="string">
            <text:p>lakomstw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uzłowanje</text:p>
          </table:table-cell>
          <table:table-cell table:style-name="ce3" office:value-type="string">
            <text:p>kuzłowa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urwu</text:p>
          </table:table-cell>
          <table:table-cell office:value-type="string">
            <text:p>kurw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urwili</text:p>
          </table:table-cell>
          <table:table-cell office:value-type="string">
            <text:p>kurwi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urwarjam</text:p>
          </table:table-cell>
          <table:table-cell office:value-type="string">
            <text:p>kurwarja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urwa</text:p>
          </table:table-cell>
          <table:table-cell office:value-type="string">
            <text:p>kurw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róny</text:p>
          </table:table-cell>
          <table:table-cell office:value-type="string">
            <text:p>kró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rónow</text:p>
          </table:table-cell>
          <table:table-cell office:value-type="string">
            <text:p>krón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rasnymi</text:p>
          </table:table-cell>
          <table:table-cell office:value-type="string">
            <text:p>krasnym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rasne</text:p>
          </table:table-cell>
          <table:table-cell office:value-type="string">
            <text:p>krasn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rasna</text:p>
          </table:table-cell>
          <table:table-cell office:value-type="string">
            <text:p>kras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ralam</text:p>
          </table:table-cell>
          <table:table-cell office:value-type="string">
            <text:p>krala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ozćow</text:p>
          </table:table-cell>
          <table:table-cell table:style-name="ce2" office:value-type="string">
            <text:p>kosć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otremu</text:p>
          </table:table-cell>
          <table:table-cell office:value-type="string">
            <text:p>kotrem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onjow</text:p>
          </table:table-cell>
          <table:table-cell office:value-type="string">
            <text:p>konj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nježim</text:p>
          </table:table-cell>
          <table:table-cell office:value-type="string">
            <text:p>knježi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njejztwa</text:p>
          </table:table-cell>
          <table:table-cell table:style-name="ce2" office:value-type="string">
            <text:p>knjejstw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walobny</text:p>
          </table:table-cell>
          <table:table-cell table:style-name="ce2" office:value-type="string">
            <text:p>chwalob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dźelnizu</text:p>
          </table:table-cell>
          <table:table-cell table:style-name="ce2" office:value-type="string">
            <text:p>kadźenic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jeli</text:p>
          </table:table-cell>
          <table:table-cell table:style-name="ce2" office:value-type="string">
            <text:p>[Je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ehnjećom</text:p>
          </table:table-cell>
          <table:table-cell office:value-type="string">
            <text:p>jehnjećo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ebanje</text:p>
          </table:table-cell>
          <table:table-cell office:value-type="string">
            <text:p>jeba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azpis</text:p>
          </table:table-cell>
          <table:table-cell table:style-name="ce2" office:value-type="string">
            <text:p>jaspi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ate</text:p>
          </table:table-cell>
          <table:table-cell office:value-type="string">
            <text:p>jat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ja</text:p>
          </table:table-cell>
          <table:table-cell office:value-type="string">
            <text:p>[j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ii</text:p>
          </table:table-cell>
          <table:table-cell table:style-name="ce2" office:value-type="string">
            <text:p>II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rozneho</text:p>
          </table:table-cell>
          <table:table-cell office:value-type="string">
            <text:p>hrozneh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rimanje</text:p>
          </table:table-cell>
          <table:table-cell office:value-type="string">
            <text:p>hrima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rjekach</text:p>
          </table:table-cell>
          <table:table-cell table:style-name="ce2" office:value-type="string">
            <text:p>horjek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rdym</text:p>
          </table:table-cell>
          <table:table-cell office:value-type="string">
            <text:p>hordy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dźa</text:p>
          </table:table-cell>
          <table:table-cell office:value-type="string">
            <text:p>hodź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nute</text:p>
          </table:table-cell>
          <table:table-cell office:value-type="string">
            <text:p>hnut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něwje</text:p>
          </table:table-cell>
          <table:table-cell office:value-type="string">
            <text:p>hněw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łosu</text:p>
          </table:table-cell>
          <table:table-cell office:value-type="string">
            <text:p>hłos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ězu</text:p>
          </table:table-cell>
          <table:table-cell office:value-type="string">
            <text:p>hěz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la</text:p>
          </table:table-cell>
          <table:table-cell office:value-type="string">
            <text:p>hel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kzempel</text:p>
          </table:table-cell>
          <table:table-cell table:style-name="ce2" office:value-type="string">
            <text:p>heksempe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nibował</text:p>
          </table:table-cell>
          <table:table-cell table:style-name="ce2" office:value-type="string">
            <text:p>hańbowa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b</text:p>
          </table:table-cell>
          <table:table-cell table:style-name="ce3" office:value-type="string">
            <text:p>hab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ol</text:p>
          </table:table-cell>
          <table:table-cell table:style-name="ce3" office:value-type="string">
            <text:p>go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ejny</text:p>
          </table:table-cell>
          <table:table-cell office:value-type="string">
            <text:p>frej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paphras</text:p>
          </table:table-cell>
          <table:table-cell table:style-name="ce2" office:value-type="string">
            <text:p>Epaphra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źakowanjom</text:p>
          </table:table-cell>
          <table:table-cell office:value-type="string">
            <text:p>dźakowanjo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źakować</text:p>
          </table:table-cell>
          <table:table-cell office:value-type="string">
            <text:p>dźakowa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ym</text:p>
          </table:table-cell>
          <table:table-cell table:style-name="ce2" office:value-type="string">
            <text:p>ty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ztojnje</text:p>
          </table:table-cell>
          <table:table-cell table:style-name="ce2" office:value-type="string">
            <text:p>dostoj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pomnić</text:p>
          </table:table-cell>
          <table:table-cell office:value-type="string">
            <text:p>dopomni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pjelnjeni</text:p>
          </table:table-cell>
          <table:table-cell office:value-type="string">
            <text:p>dopjelnjen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łhozć</text:p>
          </table:table-cell>
          <table:table-cell table:style-name="ce2" office:value-type="string">
            <text:p>dołhos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konjanych</text:p>
          </table:table-cell>
          <table:table-cell office:value-type="string">
            <text:p>dokonjany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hotować</text:p>
          </table:table-cell>
          <table:table-cell office:value-type="string">
            <text:p>dohotowa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čaka</text:p>
          </table:table-cell>
          <table:table-cell office:value-type="string">
            <text:p>dočak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bytka</text:p>
          </table:table-cell>
          <table:table-cell office:value-type="string">
            <text:p>dobytk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broty</text:p>
          </table:table-cell>
          <table:table-cell office:value-type="string">
            <text:p>dobro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brota</text:p>
          </table:table-cell>
          <table:table-cell office:value-type="string">
            <text:p>dobrot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dha</text:p>
          </table:table-cell>
          <table:table-cell table:style-name="ce3" office:value-type="string">
            <text:p>[dh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rmo</text:p>
          </table:table-cell>
          <table:table-cell office:value-type="string">
            <text:p>darm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ra</text:p>
          </table:table-cell>
          <table:table-cell office:value-type="string">
            <text:p>dar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čwila</text:p>
          </table:table-cell>
          <table:table-cell table:style-name="ce2" office:value-type="string">
            <text:p>čwěl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čož</text:p>
          </table:table-cell>
          <table:table-cell office:value-type="string">
            <text:p>čož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ćopły</text:p>
          </table:table-cell>
          <table:table-cell office:value-type="string">
            <text:p>ćopł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čoło</text:p>
          </table:table-cell>
          <table:table-cell office:value-type="string">
            <text:p>čoł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ćmy</text:p>
          </table:table-cell>
          <table:table-cell office:value-type="string">
            <text:p>ćm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činjeŕ</text:p>
          </table:table-cell>
          <table:table-cell table:style-name="ce3" office:value-type="string">
            <text:p>činj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ćichozću</text:p>
          </table:table-cell>
          <table:table-cell table:style-name="ce2" office:value-type="string">
            <text:p>ćichosć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čertowzke</text:p>
          </table:table-cell>
          <table:table-cell table:style-name="ce2" office:value-type="string">
            <text:p>čertowsk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čertej</text:p>
          </table:table-cell>
          <table:table-cell office:value-type="string">
            <text:p>čert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ćeŕpi</text:p>
          </table:table-cell>
          <table:table-cell table:style-name="ce2" office:value-type="string">
            <text:p>ćerp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ćěłi</text:p>
          </table:table-cell>
          <table:table-cell table:style-name="ce3" office:value-type="string">
            <text:p>ćěł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ćekli</text:p>
          </table:table-cell>
          <table:table-cell office:value-type="string">
            <text:p>ćek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časach</text:p>
          </table:table-cell>
          <table:table-cell office:value-type="string">
            <text:p>časa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dźmy</text:p>
          </table:table-cell>
          <table:table-cell office:value-type="string">
            <text:p>budźm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lozćow</text:p>
          </table:table-cell>
          <table:table-cell table:style-name="ce2" office:value-type="string">
            <text:p>bolosć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hatztwje</text:p>
          </table:table-cell>
          <table:table-cell table:style-name="ce2" office:value-type="string">
            <text:p>bohatstw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habojozće</text:p>
          </table:table-cell>
          <table:table-cell table:style-name="ce2" office:value-type="string">
            <text:p>bohabojos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habojaznozću</text:p>
          </table:table-cell>
          <table:table-cell table:style-name="ce2" office:value-type="string">
            <text:p>bohabojaznosć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łuda</text:p>
          </table:table-cell>
          <table:table-cell office:value-type="string">
            <text:p>błud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izkopa</text:p>
          </table:table-cell>
          <table:table-cell table:style-name="ce2" office:value-type="string">
            <text:p>biskop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ěłych</text:p>
          </table:table-cell>
          <table:table-cell office:value-type="string">
            <text:p>běły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ědźi</text:p>
          </table:table-cell>
          <table:table-cell office:value-type="string">
            <text:p>bědź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iztarchus</text:p>
          </table:table-cell>
          <table:table-cell table:style-name="ce3" office:value-type="string">
            <text:p>Ariztarchu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chippej</text:p>
          </table:table-cell>
          <table:table-cell table:style-name="ce3" office:value-type="string">
            <text:p>Archipp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mos</text:p>
          </table:table-cell>
          <table:table-cell table:style-name="ce2" office:value-type="string">
            <text:p>Amo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a</text:p>
          </table:table-cell>
          <table:table-cell office:value-type="string">
            <text:p>a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*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zeptaŕ</text:p>
          </table:table-cell>
          <table:table-cell table:style-name="ce2" office:value-type="string">
            <text:p>cept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</text:p>
          </table:table-cell>
          <table:table-cell table:style-name="ce1" office:value-type="string">
            <text:p>ž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ymy</text:p>
          </table:table-cell>
          <table:table-cell office:value-type="string">
            <text:p>zy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yli</text:p>
          </table:table-cell>
          <table:table-cell table:style-name="ce2" office:value-type="string">
            <text:p>sy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yglow</text:p>
          </table:table-cell>
          <table:table-cell office:value-type="string">
            <text:p>zygl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ygle</text:p>
          </table:table-cell>
          <table:table-cell office:value-type="string">
            <text:p>zyg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wučowanju</text:p>
          </table:table-cell>
          <table:table-cell office:value-type="string">
            <text:p>zwučowa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wjeselił</text:p>
          </table:table-cell>
          <table:table-cell office:value-type="string">
            <text:p>zwjesel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wjazkam</text:p>
          </table:table-cell>
          <table:table-cell office:value-type="string">
            <text:p>zwjazk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wjazkach</text:p>
          </table:table-cell>
          <table:table-cell office:value-type="string">
            <text:p>zwjazk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wjazani</text:p>
          </table:table-cell>
          <table:table-cell office:value-type="string">
            <text:p>zwjaza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wjazane</text:p>
          </table:table-cell>
          <table:table-cell office:value-type="string">
            <text:p>zwjaza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wjadnje</text:p>
          </table:table-cell>
          <table:table-cell office:value-type="string">
            <text:p>zwjad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wadu</text:p>
          </table:table-cell>
          <table:table-cell office:value-type="string">
            <text:p>zwad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uza</text:p>
          </table:table-cell>
          <table:table-cell table:style-name="ce2" office:value-type="string">
            <text:p>cuz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y</text:p>
          </table:table-cell>
          <table:table-cell table:style-name="ce3" office:value-type="string">
            <text:p>z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worjeny</text:p>
          </table:table-cell>
          <table:table-cell table:style-name="ce2" office:value-type="string">
            <text:p>stworj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worjenjow</text:p>
          </table:table-cell>
          <table:table-cell table:style-name="ce2" office:value-type="string">
            <text:p>stworjenj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worjeni</text:p>
          </table:table-cell>
          <table:table-cell table:style-name="ce2" office:value-type="string">
            <text:p>stworje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upištaj</text:p>
          </table:table-cell>
          <table:table-cell table:style-name="ce2" office:value-type="string">
            <text:p>stupišt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rózby</text:p>
          </table:table-cell>
          <table:table-cell table:style-name="ce2" office:value-type="string">
            <text:p>strózb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rowych</text:p>
          </table:table-cell>
          <table:table-cell table:style-name="ce2" office:value-type="string">
            <text:p>strow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rowej</text:p>
          </table:table-cell>
          <table:table-cell table:style-name="ce2" office:value-type="string">
            <text:p>strow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owaŕšuje</text:p>
          </table:table-cell>
          <table:table-cell table:style-name="ce2" office:value-type="string">
            <text:p>stowaršu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ołu</text:p>
          </table:table-cell>
          <table:table-cell office:value-type="string">
            <text:p>ztoł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ołp</text:p>
          </table:table-cell>
          <table:table-cell table:style-name="ce2" office:value-type="string">
            <text:p>stoł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arozće</text:p>
          </table:table-cell>
          <table:table-cell table:style-name="ce2" office:value-type="string">
            <text:p>staros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ari</text:p>
          </table:table-cell>
          <table:table-cell table:style-name="ce2" office:value-type="string">
            <text:p>sta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anuli</text:p>
          </table:table-cell>
          <table:table-cell table:style-name="ce2" office:value-type="string">
            <text:p>stany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ytowaŕ</text:p>
          </table:table-cell>
          <table:table-cell table:style-name="ce2" office:value-type="string">
            <text:p>spytow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ytowanju</text:p>
          </table:table-cell>
          <table:table-cell table:style-name="ce2" office:value-type="string">
            <text:p>spytowa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ytowani</text:p>
          </table:table-cell>
          <table:table-cell table:style-name="ce2" office:value-type="string">
            <text:p>spytowa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ytajće</text:p>
          </table:table-cell>
          <table:table-cell table:style-name="ce2" office:value-type="string">
            <text:p>spyta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rawnemu</text:p>
          </table:table-cell>
          <table:table-cell table:style-name="ce2" office:value-type="string">
            <text:p>sprawne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omože</text:p>
          </table:table-cell>
          <table:table-cell table:style-name="ce3" office:value-type="string">
            <text:p>spomož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omohł</text:p>
          </table:table-cell>
          <table:table-cell table:style-name="ce3" office:value-type="string">
            <text:p>spomoh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omnju</text:p>
          </table:table-cell>
          <table:table-cell table:style-name="ce2" office:value-type="string">
            <text:p>spom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ominamy</text:p>
          </table:table-cell>
          <table:table-cell table:style-name="ce2" office:value-type="string">
            <text:p>spomina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odobał</text:p>
          </table:table-cell>
          <table:table-cell table:style-name="ce2" office:value-type="string">
            <text:p>spodob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odobaju</text:p>
          </table:table-cell>
          <table:table-cell table:style-name="ce2" office:value-type="string">
            <text:p>spodoba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očina</text:p>
          </table:table-cell>
          <table:table-cell table:style-name="ce2" office:value-type="string">
            <text:p>spoči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łodźił</text:p>
          </table:table-cell>
          <table:table-cell table:style-name="ce2" office:value-type="string">
            <text:p>spłodź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ja</text:p>
          </table:table-cell>
          <table:table-cell table:style-name="ce2" office:value-type="string">
            <text:p>sp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ěwa</text:p>
          </table:table-cell>
          <table:table-cell table:style-name="ce2" office:value-type="string">
            <text:p>spěw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alene</text:p>
          </table:table-cell>
          <table:table-cell table:style-name="ce2" office:value-type="string">
            <text:p>spale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ołma</text:p>
          </table:table-cell>
          <table:table-cell office:value-type="string">
            <text:p>žołm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nutskach</text:p>
          </table:table-cell>
          <table:table-cell table:style-name="ce3" office:value-type="string">
            <text:p>znutsk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njese</text:p>
          </table:table-cell>
          <table:table-cell office:value-type="string">
            <text:p>znjes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njesće</text:p>
          </table:table-cell>
          <table:table-cell office:value-type="string">
            <text:p>znjes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mysleni</text:p>
          </table:table-cell>
          <table:table-cell office:value-type="string">
            <text:p>zmysle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miń</text:p>
          </table:table-cell>
          <table:table-cell office:value-type="string">
            <text:p>zmiń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mija</text:p>
          </table:table-cell>
          <table:table-cell office:value-type="string">
            <text:p>zmi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mazana</text:p>
          </table:table-cell>
          <table:table-cell office:value-type="string">
            <text:p>zmaza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l</text:p>
          </table:table-cell>
          <table:table-cell table:style-name="ce3" office:value-type="string">
            <text:p>z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łóztnymi</text:p>
          </table:table-cell>
          <table:table-cell table:style-name="ce2" office:value-type="string">
            <text:p>złóstny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łóztnika</text:p>
          </table:table-cell>
          <table:table-cell table:style-name="ce2" office:value-type="string">
            <text:p>złóstni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łózćow</text:p>
          </table:table-cell>
          <table:table-cell table:style-name="ce2" office:value-type="string">
            <text:p>złósć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łoty</text:p>
          </table:table-cell>
          <table:table-cell office:value-type="string">
            <text:p>zło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łotymi</text:p>
          </table:table-cell>
          <table:table-cell office:value-type="string">
            <text:p>złoty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lěhaju</text:p>
          </table:table-cell>
          <table:table-cell office:value-type="string">
            <text:p>zlěha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oćata</text:p>
          </table:table-cell>
          <table:table-cell table:style-name="ce2" office:value-type="string">
            <text:p>skoća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ludźene</text:p>
          </table:table-cell>
          <table:table-cell table:style-name="ce2" office:value-type="string">
            <text:p>skludźe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ići</text:p>
          </table:table-cell>
          <table:table-cell table:style-name="ce2" office:value-type="string">
            <text:p>ski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howana</text:p>
          </table:table-cell>
          <table:table-cell table:style-name="ce2" office:value-type="string">
            <text:p>schowa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howali</text:p>
          </table:table-cell>
          <table:table-cell table:style-name="ce2" office:value-type="string">
            <text:p>schowa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hadźenja</text:p>
          </table:table-cell>
          <table:table-cell table:style-name="ce2" office:value-type="string">
            <text:p>schadźen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hadźała</text:p>
          </table:table-cell>
          <table:table-cell table:style-name="ce2" office:value-type="string">
            <text:p>schadźał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eŕšo</text:p>
          </table:table-cell>
          <table:table-cell table:style-name="ce2" office:value-type="string">
            <text:p>skerš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aženym</text:p>
          </table:table-cell>
          <table:table-cell table:style-name="ce2" office:value-type="string">
            <text:p>skažen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ažena</text:p>
          </table:table-cell>
          <table:table-cell table:style-name="ce2" office:value-type="string">
            <text:p>skaže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jewjeni</text:p>
          </table:table-cell>
          <table:table-cell office:value-type="string">
            <text:p>zjewje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jewiła</text:p>
          </table:table-cell>
          <table:table-cell office:value-type="string">
            <text:p>zjewił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ion</text:p>
          </table:table-cell>
          <table:table-cell table:style-name="ce2" office:value-type="string">
            <text:p>Ci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hromadźenja</text:p>
          </table:table-cell>
          <table:table-cell office:value-type="string">
            <text:p>zhromadźen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hromadźene</text:p>
          </table:table-cell>
          <table:table-cell office:value-type="string">
            <text:p>zhromadźe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hrěšimy</text:p>
          </table:table-cell>
          <table:table-cell office:value-type="string">
            <text:p>zhrěši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honjenju</text:p>
          </table:table-cell>
          <table:table-cell office:value-type="string">
            <text:p>zhonje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ežiwjena</text:p>
          </table:table-cell>
          <table:table-cell office:value-type="string">
            <text:p>zežiwje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erje</text:p>
          </table:table-cell>
          <table:table-cell office:value-type="string">
            <text:p>žer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dźeržliwozć</text:p>
          </table:table-cell>
          <table:table-cell table:style-name="ce2" office:value-type="string">
            <text:p>zdźeržliw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dźeržliwozći</text:p>
          </table:table-cell>
          <table:table-cell table:style-name="ce2" office:value-type="string">
            <text:p>zdźeržliwos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daluj</text:p>
          </table:table-cell>
          <table:table-cell table:style-name="ce2" office:value-type="string">
            <text:p>zdalu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daće</text:p>
          </table:table-cell>
          <table:table-cell table:style-name="ce2" office:value-type="string">
            <text:p>zda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činiło</text:p>
          </table:table-cell>
          <table:table-cell table:style-name="ce2" office:value-type="string">
            <text:p>sčinił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činiłe</text:p>
          </table:table-cell>
          <table:table-cell table:style-name="ce2" office:value-type="string">
            <text:p>sčinił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ćeŕpnozć</text:p>
          </table:table-cell>
          <table:table-cell table:style-name="ce2" office:value-type="string">
            <text:p>sćerpn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ćeŕpnozću</text:p>
          </table:table-cell>
          <table:table-cell table:style-name="ce2" office:value-type="string">
            <text:p>sćerpnosć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ćěn</text:p>
          </table:table-cell>
          <table:table-cell table:style-name="ce3" office:value-type="string">
            <text:p>sćě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bóžnozću</text:p>
          </table:table-cell>
          <table:table-cell table:style-name="ce2" office:value-type="string">
            <text:p>zbóžnosć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bóžnje</text:p>
          </table:table-cell>
          <table:table-cell table:style-name="ce2" office:value-type="string">
            <text:p>zbóž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bóžnikej</text:p>
          </table:table-cell>
          <table:table-cell table:style-name="ce2" office:value-type="string">
            <text:p>Zbóžnik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zyglowane</text:p>
          </table:table-cell>
          <table:table-cell table:style-name="ce2" office:value-type="string">
            <text:p>zazyglowa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ztojńztwu</text:p>
          </table:table-cell>
          <table:table-cell table:style-name="ce2" office:value-type="string">
            <text:p>zastojnstw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ztojńztwa</text:p>
          </table:table-cell>
          <table:table-cell table:style-name="ce2" office:value-type="string">
            <text:p>zastojnstw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ztojnizy</text:p>
          </table:table-cell>
          <table:table-cell table:style-name="ce2" office:value-type="string">
            <text:p>zastojni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zpja</text:p>
          </table:table-cell>
          <table:table-cell table:style-name="ce2" office:value-type="string">
            <text:p>zasp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wjedu</text:p>
          </table:table-cell>
          <table:table-cell office:value-type="string">
            <text:p>zawjed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wjednik</text:p>
          </table:table-cell>
          <table:table-cell office:value-type="string">
            <text:p>zawjedni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wjednikam</text:p>
          </table:table-cell>
          <table:table-cell office:value-type="string">
            <text:p>zawjednik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wjednikami</text:p>
          </table:table-cell>
          <table:table-cell office:value-type="string">
            <text:p>zawjednik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wjedł</text:p>
          </table:table-cell>
          <table:table-cell office:value-type="string">
            <text:p>zawjed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tykali</text:p>
          </table:table-cell>
          <table:table-cell office:value-type="string">
            <text:p>zatyka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tama</text:p>
          </table:table-cell>
          <table:table-cell office:value-type="string">
            <text:p>zatam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šoł</text:p>
          </table:table-cell>
          <table:table-cell office:value-type="string">
            <text:p>zašo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słužena</text:p>
          </table:table-cell>
          <table:table-cell office:value-type="string">
            <text:p>zasłuže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šła</text:p>
          </table:table-cell>
          <table:table-cell office:value-type="string">
            <text:p>zašł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arowanje</text:p>
          </table:table-cell>
          <table:table-cell office:value-type="string">
            <text:p>žarowa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arować</text:p>
          </table:table-cell>
          <table:table-cell office:value-type="string">
            <text:p>žarow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pšimń</text:p>
          </table:table-cell>
          <table:table-cell table:style-name="ce2" office:value-type="string">
            <text:p>zapřimń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pšijeli</text:p>
          </table:table-cell>
          <table:table-cell table:style-name="ce2" office:value-type="string">
            <text:p>zapřije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płaći</text:p>
          </table:table-cell>
          <table:table-cell office:value-type="string">
            <text:p>zapła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płaćenje</text:p>
          </table:table-cell>
          <table:table-cell office:value-type="string">
            <text:p>zapłaće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piš</text:p>
          </table:table-cell>
          <table:table-cell office:value-type="string">
            <text:p>zapi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nknuć</text:p>
          </table:table-cell>
          <table:table-cell table:style-name="ce2" office:value-type="string">
            <text:p>zamkny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móže</text:p>
          </table:table-cell>
          <table:table-cell office:value-type="string">
            <text:p>zamóž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molwjam</text:p>
          </table:table-cell>
          <table:table-cell table:style-name="ce2" office:value-type="string">
            <text:p>zamołwj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molenju</text:p>
          </table:table-cell>
          <table:table-cell table:style-name="ce2" office:value-type="string">
            <text:p>zamyle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łožić</text:p>
          </table:table-cell>
          <table:table-cell office:value-type="string">
            <text:p>załož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łoženju</text:p>
          </table:table-cell>
          <table:table-cell office:value-type="string">
            <text:p>załože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ałbuja</text:p>
          </table:table-cell>
          <table:table-cell office:value-type="string">
            <text:p>žałbu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khowa</text:p>
          </table:table-cell>
          <table:table-cell table:style-name="ce2" office:value-type="string">
            <text:p>zachow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khowani</text:p>
          </table:table-cell>
          <table:table-cell table:style-name="ce2" office:value-type="string">
            <text:p>zachowa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khowamy</text:p>
          </table:table-cell>
          <table:table-cell table:style-name="ce2" office:value-type="string">
            <text:p>zachowa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hojena</text:p>
          </table:table-cell>
          <table:table-cell office:value-type="string">
            <text:p>zahoje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adozć</text:p>
          </table:table-cell>
          <table:table-cell table:style-name="ce2" office:value-type="string">
            <text:p>žad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adozćow</text:p>
          </table:table-cell>
          <table:table-cell table:style-name="ce2" office:value-type="string">
            <text:p>žadosć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adam</text:p>
          </table:table-cell>
          <table:table-cell office:value-type="string">
            <text:p>žad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ćisń</text:p>
          </table:table-cell>
          <table:table-cell office:value-type="string">
            <text:p>zaćisń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činjena</text:p>
          </table:table-cell>
          <table:table-cell office:value-type="string">
            <text:p>začinje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błudźił</text:p>
          </table:table-cell>
          <table:table-cell office:value-type="string">
            <text:p>zabłudź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błudźa</text:p>
          </table:table-cell>
          <table:table-cell office:value-type="string">
            <text:p>zabłudź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bi</text:p>
          </table:table-cell>
          <table:table-cell office:value-type="string">
            <text:p>zab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wy</text:p>
          </table:table-cell>
          <table:table-cell table:style-name="ce2" office:value-type="string">
            <text:p>[W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ysokozć</text:p>
          </table:table-cell>
          <table:table-cell table:style-name="ce2" office:value-type="string">
            <text:p>wysok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zwolenej</text:p>
          </table:table-cell>
          <table:table-cell office:value-type="string">
            <text:p>wuzwolen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zwoleneje</text:p>
          </table:table-cell>
          <table:table-cell office:value-type="string">
            <text:p>wuzwolene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ztrowić</text:p>
          </table:table-cell>
          <table:table-cell table:style-name="ce2" office:value-type="string">
            <text:p>wustrow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ztorka</text:p>
          </table:table-cell>
          <table:table-cell table:style-name="ce2" office:value-type="string">
            <text:p>wustor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ztawkach</text:p>
          </table:table-cell>
          <table:table-cell table:style-name="ce2" office:value-type="string">
            <text:p>wustawk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žiwa</text:p>
          </table:table-cell>
          <table:table-cell office:value-type="string">
            <text:p>wužiw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žitna</text:p>
          </table:table-cell>
          <table:table-cell office:value-type="string">
            <text:p>wužit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tupjene</text:p>
          </table:table-cell>
          <table:table-cell office:value-type="string">
            <text:p>wutupje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torhnuł</text:p>
          </table:table-cell>
          <table:table-cell table:style-name="ce2" office:value-type="string">
            <text:p>wutorhny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torhnjeny</text:p>
          </table:table-cell>
          <table:table-cell office:value-type="string">
            <text:p>wutorhnj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torhńće</text:p>
          </table:table-cell>
          <table:table-cell office:value-type="string">
            <text:p>wutorhń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směwzy</text:p>
          </table:table-cell>
          <table:table-cell table:style-name="ce3" office:value-type="string">
            <text:p>wusměw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słyši</text:p>
          </table:table-cell>
          <table:table-cell office:value-type="string">
            <text:p>wusły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ryčowanje</text:p>
          </table:table-cell>
          <table:table-cell table:style-name="ce2" office:value-type="string">
            <text:p>wurěčowa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ryčowanja</text:p>
          </table:table-cell>
          <table:table-cell table:style-name="ce2" office:value-type="string">
            <text:p>wurěčowan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prěni</text:p>
          </table:table-cell>
          <table:table-cell table:style-name="ce2" office:value-type="string">
            <text:p>Prě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powjezće</text:p>
          </table:table-cell>
          <table:table-cell table:style-name="ce2" office:value-type="string">
            <text:p>wupowěs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njezć</text:p>
          </table:table-cell>
          <table:table-cell table:style-name="ce2" office:value-type="string">
            <text:p>wunje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lkemu</text:p>
          </table:table-cell>
          <table:table-cell office:value-type="string">
            <text:p>wulke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lěze</text:p>
          </table:table-cell>
          <table:table-cell office:value-type="string">
            <text:p>wulěz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kupjeni</text:p>
          </table:table-cell>
          <table:table-cell office:value-type="string">
            <text:p>wukupje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khód</text:p>
          </table:table-cell>
          <table:table-cell table:style-name="ce2" office:value-type="string">
            <text:p>wucho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j</text:p>
          </table:table-cell>
          <table:table-cell office:value-type="string">
            <text:p>wu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hotowałe</text:p>
          </table:table-cell>
          <table:table-cell office:value-type="string">
            <text:p>wuhotował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dźělić</text:p>
          </table:table-cell>
          <table:table-cell office:value-type="string">
            <text:p>wudźěl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č</text:p>
          </table:table-cell>
          <table:table-cell office:value-type="string">
            <text:p>wuč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čenju</text:p>
          </table:table-cell>
          <table:table-cell office:value-type="string">
            <text:p>wuče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čbami</text:p>
          </table:table-cell>
          <table:table-cell office:value-type="string">
            <text:p>wučb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ča</text:p>
          </table:table-cell>
          <table:table-cell office:value-type="string">
            <text:p>wuč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šitkeje</text:p>
          </table:table-cell>
          <table:table-cell office:value-type="string">
            <text:p>wšitke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šelkich</text:p>
          </table:table-cell>
          <table:table-cell office:value-type="string">
            <text:p>wšelki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šelka</text:p>
          </table:table-cell>
          <table:table-cell office:value-type="string">
            <text:p>wšel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šehomózneho</text:p>
          </table:table-cell>
          <table:table-cell table:style-name="ce2" office:value-type="string">
            <text:p>wšehomócn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rotow</text:p>
          </table:table-cell>
          <table:table-cell office:value-type="string">
            <text:p>wrot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rotami</text:p>
          </table:table-cell>
          <table:table-cell office:value-type="string">
            <text:p>wrot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rězka</text:p>
          </table:table-cell>
          <table:table-cell table:style-name="ce3" office:value-type="string">
            <text:p>wurěz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zy</text:p>
          </table:table-cell>
          <table:table-cell office:value-type="string">
            <text:p>woz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ztupili</text:p>
          </table:table-cell>
          <table:table-cell table:style-name="ce2" office:value-type="string">
            <text:p>wotstup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sudźene</text:p>
          </table:table-cell>
          <table:table-cell office:value-type="string">
            <text:p>wotsudźe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rocżk</text:p>
          </table:table-cell>
          <table:table-cell table:style-name="ce2" office:value-type="string">
            <text:p>wotroč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ročkaj</text:p>
          </table:table-cell>
          <table:table-cell office:value-type="string">
            <text:p>wotročk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połožće</text:p>
          </table:table-cell>
          <table:table-cell office:value-type="string">
            <text:p>wotpołož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počuje</text:p>
          </table:table-cell>
          <table:table-cell office:value-type="string">
            <text:p>wotpoču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kładźće</text:p>
          </table:table-cell>
          <table:table-cell office:value-type="string">
            <text:p>wotkładź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kład</text:p>
          </table:table-cell>
          <table:table-cell office:value-type="string">
            <text:p>wotkła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kazanju</text:p>
          </table:table-cell>
          <table:table-cell office:value-type="string">
            <text:p>wotkaza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ewrjeny</text:p>
          </table:table-cell>
          <table:table-cell office:value-type="string">
            <text:p>wotewrj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dźěleni</text:p>
          </table:table-cell>
          <table:table-cell office:value-type="string">
            <text:p>wotdźěle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ru</text:p>
          </table:table-cell>
          <table:table-cell table:style-name="ce3" office:value-type="string">
            <text:p>twor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uše</text:p>
          </table:table-cell>
          <table:table-cell office:value-type="string">
            <text:p>wopu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tali</text:p>
          </table:table-cell>
          <table:table-cell office:value-type="string">
            <text:p>wopta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rujmy</text:p>
          </table:table-cell>
          <table:table-cell office:value-type="string">
            <text:p>wopruj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rowanje</text:p>
          </table:table-cell>
          <table:table-cell office:value-type="string">
            <text:p>woprowa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rowane</text:p>
          </table:table-cell>
          <table:table-cell office:value-type="string">
            <text:p>woprowa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omnimy</text:p>
          </table:table-cell>
          <table:table-cell office:value-type="string">
            <text:p>wopomni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okazuja</text:p>
          </table:table-cell>
          <table:table-cell office:value-type="string">
            <text:p>wopokazu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okažće</text:p>
          </table:table-cell>
          <table:table-cell office:value-type="string">
            <text:p>wopokaž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okazało</text:p>
          </table:table-cell>
          <table:table-cell office:value-type="string">
            <text:p>wopokazał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okazała</text:p>
          </table:table-cell>
          <table:table-cell office:value-type="string">
            <text:p>wopokazał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isma</text:p>
          </table:table-cell>
          <table:table-cell office:value-type="string">
            <text:p>wopism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asajće</text:p>
          </table:table-cell>
          <table:table-cell office:value-type="string">
            <text:p>wopasa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nej</text:p>
          </table:table-cell>
          <table:table-cell office:value-type="string">
            <text:p>won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mazanu</text:p>
          </table:table-cell>
          <table:table-cell office:value-type="string">
            <text:p>womaza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łtarju</text:p>
          </table:table-cell>
          <table:table-cell office:value-type="string">
            <text:p>wołtar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laza</text:p>
          </table:table-cell>
          <table:table-cell table:style-name="ce2" office:value-type="string">
            <text:p>wolac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juj</text:p>
          </table:table-cell>
          <table:table-cell office:value-type="string">
            <text:p>woju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juje</text:p>
          </table:table-cell>
          <table:table-cell office:value-type="string">
            <text:p>woju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jowanje</text:p>
          </table:table-cell>
          <table:table-cell office:value-type="string">
            <text:p>wojowa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jował</text:p>
          </table:table-cell>
          <table:table-cell office:value-type="string">
            <text:p>wojow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ójna</text:p>
          </table:table-cell>
          <table:table-cell office:value-type="string">
            <text:p>wój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jaka</text:p>
          </table:table-cell>
          <table:table-cell office:value-type="string">
            <text:p>woja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henju</text:p>
          </table:table-cell>
          <table:table-cell office:value-type="string">
            <text:p>wohe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henjoweho</text:p>
          </table:table-cell>
          <table:table-cell office:value-type="string">
            <text:p>wohenjow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dał</text:p>
          </table:table-cell>
          <table:table-cell office:value-type="string">
            <text:p>wod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dach</text:p>
          </table:table-cell>
          <table:table-cell office:value-type="string">
            <text:p>wod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óćez</text:p>
          </table:table-cell>
          <table:table-cell table:style-name="ce2" office:value-type="string">
            <text:p>woćež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čakuje</text:p>
          </table:table-cell>
          <table:table-cell office:value-type="string">
            <text:p>wočaku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ztali</text:p>
          </table:table-cell>
          <table:table-cell table:style-name="ce2" office:value-type="string">
            <text:p>wobsta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ztajny</text:p>
          </table:table-cell>
          <table:table-cell table:style-name="ce2" office:value-type="string">
            <text:p>wobstaj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ztajnozće</text:p>
          </table:table-cell>
          <table:table-cell table:style-name="ce2" office:value-type="string">
            <text:p>wobstajnos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ztajne</text:p>
          </table:table-cell>
          <table:table-cell table:style-name="ce2" office:value-type="string">
            <text:p>wobstaj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ztajnemu</text:p>
          </table:table-cell>
          <table:table-cell table:style-name="ce2" office:value-type="string">
            <text:p>wobstajne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ztajnej</text:p>
          </table:table-cell>
          <table:table-cell table:style-name="ce2" office:value-type="string">
            <text:p>wobstajn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ydlenju</text:p>
          </table:table-cell>
          <table:table-cell office:value-type="string">
            <text:p>wobydle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twjerdźuju</text:p>
          </table:table-cell>
          <table:table-cell office:value-type="string">
            <text:p>wobtwjerdźu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twjerdźić</text:p>
          </table:table-cell>
          <table:table-cell office:value-type="string">
            <text:p>wobtwjerdź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synjenju</text:p>
          </table:table-cell>
          <table:table-cell table:style-name="ce3" office:value-type="string">
            <text:p>wobsylnje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swědčili</text:p>
          </table:table-cell>
          <table:table-cell office:value-type="string">
            <text:p>wobswědč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roćiwši</text:p>
          </table:table-cell>
          <table:table-cell office:value-type="string">
            <text:p>wobroćiw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roćich</text:p>
          </table:table-cell>
          <table:table-cell office:value-type="string">
            <text:p>wobroći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ohaćić</text:p>
          </table:table-cell>
          <table:table-cell office:value-type="string">
            <text:p>wobohać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lekajće</text:p>
          </table:table-cell>
          <table:table-cell table:style-name="ce2" office:value-type="string">
            <text:p>woblěka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krjepi</text:p>
          </table:table-cell>
          <table:table-cell office:value-type="string">
            <text:p>wobkrjep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ara</text:p>
          </table:table-cell>
          <table:table-cell office:value-type="string">
            <text:p>woba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jetšeho</text:p>
          </table:table-cell>
          <table:table-cell office:value-type="string">
            <text:p>wjetš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ječorny</text:p>
          </table:table-cell>
          <table:table-cell office:value-type="string">
            <text:p>wječor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ikować</text:p>
          </table:table-cell>
          <table:table-cell office:value-type="string">
            <text:p>wikow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ěrni</text:p>
          </table:table-cell>
          <table:table-cell office:value-type="string">
            <text:p>wěr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ěrnej</text:p>
          </table:table-cell>
          <table:table-cell office:value-type="string">
            <text:p>wěrn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ěrna</text:p>
          </table:table-cell>
          <table:table-cell office:value-type="string">
            <text:p>wěr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ěrješće</text:p>
          </table:table-cell>
          <table:table-cell office:value-type="string">
            <text:p>wěrješ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ěčnozći</text:p>
          </table:table-cell>
          <table:table-cell table:style-name="ce2" office:value-type="string">
            <text:p>wěčnos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ěčneje</text:p>
          </table:table-cell>
          <table:table-cell office:value-type="string">
            <text:p>wěčne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žće</text:p>
          </table:table-cell>
          <table:table-cell office:value-type="string">
            <text:p>waž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ychikus</text:p>
          </table:table-cell>
          <table:table-cell table:style-name="ce3" office:value-type="string">
            <text:p>Tychiku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wjerdu</text:p>
          </table:table-cell>
          <table:table-cell office:value-type="string">
            <text:p>twjerd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čel</text:p>
          </table:table-cell>
          <table:table-cell office:value-type="string">
            <text:p>tuč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ophima</text:p>
          </table:table-cell>
          <table:table-cell table:style-name="ce3" office:value-type="string">
            <text:p>Trophim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óny</text:p>
          </table:table-cell>
          <table:table-cell office:value-type="string">
            <text:p>tró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oadźe</text:p>
          </table:table-cell>
          <table:table-cell table:style-name="ce3" office:value-type="string">
            <text:p>Troadź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waŕšojo</text:p>
          </table:table-cell>
          <table:table-cell table:style-name="ce2" office:value-type="string">
            <text:p>towaršoj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itej</text:p>
          </table:table-cell>
          <table:table-cell table:style-name="ce2" office:value-type="string">
            <text:p>Tit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yatiry</text:p>
          </table:table-cell>
          <table:table-cell table:style-name="ce3" office:value-type="string">
            <text:p>Thyati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mnych</text:p>
          </table:table-cell>
          <table:table-cell office:value-type="string">
            <text:p>tamn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mneho</text:p>
          </table:table-cell>
          <table:table-cell office:value-type="string">
            <text:p>tamn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jkej</text:p>
          </table:table-cell>
          <table:table-cell office:value-type="string">
            <text:p>tajk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jkeje</text:p>
          </table:table-cell>
          <table:table-cell office:value-type="string">
            <text:p>tajke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ylnu</text:p>
          </table:table-cell>
          <table:table-cell office:value-type="string">
            <text:p>syl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ojimaj</text:p>
          </table:table-cell>
          <table:table-cell office:value-type="string">
            <text:p>swojim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jećo</text:p>
          </table:table-cell>
          <table:table-cell office:value-type="string">
            <text:p>swjeć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jećeni</text:p>
          </table:table-cell>
          <table:table-cell office:value-type="string">
            <text:p>swjeće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tnu</text:p>
          </table:table-cell>
          <table:table-cell office:value-type="string">
            <text:p>swět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tłozće</text:p>
          </table:table-cell>
          <table:table-cell table:style-name="ce2" office:value-type="string">
            <text:p>swětłos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rneho</text:p>
          </table:table-cell>
          <table:table-cell office:value-type="string">
            <text:p>swěrn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dkomaj</text:p>
          </table:table-cell>
          <table:table-cell office:value-type="string">
            <text:p>swědkom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dkami</text:p>
          </table:table-cell>
          <table:table-cell office:value-type="string">
            <text:p>swědk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dčili</text:p>
          </table:table-cell>
          <table:table-cell office:value-type="string">
            <text:p>swědč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dčichu</text:p>
          </table:table-cell>
          <table:table-cell table:style-name="ce3" office:value-type="string">
            <text:p>swjeći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čniki</text:p>
          </table:table-cell>
          <table:table-cell office:value-type="string">
            <text:p>swěčni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arjenju</text:p>
          </table:table-cell>
          <table:table-cell office:value-type="string">
            <text:p>swarje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arjenje</text:p>
          </table:table-cell>
          <table:table-cell office:value-type="string">
            <text:p>swarje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owozći</text:p>
          </table:table-cell>
          <table:table-cell table:style-name="ce2" office:value-type="string">
            <text:p>surowos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dnej</text:p>
          </table:table-cell>
          <table:table-cell office:value-type="string">
            <text:p>sudn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trafje</text:p>
          </table:table-cell>
          <table:table-cell office:value-type="string">
            <text:p>štraf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swjateho</text:p>
          </table:table-cell>
          <table:table-cell table:style-name="ce2" office:value-type="string">
            <text:p>swjat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st</text:p>
          </table:table-cell>
          <table:table-cell table:style-name="ce2" office:value-type="string">
            <text:p>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buwotročk</text:p>
          </table:table-cell>
          <table:table-cell office:value-type="string">
            <text:p>sobuwotroč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buwotročka</text:p>
          </table:table-cell>
          <table:table-cell office:value-type="string">
            <text:p>sobuwotroč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yrny</text:p>
          </table:table-cell>
          <table:table-cell table:style-name="ce3" office:value-type="string">
            <text:p>Smyr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jy</text:p>
          </table:table-cell>
          <table:table-cell table:style-name="ce2" office:value-type="string">
            <text:p>s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jertna</text:p>
          </table:table-cell>
          <table:table-cell office:value-type="string">
            <text:p>smjert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yšany</text:p>
          </table:table-cell>
          <table:table-cell office:value-type="string">
            <text:p>słyša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užomni</text:p>
          </table:table-cell>
          <table:table-cell table:style-name="ce2" office:value-type="string">
            <text:p>słužow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užimy</text:p>
          </table:table-cell>
          <table:table-cell office:value-type="string">
            <text:p>słuži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lubjene</text:p>
          </table:table-cell>
          <table:table-cell office:value-type="string">
            <text:p>slubje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ódku</text:p>
          </table:table-cell>
          <table:table-cell office:value-type="string">
            <text:p>słódk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lěborny</text:p>
          </table:table-cell>
          <table:table-cell office:value-type="string">
            <text:p>slěbor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lachty</text:p>
          </table:table-cell>
          <table:table-cell office:value-type="string">
            <text:p>šlach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kodźić</text:p>
          </table:table-cell>
          <table:table-cell office:value-type="string">
            <text:p>škodź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kody</text:p>
          </table:table-cell>
          <table:table-cell office:value-type="string">
            <text:p>škod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kódnych</text:p>
          </table:table-cell>
          <table:table-cell office:value-type="string">
            <text:p>škódn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kleńčane</text:p>
          </table:table-cell>
          <table:table-cell office:value-type="string">
            <text:p>škleńča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jewjenje</text:p>
          </table:table-cell>
          <table:table-cell table:style-name="ce2" office:value-type="string">
            <text:p>zjewje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ilvana</text:p>
          </table:table-cell>
          <table:table-cell table:style-name="ce3" office:value-type="string">
            <text:p>Silva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lu</text:p>
          </table:table-cell>
          <table:table-cell office:value-type="string">
            <text:p>sel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hpihel</text:p>
          </table:table-cell>
          <table:table-cell table:style-name="ce2" office:value-type="string">
            <text:p>špih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ćeŕpliwozć</text:p>
          </table:table-cell>
          <table:table-cell table:style-name="ce2" office:value-type="string">
            <text:p>sćerpliw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ćedrje</text:p>
          </table:table-cell>
          <table:table-cell office:value-type="string">
            <text:p>šćedr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božo</text:p>
          </table:table-cell>
          <table:table-cell table:style-name="ce2" office:value-type="string">
            <text:p>zbož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arlatom</text:p>
          </table:table-cell>
          <table:table-cell table:style-name="ce3" office:value-type="string">
            <text:p>šarlat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rdesa</text:p>
          </table:table-cell>
          <table:table-cell table:style-name="ce3" office:value-type="string">
            <text:p>Sardes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ra</text:p>
          </table:table-cell>
          <table:table-cell table:style-name="ce2" office:value-type="string">
            <text:p>Sa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dźił</text:p>
          </table:table-cell>
          <table:table-cell office:value-type="string">
            <text:p>sadź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žu</text:p>
          </table:table-cell>
          <table:table-cell table:style-name="ce3" office:value-type="string">
            <text:p>rž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yčenje</text:p>
          </table:table-cell>
          <table:table-cell table:style-name="ce2" office:value-type="string">
            <text:p>rěče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yčało</text:p>
          </table:table-cell>
          <table:table-cell table:style-name="ce2" office:value-type="string">
            <text:p>rěčał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unemu</text:p>
          </table:table-cell>
          <table:table-cell office:value-type="string">
            <text:p>rune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uneje</text:p>
          </table:table-cell>
          <table:table-cell office:value-type="string">
            <text:p>rune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ujazy</text:p>
          </table:table-cell>
          <table:table-cell table:style-name="ce2" office:value-type="string">
            <text:p>ruja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tej</text:p>
          </table:table-cell>
          <table:table-cell table:style-name="ce2" office:value-type="string">
            <text:p>ert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zeznali</text:p>
          </table:table-cell>
          <table:table-cell office:value-type="string">
            <text:p>rozezna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zeškrěć</text:p>
          </table:table-cell>
          <table:table-cell office:value-type="string">
            <text:p>rozeškrě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zće</text:p>
          </table:table-cell>
          <table:table-cell table:style-name="ce2" office:value-type="string">
            <text:p>ros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szłobjenju</text:p>
          </table:table-cell>
          <table:table-cell table:style-name="ce2" office:value-type="string">
            <text:p>rozzłobje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swuči</text:p>
          </table:table-cell>
          <table:table-cell table:style-name="ce2" office:value-type="string">
            <text:p>rozwuč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sswětleni</text:p>
          </table:table-cell>
          <table:table-cell table:style-name="ce2" office:value-type="string">
            <text:p>rozswětle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skazujemy</text:p>
          </table:table-cell>
          <table:table-cell table:style-name="ce2" office:value-type="string">
            <text:p>rozkazuje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skazał</text:p>
          </table:table-cell>
          <table:table-cell table:style-name="ce3" office:value-type="string">
            <text:p>roskaz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hi</text:p>
          </table:table-cell>
          <table:table-cell table:style-name="ce3" office:value-type="string">
            <text:p>roh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dow</text:p>
          </table:table-cell>
          <table:table-cell office:value-type="string">
            <text:p>rod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ěkow</text:p>
          </table:table-cell>
          <table:table-cell office:value-type="string">
            <text:p>rěk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ńši</text:p>
          </table:table-cell>
          <table:table-cell office:value-type="string">
            <text:p>rań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na</text:p>
          </table:table-cell>
          <table:table-cell office:value-type="string">
            <text:p>ra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hab</text:p>
          </table:table-cell>
          <table:table-cell table:style-name="ce2" office:value-type="string">
            <text:p>Raha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chnowanju</text:p>
          </table:table-cell>
          <table:table-cell office:value-type="string">
            <text:p>rachnowa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quazimodogeniti</text:p>
          </table:table-cell>
          <table:table-cell table:style-name="ce3" office:value-type="string">
            <text:p>quazimodogenit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rpurom</text:p>
          </table:table-cell>
          <table:table-cell office:value-type="string">
            <text:p>purpur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dens</text:p>
          </table:table-cell>
          <table:table-cell table:style-name="ce3" office:value-type="string">
            <text:p>Puden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takow</text:p>
          </table:table-cell>
          <table:table-cell office:value-type="string">
            <text:p>ptak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ztup</text:p>
          </table:table-cell>
          <table:table-cell table:style-name="ce2" office:value-type="string">
            <text:p>přistu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ztupmy</text:p>
          </table:table-cell>
          <table:table-cell table:style-name="ce2" office:value-type="string">
            <text:p>přistup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ztojne</text:p>
          </table:table-cell>
          <table:table-cell table:style-name="ce2" office:value-type="string">
            <text:p>přistoj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ztajić</text:p>
          </table:table-cell>
          <table:table-cell table:style-name="ce2" office:value-type="string">
            <text:p>přistaj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saharjam</text:p>
          </table:table-cell>
          <table:table-cell table:style-name="ce2" office:value-type="string">
            <text:p>přisaharj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sahach</text:p>
          </table:table-cell>
          <table:table-cell table:style-name="ce2" office:value-type="string">
            <text:p>přisah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powjedany</text:p>
          </table:table-cell>
          <table:table-cell table:style-name="ce2" office:value-type="string">
            <text:p>připowěda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njes</text:p>
          </table:table-cell>
          <table:table-cell table:style-name="ce2" office:value-type="string">
            <text:p>přinj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narodźeny</text:p>
          </table:table-cell>
          <table:table-cell table:style-name="ce2" office:value-type="string">
            <text:p>přinarodź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łožili</text:p>
          </table:table-cell>
          <table:table-cell table:style-name="ce2" office:value-type="string">
            <text:p>přiłož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kryć</text:p>
          </table:table-cell>
          <table:table-cell table:style-name="ce2" office:value-type="string">
            <text:p>přikry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kazanja</text:p>
          </table:table-cell>
          <table:table-cell table:style-name="ce2" office:value-type="string">
            <text:p>přikazan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kazamy</text:p>
          </table:table-cell>
          <table:table-cell table:style-name="ce2" office:value-type="string">
            <text:p>přikaza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kazachmy</text:p>
          </table:table-cell>
          <table:table-cell table:style-name="ce2" office:value-type="string">
            <text:p>přikazach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hotowanju</text:p>
          </table:table-cell>
          <table:table-cell table:style-name="ce2" office:value-type="string">
            <text:p>přihotowa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dawać</text:p>
          </table:table-cell>
          <table:table-cell table:style-name="ce2" office:value-type="string">
            <text:p>přidaw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bójzke</text:p>
          </table:table-cell>
          <table:table-cell table:style-name="ce2" office:value-type="string">
            <text:p>přibójs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ztupjenja</text:p>
          </table:table-cell>
          <table:table-cell table:style-name="ce2" office:value-type="string">
            <text:p>přestupjen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ztupi</text:p>
          </table:table-cell>
          <table:table-cell table:style-name="ce2" office:value-type="string">
            <text:p>přestup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ztajił</text:p>
          </table:table-cell>
          <table:table-cell table:style-name="ce2" office:value-type="string">
            <text:p>přestaj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wodźiš</text:p>
          </table:table-cell>
          <table:table-cell table:style-name="ce2" office:value-type="string">
            <text:p>přewodźi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winuć</text:p>
          </table:table-cell>
          <table:table-cell table:style-name="ce2" office:value-type="string">
            <text:p>přewiny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sadźeny</text:p>
          </table:table-cell>
          <table:table-cell table:style-name="ce2" office:value-type="string">
            <text:p>přesadź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lazowany</text:p>
          </table:table-cell>
          <table:table-cell table:style-name="ce2" office:value-type="string">
            <text:p>přelazowa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ćiwnozći</text:p>
          </table:table-cell>
          <table:table-cell table:style-name="ce2" office:value-type="string">
            <text:p>přećiwnos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ćiwja</text:p>
          </table:table-cell>
          <table:table-cell table:style-name="ce2" office:value-type="string">
            <text:p>přećiw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ćiwił</text:p>
          </table:table-cell>
          <table:table-cell table:style-name="ce2" office:value-type="string">
            <text:p>přećiw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ćeŕpiće</text:p>
          </table:table-cell>
          <table:table-cell table:style-name="ce2" office:value-type="string">
            <text:p>přećerpi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pšećeŕh</text:p>
          </table:table-cell>
          <table:table-cell table:style-name="ce3" office:value-type="string">
            <text:p>přećer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bywa</text:p>
          </table:table-cell>
          <table:table-cell table:style-name="ce2" office:value-type="string">
            <text:p>přebyw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ózuja</text:p>
          </table:table-cell>
          <table:table-cell table:style-name="ce2" office:value-type="string">
            <text:p>prócu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ózowach</text:p>
          </table:table-cell>
          <table:table-cell table:style-name="ce2" office:value-type="string">
            <text:p>prócow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ózdnym</text:p>
          </table:table-cell>
          <table:table-cell office:value-type="string">
            <text:p>prózdn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jódka</text:p>
          </table:table-cell>
          <table:table-cell table:style-name="ce2" office:value-type="string">
            <text:p>prěd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izzy</text:p>
          </table:table-cell>
          <table:table-cell table:style-name="ce3" office:value-type="string">
            <text:p>Prizz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ěńša</text:p>
          </table:table-cell>
          <table:table-cell office:value-type="string">
            <text:p>prěńš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ěnja</text:p>
          </table:table-cell>
          <table:table-cell office:value-type="string">
            <text:p>prěn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ěduja</text:p>
          </table:table-cell>
          <table:table-cell office:value-type="string">
            <text:p>prědu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ědaŕzkemu</text:p>
          </table:table-cell>
          <table:table-cell table:style-name="ce2" office:value-type="string">
            <text:p>prědarske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ědarjow</text:p>
          </table:table-cell>
          <table:table-cell office:value-type="string">
            <text:p>prědarj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ašenjow</text:p>
          </table:table-cell>
          <table:table-cell office:value-type="string">
            <text:p>prašenj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ašenja</text:p>
          </table:table-cell>
          <table:table-cell office:value-type="string">
            <text:p>prašen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ajitaj</text:p>
          </table:table-cell>
          <table:table-cell office:value-type="string">
            <text:p>prajit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ajće</text:p>
          </table:table-cell>
          <table:table-cell office:value-type="string">
            <text:p>pra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ztajene</text:p>
          </table:table-cell>
          <table:table-cell table:style-name="ce2" office:value-type="string">
            <text:p>postaje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óžrje</text:p>
          </table:table-cell>
          <table:table-cell office:value-type="string">
            <text:p>póžr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óžrjeć</text:p>
          </table:table-cell>
          <table:table-cell table:style-name="ce2" office:value-type="string">
            <text:p>póžrě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žohnowaše</text:p>
          </table:table-cell>
          <table:table-cell office:value-type="string">
            <text:p>požohnowa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óznaju</text:p>
          </table:table-cell>
          <table:table-cell office:value-type="string">
            <text:p>pózna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óznajetej</text:p>
          </table:table-cell>
          <table:table-cell office:value-type="string">
            <text:p>póznajet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óznaćom</text:p>
          </table:table-cell>
          <table:table-cell office:value-type="string">
            <text:p>póznać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ózćiwy</text:p>
          </table:table-cell>
          <table:table-cell table:style-name="ce2" office:value-type="string">
            <text:p>pócćiw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tajnztwje</text:p>
          </table:table-cell>
          <table:table-cell table:style-name="ce2" office:value-type="string">
            <text:p>potajnstw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ylnješe</text:p>
          </table:table-cell>
          <table:table-cell office:value-type="string">
            <text:p>posylnje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warka</text:p>
          </table:table-cell>
          <table:table-cell table:style-name="ce3" office:value-type="string">
            <text:p>poswar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łušny</text:p>
          </table:table-cell>
          <table:table-cell office:value-type="string">
            <text:p>posłuš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łuchaŕ</text:p>
          </table:table-cell>
          <table:table-cell table:style-name="ce2" office:value-type="string">
            <text:p>posłuch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łucharjo</text:p>
          </table:table-cell>
          <table:table-cell office:value-type="string">
            <text:p>posłucharj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lenja</text:p>
          </table:table-cell>
          <table:table-cell table:style-name="ce2" office:value-type="string">
            <text:p>posledn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óselztwo</text:p>
          </table:table-cell>
          <table:table-cell table:style-name="ce2" office:value-type="string">
            <text:p>poselstw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rjedźiłe</text:p>
          </table:table-cell>
          <table:table-cell office:value-type="string">
            <text:p>porjedźił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pšeju</text:p>
          </table:table-cell>
          <table:table-cell table:style-name="ce2" office:value-type="string">
            <text:p>popře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nziom</text:p>
          </table:table-cell>
          <table:table-cell table:style-name="ce2" office:value-type="string">
            <text:p>Ponci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nurja</text:p>
          </table:table-cell>
          <table:table-cell office:value-type="string">
            <text:p>ponur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nižny</text:p>
          </table:table-cell>
          <table:table-cell office:value-type="string">
            <text:p>poniž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nižnozći</text:p>
          </table:table-cell>
          <table:table-cell table:style-name="ce2" office:value-type="string">
            <text:p>ponižnos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m</text:p>
          </table:table-cell>
          <table:table-cell table:style-name="ce3" office:value-type="string">
            <text:p>p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mozni</text:p>
          </table:table-cell>
          <table:table-cell table:style-name="ce2" office:value-type="string">
            <text:p>pomoc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moznik</text:p>
          </table:table-cell>
          <table:table-cell table:style-name="ce2" office:value-type="string">
            <text:p>pomocni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mjenowany</text:p>
          </table:table-cell>
          <table:table-cell office:value-type="string">
            <text:p>pomjenowa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l</text:p>
          </table:table-cell>
          <table:table-cell office:value-type="string">
            <text:p>po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łon</text:p>
          </table:table-cell>
          <table:table-cell office:value-type="string">
            <text:p>poł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łnu</text:p>
          </table:table-cell>
          <table:table-cell office:value-type="string">
            <text:p>poł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kazuje</text:p>
          </table:table-cell>
          <table:table-cell office:value-type="string">
            <text:p>pokazu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hladanje</text:p>
          </table:table-cell>
          <table:table-cell office:value-type="string">
            <text:p>pohlada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dobnozć</text:p>
          </table:table-cell>
          <table:table-cell table:style-name="ce2" office:value-type="string">
            <text:p>podobn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dobneho</text:p>
          </table:table-cell>
          <table:table-cell office:value-type="string">
            <text:p>podobn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dnožki</text:p>
          </table:table-cell>
          <table:table-cell table:style-name="ce2" office:value-type="string">
            <text:p>podnóž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dćisńće</text:p>
          </table:table-cell>
          <table:table-cell table:style-name="ce1" office:value-type="string">
            <text:p>podćisń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činku</text:p>
          </table:table-cell>
          <table:table-cell office:value-type="string">
            <text:p>počink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łódnozći</text:p>
          </table:table-cell>
          <table:table-cell table:style-name="ce2" office:value-type="string">
            <text:p>płódnos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łódne</text:p>
          </table:table-cell>
          <table:table-cell office:value-type="string">
            <text:p>płód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łodami</text:p>
          </table:table-cell>
          <table:table-cell office:value-type="string">
            <text:p>płod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łačće</text:p>
          </table:table-cell>
          <table:table-cell office:value-type="string">
            <text:p>płač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jerom</text:p>
          </table:table-cell>
          <table:table-cell office:value-type="string">
            <text:p>pjer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jenježna</text:p>
          </table:table-cell>
          <table:table-cell office:value-type="string">
            <text:p>pjenjež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jeni</text:p>
          </table:table-cell>
          <table:table-cell office:value-type="string">
            <text:p>pje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smom</text:p>
          </table:table-cell>
          <table:table-cell office:value-type="string">
            <text:p>pism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latom</text:p>
          </table:table-cell>
          <table:table-cell table:style-name="ce2" office:value-type="string">
            <text:p>Pilat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hrigizkeje</text:p>
          </table:table-cell>
          <table:table-cell table:style-name="ce3" office:value-type="string">
            <text:p>Phrigizke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hilippizkich</text:p>
          </table:table-cell>
          <table:table-cell table:style-name="ce3" office:value-type="string">
            <text:p>Philippizki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hiladelphije</text:p>
          </table:table-cell>
          <table:table-cell table:style-name="ce3" office:value-type="string">
            <text:p>Philadelphi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ězka</text:p>
          </table:table-cell>
          <table:table-cell table:style-name="ce2" office:value-type="string">
            <text:p>pěs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ět</text:p>
          </table:table-cell>
          <table:table-cell table:style-name="ce2" office:value-type="string">
            <text:p>Pě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gament</text:p>
          </table:table-cell>
          <table:table-cell table:style-name="ce1" office:value-type="string">
            <text:p>pergam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gama</text:p>
          </table:table-cell>
          <table:table-cell table:style-name="ce3" office:value-type="string">
            <text:p>Pergam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tmos</text:p>
          </table:table-cell>
          <table:table-cell office:value-type="string">
            <text:p>patmo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ršonam</text:p>
          </table:table-cell>
          <table:table-cell office:value-type="string">
            <text:p>paršon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rle</text:p>
          </table:table-cell>
          <table:table-cell office:value-type="string">
            <text:p>par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pjeru</text:p>
          </table:table-cell>
          <table:table-cell office:value-type="string">
            <text:p>papjer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jeće</text:p>
          </table:table-cell>
          <table:table-cell table:style-name="ce2" office:value-type="string">
            <text:p>padnje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kazianzkeje</text:p>
          </table:table-cell>
          <table:table-cell table:style-name="ce3" office:value-type="string">
            <text:p>Pakazianske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ducham</text:p>
          </table:table-cell>
          <table:table-cell office:value-type="string">
            <text:p>paduch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dom</text:p>
          </table:table-cell>
          <table:table-cell office:value-type="string">
            <text:p>pad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ó</text:p>
          </table:table-cell>
          <table:table-cell office:value-type="string">
            <text:p>ó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nezimom</text:p>
          </table:table-cell>
          <table:table-cell table:style-name="ce3" office:value-type="string">
            <text:p>Onezim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mega</text:p>
          </table:table-cell>
          <table:table-cell table:style-name="ce1" office:value-type="string">
            <text:p>omeg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ymphanej</text:p>
          </table:table-cell>
          <table:table-cell table:style-name="ce3" office:value-type="string">
            <text:p>nymphan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a</text:p>
          </table:table-cell>
          <table:table-cell table:style-name="ce2" office:value-type="string">
            <text:p>No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wjadnu</text:p>
          </table:table-cell>
          <table:table-cell table:style-name="ce2" office:value-type="string">
            <text:p>njezwjad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teješe</text:p>
          </table:table-cell>
          <table:table-cell table:style-name="ce2" office:value-type="string">
            <text:p>njesteje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tanje</text:p>
          </table:table-cell>
          <table:table-cell table:style-name="ce2" office:value-type="string">
            <text:p>njesta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pušćeli</text:p>
          </table:table-cell>
          <table:table-cell table:style-name="ce2" office:value-type="string">
            <text:p>njespušće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pěšny</text:p>
          </table:table-cell>
          <table:table-cell table:style-name="ce2" office:value-type="string">
            <text:p>njespěš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mazanu</text:p>
          </table:table-cell>
          <table:table-cell office:value-type="string">
            <text:p>njezmaza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kazyli</text:p>
          </table:table-cell>
          <table:table-cell office:value-type="string">
            <text:p>njeskazy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jebał</text:p>
          </table:table-cell>
          <table:table-cell office:value-type="string">
            <text:p>njezjeb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dychujće</text:p>
          </table:table-cell>
          <table:table-cell office:value-type="string">
            <text:p>njezdychu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achodnemu</text:p>
          </table:table-cell>
          <table:table-cell office:value-type="string">
            <text:p>njezachodne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achodneho</text:p>
          </table:table-cell>
          <table:table-cell office:value-type="string">
            <text:p>njezachodn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užitny</text:p>
          </table:table-cell>
          <table:table-cell office:value-type="string">
            <text:p>njewužit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ušne</text:p>
          </table:table-cell>
          <table:table-cell office:value-type="string">
            <text:p>njewuš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umjeta</text:p>
          </table:table-cell>
          <table:table-cell office:value-type="string">
            <text:p>njewumje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učili</text:p>
          </table:table-cell>
          <table:table-cell office:value-type="string">
            <text:p>njewuč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oztudź</text:p>
          </table:table-cell>
          <table:table-cell office:value-type="string">
            <text:p>njewostudź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omazany</text:p>
          </table:table-cell>
          <table:table-cell office:value-type="string">
            <text:p>njewomaza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obroćichu</text:p>
          </table:table-cell>
          <table:table-cell office:value-type="string">
            <text:p>njewobroći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jezta</text:p>
          </table:table-cell>
          <table:table-cell table:style-name="ce2" office:value-type="string">
            <text:p>njewjes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idźimy</text:p>
          </table:table-cell>
          <table:table-cell office:value-type="string">
            <text:p>njewidźi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idomneho</text:p>
          </table:table-cell>
          <table:table-cell table:style-name="ce2" office:value-type="string">
            <text:p>njewidźomn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ězte</text:p>
          </table:table-cell>
          <table:table-cell table:style-name="ce2" office:value-type="string">
            <text:p>njewěs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ědomnozću</text:p>
          </table:table-cell>
          <table:table-cell table:style-name="ce2" office:value-type="string">
            <text:p>njewědźomnosć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adźili</text:p>
          </table:table-cell>
          <table:table-cell office:value-type="string">
            <text:p>njewadź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swjatym</text:p>
          </table:table-cell>
          <table:table-cell office:value-type="string">
            <text:p>njeswjat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smy</text:p>
          </table:table-cell>
          <table:table-cell office:value-type="string">
            <text:p>njes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rozomne</text:p>
          </table:table-cell>
          <table:table-cell office:value-type="string">
            <text:p>njerozom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rodnje</text:p>
          </table:table-cell>
          <table:table-cell office:value-type="string">
            <text:p>njerod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rjada</text:p>
          </table:table-cell>
          <table:table-cell office:value-type="string">
            <text:p>njerja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šisahajće</text:p>
          </table:table-cell>
          <table:table-cell table:style-name="ce2" office:value-type="string">
            <text:p>njepřisaha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šeztanjemy</text:p>
          </table:table-cell>
          <table:table-cell table:style-name="ce2" office:value-type="string">
            <text:p>njepřestanje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šećel</text:p>
          </table:table-cell>
          <table:table-cell table:style-name="ce2" office:value-type="string">
            <text:p>njepřeć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rajće</text:p>
          </table:table-cell>
          <table:table-cell office:value-type="string">
            <text:p>njepra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óznaju</text:p>
          </table:table-cell>
          <table:table-cell office:value-type="string">
            <text:p>njepózna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ózćiwozć</text:p>
          </table:table-cell>
          <table:table-cell table:style-name="ce2" office:value-type="string">
            <text:p>njepócćiw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otrjebnych</text:p>
          </table:table-cell>
          <table:table-cell table:style-name="ce2" office:value-type="string">
            <text:p>njepotrjeban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osłušny</text:p>
          </table:table-cell>
          <table:table-cell office:value-type="string">
            <text:p>njeposłuš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anuł</text:p>
          </table:table-cell>
          <table:table-cell table:style-name="ce2" office:value-type="string">
            <text:p>njepadny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ńdźěše</text:p>
          </table:table-cell>
          <table:table-cell table:style-name="ce2" office:value-type="string">
            <text:p>njeńdźe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nadźujzy</text:p>
          </table:table-cell>
          <table:table-cell table:style-name="ce2" office:value-type="string">
            <text:p>njenadźi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mudri</text:p>
          </table:table-cell>
          <table:table-cell table:style-name="ce1" office:value-type="string">
            <text:p>njemud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měšejće</text:p>
          </table:table-cell>
          <table:table-cell office:value-type="string">
            <text:p>njeměše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měła</text:p>
          </table:table-cell>
          <table:table-cell office:value-type="string">
            <text:p>njeměł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měješće</text:p>
          </table:table-cell>
          <table:table-cell office:value-type="string">
            <text:p>njeměješ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łžu</text:p>
          </table:table-cell>
          <table:table-cell office:value-type="string">
            <text:p>njełž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łže</text:p>
          </table:table-cell>
          <table:table-cell table:style-name="ce2" office:value-type="string">
            <text:p>njełž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komdźi</text:p>
          </table:table-cell>
          <table:table-cell office:value-type="string">
            <text:p>njekomdź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khmanje</text:p>
          </table:table-cell>
          <table:table-cell table:style-name="ce2" office:value-type="string">
            <text:p>njekma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kedźbowali</text:p>
          </table:table-cell>
          <table:table-cell office:value-type="string">
            <text:p>njekedźbowa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duchomnym</text:p>
          </table:table-cell>
          <table:table-cell office:value-type="string">
            <text:p>njeduchomn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duchomneho</text:p>
          </table:table-cell>
          <table:table-cell table:style-name="ce2" office:value-type="string">
            <text:p>njeduchown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dawno</text:p>
          </table:table-cell>
          <table:table-cell office:value-type="string">
            <text:p>njedaw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čiztozći</text:p>
          </table:table-cell>
          <table:table-cell table:style-name="ce2" office:value-type="string">
            <text:p>nječistos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činiš</text:p>
          </table:table-cell>
          <table:table-cell office:value-type="string">
            <text:p>nječini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bolenja</text:p>
          </table:table-cell>
          <table:table-cell office:value-type="string">
            <text:p>njebolen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bolakow</text:p>
          </table:table-cell>
          <table:table-cell office:value-type="string">
            <text:p>njebolak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běšće</text:p>
          </table:table-cell>
          <table:table-cell office:value-type="string">
            <text:p>njeběš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ikopola</text:p>
          </table:table-cell>
          <table:table-cell table:style-name="ce3" office:value-type="string">
            <text:p>Nikopo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ětčiši</text:p>
          </table:table-cell>
          <table:table-cell office:value-type="string">
            <text:p>nětči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ětčišeho</text:p>
          </table:table-cell>
          <table:table-cell office:value-type="string">
            <text:p>nětčiš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rona</text:p>
          </table:table-cell>
          <table:table-cell table:style-name="ce3" office:value-type="string">
            <text:p>Nero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ěkotra</text:p>
          </table:table-cell>
          <table:table-cell office:value-type="string">
            <text:p>někot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ztróžeć</text:p>
          </table:table-cell>
          <table:table-cell table:style-name="ce2" office:value-type="string">
            <text:p>nastróže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wuknyć</text:p>
          </table:table-cell>
          <table:table-cell office:value-type="string">
            <text:p>nawukny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wuknuł</text:p>
          </table:table-cell>
          <table:table-cell table:style-name="ce2" office:value-type="string">
            <text:p>nawukny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twarjeni</text:p>
          </table:table-cell>
          <table:table-cell office:value-type="string">
            <text:p>natwarje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twaŕće</text:p>
          </table:table-cell>
          <table:table-cell table:style-name="ce2" office:value-type="string">
            <text:p>natwar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šimaj</text:p>
          </table:table-cell>
          <table:table-cell office:value-type="string">
            <text:p>našim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rodźeny</text:p>
          </table:table-cell>
          <table:table-cell office:value-type="string">
            <text:p>narodź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rodźenja</text:p>
          </table:table-cell>
          <table:table-cell office:value-type="string">
            <text:p>narodźen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pominany</text:p>
          </table:table-cell>
          <table:table-cell office:value-type="string">
            <text:p>napomina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pisani</text:p>
          </table:table-cell>
          <table:table-cell office:value-type="string">
            <text:p>napisa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nojo</text:p>
          </table:table-cell>
          <table:table-cell office:value-type="string">
            <text:p>nanoj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měšane</text:p>
          </table:table-cell>
          <table:table-cell office:value-type="string">
            <text:p>naměša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jzkerje</text:p>
          </table:table-cell>
          <table:table-cell table:style-name="ce2" office:value-type="string">
            <text:p>najsker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jwyšši</text:p>
          </table:table-cell>
          <table:table-cell office:value-type="string">
            <text:p>najwyš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jwjetše</text:p>
          </table:table-cell>
          <table:table-cell office:value-type="string">
            <text:p>najwjet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jwjetšeje</text:p>
          </table:table-cell>
          <table:table-cell office:value-type="string">
            <text:p>najwjetše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najposlezy</text:p>
          </table:table-cell>
          <table:table-cell table:style-name="ce3" office:value-type="string">
            <text:p>[Najposle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hi</text:p>
          </table:table-cell>
          <table:table-cell office:value-type="string">
            <text:p>nah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dźijemy</text:p>
          </table:table-cell>
          <table:table-cell office:value-type="string">
            <text:p>nadźije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duty</text:p>
          </table:table-cell>
          <table:table-cell office:value-type="string">
            <text:p>nadu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dute</text:p>
          </table:table-cell>
          <table:table-cell office:value-type="string">
            <text:p>nadu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činili</text:p>
          </table:table-cell>
          <table:table-cell office:value-type="string">
            <text:p>način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yto</text:p>
          </table:table-cell>
          <table:table-cell office:value-type="string">
            <text:p>myt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yslow</text:p>
          </table:table-cell>
          <table:table-cell office:value-type="string">
            <text:p>mysl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ysla</text:p>
          </table:table-cell>
          <table:table-cell office:value-type="string">
            <text:p>mys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zkimi</text:p>
          </table:table-cell>
          <table:table-cell table:style-name="ce2" office:value-type="string">
            <text:p>muski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róčelemi</text:p>
          </table:table-cell>
          <table:table-cell office:value-type="string">
            <text:p>mróčele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rějo</text:p>
          </table:table-cell>
          <table:table-cell office:value-type="string">
            <text:p>mrěj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óznymi</text:p>
          </table:table-cell>
          <table:table-cell table:style-name="ce2" office:value-type="string">
            <text:p>mócny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ózneho</text:p>
          </table:table-cell>
          <table:table-cell table:style-name="ce2" office:value-type="string">
            <text:p>mócn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óŕzke</text:p>
          </table:table-cell>
          <table:table-cell table:style-name="ce2" office:value-type="string">
            <text:p>mórs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óŕzka</text:p>
          </table:table-cell>
          <table:table-cell table:style-name="ce2" office:value-type="string">
            <text:p>mórs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rjeni</text:p>
          </table:table-cell>
          <table:table-cell office:value-type="string">
            <text:p>morje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rdowanje</text:p>
          </table:table-cell>
          <table:table-cell office:value-type="string">
            <text:p>mordowa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l</text:p>
          </table:table-cell>
          <table:table-cell office:value-type="string">
            <text:p>mo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l</text:p>
          </table:table-cell>
          <table:table-cell office:value-type="string">
            <text:p>mod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litwam</text:p>
          </table:table-cell>
          <table:table-cell office:value-type="string">
            <text:p>modlitw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litwach</text:p>
          </table:table-cell>
          <table:table-cell office:value-type="string">
            <text:p>modlitw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łodźi</text:p>
          </table:table-cell>
          <table:table-cell office:value-type="string">
            <text:p>młodź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łodźenzam</text:p>
          </table:table-cell>
          <table:table-cell table:style-name="ce2" office:value-type="string">
            <text:p>młodźenc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łodych</text:p>
          </table:table-cell>
          <table:table-cell office:value-type="string">
            <text:p>młod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jetana</text:p>
          </table:table-cell>
          <table:table-cell office:value-type="string">
            <text:p>mjeta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jenować</text:p>
          </table:table-cell>
          <table:table-cell office:value-type="string">
            <text:p>mjenow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łozćiwy</text:p>
          </table:table-cell>
          <table:table-cell table:style-name="ce2" office:value-type="string">
            <text:p>miłosćiw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leće</text:p>
          </table:table-cell>
          <table:table-cell table:style-name="ce3" office:value-type="string">
            <text:p>Mile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kławšzkich</text:p>
          </table:table-cell>
          <table:table-cell table:style-name="ce2" office:value-type="string">
            <text:p>Mikławšski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chał</text:p>
          </table:table-cell>
          <table:table-cell table:style-name="ce2" office:value-type="string">
            <text:p>Mich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ěsaza</text:p>
          </table:table-cell>
          <table:table-cell table:style-name="ce2" office:value-type="string">
            <text:p>měsac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ěrješe</text:p>
          </table:table-cell>
          <table:table-cell office:value-type="string">
            <text:p>měrje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ěnja</text:p>
          </table:table-cell>
          <table:table-cell office:value-type="string">
            <text:p>měn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lchizedek</text:p>
          </table:table-cell>
          <table:table-cell table:style-name="ce3" office:value-type="string">
            <text:p>Melchizede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ěd</text:p>
          </table:table-cell>
          <table:table-cell office:value-type="string">
            <text:p>mě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taj</text:p>
          </table:table-cell>
          <table:table-cell office:value-type="string">
            <text:p>mat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ndźelzkich</text:p>
          </table:table-cell>
          <table:table-cell table:style-name="ce2" office:value-type="string">
            <text:p>mandźelski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ndźelzke</text:p>
          </table:table-cell>
          <table:table-cell table:style-name="ce2" office:value-type="string">
            <text:p>mandźels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łe</text:p>
          </table:table-cell>
          <table:table-cell office:value-type="string">
            <text:p>mał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łžě</text:p>
          </table:table-cell>
          <table:table-cell office:value-type="string">
            <text:p>łžě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łža</text:p>
          </table:table-cell>
          <table:table-cell office:value-type="string">
            <text:p>łž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wšitzy</text:p>
          </table:table-cell>
          <table:table-cell table:style-name="ce2" office:value-type="string">
            <text:p>wšit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tki</text:p>
          </table:table-cell>
          <table:table-cell office:value-type="string">
            <text:p>lut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łuk</text:p>
          </table:table-cell>
          <table:table-cell office:value-type="string">
            <text:p>łu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dam</text:p>
          </table:table-cell>
          <table:table-cell office:value-type="string">
            <text:p>lud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bym</text:p>
          </table:table-cell>
          <table:table-cell office:value-type="string">
            <text:p>lub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bujmy</text:p>
          </table:table-cell>
          <table:table-cell office:value-type="string">
            <text:p>lubuj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buj</text:p>
          </table:table-cell>
          <table:table-cell office:value-type="string">
            <text:p>lubu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boznozć</text:p>
          </table:table-cell>
          <table:table-cell table:style-name="ce2" office:value-type="string">
            <text:p>lubozn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bozni</text:p>
          </table:table-cell>
          <table:table-cell office:value-type="string">
            <text:p>luboz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biła</text:p>
          </table:table-cell>
          <table:table-cell office:value-type="string">
            <text:p>lubił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óšty</text:p>
          </table:table-cell>
          <table:table-cell office:value-type="string">
            <text:p>lóš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óšta</text:p>
          </table:table-cell>
          <table:table-cell office:value-type="string">
            <text:p>lóš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łódźach</text:p>
          </table:table-cell>
          <table:table-cell office:value-type="string">
            <text:p>łódź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nus</text:p>
          </table:table-cell>
          <table:table-cell table:style-name="ce2" office:value-type="string">
            <text:p>Linu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jeńzu</text:p>
          </table:table-cell>
          <table:table-cell table:style-name="ce2" office:value-type="string">
            <text:p>lijeńc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łharjo</text:p>
          </table:table-cell>
          <table:table-cell office:value-type="string">
            <text:p>łharj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žu</text:p>
          </table:table-cell>
          <table:table-cell office:value-type="string">
            <text:p>lež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vićizke</text:p>
          </table:table-cell>
          <table:table-cell table:style-name="ce3" office:value-type="string">
            <text:p>Levićiz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ětazeho</text:p>
          </table:table-cell>
          <table:table-cell table:style-name="ce2" office:value-type="string">
            <text:p>lětac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snymi</text:p>
          </table:table-cell>
          <table:table-cell office:value-type="string">
            <text:p>lesny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ěpšemu</text:p>
          </table:table-cell>
          <table:table-cell office:value-type="string">
            <text:p>lěpše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ěkaŕ</text:p>
          </table:table-cell>
          <table:table-cell table:style-name="ce2" office:value-type="string">
            <text:p>lěk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ěhwo</text:p>
          </table:table-cell>
          <table:table-cell office:value-type="string">
            <text:p>lěhw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dźby</text:p>
          </table:table-cell>
          <table:table-cell office:value-type="string">
            <text:p>ledźb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zuje</text:p>
          </table:table-cell>
          <table:table-cell office:value-type="string">
            <text:p>lazu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wow</text:p>
          </table:table-cell>
          <table:table-cell office:value-type="string">
            <text:p>law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odizejzkej</text:p>
          </table:table-cell>
          <table:table-cell table:style-name="ce3" office:value-type="string">
            <text:p>Laodizejzk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z</text:p>
          </table:table-cell>
          <table:table-cell table:style-name="ce3" office:value-type="string">
            <text:p>k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wótzam</text:p>
          </table:table-cell>
          <table:table-cell table:style-name="ce3" office:value-type="string">
            <text:p>k Wótc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urwaŕ</text:p>
          </table:table-cell>
          <table:table-cell office:value-type="string">
            <text:p>kurw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upy</text:p>
          </table:table-cell>
          <table:table-cell office:value-type="string">
            <text:p>kup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upować</text:p>
          </table:table-cell>
          <table:table-cell office:value-type="string">
            <text:p>kupow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upjel</text:p>
          </table:table-cell>
          <table:table-cell office:value-type="string">
            <text:p>kupj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šižuja</text:p>
          </table:table-cell>
          <table:table-cell table:style-name="ce2" office:value-type="string">
            <text:p>křižu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šidłow</text:p>
          </table:table-cell>
          <table:table-cell table:style-name="ce2" office:value-type="string">
            <text:p>křidł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šezćijanztwje</text:p>
          </table:table-cell>
          <table:table-cell table:style-name="ce2" office:value-type="string">
            <text:p>křesćijanstw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šezćijanztwa</text:p>
          </table:table-cell>
          <table:table-cell table:style-name="ce2" office:value-type="string">
            <text:p>křesćijanstw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šćeńzy</text:p>
          </table:table-cell>
          <table:table-cell table:style-name="ce2" office:value-type="string">
            <text:p>křćeń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rupy</text:p>
          </table:table-cell>
          <table:table-cell office:value-type="string">
            <text:p>krup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rezzens</text:p>
          </table:table-cell>
          <table:table-cell table:style-name="ce3" office:value-type="string">
            <text:p>Krezzen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reće</text:p>
          </table:table-cell>
          <table:table-cell table:style-name="ce3" office:value-type="string">
            <text:p>Kre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rasny</text:p>
          </table:table-cell>
          <table:table-cell office:value-type="string">
            <text:p>kras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rasnu</text:p>
          </table:table-cell>
          <table:table-cell office:value-type="string">
            <text:p>kras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rasnje</text:p>
          </table:table-cell>
          <table:table-cell office:value-type="string">
            <text:p>kras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rasneje</text:p>
          </table:table-cell>
          <table:table-cell office:value-type="string">
            <text:p>krasne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ózlazu</text:p>
          </table:table-cell>
          <table:table-cell table:style-name="ce2" office:value-type="string">
            <text:p>kózlac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ózlaza</text:p>
          </table:table-cell>
          <table:table-cell table:style-name="ce2" office:value-type="string">
            <text:p>kózlac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óždej</text:p>
          </table:table-cell>
          <table:table-cell office:value-type="string">
            <text:p>kóžd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waŕ</text:p>
          </table:table-cell>
          <table:table-cell table:style-name="ce2" office:value-type="string">
            <text:p>kow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ór.</text:p>
          </table:table-cell>
          <table:table-cell table:style-name="ce2" office:value-type="string">
            <text:p>Kór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rinće</text:p>
          </table:table-cell>
          <table:table-cell office:value-type="string">
            <text:p>korin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ónzach</text:p>
          </table:table-cell>
          <table:table-cell table:style-name="ce2" office:value-type="string">
            <text:p>kónc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nju</text:p>
          </table:table-cell>
          <table:table-cell office:value-type="string">
            <text:p>ko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losu</text:p>
          </table:table-cell>
          <table:table-cell office:value-type="string">
            <text:p>kolos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ło</text:p>
          </table:table-cell>
          <table:table-cell office:value-type="string">
            <text:p>koł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nježi</text:p>
          </table:table-cell>
          <table:table-cell office:value-type="string">
            <text:p>knjež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njea</text:p>
          </table:table-cell>
          <table:table-cell table:style-name="ce2" office:value-type="string">
            <text:p>knjež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ničomnozći</text:p>
          </table:table-cell>
          <table:table-cell table:style-name="ce2" office:value-type="string">
            <text:p>kničomnos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łódu</text:p>
          </table:table-cell>
          <table:table-cell office:value-type="string">
            <text:p>kłód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laudia</text:p>
          </table:table-cell>
          <table:table-cell table:style-name="ce2" office:value-type="string">
            <text:p>Klawdi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lama</text:p>
          </table:table-cell>
          <table:table-cell office:value-type="string">
            <text:p>klam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udemu</text:p>
          </table:table-cell>
          <table:table-cell table:style-name="ce2" office:value-type="string">
            <text:p>chude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odźiš</text:p>
          </table:table-cell>
          <table:table-cell table:style-name="ce2" office:value-type="string">
            <text:p>chodźi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odźenja</text:p>
          </table:table-cell>
          <table:table-cell table:style-name="ce2" office:value-type="string">
            <text:p>chodźen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odźachmy</text:p>
          </table:table-cell>
          <table:table-cell table:style-name="ce2" office:value-type="string">
            <text:p>chodźach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zni</text:p>
          </table:table-cell>
          <table:table-cell office:value-type="string">
            <text:p>kaz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šć</text:p>
          </table:table-cell>
          <table:table-cell office:value-type="string">
            <text:p>kaš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rpa</text:p>
          </table:table-cell>
          <table:table-cell office:value-type="string">
            <text:p>karp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łali</text:p>
          </table:table-cell>
          <table:table-cell office:value-type="string">
            <text:p>kała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jzy</text:p>
          </table:table-cell>
          <table:table-cell table:style-name="ce2" office:value-type="string">
            <text:p>kaj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in</text:p>
          </table:table-cell>
          <table:table-cell table:style-name="ce2" office:value-type="string">
            <text:p>Ka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da</text:p>
          </table:table-cell>
          <table:table-cell office:value-type="string">
            <text:p>ka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baty</text:p>
          </table:table-cell>
          <table:table-cell office:value-type="string">
            <text:p>kaba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zaakom</text:p>
          </table:table-cell>
          <table:table-cell table:style-name="ce2" office:value-type="string">
            <text:p>Izaak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zt</text:p>
          </table:table-cell>
          <table:table-cell table:style-name="ce3" office:value-type="string">
            <text:p>Juz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trna</text:p>
          </table:table-cell>
          <table:table-cell table:style-name="ce3" office:value-type="string">
            <text:p>jutrow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ednoće</text:p>
          </table:table-cell>
          <table:table-cell office:value-type="string">
            <text:p>jedno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sna</text:p>
          </table:table-cell>
          <table:table-cell office:value-type="string">
            <text:p>jas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mach</text:p>
          </table:table-cell>
          <table:table-cell office:value-type="string">
            <text:p>jam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zuli</text:p>
          </table:table-cell>
          <table:table-cell table:style-name="ce3" office:value-type="string">
            <text:p>inzu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ubow</text:p>
          </table:table-cell>
          <table:table-cell office:value-type="string">
            <text:p>hub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roznozće</text:p>
          </table:table-cell>
          <table:table-cell table:style-name="ce2" office:value-type="string">
            <text:p>hroznos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rimanja</text:p>
          </table:table-cell>
          <table:table-cell office:value-type="string">
            <text:p>hriman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rěši</text:p>
          </table:table-cell>
          <table:table-cell office:value-type="string">
            <text:p>hrě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rěchami</text:p>
          </table:table-cell>
          <table:table-cell office:value-type="string">
            <text:p>hrěch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rěcham</text:p>
          </table:table-cell>
          <table:table-cell office:value-type="string">
            <text:p>hrěch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zpozy</text:p>
          </table:table-cell>
          <table:table-cell table:style-name="ce2" office:value-type="string">
            <text:p>hospoz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zpodowali</text:p>
          </table:table-cell>
          <table:table-cell table:style-name="ce2" office:value-type="string">
            <text:p>hospodowa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zćo</text:p>
          </table:table-cell>
          <table:table-cell table:style-name="ce2" office:value-type="string">
            <text:p>hosć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zćach</text:p>
          </table:table-cell>
          <table:table-cell table:style-name="ce2" office:value-type="string">
            <text:p>hosć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towych</text:p>
          </table:table-cell>
          <table:table-cell office:value-type="string">
            <text:p>hotow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órku</text:p>
          </table:table-cell>
          <table:table-cell office:value-type="string">
            <text:p>hórk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óŕke</text:p>
          </table:table-cell>
          <table:table-cell table:style-name="ce2" office:value-type="string">
            <text:p>hór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rješe</text:p>
          </table:table-cell>
          <table:table-cell office:value-type="string">
            <text:p>horje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rja</text:p>
          </table:table-cell>
          <table:table-cell office:value-type="string">
            <text:p>hor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ra</text:p>
          </table:table-cell>
          <table:table-cell office:value-type="string">
            <text:p>ho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njene</text:p>
          </table:table-cell>
          <table:table-cell office:value-type="string">
            <text:p>honje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njena</text:p>
          </table:table-cell>
          <table:table-cell office:value-type="string">
            <text:p>honje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ń</text:p>
          </table:table-cell>
          <table:table-cell office:value-type="string">
            <text:p>hoń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ńće</text:p>
          </table:table-cell>
          <table:table-cell office:value-type="string">
            <text:p>hoń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ólčatko</text:p>
          </table:table-cell>
          <table:table-cell office:value-type="string">
            <text:p>hólčatk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ódnych</text:p>
          </table:table-cell>
          <table:table-cell office:value-type="string">
            <text:p>hódn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něwu</text:p>
          </table:table-cell>
          <table:table-cell table:style-name="ce3" office:value-type="string">
            <text:p>hněw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nate</text:p>
          </table:table-cell>
          <table:table-cell office:value-type="string">
            <text:p>hna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nać</text:p>
          </table:table-cell>
          <table:table-cell office:value-type="string">
            <text:p>hn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łupych</text:p>
          </table:table-cell>
          <table:table-cell office:value-type="string">
            <text:p>hłup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łubokozć</text:p>
          </table:table-cell>
          <table:table-cell table:style-name="ce2" office:value-type="string">
            <text:p>hłubok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ladali</text:p>
          </table:table-cell>
          <table:table-cell office:value-type="string">
            <text:p>hlada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ladach</text:p>
          </table:table-cell>
          <table:table-cell office:value-type="string">
            <text:p>hlad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obowu</text:p>
          </table:table-cell>
          <table:table-cell table:style-name="ce2" office:value-type="string">
            <text:p>Hiobow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erapoli</text:p>
          </table:table-cell>
          <table:table-cell table:style-name="ce3" office:value-type="string">
            <text:p>Hierapo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dźu</text:p>
          </table:table-cell>
          <table:table-cell office:value-type="string">
            <text:p>hidź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dźił</text:p>
          </table:table-cell>
          <table:table-cell office:value-type="string">
            <text:p>hidź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dźće</text:p>
          </table:table-cell>
          <table:table-cell office:value-type="string">
            <text:p>hidź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rbej</text:p>
          </table:table-cell>
          <table:table-cell table:style-name="ce3" office:value-type="string">
            <text:p>herb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lementy</text:p>
          </table:table-cell>
          <table:table-cell table:style-name="ce3" office:value-type="string">
            <text:p>helemen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ěće</text:p>
          </table:table-cell>
          <table:table-cell office:value-type="string">
            <text:p>hě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rfy</text:p>
          </table:table-cell>
          <table:table-cell office:value-type="string">
            <text:p>harf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njeni</text:p>
          </table:table-cell>
          <table:table-cell office:value-type="string">
            <text:p>hanje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nić</text:p>
          </table:table-cell>
          <table:table-cell office:value-type="string">
            <text:p>han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niba</text:p>
          </table:table-cell>
          <table:table-cell table:style-name="ce3" office:value-type="string">
            <text:p>hańb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meń</text:p>
          </table:table-cell>
          <table:table-cell table:style-name="ce2" office:value-type="string">
            <text:p>hamjeń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g</text:p>
          </table:table-cell>
          <table:table-cell table:style-name="ce2" office:value-type="string">
            <text:p>Ha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gar</text:p>
          </table:table-cell>
          <table:table-cell table:style-name="ce3" office:value-type="string">
            <text:p>Hag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d</text:p>
          </table:table-cell>
          <table:table-cell office:value-type="string">
            <text:p>ha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ichizki</text:p>
          </table:table-cell>
          <table:table-cell table:style-name="ce3" office:value-type="string">
            <text:p>Grichis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mejna</text:p>
          </table:table-cell>
          <table:table-cell office:value-type="string">
            <text:p>gmej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latizkej</text:p>
          </table:table-cell>
          <table:table-cell table:style-name="ce3" office:value-type="string">
            <text:p>Galatisk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latizkeje</text:p>
          </table:table-cell>
          <table:table-cell table:style-name="ce3" office:value-type="string">
            <text:p>Galatiske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jej</text:p>
          </table:table-cell>
          <table:table-cell office:value-type="string">
            <text:p>gaj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ejoty</text:p>
          </table:table-cell>
          <table:table-cell office:value-type="string">
            <text:p>frejo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alšny</text:p>
          </table:table-cell>
          <table:table-cell office:value-type="string">
            <text:p>falš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alšneje</text:p>
          </table:table-cell>
          <table:table-cell office:value-type="string">
            <text:p>falšne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uphrates</text:p>
          </table:table-cell>
          <table:table-cell table:style-name="ce3" office:value-type="string">
            <text:p>Euphrat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ubulus</text:p>
          </table:table-cell>
          <table:table-cell table:style-name="ce3" office:value-type="string">
            <text:p>Eubulu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raztus</text:p>
          </table:table-cell>
          <table:table-cell table:style-name="ce3" office:value-type="string">
            <text:p>Eraztu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hezizkich</text:p>
          </table:table-cell>
          <table:table-cell table:style-name="ce3" office:value-type="string">
            <text:p>Ephezizki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hezizkeho</text:p>
          </table:table-cell>
          <table:table-cell table:style-name="ce3" office:value-type="string">
            <text:p>Ephezizk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aphra</text:p>
          </table:table-cell>
          <table:table-cell table:style-name="ce3" office:value-type="string">
            <text:p>Epaph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och</text:p>
          </table:table-cell>
          <table:table-cell table:style-name="ce3" office:value-type="string">
            <text:p>Eno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iwami</text:p>
          </table:table-cell>
          <table:table-cell office:value-type="string">
            <text:p>dźiw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imy</text:p>
          </table:table-cell>
          <table:table-cell office:value-type="string">
            <text:p>dźi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esaty</text:p>
          </table:table-cell>
          <table:table-cell office:value-type="string">
            <text:p>dźesa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eržu</text:p>
          </table:table-cell>
          <table:table-cell office:value-type="string">
            <text:p>dźerž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erżał</text:p>
          </table:table-cell>
          <table:table-cell table:style-name="ce2" office:value-type="string">
            <text:p>dźerž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eržach</text:p>
          </table:table-cell>
          <table:table-cell office:value-type="string">
            <text:p>dźerž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akujće</text:p>
          </table:table-cell>
          <table:table-cell office:value-type="string">
            <text:p>dźaku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akowali</text:p>
          </table:table-cell>
          <table:table-cell office:value-type="string">
            <text:p>dźakowa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akomni</text:p>
          </table:table-cell>
          <table:table-cell table:style-name="ce2" office:value-type="string">
            <text:p>dźakow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yma</text:p>
          </table:table-cell>
          <table:table-cell office:value-type="string">
            <text:p>dym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chomw</text:p>
          </table:table-cell>
          <table:table-cell table:style-name="ce3" office:value-type="string">
            <text:p>duch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chomnym</text:p>
          </table:table-cell>
          <table:table-cell table:style-name="ce2" office:value-type="string">
            <text:p>duchown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chomnej</text:p>
          </table:table-cell>
          <table:table-cell table:style-name="ce2" office:value-type="string">
            <text:p>duchown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cham</text:p>
          </table:table-cell>
          <table:table-cell office:value-type="string">
            <text:p>duch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uheje</text:p>
          </table:table-cell>
          <table:table-cell office:value-type="string">
            <text:p>druhe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ohu</text:p>
          </table:table-cell>
          <table:table-cell office:value-type="string">
            <text:p>dro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ohe</text:p>
          </table:table-cell>
          <table:table-cell office:value-type="string">
            <text:p>droh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jewu</text:p>
          </table:table-cell>
          <table:table-cell office:value-type="string">
            <text:p>drjew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ztojnych</text:p>
          </table:table-cell>
          <table:table-cell table:style-name="ce2" office:value-type="string">
            <text:p>dostojn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ztatku</text:p>
          </table:table-cell>
          <table:table-cell table:style-name="ce2" office:value-type="string">
            <text:p>dóstatk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porjedźił</text:p>
          </table:table-cell>
          <table:table-cell office:value-type="string">
            <text:p>doporjedź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pomhać</text:p>
          </table:table-cell>
          <table:table-cell office:value-type="string">
            <text:p>dopomh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mjazej</text:p>
          </table:table-cell>
          <table:table-cell table:style-name="ce2" office:value-type="string">
            <text:p>domjac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konjenje</text:p>
          </table:table-cell>
          <table:table-cell office:value-type="string">
            <text:p>dokonje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konjeju</text:p>
          </table:table-cell>
          <table:table-cell office:value-type="string">
            <text:p>dokonje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konjana</text:p>
          </table:table-cell>
          <table:table-cell office:value-type="string">
            <text:p>dokonja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do</text:p>
          </table:table-cell>
          <table:table-cell table:style-name="ce3" office:value-type="string">
            <text:p>dod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broćiwozće</text:p>
          </table:table-cell>
          <table:table-cell table:style-name="ce2" office:value-type="string">
            <text:p>dobroćiwos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bri</text:p>
          </table:table-cell>
          <table:table-cell office:value-type="string">
            <text:p>dob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bo</text:p>
          </table:table-cell>
          <table:table-cell table:style-name="ce3" office:value-type="string">
            <text:p>dob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lěja</text:p>
          </table:table-cell>
          <table:table-cell table:style-name="ce3" office:value-type="string">
            <text:p>dlě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otrephes</text:p>
          </table:table-cell>
          <table:table-cell table:style-name="ce3" office:value-type="string">
            <text:p>Diotreph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wali</text:p>
          </table:table-cell>
          <table:table-cell office:value-type="string">
            <text:p>dawa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tej</text:p>
          </table:table-cell>
          <table:table-cell office:value-type="string">
            <text:p>dat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rom</text:p>
          </table:table-cell>
          <table:table-cell office:value-type="string">
            <text:p>dar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lmatizkeje</text:p>
          </table:table-cell>
          <table:table-cell table:style-name="ce3" office:value-type="string">
            <text:p>Dalmatiske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jmy</text:p>
          </table:table-cell>
          <table:table-cell office:value-type="string">
            <text:p>daj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će</text:p>
          </table:table-cell>
          <table:table-cell office:value-type="string">
            <text:p>da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žezćće</text:p>
          </table:table-cell>
          <table:table-cell table:style-name="ce2" office:value-type="string">
            <text:p>česć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źeŕpi</text:p>
          </table:table-cell>
          <table:table-cell table:style-name="ce2" office:value-type="string">
            <text:p>ćerp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wilach</text:p>
          </table:table-cell>
          <table:table-cell table:style-name="ce2" office:value-type="string">
            <text:p>čwěl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lowjekojo</text:p>
          </table:table-cell>
          <table:table-cell table:style-name="ce2" office:value-type="string">
            <text:p>čłowjekoj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lorózki</text:p>
          </table:table-cell>
          <table:table-cell table:style-name="ce3" office:value-type="string">
            <text:p>čłorós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lorózkej</text:p>
          </table:table-cell>
          <table:table-cell table:style-name="ce3" office:value-type="string">
            <text:p>čłorósk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lorózke</text:p>
          </table:table-cell>
          <table:table-cell table:style-name="ce3" office:value-type="string">
            <text:p>čłorós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lorb</text:p>
          </table:table-cell>
          <table:table-cell table:style-name="ce3" office:value-type="string">
            <text:p>čłor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iztych</text:p>
          </table:table-cell>
          <table:table-cell table:style-name="ce2" office:value-type="string">
            <text:p>čist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iztu</text:p>
          </table:table-cell>
          <table:table-cell table:style-name="ce2" office:value-type="string">
            <text:p>čist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izćenje</text:p>
          </table:table-cell>
          <table:table-cell table:style-name="ce2" office:value-type="string">
            <text:p>čisće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isńće</text:p>
          </table:table-cell>
          <table:table-cell office:value-type="string">
            <text:p>ćisń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ichozći</text:p>
          </table:table-cell>
          <table:table-cell table:style-name="ce2" office:value-type="string">
            <text:p>ćichos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ichomnozć</text:p>
          </table:table-cell>
          <table:table-cell table:style-name="ce3" office:value-type="string">
            <text:p>ćichomn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ichim</text:p>
          </table:table-cell>
          <table:table-cell office:value-type="string">
            <text:p>ćichi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ichej</text:p>
          </table:table-cell>
          <table:table-cell office:value-type="string">
            <text:p>ćich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zych</text:p>
          </table:table-cell>
          <table:table-cell table:style-name="ce2" office:value-type="string">
            <text:p>chc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chwaleny</text:p>
          </table:table-cell>
          <table:table-cell table:style-name="ce2" office:value-type="string">
            <text:p>[Chwal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ezćić</text:p>
          </table:table-cell>
          <table:table-cell table:style-name="ce2" office:value-type="string">
            <text:p>česć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ezć</text:p>
          </table:table-cell>
          <table:table-cell table:style-name="ce2" office:value-type="string">
            <text:p>če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ezća</text:p>
          </table:table-cell>
          <table:table-cell table:style-name="ce2" office:value-type="string">
            <text:p>česć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esne</text:p>
          </table:table-cell>
          <table:table-cell table:style-name="ce2" office:value-type="string">
            <text:p>čěs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ertowzzy</text:p>
          </table:table-cell>
          <table:table-cell table:style-name="ce2" office:value-type="string">
            <text:p>čertows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eŕpjenjow</text:p>
          </table:table-cell>
          <table:table-cell table:style-name="ce2" office:value-type="string">
            <text:p>ćerpjenj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eŕpja</text:p>
          </table:table-cell>
          <table:table-cell table:style-name="ce2" office:value-type="string">
            <text:p>ćerp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ěrja</text:p>
          </table:table-cell>
          <table:table-cell office:value-type="string">
            <text:p>ćěr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ěmna</text:p>
          </table:table-cell>
          <table:table-cell office:value-type="string">
            <text:p>ćěm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ělnu</text:p>
          </table:table-cell>
          <table:table-cell office:value-type="string">
            <text:p>ćěl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ělnej</text:p>
          </table:table-cell>
          <table:table-cell office:value-type="string">
            <text:p>ćěln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elazu</text:p>
          </table:table-cell>
          <table:table-cell table:style-name="ce2" office:value-type="string">
            <text:p>ćelac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eknjeće</text:p>
          </table:table-cell>
          <table:table-cell office:value-type="string">
            <text:p>ćeknje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asow</text:p>
          </table:table-cell>
          <table:table-cell office:value-type="string">
            <text:p>čas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asami</text:p>
          </table:table-cell>
          <table:table-cell office:value-type="string">
            <text:p>čas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yštej</text:p>
          </table:table-cell>
          <table:table-cell office:value-type="string">
            <text:p>byšt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ydliła</text:p>
          </table:table-cell>
          <table:table-cell office:value-type="string">
            <text:p>bydlił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yću</text:p>
          </table:table-cell>
          <table:table-cell office:value-type="string">
            <text:p>być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yća</text:p>
          </table:table-cell>
          <table:table-cell office:value-type="string">
            <text:p>być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dźišće</text:p>
          </table:table-cell>
          <table:table-cell table:style-name="ce3" office:value-type="string">
            <text:p>budźiš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budźće</text:p>
          </table:table-cell>
          <table:table-cell table:style-name="ce2" office:value-type="string">
            <text:p>[Budź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juše</text:p>
          </table:table-cell>
          <table:table-cell office:value-type="string">
            <text:p>brju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ěmjo</text:p>
          </table:table-cell>
          <table:table-cell office:value-type="string">
            <text:p>brěmj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eho</text:p>
          </table:table-cell>
          <table:table-cell table:style-name="ce3" office:value-type="string">
            <text:p>dobr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atzku</text:p>
          </table:table-cell>
          <table:table-cell table:style-name="ce2" office:value-type="string">
            <text:p>bratrsk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atzkej</text:p>
          </table:table-cell>
          <table:table-cell table:style-name="ce2" office:value-type="string">
            <text:p>bratrsk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lozć</text:p>
          </table:table-cell>
          <table:table-cell table:style-name="ce2" office:value-type="string">
            <text:p>bol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komaj</text:p>
          </table:table-cell>
          <table:table-cell office:value-type="string">
            <text:p>bokom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ójzkeho</text:p>
          </table:table-cell>
          <table:table-cell table:style-name="ce2" office:value-type="string">
            <text:p>bójsk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jozći</text:p>
          </table:table-cell>
          <table:table-cell table:style-name="ce2" office:value-type="string">
            <text:p>bojos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ji</text:p>
          </table:table-cell>
          <table:table-cell office:value-type="string">
            <text:p>boj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habojazneje</text:p>
          </table:table-cell>
          <table:table-cell office:value-type="string">
            <text:p>bohabojazne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łyzkanje</text:p>
          </table:table-cell>
          <table:table-cell table:style-name="ce2" office:value-type="string">
            <text:p>błyska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łudneho</text:p>
          </table:table-cell>
          <table:table-cell office:value-type="string">
            <text:p>błudn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jesbóžnym</text:p>
          </table:table-cell>
          <table:table-cell table:style-name="ce2" office:value-type="string">
            <text:p>bjezbóžn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jesbóžny</text:p>
          </table:table-cell>
          <table:table-cell table:style-name="ce2" office:value-type="string">
            <text:p>bjezbóž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jesbóžne</text:p>
          </table:table-cell>
          <table:table-cell table:style-name="ce2" office:value-type="string">
            <text:p>bjezbóž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izkop</text:p>
          </table:table-cell>
          <table:table-cell table:style-name="ce2" office:value-type="string">
            <text:p>bisko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izkopam</text:p>
          </table:table-cell>
          <table:table-cell table:style-name="ce2" office:value-type="string">
            <text:p>biskop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itwy</text:p>
          </table:table-cell>
          <table:table-cell office:value-type="string">
            <text:p>bitw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itwu</text:p>
          </table:table-cell>
          <table:table-cell office:value-type="string">
            <text:p>bitw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ěžał</text:p>
          </table:table-cell>
          <table:table-cell office:value-type="string">
            <text:p>běž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ěłe</text:p>
          </table:table-cell>
          <table:table-cell office:value-type="string">
            <text:p>běł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ědźili</text:p>
          </table:table-cell>
          <table:table-cell office:value-type="string">
            <text:p>bědź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nabasowy</text:p>
          </table:table-cell>
          <table:table-cell table:style-name="ce2" office:value-type="string">
            <text:p>Barnabasow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bilonje</text:p>
          </table:table-cell>
          <table:table-cell table:style-name="ce2" office:value-type="string">
            <text:p>Babylo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tikhryztzkeho</text:p>
          </table:table-cell>
          <table:table-cell table:style-name="ce3" office:value-type="string">
            <text:p>antichrystisk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jeposłušnym</text:p>
          </table:table-cell>
          <table:table-cell table:style-name="ce2" office:value-type="string">
            <text:p>a njeposłušn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pha</text:p>
          </table:table-cell>
          <table:table-cell office:value-type="string">
            <text:p>alph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enjeprawym</text:p>
          </table:table-cell>
          <table:table-cell table:style-name="ce2" office:value-type="string">
            <text:p>ale njepraw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kwili</text:p>
          </table:table-cell>
          <table:table-cell table:style-name="ce2" office:value-type="string">
            <text:p>a chw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je</text:p>
          </table:table-cell>
          <table:table-cell table:style-name="ce2" office:value-type="string">
            <text:p>a 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aron</text:p>
          </table:table-cell>
          <table:table-cell table:style-name="ce2" office:value-type="string">
            <text:p>Aar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žionje</text:p>
          </table:table-cell>
          <table:table-cell office:value-type="string">
            <text:p>zžio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židow</text:p>
          </table:table-cell>
          <table:table-cell office:value-type="string">
            <text:p>zžid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zeptarja</text:p>
          </table:table-cell>
          <table:table-cell office:value-type="string">
            <text:p>zzeptar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rkwjow</text:p>
          </table:table-cell>
          <table:table-cell office:value-type="string">
            <text:p>zyrkw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rkwjach</text:p>
          </table:table-cell>
          <table:table-cell office:value-type="string">
            <text:p>zyrkw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rkwini</text:p>
          </table:table-cell>
          <table:table-cell office:value-type="string">
            <text:p>zyrkwi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nkej</text:p>
          </table:table-cell>
          <table:table-cell office:value-type="string">
            <text:p>zyn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glemi</text:p>
          </table:table-cell>
          <table:table-cell office:value-type="string">
            <text:p>zygle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gla</text:p>
          </table:table-cell>
          <table:table-cell office:value-type="string">
            <text:p>zyg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gel</text:p>
          </table:table-cell>
          <table:table-cell office:value-type="string">
            <text:p>zyg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orichel</text:p>
          </table:table-cell>
          <table:table-cell office:value-type="string">
            <text:p>zworich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jeselili</text:p>
          </table:table-cell>
          <table:table-cell office:value-type="string">
            <text:p>zwjesel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jazkami</text:p>
          </table:table-cell>
          <table:table-cell office:value-type="string">
            <text:p>zwjazk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jaza</text:p>
          </table:table-cell>
          <table:table-cell office:value-type="string">
            <text:p>zwja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jazanym</text:p>
          </table:table-cell>
          <table:table-cell office:value-type="string">
            <text:p>zwjaza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jazanych</text:p>
          </table:table-cell>
          <table:table-cell office:value-type="string">
            <text:p>zwjaza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jadnuć</text:p>
          </table:table-cell>
          <table:table-cell office:value-type="string">
            <text:p>zwjadnu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jadne</text:p>
          </table:table-cell>
          <table:table-cell office:value-type="string">
            <text:p>zwjad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inyć</text:p>
          </table:table-cell>
          <table:table-cell office:value-type="string">
            <text:p>zwin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injene</text:p>
          </table:table-cell>
          <table:table-cell office:value-type="string">
            <text:p>zwi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ěrjatami</text:p>
          </table:table-cell>
          <table:table-cell office:value-type="string">
            <text:p>zwěrjat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adniwy</text:p>
          </table:table-cell>
          <table:table-cell office:value-type="string">
            <text:p>zwadni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adnik</text:p>
          </table:table-cell>
          <table:table-cell office:value-type="string">
            <text:p>zwad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wachu</text:p>
          </table:table-cell>
          <table:table-cell office:value-type="string">
            <text:p>ž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uzymi</text:p>
          </table:table-cell>
          <table:table-cell office:value-type="string">
            <text:p>zuz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uzomnikam</text:p>
          </table:table-cell>
          <table:table-cell office:value-type="string">
            <text:p>zuzomni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uznikow</text:p>
          </table:table-cell>
          <table:table-cell office:value-type="string">
            <text:p>zuzni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uby</text:p>
          </table:table-cell>
          <table:table-cell office:value-type="string">
            <text:p>zub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yzknozćach</text:p>
          </table:table-cell>
          <table:table-cell office:value-type="string">
            <text:p>ztyzknozć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wjerdnjeni</text:p>
          </table:table-cell>
          <table:table-cell office:value-type="string">
            <text:p>ztwjerdn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warjeni</text:p>
          </table:table-cell>
          <table:table-cell office:value-type="string">
            <text:p>ztwar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upjenju</text:p>
          </table:table-cell>
          <table:table-cell office:value-type="string">
            <text:p>ztup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upich</text:p>
          </table:table-cell>
          <table:table-cell office:value-type="string">
            <text:p>ztup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upajo</text:p>
          </table:table-cell>
          <table:table-cell office:value-type="string">
            <text:p>ztupa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udni</text:p>
          </table:table-cell>
          <table:table-cell office:value-type="string">
            <text:p>ztud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ózbe</text:p>
          </table:table-cell>
          <table:table-cell office:value-type="string">
            <text:p>ztrózb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owym</text:p>
          </table:table-cell>
          <table:table-cell office:value-type="string">
            <text:p>ztr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owu</text:p>
          </table:table-cell>
          <table:table-cell office:value-type="string">
            <text:p>ztro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oweje</text:p>
          </table:table-cell>
          <table:table-cell office:value-type="string">
            <text:p>ztro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onomaj</text:p>
          </table:table-cell>
          <table:table-cell office:value-type="string">
            <text:p>ztrono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pił</text:p>
          </table:table-cell>
          <table:table-cell office:value-type="string">
            <text:p>ztp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rčić</text:p>
          </table:table-cell>
          <table:table-cell office:value-type="string">
            <text:p>ztorč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rča</text:p>
          </table:table-cell>
          <table:table-cell office:value-type="string">
            <text:p>ztorč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py</text:p>
          </table:table-cell>
          <table:table-cell office:value-type="string">
            <text:p>ztop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pjeń</text:p>
          </table:table-cell>
          <table:table-cell office:value-type="string">
            <text:p>ztopje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pami</text:p>
          </table:table-cell>
          <table:table-cell office:value-type="string">
            <text:p>ztop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łpaj</text:p>
          </table:table-cell>
          <table:table-cell office:value-type="string">
            <text:p>ztołp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ejitaj</text:p>
          </table:table-cell>
          <table:table-cell office:value-type="string">
            <text:p>zteji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ejazych</text:p>
          </table:table-cell>
          <table:table-cell office:value-type="string">
            <text:p>ztejaz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wami</text:p>
          </table:table-cell>
          <table:table-cell office:value-type="string">
            <text:p>ztaw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ru</text:p>
          </table:table-cell>
          <table:table-cell office:value-type="string">
            <text:p>zta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ršemu</text:p>
          </table:table-cell>
          <table:table-cell office:value-type="string">
            <text:p>ztarš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raju</text:p>
          </table:table-cell>
          <table:table-cell office:value-type="string">
            <text:p>ztar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jimy</text:p>
          </table:table-cell>
          <table:table-cell office:value-type="string">
            <text:p>ztaj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jće</text:p>
          </table:table-cell>
          <table:table-cell office:value-type="string">
            <text:p>zt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udźby</text:p>
          </table:table-cell>
          <table:table-cell office:value-type="string">
            <text:p>zrudźb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udźba</text:p>
          </table:table-cell>
          <table:table-cell office:value-type="string">
            <text:p>zrudź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udobje</text:p>
          </table:table-cell>
          <table:table-cell office:value-type="string">
            <text:p>zrudob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udnozći</text:p>
          </table:table-cell>
          <table:table-cell office:value-type="string">
            <text:p>zrudn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ubał</text:p>
          </table:table-cell>
          <table:table-cell office:value-type="string">
            <text:p>zrub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ozymjenju</text:p>
          </table:table-cell>
          <table:table-cell office:value-type="string">
            <text:p>zrozym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oda</text:p>
          </table:table-cell>
          <table:table-cell office:value-type="string">
            <text:p>zro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ejnych</text:p>
          </table:table-cell>
          <table:table-cell office:value-type="string">
            <text:p>zrej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děrjeću</text:p>
          </table:table-cell>
          <table:table-cell office:value-type="string">
            <text:p>zrděrje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raztwo</text:p>
          </table:table-cell>
          <table:table-cell office:value-type="string">
            <text:p>žra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anjena</text:p>
          </table:table-cell>
          <table:table-cell office:value-type="string">
            <text:p>zranj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ałe</text:p>
          </table:table-cell>
          <table:table-cell office:value-type="string">
            <text:p>zr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adujmy</text:p>
          </table:table-cell>
          <table:table-cell office:value-type="string">
            <text:p>zraduj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adowanjom</text:p>
          </table:table-cell>
          <table:table-cell office:value-type="string">
            <text:p>zradow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rać</text:p>
          </table:table-cell>
          <table:table-cell office:value-type="string">
            <text:p>žr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anje</text:p>
          </table:table-cell>
          <table:table-cell office:value-type="string">
            <text:p>zpyt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ane</text:p>
          </table:table-cell>
          <table:table-cell office:value-type="string">
            <text:p>zpyt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ana</text:p>
          </table:table-cell>
          <table:table-cell office:value-type="string">
            <text:p>zpyt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aj</text:p>
          </table:table-cell>
          <table:table-cell office:value-type="string">
            <text:p>zpy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ušćeć</text:p>
          </table:table-cell>
          <table:table-cell office:value-type="string">
            <text:p>zpušć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šahom</text:p>
          </table:table-cell>
          <table:table-cell office:value-type="string">
            <text:p>zpšah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rózneje</text:p>
          </table:table-cell>
          <table:table-cell office:value-type="string">
            <text:p>zprózn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rawne</text:p>
          </table:table-cell>
          <table:table-cell office:value-type="string">
            <text:p>zpraw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mnjene</text:p>
          </table:table-cell>
          <table:table-cell office:value-type="string">
            <text:p>zpom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mńće</text:p>
          </table:table-cell>
          <table:table-cell office:value-type="string">
            <text:p>zpomń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mina</text:p>
          </table:table-cell>
          <table:table-cell office:value-type="string">
            <text:p>zpom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minaš</text:p>
          </table:table-cell>
          <table:table-cell office:value-type="string">
            <text:p>zpomina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minali</text:p>
          </table:table-cell>
          <table:table-cell office:value-type="string">
            <text:p>zpomin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minaće</text:p>
          </table:table-cell>
          <table:table-cell office:value-type="string">
            <text:p>zpomin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kojeć</text:p>
          </table:table-cell>
          <table:table-cell office:value-type="string">
            <text:p>zpokoj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dobnych</text:p>
          </table:table-cell>
          <table:table-cell office:value-type="string">
            <text:p>zpodob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dobało</text:p>
          </table:table-cell>
          <table:table-cell office:value-type="string">
            <text:p>zpodob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dobałe</text:p>
          </table:table-cell>
          <table:table-cell office:value-type="string">
            <text:p>zpodob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ćatka</text:p>
          </table:table-cell>
          <table:table-cell office:value-type="string">
            <text:p>zpoćat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imy</text:p>
          </table:table-cell>
          <table:table-cell office:value-type="string">
            <text:p>zp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ěwarjow</text:p>
          </table:table-cell>
          <table:table-cell office:value-type="string">
            <text:p>zpěwar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ěwajo</text:p>
          </table:table-cell>
          <table:table-cell office:value-type="string">
            <text:p>zpěwa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ěwajće</text:p>
          </table:table-cell>
          <table:table-cell office:value-type="string">
            <text:p>zpěw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ěšny</text:p>
          </table:table-cell>
          <table:table-cell office:value-type="string">
            <text:p>zpěš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anuła</text:p>
          </table:table-cell>
          <table:table-cell office:value-type="string">
            <text:p>zpanu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anje</text:p>
          </table:table-cell>
          <table:table-cell office:value-type="string">
            <text:p>zp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alenja</text:p>
          </table:table-cell>
          <table:table-cell office:value-type="string">
            <text:p>zpal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adźechu</text:p>
          </table:table-cell>
          <table:table-cell office:value-type="string">
            <text:p>zpadźe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zo</text:p>
          </table:table-cell>
          <table:table-cell office:value-type="string">
            <text:p>*z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orty</text:p>
          </table:table-cell>
          <table:table-cell office:value-type="string">
            <text:p>žo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órłow</text:p>
          </table:table-cell>
          <table:table-cell office:value-type="string">
            <text:p>žórł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órli</text:p>
          </table:table-cell>
          <table:table-cell office:value-type="string">
            <text:p>zór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órłam</text:p>
          </table:table-cell>
          <table:table-cell office:value-type="string">
            <text:p>žórł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ónzkim</text:p>
          </table:table-cell>
          <table:table-cell office:value-type="string">
            <text:p>žón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ónzke</text:p>
          </table:table-cell>
          <table:table-cell office:value-type="string">
            <text:p>zón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ónzkemu</text:p>
          </table:table-cell>
          <table:table-cell office:value-type="string">
            <text:p>žónzk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onow</text:p>
          </table:table-cell>
          <table:table-cell office:value-type="string">
            <text:p>žon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ónki</text:p>
          </table:table-cell>
          <table:table-cell office:value-type="string">
            <text:p>žón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ołdka</text:p>
          </table:table-cell>
          <table:table-cell office:value-type="string">
            <text:p>žołd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utskomny</text:p>
          </table:table-cell>
          <table:table-cell office:value-type="string">
            <text:p>znutskom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osyli</text:p>
          </table:table-cell>
          <table:table-cell office:value-type="string">
            <text:p>znosy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jezće</text:p>
          </table:table-cell>
          <table:table-cell office:value-type="string">
            <text:p>znje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jesu</text:p>
          </table:table-cell>
          <table:table-cell office:value-type="string">
            <text:p>znje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jeseš</text:p>
          </table:table-cell>
          <table:table-cell office:value-type="string">
            <text:p>znjes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njeńzow</text:p>
          </table:table-cell>
          <table:table-cell office:value-type="string">
            <text:p>žnjeńz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jećisńće</text:p>
          </table:table-cell>
          <table:table-cell office:value-type="string">
            <text:p>znjećisń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njał</text:p>
          </table:table-cell>
          <table:table-cell office:value-type="string">
            <text:p>žnj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ni</text:p>
          </table:table-cell>
          <table:table-cell office:value-type="string">
            <text:p>ž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amjenjom</text:p>
          </table:table-cell>
          <table:table-cell office:value-type="string">
            <text:p>znamj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amjenjemi</text:p>
          </table:table-cell>
          <table:table-cell office:value-type="string">
            <text:p>znamjenje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ajomna</text:p>
          </table:table-cell>
          <table:table-cell office:value-type="string">
            <text:p>znajom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orzka</text:p>
          </table:table-cell>
          <table:table-cell office:value-type="string">
            <text:p>zmorz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inuli</text:p>
          </table:table-cell>
          <table:table-cell office:value-type="string">
            <text:p>zminu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iju</text:p>
          </table:table-cell>
          <table:table-cell office:value-type="string">
            <text:p>zmi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ijom</text:p>
          </table:table-cell>
          <table:table-cell office:value-type="string">
            <text:p>zmi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ijej</text:p>
          </table:table-cell>
          <table:table-cell office:value-type="string">
            <text:p>zmij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ěja</text:p>
          </table:table-cell>
          <table:table-cell office:value-type="string">
            <text:p>změ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aragd</text:p>
          </table:table-cell>
          <table:table-cell office:value-type="string">
            <text:p>zmarag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aragdej</text:p>
          </table:table-cell>
          <table:table-cell office:value-type="string">
            <text:p>zmaragd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u</text:p>
          </table:table-cell>
          <table:table-cell office:value-type="string">
            <text:p>zł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ožene</text:p>
          </table:table-cell>
          <table:table-cell office:value-type="string">
            <text:p>złož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ózći</text:p>
          </table:table-cell>
          <table:table-cell office:value-type="string">
            <text:p>złó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otym</text:p>
          </table:table-cell>
          <table:table-cell office:value-type="string">
            <text:p>złot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oteho</text:p>
          </table:table-cell>
          <table:table-cell office:value-type="string">
            <text:p>złot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obotu</text:p>
          </table:table-cell>
          <table:table-cell office:value-type="string">
            <text:p>złobo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eje</text:p>
          </table:table-cell>
          <table:table-cell office:value-type="string">
            <text:p>zł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utkom</text:p>
          </table:table-cell>
          <table:table-cell office:value-type="string">
            <text:p>zkutk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orži</text:p>
          </table:table-cell>
          <table:table-cell office:value-type="string">
            <text:p>zkor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oŕo</text:p>
          </table:table-cell>
          <table:table-cell office:value-type="string">
            <text:p>zkoŕ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orjenjeni</text:p>
          </table:table-cell>
          <table:table-cell office:value-type="string">
            <text:p>zkorjen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ónzuje</text:p>
          </table:table-cell>
          <table:table-cell office:value-type="string">
            <text:p>zkónz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ónzowane</text:p>
          </table:table-cell>
          <table:table-cell office:value-type="string">
            <text:p>zkónzow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ónzowana</text:p>
          </table:table-cell>
          <table:table-cell office:value-type="string">
            <text:p>zkónzow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omdźić</text:p>
          </table:table-cell>
          <table:table-cell office:value-type="string">
            <text:p>zkomd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oćatow</text:p>
          </table:table-cell>
          <table:table-cell office:value-type="string">
            <text:p>zkoćat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iwlće</text:p>
          </table:table-cell>
          <table:table-cell office:value-type="string">
            <text:p>zkiwl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howanych</text:p>
          </table:table-cell>
          <table:table-cell office:value-type="string">
            <text:p>zkhowa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howani</text:p>
          </table:table-cell>
          <table:table-cell office:value-type="string">
            <text:p>zkhow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hował</text:p>
          </table:table-cell>
          <table:table-cell office:value-type="string">
            <text:p>zkh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hować</text:p>
          </table:table-cell>
          <table:table-cell office:value-type="string">
            <text:p>zkh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hadźa</text:p>
          </table:table-cell>
          <table:table-cell office:value-type="string">
            <text:p>zkha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zyli</text:p>
          </table:table-cell>
          <table:table-cell office:value-type="string">
            <text:p>zkazy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zyła</text:p>
          </table:table-cell>
          <table:table-cell office:value-type="string">
            <text:p>zkazy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ženy</text:p>
          </table:table-cell>
          <table:table-cell office:value-type="string">
            <text:p>zkaž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ženeho</text:p>
          </table:table-cell>
          <table:table-cell office:value-type="string">
            <text:p>zkaže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ža</text:p>
          </table:table-cell>
          <table:table-cell office:value-type="string">
            <text:p>zkaž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ła</text:p>
          </table:table-cell>
          <table:table-cell office:value-type="string">
            <text:p>zk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łam</text:p>
          </table:table-cell>
          <table:table-cell office:value-type="string">
            <text:p>zkał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łach</text:p>
          </table:table-cell>
          <table:table-cell office:value-type="string">
            <text:p>zkał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jka</text:p>
          </table:table-cell>
          <table:table-cell office:value-type="string">
            <text:p>zkaj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źj</text:p>
          </table:table-cell>
          <table:table-cell office:value-type="string">
            <text:p>ź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«zjew</text:p>
          </table:table-cell>
          <table:table-cell office:value-type="string">
            <text:p>«zje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ewjenym</text:p>
          </table:table-cell>
          <table:table-cell office:value-type="string">
            <text:p>zjewje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ero</text:p>
          </table:table-cell>
          <table:table-cell office:value-type="string">
            <text:p>zjer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ědł</text:p>
          </table:table-cell>
          <table:table-cell office:value-type="string">
            <text:p>zjěd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ědłe</text:p>
          </table:table-cell>
          <table:table-cell office:value-type="string">
            <text:p>zjěd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ěch</text:p>
          </table:table-cell>
          <table:table-cell office:value-type="string">
            <text:p>zjě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ebje</text:p>
          </table:table-cell>
          <table:table-cell office:value-type="string">
            <text:p>zjeb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ebanje</text:p>
          </table:table-cell>
          <table:table-cell office:value-type="string">
            <text:p>zjeb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ebaće</text:p>
          </table:table-cell>
          <table:table-cell office:value-type="string">
            <text:p>zjeb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awniše</text:p>
          </table:table-cell>
          <table:table-cell office:value-type="string">
            <text:p>zjawn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awna</text:p>
          </table:table-cell>
          <table:table-cell office:value-type="string">
            <text:p>zjaw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wym</text:p>
          </table:table-cell>
          <table:table-cell office:value-type="string">
            <text:p>ži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wnozći</text:p>
          </table:table-cell>
          <table:table-cell office:value-type="string">
            <text:p>žiwn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waj</text:p>
          </table:table-cell>
          <table:table-cell office:value-type="string">
            <text:p>žiw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ithariztow</text:p>
          </table:table-cell>
          <table:table-cell office:value-type="string">
            <text:p>zitharizt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itharach</text:p>
          </table:table-cell>
          <table:table-cell office:value-type="string">
            <text:p>zithar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immet</text:p>
          </table:table-cell>
          <table:table-cell office:value-type="string">
            <text:p>zimm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ły</text:p>
          </table:table-cell>
          <table:table-cell office:value-type="string">
            <text:p>žił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ilizizkich</text:p>
          </table:table-cell>
          <table:table-cell office:value-type="string">
            <text:p>zilizi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żid</text:p>
          </table:table-cell>
          <table:table-cell office:value-type="string">
            <text:p>ż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dźaneho</text:p>
          </table:table-cell>
          <table:table-cell office:value-type="string">
            <text:p>židźa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dowzke</text:p>
          </table:table-cell>
          <table:table-cell office:value-type="string">
            <text:p>židow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ida</text:p>
          </table:table-cell>
          <table:table-cell office:value-type="string">
            <text:p>zi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ubiło</text:p>
          </table:table-cell>
          <table:table-cell office:value-type="string">
            <text:p>zhub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romadźenje</text:p>
          </table:table-cell>
          <table:table-cell office:value-type="string">
            <text:p>zhroma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romadźće</text:p>
          </table:table-cell>
          <table:table-cell office:value-type="string">
            <text:p>zhromadź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romadnje</text:p>
          </table:table-cell>
          <table:table-cell office:value-type="string">
            <text:p>zhromad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rěšić</text:p>
          </table:table-cell>
          <table:table-cell office:value-type="string">
            <text:p>zhrěš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rěšichu</text:p>
          </table:table-cell>
          <table:table-cell office:value-type="string">
            <text:p>zhrěš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rěša</text:p>
          </table:table-cell>
          <table:table-cell office:value-type="string">
            <text:p>zhrě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otował</text:p>
          </table:table-cell>
          <table:table-cell office:value-type="string">
            <text:p>zhot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onju</text:p>
          </table:table-cell>
          <table:table-cell office:value-type="string">
            <text:p>zho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onili</text:p>
          </table:table-cell>
          <table:table-cell office:value-type="string">
            <text:p>zhon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niło</text:p>
          </table:table-cell>
          <table:table-cell office:value-type="string">
            <text:p>zhn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niłej</text:p>
          </table:table-cell>
          <table:table-cell office:value-type="string">
            <text:p>zhnił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ibuju</text:p>
          </table:table-cell>
          <table:table-cell office:value-type="string">
            <text:p>zhibu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ibadło</text:p>
          </table:table-cell>
          <table:table-cell office:value-type="string">
            <text:p>zhibad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ez</text:p>
          </table:table-cell>
          <table:table-cell office:value-type="string">
            <text:p>že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ztarić</text:p>
          </table:table-cell>
          <table:table-cell office:value-type="string">
            <text:p>zeztar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žrać</text:p>
          </table:table-cell>
          <table:table-cell office:value-type="string">
            <text:p>zežr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trěć</text:p>
          </table:table-cell>
          <table:table-cell office:value-type="string">
            <text:p>zetrě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šoł</text:p>
          </table:table-cell>
          <table:table-cell office:value-type="string">
            <text:p>zešo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rzke</text:p>
          </table:table-cell>
          <table:table-cell office:value-type="string">
            <text:p>zer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rzaw</text:p>
          </table:table-cell>
          <table:table-cell office:value-type="string">
            <text:p>zerza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rzawiło</text:p>
          </table:table-cell>
          <table:table-cell office:value-type="string">
            <text:p>zerzaw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rizzy</text:p>
          </table:table-cell>
          <table:table-cell office:value-type="string">
            <text:p>zeri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rizke</text:p>
          </table:table-cell>
          <table:table-cell office:value-type="string">
            <text:p>zeri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rizka</text:p>
          </table:table-cell>
          <table:table-cell office:value-type="string">
            <text:p>zeriz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ph</text:p>
          </table:table-cell>
          <table:table-cell office:value-type="string">
            <text:p>zep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ntnaŕ</text:p>
          </table:table-cell>
          <table:table-cell office:value-type="string">
            <text:p>zentna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nana</text:p>
          </table:table-cell>
          <table:table-cell office:value-type="string">
            <text:p>zen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mzkeje</text:p>
          </table:table-cell>
          <table:table-cell office:value-type="string">
            <text:p>zem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mrjete</text:p>
          </table:table-cell>
          <table:table-cell office:value-type="string">
            <text:p>zemrje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mjerženju</text:p>
          </table:table-cell>
          <table:table-cell office:value-type="string">
            <text:p>zemjerž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mjerženjez</text:p>
          </table:table-cell>
          <table:table-cell office:value-type="string">
            <text:p>zemjerženje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mi"</text:p>
          </table:table-cell>
          <table:table-cell office:value-type="string">
            <text:p>zemi"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łhaŕnej</text:p>
          </table:table-cell>
          <table:table-cell office:value-type="string">
            <text:p>zełhaŕ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elezne</text:p>
          </table:table-cell>
          <table:table-cell office:value-type="string">
            <text:p>želez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eleza</text:p>
          </table:table-cell>
          <table:table-cell office:value-type="string">
            <text:p>žele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lenemu</text:p>
          </table:table-cell>
          <table:table-cell office:value-type="string">
            <text:p>zele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lena</text:p>
          </table:table-cell>
          <table:table-cell office:value-type="string">
            <text:p>zel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jchami</text:p>
          </table:table-cell>
          <table:table-cell office:value-type="string">
            <text:p>zejch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baoth</text:p>
          </table:table-cell>
          <table:table-cell office:value-type="string">
            <text:p>zebao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źerženju</text:p>
          </table:table-cell>
          <table:table-cell office:value-type="string">
            <text:p>zdźerž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źeržće</text:p>
          </table:table-cell>
          <table:table-cell office:value-type="string">
            <text:p>zdźerž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źeržany</text:p>
          </table:table-cell>
          <table:table-cell office:value-type="string">
            <text:p>zdźerž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okelż</text:p>
          </table:table-cell>
          <table:table-cell office:value-type="string">
            <text:p>zdokelż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obny</text:p>
          </table:table-cell>
          <table:table-cell office:value-type="string">
            <text:p>zdob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činimy</text:p>
          </table:table-cell>
          <table:table-cell office:value-type="string">
            <text:p>zčin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činiła</text:p>
          </table:table-cell>
          <table:table-cell office:value-type="string">
            <text:p>zčin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ina</text:p>
          </table:table-cell>
          <table:table-cell office:value-type="string">
            <text:p>zć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eŕpny</text:p>
          </table:table-cell>
          <table:table-cell office:value-type="string">
            <text:p>zćeŕp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eŕpni</text:p>
          </table:table-cell>
          <table:table-cell office:value-type="string">
            <text:p>zćeŕp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eŕpliwym</text:p>
          </table:table-cell>
          <table:table-cell office:value-type="string">
            <text:p>zćeŕpli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eŕpliwemu</text:p>
          </table:table-cell>
          <table:table-cell office:value-type="string">
            <text:p>zćeŕpliw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ěnej</text:p>
          </table:table-cell>
          <table:table-cell office:value-type="string">
            <text:p>zćě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ytkny</text:p>
          </table:table-cell>
          <table:table-cell office:value-type="string">
            <text:p>zbytk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ytknymi</text:p>
          </table:table-cell>
          <table:table-cell office:value-type="string">
            <text:p>zbytk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ytknych</text:p>
          </table:table-cell>
          <table:table-cell office:value-type="string">
            <text:p>zbytk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ytkneho</text:p>
          </table:table-cell>
          <table:table-cell office:value-type="string">
            <text:p>zbytk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udźeneho</text:p>
          </table:table-cell>
          <table:table-cell office:value-type="string">
            <text:p>zbudźe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udliwy</text:p>
          </table:table-cell>
          <table:table-cell office:value-type="string">
            <text:p>zbudli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zbóžny</text:p>
          </table:table-cell>
          <table:table-cell office:value-type="string">
            <text:p>[zbóž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óžnychčinjazej</text:p>
          </table:table-cell>
          <table:table-cell office:value-type="string">
            <text:p>zbóžnychčinjaz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óžnikom</text:p>
          </table:table-cell>
          <table:table-cell office:value-type="string">
            <text:p>zbóžnik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óžnej</text:p>
          </table:table-cell>
          <table:table-cell office:value-type="string">
            <text:p>zbóž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jeŕ</text:p>
          </table:table-cell>
          <table:table-cell office:value-type="string">
            <text:p>zbje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ić</text:p>
          </table:table-cell>
          <table:table-cell office:value-type="string">
            <text:p>zb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iće</text:p>
          </table:table-cell>
          <table:table-cell office:value-type="string">
            <text:p>zb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ěže</text:p>
          </table:table-cell>
          <table:table-cell office:value-type="string">
            <text:p>zbě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ěhnje</text:p>
          </table:table-cell>
          <table:table-cell office:value-type="string">
            <text:p>zběh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yglujemy</text:p>
          </table:table-cell>
          <table:table-cell office:value-type="string">
            <text:p>zazygluj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yglowa</text:p>
          </table:table-cell>
          <table:table-cell office:value-type="string">
            <text:p>zazyglo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tojnikam</text:p>
          </table:table-cell>
          <table:table-cell office:value-type="string">
            <text:p>zaztojni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žo</text:p>
          </table:table-cell>
          <table:table-cell office:value-type="string">
            <text:p>zaž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elenił</text:p>
          </table:table-cell>
          <table:table-cell office:value-type="string">
            <text:p>zazelen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oławši</text:p>
          </table:table-cell>
          <table:table-cell office:value-type="string">
            <text:p>zawoła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škom</text:p>
          </table:table-cell>
          <table:table-cell office:value-type="string">
            <text:p>zawješk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ška</text:p>
          </table:table-cell>
          <table:table-cell office:value-type="string">
            <text:p>zawješ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dźeše</text:p>
          </table:table-cell>
          <table:table-cell office:value-type="string">
            <text:p>zawjedź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dźenju</text:p>
          </table:table-cell>
          <table:table-cell office:value-type="string">
            <text:p>zawjedź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dźenjom</text:p>
          </table:table-cell>
          <table:table-cell office:value-type="string">
            <text:p>zawjedź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dźenje</text:p>
          </table:table-cell>
          <table:table-cell office:value-type="string">
            <text:p>zawje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dźenja</text:p>
          </table:table-cell>
          <table:table-cell office:value-type="string">
            <text:p>zawjedź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dźeniwšitzy</text:p>
          </table:table-cell>
          <table:table-cell office:value-type="string">
            <text:p>zawjedźeniwšit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dźena</text:p>
          </table:table-cell>
          <table:table-cell office:value-type="string">
            <text:p>zawjedź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dźemy</text:p>
          </table:table-cell>
          <table:table-cell office:value-type="string">
            <text:p>zawjedź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dźa</text:p>
          </table:table-cell>
          <table:table-cell office:value-type="string">
            <text:p>zawje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dnych</text:p>
          </table:table-cell>
          <table:table-cell office:value-type="string">
            <text:p>zawjed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dnikach</text:p>
          </table:table-cell>
          <table:table-cell office:value-type="string">
            <text:p>zawjednik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dli</text:p>
          </table:table-cell>
          <table:table-cell office:value-type="string">
            <text:p>zawjed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azać</text:p>
          </table:table-cell>
          <table:table-cell office:value-type="string">
            <text:p>zawjaz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idźiće</text:p>
          </table:table-cell>
          <table:table-cell office:value-type="string">
            <text:p>zawidź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zawěrnje</text:p>
          </table:table-cell>
          <table:table-cell office:value-type="string">
            <text:p>[zawěr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zělene</text:p>
          </table:table-cell>
          <table:table-cell office:value-type="string">
            <text:p>zatzěl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ykać</text:p>
          </table:table-cell>
          <table:table-cell office:value-type="string">
            <text:p>zatyk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rubić</text:p>
          </table:table-cell>
          <table:table-cell office:value-type="string">
            <text:p>zatrub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orhnjene</text:p>
          </table:table-cell>
          <table:table-cell office:value-type="string">
            <text:p>zatorh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nzku</text:p>
          </table:table-cell>
          <table:table-cell office:value-type="string">
            <text:p>zatan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nzki</text:p>
          </table:table-cell>
          <table:table-cell office:value-type="string">
            <text:p>zatan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nzke</text:p>
          </table:table-cell>
          <table:table-cell office:value-type="string">
            <text:p>zatan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nzkeje</text:p>
          </table:table-cell>
          <table:table-cell office:value-type="string">
            <text:p>zatan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nzka</text:p>
          </table:table-cell>
          <table:table-cell office:value-type="string">
            <text:p>zatanz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nom</text:p>
          </table:table-cell>
          <table:table-cell office:value-type="string">
            <text:p>zatan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nej</text:p>
          </table:table-cell>
          <table:table-cell office:value-type="string">
            <text:p>zata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many</text:p>
          </table:table-cell>
          <table:table-cell office:value-type="string">
            <text:p>zatam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mali</text:p>
          </table:table-cell>
          <table:table-cell office:value-type="string">
            <text:p>zatam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switał</text:p>
          </table:table-cell>
          <table:table-cell office:value-type="string">
            <text:p>zaswit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slepjenje</text:p>
          </table:table-cell>
          <table:table-cell office:value-type="string">
            <text:p>zaslep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slepiła</text:p>
          </table:table-cell>
          <table:table-cell office:value-type="string">
            <text:p>zaslep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rujće</text:p>
          </table:table-cell>
          <table:table-cell office:value-type="string">
            <text:p>žaru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rowali</text:p>
          </table:table-cell>
          <table:table-cell office:value-type="string">
            <text:p>žar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roću</text:p>
          </table:table-cell>
          <table:table-cell office:value-type="string">
            <text:p>zaro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rězanja</text:p>
          </table:table-cell>
          <table:table-cell office:value-type="string">
            <text:p>zarěz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rdonix</text:p>
          </table:table-cell>
          <table:table-cell office:value-type="string">
            <text:p>zardoni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rdius</text:p>
          </table:table-cell>
          <table:table-cell office:value-type="string">
            <text:p>zardi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rdis</text:p>
          </table:table-cell>
          <table:table-cell office:value-type="string">
            <text:p>zardi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šimńće</text:p>
          </table:table-cell>
          <table:table-cell office:value-type="string">
            <text:p>zapšimń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šijeć</text:p>
          </table:table-cell>
          <table:table-cell office:value-type="string">
            <text:p>zapšij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šija</text:p>
          </table:table-cell>
          <table:table-cell office:value-type="string">
            <text:p>zapši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šijaty</text:p>
          </table:table-cell>
          <table:table-cell office:value-type="string">
            <text:p>zapšij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šijach</text:p>
          </table:table-cell>
          <table:table-cell office:value-type="string">
            <text:p>zapši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šes</text:p>
          </table:table-cell>
          <table:table-cell office:value-type="string">
            <text:p>zapš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rěmy</text:p>
          </table:table-cell>
          <table:table-cell office:value-type="string">
            <text:p>zaprě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omnju</text:p>
          </table:table-cell>
          <table:table-cell office:value-type="string">
            <text:p>zapom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omni</text:p>
          </table:table-cell>
          <table:table-cell office:value-type="string">
            <text:p>zapom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omnity</text:p>
          </table:table-cell>
          <table:table-cell office:value-type="string">
            <text:p>zapomn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omnił</text:p>
          </table:table-cell>
          <table:table-cell office:value-type="string">
            <text:p>zapomn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omnili</text:p>
          </table:table-cell>
          <table:table-cell office:value-type="string">
            <text:p>zapomn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lećenju</text:p>
          </table:table-cell>
          <table:table-cell office:value-type="string">
            <text:p>zapleć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łaćiło</text:p>
          </table:table-cell>
          <table:table-cell office:value-type="string">
            <text:p>zapłać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ismo</text:p>
          </table:table-cell>
          <table:table-cell office:value-type="string">
            <text:p>zapism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hir</text:p>
          </table:table-cell>
          <table:table-cell office:value-type="string">
            <text:p>zaphi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anuć</text:p>
          </table:table-cell>
          <table:table-cell office:value-type="string">
            <text:p>zapanu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alne</text:p>
          </table:table-cell>
          <table:table-cell office:value-type="string">
            <text:p>zapal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ali</text:p>
          </table:table-cell>
          <table:table-cell office:value-type="string">
            <text:p>zap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nkny</text:p>
          </table:table-cell>
          <table:table-cell office:value-type="string">
            <text:p>zank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nknje</text:p>
          </table:table-cell>
          <table:table-cell office:value-type="string">
            <text:p>zank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nka</text:p>
          </table:table-cell>
          <table:table-cell office:value-type="string">
            <text:p>zan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nkane</text:p>
          </table:table-cell>
          <table:table-cell office:value-type="string">
            <text:p>zank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nkać</text:p>
          </table:table-cell>
          <table:table-cell office:value-type="string">
            <text:p>zank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ničowana</text:p>
          </table:table-cell>
          <table:table-cell office:value-type="string">
            <text:p>zaničow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ničeŕ</text:p>
          </table:table-cell>
          <table:table-cell office:value-type="string">
            <text:p>zaniče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łty</text:p>
          </table:table-cell>
          <table:table-cell office:value-type="string">
            <text:p>zał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łožku</text:p>
          </table:table-cell>
          <table:table-cell office:value-type="string">
            <text:p>załož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łožił</text:p>
          </table:table-cell>
          <table:table-cell office:value-type="string">
            <text:p>załož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łožene</text:p>
          </table:table-cell>
          <table:table-cell office:value-type="string">
            <text:p>załož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łozću</text:p>
          </table:table-cell>
          <table:table-cell office:value-type="string">
            <text:p>žało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łozće</text:p>
          </table:table-cell>
          <table:table-cell office:value-type="string">
            <text:p>žał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łozćće</text:p>
          </table:table-cell>
          <table:table-cell office:value-type="string">
            <text:p>žałozć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łozćach</text:p>
          </table:table-cell>
          <table:table-cell office:value-type="string">
            <text:p>žałozć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łosny</text:p>
          </table:table-cell>
          <table:table-cell office:value-type="string">
            <text:p>žałos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orjenjeni</text:p>
          </table:table-cell>
          <table:table-cell office:value-type="string">
            <text:p>zakorjen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onjow</text:p>
          </table:table-cell>
          <table:table-cell office:value-type="string">
            <text:p>zakon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onjoweje</text:p>
          </table:table-cell>
          <table:table-cell office:value-type="string">
            <text:p>zakonjo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omdźił</text:p>
          </table:table-cell>
          <table:table-cell office:value-type="string">
            <text:p>zakom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howana</text:p>
          </table:table-cell>
          <table:table-cell office:value-type="string">
            <text:p>zakhow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howaj</text:p>
          </table:table-cell>
          <table:table-cell office:value-type="string">
            <text:p>zakhow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howajće</text:p>
          </table:table-cell>
          <table:table-cell office:value-type="string">
            <text:p>zakhow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hadźeć</text:p>
          </table:table-cell>
          <table:table-cell office:value-type="string">
            <text:p>zakhadź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ažu</text:p>
          </table:table-cell>
          <table:table-cell office:value-type="string">
            <text:p>zakaž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ubjeny</text:p>
          </table:table-cell>
          <table:table-cell office:value-type="string">
            <text:p>zahub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ubił</text:p>
          </table:table-cell>
          <table:table-cell office:value-type="string">
            <text:p>zahub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ubić</text:p>
          </table:table-cell>
          <table:table-cell office:value-type="string">
            <text:p>zahub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rimało</text:p>
          </table:table-cell>
          <table:table-cell office:value-type="string">
            <text:p>zahrim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orjeny</text:p>
          </table:table-cell>
          <table:table-cell office:value-type="string">
            <text:p>zahor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orjenje</text:p>
          </table:table-cell>
          <table:table-cell office:value-type="string">
            <text:p>zahor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nali</text:p>
          </table:table-cell>
          <table:table-cell office:value-type="string">
            <text:p>zahn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injenju</text:p>
          </table:table-cell>
          <table:table-cell office:value-type="string">
            <text:p>zahin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asyć</text:p>
          </table:table-cell>
          <table:table-cell office:value-type="string">
            <text:p>zahas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asli</text:p>
          </table:table-cell>
          <table:table-cell office:value-type="string">
            <text:p>zahas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anibował</text:p>
          </table:table-cell>
          <table:table-cell office:value-type="string">
            <text:p>zahanib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anibować</text:p>
          </table:table-cell>
          <table:table-cell office:value-type="string">
            <text:p>zahanib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hadła</text:p>
          </table:table-cell>
          <table:table-cell office:value-type="string">
            <text:p>žahad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dźerži</text:p>
          </table:table-cell>
          <table:table-cell office:value-type="string">
            <text:p>zadźer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dźeržiće</text:p>
          </table:table-cell>
          <table:table-cell office:value-type="string">
            <text:p>zadźerž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dźerženju</text:p>
          </table:table-cell>
          <table:table-cell office:value-type="string">
            <text:p>zadźerž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dźerženje</text:p>
          </table:table-cell>
          <table:table-cell office:value-type="string">
            <text:p>zadźerž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dźerženja</text:p>
          </table:table-cell>
          <table:table-cell office:value-type="string">
            <text:p>zadźerž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dźerženi</text:p>
          </table:table-cell>
          <table:table-cell office:value-type="string">
            <text:p>zadźerž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dźeržće</text:p>
          </table:table-cell>
          <table:table-cell office:value-type="string">
            <text:p>zadźerž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dozću</text:p>
          </table:table-cell>
          <table:table-cell office:value-type="string">
            <text:p>žado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dozći</text:p>
          </table:table-cell>
          <table:table-cell office:value-type="string">
            <text:p>žad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dozćam</text:p>
          </table:table-cell>
          <table:table-cell office:value-type="string">
            <text:p>žadozć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danju</text:p>
          </table:table-cell>
          <table:table-cell office:value-type="string">
            <text:p>žad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damy</text:p>
          </table:table-cell>
          <table:table-cell office:value-type="string">
            <text:p>žada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daju</text:p>
          </table:table-cell>
          <table:table-cell office:value-type="string">
            <text:p>žad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daće</text:p>
          </table:table-cell>
          <table:table-cell office:value-type="string">
            <text:p>žad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ćmity</text:p>
          </table:table-cell>
          <table:table-cell office:value-type="string">
            <text:p>zaćm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ćisnje</text:p>
          </table:table-cell>
          <table:table-cell office:value-type="string">
            <text:p>zaćis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ćisnjenju</text:p>
          </table:table-cell>
          <table:table-cell office:value-type="string">
            <text:p>zaćisn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chodneho</text:p>
          </table:table-cell>
          <table:table-cell office:value-type="string">
            <text:p>zachod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bulonoweho</text:p>
          </table:table-cell>
          <table:table-cell office:value-type="string">
            <text:p>zabulon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budźe</text:p>
          </table:table-cell>
          <table:table-cell office:value-type="string">
            <text:p>zabu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błudźiłaj</text:p>
          </table:table-cell>
          <table:table-cell office:value-type="string">
            <text:p>zabłudźi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błudźene</text:p>
          </table:table-cell>
          <table:table-cell office:value-type="string">
            <text:p>zabłudź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bitych</text:p>
          </table:table-cell>
          <table:table-cell office:value-type="string">
            <text:p>zabit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bići</text:p>
          </table:table-cell>
          <table:table-cell office:value-type="string">
            <text:p>zabi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bam</text:p>
          </table:table-cell>
          <table:table-cell office:value-type="string">
            <text:p>žab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zali)</text:p>
          </table:table-cell>
          <table:table-cell office:value-type="string">
            <text:p>wzali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załe</text:p>
          </table:table-cell>
          <table:table-cell office:value-type="string">
            <text:p>wz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zała</text:p>
          </table:table-cell>
          <table:table-cell office:value-type="string">
            <text:p>wz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zaći</text:p>
          </table:table-cell>
          <table:table-cell office:value-type="string">
            <text:p>wza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ššipaztyŕ</text:p>
          </table:table-cell>
          <table:table-cell office:value-type="string">
            <text:p>wyššipazty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soki</text:p>
          </table:table-cell>
          <table:table-cell office:value-type="string">
            <text:p>wyso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sokeje</text:p>
          </table:table-cell>
          <table:table-cell office:value-type="string">
            <text:p>wyso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šnozćow</text:p>
          </table:table-cell>
          <table:table-cell office:value-type="string">
            <text:p>wyšnozć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ruch</text:p>
          </table:table-cell>
          <table:table-cell office:value-type="string">
            <text:p>wyru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wolenym</text:p>
          </table:table-cell>
          <table:table-cell office:value-type="string">
            <text:p>wuzwole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wolenymi</text:p>
          </table:table-cell>
          <table:table-cell office:value-type="string">
            <text:p>wuzwole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wola</text:p>
          </table:table-cell>
          <table:table-cell office:value-type="string">
            <text:p>wuzwo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upja</text:p>
          </table:table-cell>
          <table:table-cell office:value-type="string">
            <text:p>wuztup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upić</text:p>
          </table:table-cell>
          <table:table-cell office:value-type="string">
            <text:p>wuztup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upa</text:p>
          </table:table-cell>
          <table:table-cell office:value-type="string">
            <text:p>wuztup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rózbili</text:p>
          </table:table-cell>
          <table:table-cell office:value-type="string">
            <text:p>wuztrózb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rowjene</text:p>
          </table:table-cell>
          <table:table-cell office:value-type="string">
            <text:p>wuztrow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ejće</text:p>
          </table:table-cell>
          <table:table-cell office:value-type="string">
            <text:p>wuzte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aty</text:p>
          </table:table-cell>
          <table:table-cell office:value-type="string">
            <text:p>wuzt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ate</text:p>
          </table:table-cell>
          <table:table-cell office:value-type="string">
            <text:p>wuzt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ajenych</text:p>
          </table:table-cell>
          <table:table-cell office:value-type="string">
            <text:p>wuztaj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ajeni</text:p>
          </table:table-cell>
          <table:table-cell office:value-type="string">
            <text:p>wuzta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naty</text:p>
          </table:table-cell>
          <table:table-cell office:value-type="string">
            <text:p>wuzn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najemy</text:p>
          </table:table-cell>
          <table:table-cell office:value-type="string">
            <text:p>wuznaj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khłe</text:p>
          </table:table-cell>
          <table:table-cell office:value-type="string">
            <text:p>wuzkh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žiwaj</text:p>
          </table:table-cell>
          <table:table-cell office:value-type="string">
            <text:p>wužiw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žitneho</text:p>
          </table:table-cell>
          <table:table-cell office:value-type="string">
            <text:p>wužit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dow</text:p>
          </table:table-cell>
          <table:table-cell office:value-type="string">
            <text:p>wuzd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wučenu</text:p>
          </table:table-cell>
          <table:table-cell office:value-type="string">
            <text:p>wuwuče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wjedźenja</text:p>
          </table:table-cell>
          <table:table-cell office:value-type="string">
            <text:p>wuwjedź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upił</text:p>
          </table:table-cell>
          <table:table-cell office:value-type="string">
            <text:p>wutup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robny</text:p>
          </table:table-cell>
          <table:table-cell office:value-type="string">
            <text:p>wutrob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robna</text:p>
          </table:table-cell>
          <table:table-cell office:value-type="string">
            <text:p>wutrob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orhnył</text:p>
          </table:table-cell>
          <table:table-cell office:value-type="string">
            <text:p>wutorhn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yty</text:p>
          </table:table-cell>
          <table:table-cell office:value-type="string">
            <text:p>wusy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ypny</text:p>
          </table:table-cell>
          <table:table-cell office:value-type="string">
            <text:p>wusyp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wjećeny</text:p>
          </table:table-cell>
          <table:table-cell office:value-type="string">
            <text:p>wuswjeć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wjećeni</text:p>
          </table:table-cell>
          <table:table-cell office:value-type="string">
            <text:p>wuswjeć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wari</text:p>
          </table:table-cell>
          <table:table-cell office:value-type="string">
            <text:p>wuswar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šow</text:p>
          </table:table-cell>
          <table:table-cell office:value-type="string">
            <text:p>wuš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łyšany</text:p>
          </table:table-cell>
          <table:table-cell office:value-type="string">
            <text:p>wusłyš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łyšach</text:p>
          </table:table-cell>
          <table:table-cell office:value-type="string">
            <text:p>wusłyš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lekli</text:p>
          </table:table-cell>
          <table:table-cell office:value-type="string">
            <text:p>wuslek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ryčowaše</text:p>
          </table:table-cell>
          <table:table-cell office:value-type="string">
            <text:p>wuryč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ryčane</text:p>
          </table:table-cell>
          <table:table-cell office:value-type="string">
            <text:p>wuryč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ryčałe</text:p>
          </table:table-cell>
          <table:table-cell office:value-type="string">
            <text:p>wuryč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rubił</text:p>
          </table:table-cell>
          <table:table-cell office:value-type="string">
            <text:p>wurub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roztł</text:p>
          </table:table-cell>
          <table:table-cell office:value-type="string">
            <text:p>wurozt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yšena</text:p>
          </table:table-cell>
          <table:table-cell office:value-type="string">
            <text:p>wupyš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rózdni</text:p>
          </table:table-cell>
          <table:table-cell office:value-type="string">
            <text:p>wuprózd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owjedźili</text:p>
          </table:table-cell>
          <table:table-cell office:value-type="string">
            <text:p>wupowjedź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owjedana</text:p>
          </table:table-cell>
          <table:table-cell office:value-type="string">
            <text:p>wupowjed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lunuć</text:p>
          </table:table-cell>
          <table:table-cell office:value-type="string">
            <text:p>wuplunu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łaćenju</text:p>
          </table:table-cell>
          <table:table-cell office:value-type="string">
            <text:p>wupłać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łaćenje</text:p>
          </table:table-cell>
          <table:table-cell office:value-type="string">
            <text:p>wupłać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i</text:p>
          </table:table-cell>
          <table:table-cell office:value-type="string">
            <text:p>wup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anuł</text:p>
          </table:table-cell>
          <table:table-cell office:value-type="string">
            <text:p>wupa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anuli</text:p>
          </table:table-cell>
          <table:table-cell office:value-type="string">
            <text:p>wupanu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ńdźech</text:p>
          </table:table-cell>
          <table:table-cell office:value-type="string">
            <text:p>wuńdźe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yli</text:p>
          </table:table-cell>
          <table:table-cell office:value-type="string">
            <text:p>wumy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yći</text:p>
          </table:table-cell>
          <table:table-cell office:value-type="string">
            <text:p>wumy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ru</text:p>
          </table:table-cell>
          <table:table-cell office:value-type="string">
            <text:p>wum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rjeće</text:p>
          </table:table-cell>
          <table:table-cell office:value-type="string">
            <text:p>wumr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ožnik</text:p>
          </table:table-cell>
          <table:table-cell office:value-type="string">
            <text:p>wumož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oženju</text:p>
          </table:table-cell>
          <table:table-cell office:value-type="string">
            <text:p>wumož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oženja</text:p>
          </table:table-cell>
          <table:table-cell office:value-type="string">
            <text:p>wumož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óža</text:p>
          </table:table-cell>
          <table:table-cell office:value-type="string">
            <text:p>wumóž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jeta</text:p>
          </table:table-cell>
          <table:table-cell office:value-type="string">
            <text:p>wumje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jetaju</text:p>
          </table:table-cell>
          <table:table-cell office:value-type="string">
            <text:p>wumjet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azać</text:p>
          </table:table-cell>
          <table:table-cell office:value-type="string">
            <text:p>wumaz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łožił</text:p>
          </table:table-cell>
          <table:table-cell office:value-type="string">
            <text:p>wułož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wulki</text:p>
          </table:table-cell>
          <table:table-cell office:value-type="string">
            <text:p>[wul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lijće</text:p>
          </table:table-cell>
          <table:table-cell office:value-type="string">
            <text:p>wuli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lězć</text:p>
          </table:table-cell>
          <table:table-cell office:value-type="string">
            <text:p>wulě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late</text:p>
          </table:table-cell>
          <table:table-cell office:value-type="string">
            <text:p>wul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lał</text:p>
          </table:table-cell>
          <table:table-cell office:value-type="string">
            <text:p>wul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kurwiłe</text:p>
          </table:table-cell>
          <table:table-cell office:value-type="string">
            <text:p>wukurwi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kupił</text:p>
          </table:table-cell>
          <table:table-cell office:value-type="string">
            <text:p>wukup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kupiło</text:p>
          </table:table-cell>
          <table:table-cell office:value-type="string">
            <text:p>wukup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korjenjene</text:p>
          </table:table-cell>
          <table:table-cell office:value-type="string">
            <text:p>wukorje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knje</text:p>
          </table:table-cell>
          <table:table-cell office:value-type="string">
            <text:p>wuk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khodźe</text:p>
          </table:table-cell>
          <table:table-cell office:value-type="string">
            <text:p>wukho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jednaŕzkeho</text:p>
          </table:table-cell>
          <table:table-cell office:value-type="string">
            <text:p>wujednaŕ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hotowanje</text:p>
          </table:table-cell>
          <table:table-cell office:value-type="string">
            <text:p>wuhoto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hasnył</text:p>
          </table:table-cell>
          <table:table-cell office:value-type="string">
            <text:p>wuhasn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źěliła</text:p>
          </table:table-cell>
          <table:table-cell office:value-type="string">
            <text:p>wudźěl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źělenjom</text:p>
          </table:table-cell>
          <table:table-cell office:value-type="string">
            <text:p>wudźěl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owuy</text:p>
          </table:table-cell>
          <table:table-cell office:value-type="string">
            <text:p>wudowu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awa</text:p>
          </table:table-cell>
          <table:table-cell office:value-type="string">
            <text:p>wuda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awanje</text:p>
          </table:table-cell>
          <table:table-cell office:value-type="string">
            <text:p>wuda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awanja</text:p>
          </table:table-cell>
          <table:table-cell office:value-type="string">
            <text:p>wudaw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ałe</text:p>
          </table:table-cell>
          <table:table-cell office:value-type="string">
            <text:p>wud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cżžizćić</text:p>
          </table:table-cell>
          <table:table-cell office:value-type="string">
            <text:p>wucżžizć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cżerjow</text:p>
          </table:table-cell>
          <table:table-cell office:value-type="string">
            <text:p>wucżer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u</text:p>
          </table:table-cell>
          <table:table-cell office:value-type="string">
            <text:p>wuč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izćiłlud</text:p>
          </table:table-cell>
          <table:table-cell office:value-type="string">
            <text:p>wučizćiłlu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izćće</text:p>
          </table:table-cell>
          <table:table-cell office:value-type="string">
            <text:p>wučizć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ćisń</text:p>
          </table:table-cell>
          <table:table-cell office:value-type="string">
            <text:p>wućis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ćisnjeny</text:p>
          </table:table-cell>
          <table:table-cell office:value-type="string">
            <text:p>wućis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imy</text:p>
          </table:table-cell>
          <table:table-cell office:value-type="string">
            <text:p>wuč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iłe</text:p>
          </table:table-cell>
          <table:table-cell office:value-type="string">
            <text:p>wuči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iła</text:p>
          </table:table-cell>
          <table:table-cell office:value-type="string">
            <text:p>wuč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erjach</text:p>
          </table:table-cell>
          <table:table-cell office:value-type="string">
            <text:p>wučer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enje</text:p>
          </table:table-cell>
          <table:table-cell office:value-type="string">
            <text:p>wuč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blał</text:p>
          </table:table-cell>
          <table:table-cell office:value-type="string">
            <text:p>wubl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bělili</text:p>
          </table:table-cell>
          <table:table-cell office:value-type="string">
            <text:p>wuběl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u</text:p>
          </table:table-cell>
          <table:table-cell office:value-type="string">
            <text:p>wš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it</text:p>
          </table:table-cell>
          <table:table-cell office:value-type="string">
            <text:p>wš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elki</text:p>
          </table:table-cell>
          <table:table-cell office:value-type="string">
            <text:p>wšel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elakich</text:p>
          </table:table-cell>
          <table:table-cell office:value-type="string">
            <text:p>wšela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elake</text:p>
          </table:table-cell>
          <table:table-cell office:value-type="string">
            <text:p>wšela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elakeho</text:p>
          </table:table-cell>
          <table:table-cell office:value-type="string">
            <text:p>wšela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ědnej</text:p>
          </table:table-cell>
          <table:table-cell office:value-type="string">
            <text:p>wšěd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a</text:p>
          </table:table-cell>
          <table:table-cell office:value-type="string">
            <text:p>w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ótnozć</text:p>
          </table:table-cell>
          <table:table-cell office:value-type="string">
            <text:p>wrót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ótneho</text:p>
          </table:table-cell>
          <table:table-cell office:value-type="string">
            <text:p>wrót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óća</text:p>
          </table:table-cell>
          <table:table-cell office:value-type="string">
            <text:p>wró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uć</text:p>
          </table:table-cell>
          <table:table-cell office:value-type="string">
            <text:p>wozu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zt</text:p>
          </table:table-cell>
          <table:table-cell office:value-type="string">
            <text:p>wóz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nješ</text:p>
          </table:table-cell>
          <table:table-cell office:value-type="string">
            <text:p>woztanj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jeni</text:p>
          </table:table-cell>
          <table:table-cell office:value-type="string">
            <text:p>wozta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jena</text:p>
          </table:table-cell>
          <table:table-cell office:value-type="string">
            <text:p>woztaj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ow</text:p>
          </table:table-cell>
          <table:table-cell office:value-type="string">
            <text:p>woz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žiwjeny</text:p>
          </table:table-cell>
          <table:table-cell office:value-type="string">
            <text:p>wožiw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žiwiło</text:p>
          </table:table-cell>
          <table:table-cell office:value-type="string">
            <text:p>wožiw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ženić</text:p>
          </table:table-cell>
          <table:table-cell office:value-type="string">
            <text:p>wožen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wi</text:p>
          </table:table-cell>
          <table:table-cell office:value-type="string">
            <text:p>wo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žwšitkeho</text:p>
          </table:table-cell>
          <table:table-cell office:value-type="string">
            <text:p>wotžwšit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ztupjenje</text:p>
          </table:table-cell>
          <table:table-cell office:value-type="string">
            <text:p>wotztup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ztupja</text:p>
          </table:table-cell>
          <table:table-cell office:value-type="string">
            <text:p>wotztup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ztupiła</text:p>
          </table:table-cell>
          <table:table-cell office:value-type="string">
            <text:p>wotztup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ztupić</text:p>
          </table:table-cell>
          <table:table-cell office:value-type="string">
            <text:p>wotztup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ztupichu</text:p>
          </table:table-cell>
          <table:table-cell office:value-type="string">
            <text:p>wotztup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ztorčili</text:p>
          </table:table-cell>
          <table:table-cell office:value-type="string">
            <text:p>wotztorč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tzowzkich</text:p>
          </table:table-cell>
          <table:table-cell office:value-type="string">
            <text:p>wótzow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tzneho</text:p>
          </table:table-cell>
          <table:table-cell office:value-type="string">
            <text:p>wótz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róćić</text:p>
          </table:table-cell>
          <table:table-cell office:value-type="string">
            <text:p>wotwróć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róćenju</text:p>
          </table:table-cell>
          <table:table-cell office:value-type="string">
            <text:p>wotwróć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wot</text:p>
          </table:table-cell>
          <table:table-cell office:value-type="string">
            <text:p>[wo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obroćimy</text:p>
          </table:table-cell>
          <table:table-cell office:value-type="string">
            <text:p>wotwobroć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obroća</text:p>
          </table:table-cell>
          <table:table-cell office:value-type="string">
            <text:p>wotwobro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jež</text:p>
          </table:table-cell>
          <table:table-cell office:value-type="string">
            <text:p>wotwje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jazanym</text:p>
          </table:table-cell>
          <table:table-cell office:value-type="string">
            <text:p>wotwjaza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jazani</text:p>
          </table:table-cell>
          <table:table-cell office:value-type="string">
            <text:p>wotwjaz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tyknjenemu</text:p>
          </table:table-cell>
          <table:table-cell office:value-type="string">
            <text:p>wottyknje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trěć</text:p>
          </table:table-cell>
          <table:table-cell office:value-type="string">
            <text:p>wottrě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sudźeni</text:p>
          </table:table-cell>
          <table:table-cell office:value-type="string">
            <text:p>wotsudź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sudźena</text:p>
          </table:table-cell>
          <table:table-cell office:value-type="string">
            <text:p>wotsudź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trozći</text:p>
          </table:table-cell>
          <table:table-cell office:value-type="string">
            <text:p>wótr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ročkowy</text:p>
          </table:table-cell>
          <table:table-cell office:value-type="string">
            <text:p>wotročk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ročkach</text:p>
          </table:table-cell>
          <table:table-cell office:value-type="string">
            <text:p>wotročk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triše</text:p>
          </table:table-cell>
          <table:table-cell office:value-type="string">
            <text:p>wótr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tra</text:p>
          </table:table-cell>
          <table:table-cell office:value-type="string">
            <text:p>wót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ušćiš</text:p>
          </table:table-cell>
          <table:table-cell office:value-type="string">
            <text:p>wotpušć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ołožmy</text:p>
          </table:table-cell>
          <table:table-cell office:value-type="string">
            <text:p>wotpołož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ołožić</text:p>
          </table:table-cell>
          <table:table-cell office:value-type="string">
            <text:p>wotpołož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očuja</text:p>
          </table:table-cell>
          <table:table-cell office:value-type="string">
            <text:p>wotpoču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očowaše</text:p>
          </table:table-cell>
          <table:table-cell office:value-type="string">
            <text:p>wotpoč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očowanje</text:p>
          </table:table-cell>
          <table:table-cell office:value-type="string">
            <text:p>wotpočo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očowali</text:p>
          </table:table-cell>
          <table:table-cell office:value-type="string">
            <text:p>wotpoč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očinkej</text:p>
          </table:table-cell>
          <table:table-cell office:value-type="string">
            <text:p>wotpočin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anyć</text:p>
          </table:table-cell>
          <table:table-cell office:value-type="string">
            <text:p>wotpan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anu</text:p>
          </table:table-cell>
          <table:table-cell office:value-type="string">
            <text:p>wotpa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anuli</text:p>
          </table:table-cell>
          <table:table-cell office:value-type="string">
            <text:p>wotpanu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anuć</text:p>
          </table:table-cell>
          <table:table-cell office:value-type="string">
            <text:p>wotpanu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anje</text:p>
          </table:table-cell>
          <table:table-cell office:value-type="string">
            <text:p>wotp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anjenju</text:p>
          </table:table-cell>
          <table:table-cell office:value-type="string">
            <text:p>wotpan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nućena</text:p>
          </table:table-cell>
          <table:table-cell office:value-type="string">
            <text:p>wotnuć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nosyć</text:p>
          </table:table-cell>
          <table:table-cell office:value-type="string">
            <text:p>wotnos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měnjenje</text:p>
          </table:table-cell>
          <table:table-cell office:value-type="string">
            <text:p>wotměn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łožene</text:p>
          </table:table-cell>
          <table:table-cell office:value-type="string">
            <text:p>wotłož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łamana</text:p>
          </table:table-cell>
          <table:table-cell office:value-type="string">
            <text:p>wotłam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łamał</text:p>
          </table:table-cell>
          <table:table-cell office:value-type="string">
            <text:p>wotłam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kryte</text:p>
          </table:table-cell>
          <table:table-cell office:value-type="string">
            <text:p>wotkry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hladał</text:p>
          </table:table-cell>
          <table:table-cell office:value-type="string">
            <text:p>wothlad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wrjenju</text:p>
          </table:table-cell>
          <table:table-cell office:value-type="string">
            <text:p>wotewr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wrjenjom</text:p>
          </table:table-cell>
          <table:table-cell office:value-type="string">
            <text:p>wotewrj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wrjenje</text:p>
          </table:table-cell>
          <table:table-cell office:value-type="string">
            <text:p>wotewr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šło</text:p>
          </table:table-cell>
          <table:table-cell office:value-type="string">
            <text:p>woteš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słał</text:p>
          </table:table-cell>
          <table:table-cell office:value-type="string">
            <text:p>wotesł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r</text:p>
          </table:table-cell>
          <table:table-cell office:value-type="string">
            <text:p>wo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ńdźenja</text:p>
          </table:table-cell>
          <table:table-cell office:value-type="string">
            <text:p>woteńdź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mrjeteho</text:p>
          </table:table-cell>
          <table:table-cell office:value-type="string">
            <text:p>wotemrjet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dźěleny</text:p>
          </table:table-cell>
          <table:table-cell office:value-type="string">
            <text:p>wotdźěl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dźěla</text:p>
          </table:table-cell>
          <table:table-cell office:value-type="string">
            <text:p>wotdźě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ćisnje</text:p>
          </table:table-cell>
          <table:table-cell office:value-type="string">
            <text:p>wotćis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ćata</text:p>
          </table:table-cell>
          <table:table-cell office:value-type="string">
            <text:p>wotć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anknuć</text:p>
          </table:table-cell>
          <table:table-cell office:value-type="string">
            <text:p>wotanknu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anka</text:p>
          </table:table-cell>
          <table:table-cell office:value-type="string">
            <text:p>wotan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wjećene</text:p>
          </table:table-cell>
          <table:table-cell office:value-type="string">
            <text:p>woswjeć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meho</text:p>
          </table:table-cell>
          <table:table-cell office:value-type="string">
            <text:p>wosm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sliza</text:p>
          </table:table-cell>
          <table:table-cell office:value-type="string">
            <text:p>wósli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ebnozći</text:p>
          </table:table-cell>
          <table:table-cell office:value-type="string">
            <text:p>wosebn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ebne</text:p>
          </table:table-cell>
          <table:table-cell office:value-type="string">
            <text:p>woseb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ebneho</text:p>
          </table:table-cell>
          <table:table-cell office:value-type="string">
            <text:p>woseb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ada</text:p>
          </table:table-cell>
          <table:table-cell office:value-type="string">
            <text:p>wosa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adach</text:p>
          </table:table-cell>
          <table:table-cell office:value-type="string">
            <text:p>wosad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ytali</text:p>
          </table:table-cell>
          <table:table-cell office:value-type="string">
            <text:p>wopyt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ytać</text:p>
          </table:table-cell>
          <table:table-cell office:value-type="string">
            <text:p>wopyt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uš</text:p>
          </table:table-cell>
          <table:table-cell office:value-type="string">
            <text:p>wopu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ušćeni</text:p>
          </table:table-cell>
          <table:table-cell office:value-type="string">
            <text:p>wopušć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ušach</text:p>
          </table:table-cell>
          <table:table-cell office:value-type="string">
            <text:p>wopuš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tał</text:p>
          </table:table-cell>
          <table:table-cell office:value-type="string">
            <text:p>wopt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uje</text:p>
          </table:table-cell>
          <table:table-cell office:value-type="string">
            <text:p>wopr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owanju</text:p>
          </table:table-cell>
          <table:table-cell office:value-type="string">
            <text:p>woprow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ować</text:p>
          </table:table-cell>
          <table:table-cell office:value-type="string">
            <text:p>wopr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awdźez</text:p>
          </table:table-cell>
          <table:table-cell office:value-type="string">
            <text:p>woprawdźe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ašowanja</text:p>
          </table:table-cell>
          <table:table-cell office:value-type="string">
            <text:p>woprašow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ašenju</text:p>
          </table:table-cell>
          <table:table-cell office:value-type="string">
            <text:p>wopraš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rom</text:p>
          </table:table-cell>
          <table:table-cell office:value-type="string">
            <text:p>wopor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rje</text:p>
          </table:table-cell>
          <table:table-cell office:value-type="string">
            <text:p>wopor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ra</text:p>
          </table:table-cell>
          <table:table-cell office:value-type="string">
            <text:p>wopo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rach</text:p>
          </table:table-cell>
          <table:table-cell office:value-type="string">
            <text:p>wopor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mń</text:p>
          </table:table-cell>
          <table:table-cell office:value-type="string">
            <text:p>wopom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mniłaj</text:p>
          </table:table-cell>
          <table:table-cell office:value-type="string">
            <text:p>wopomni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mi</text:p>
          </table:table-cell>
          <table:table-cell office:value-type="string">
            <text:p>wopo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kažeš</text:p>
          </table:table-cell>
          <table:table-cell office:value-type="string">
            <text:p>wopokaž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kazana</text:p>
          </table:table-cell>
          <table:table-cell office:value-type="string">
            <text:p>wopokaz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luzk</text:p>
          </table:table-cell>
          <table:table-cell office:value-type="string">
            <text:p>wopluz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ismow</text:p>
          </table:table-cell>
          <table:table-cell office:value-type="string">
            <text:p>wopism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ismo</text:p>
          </table:table-cell>
          <table:table-cell office:value-type="string">
            <text:p>wopism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isanje</text:p>
          </table:table-cell>
          <table:table-cell office:value-type="string">
            <text:p>wopis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iłzy</text:p>
          </table:table-cell>
          <table:table-cell office:value-type="string">
            <text:p>wopił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iły</text:p>
          </table:table-cell>
          <table:table-cell office:value-type="string">
            <text:p>wopił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ili</text:p>
          </table:table-cell>
          <table:table-cell office:value-type="string">
            <text:p>wop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asani</text:p>
          </table:table-cell>
          <table:table-cell office:value-type="string">
            <text:p>wopas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nowi</text:p>
          </table:table-cell>
          <table:table-cell office:value-type="string">
            <text:p>wono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nje</text:p>
          </table:table-cell>
          <table:table-cell office:value-type="string">
            <text:p>wó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njenju</text:p>
          </table:table-cell>
          <table:table-cell office:value-type="string">
            <text:p>won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njazych</text:p>
          </table:table-cell>
          <table:table-cell office:value-type="string">
            <text:p>wonjaz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mazani</text:p>
          </table:table-cell>
          <table:table-cell office:value-type="string">
            <text:p>womaz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mazali</text:p>
          </table:table-cell>
          <table:table-cell office:value-type="string">
            <text:p>womaz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mazaju</text:p>
          </table:table-cell>
          <table:table-cell office:value-type="string">
            <text:p>womaz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masałej</text:p>
          </table:table-cell>
          <table:table-cell office:value-type="string">
            <text:p>womasał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mu</text:p>
          </table:table-cell>
          <table:table-cell office:value-type="string">
            <text:p>woł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ma</text:p>
          </table:table-cell>
          <table:table-cell office:value-type="string">
            <text:p>woł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lijwki</text:p>
          </table:table-cell>
          <table:table-cell office:value-type="string">
            <text:p>wolijw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liju</text:p>
          </table:table-cell>
          <table:table-cell office:value-type="string">
            <text:p>woli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lijowzaj</text:p>
          </table:table-cell>
          <table:table-cell office:value-type="string">
            <text:p>wolijowz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ej</text:p>
          </table:table-cell>
          <table:table-cell office:value-type="string">
            <text:p>woł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azeho</text:p>
          </table:table-cell>
          <table:table-cell office:value-type="string">
            <text:p>wołaz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aće</text:p>
          </table:table-cell>
          <table:table-cell office:value-type="string">
            <text:p>woł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še</text:p>
          </table:table-cell>
          <table:table-cell office:value-type="string">
            <text:p>wok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šewjeny</text:p>
          </table:table-cell>
          <table:table-cell office:value-type="string">
            <text:p>wokšew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šewjenje</text:p>
          </table:table-cell>
          <table:table-cell office:value-type="string">
            <text:p>wokšew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šewjene</text:p>
          </table:table-cell>
          <table:table-cell office:value-type="string">
            <text:p>wokšew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ošowanjom</text:p>
          </table:table-cell>
          <table:table-cell office:value-type="string">
            <text:p>wokošow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olne</text:p>
          </table:table-cell>
          <table:table-cell office:value-type="string">
            <text:p>wokol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jzko</text:p>
          </table:table-cell>
          <table:table-cell office:value-type="string">
            <text:p>wójzk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jzkom</text:p>
          </table:table-cell>
          <table:table-cell office:value-type="string">
            <text:p>wójzk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uju</text:p>
          </table:table-cell>
          <table:table-cell office:value-type="string">
            <text:p>woju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ujeće</text:p>
          </table:table-cell>
          <table:table-cell office:value-type="string">
            <text:p>woju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owaše</text:p>
          </table:table-cell>
          <table:table-cell office:value-type="string">
            <text:p>woj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owachu</text:p>
          </table:table-cell>
          <table:table-cell office:value-type="string">
            <text:p>woj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jny</text:p>
          </table:table-cell>
          <table:table-cell office:value-type="string">
            <text:p>wój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eŕztwo</text:p>
          </table:table-cell>
          <table:table-cell office:value-type="string">
            <text:p>wojeŕ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ak</text:p>
          </table:table-cell>
          <table:table-cell office:value-type="string">
            <text:p>woja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hrěwajtaj</text:p>
          </table:table-cell>
          <table:table-cell office:value-type="string">
            <text:p>wohrěwaj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hladowali</text:p>
          </table:table-cell>
          <table:table-cell office:value-type="string">
            <text:p>wohlad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hladam</text:p>
          </table:table-cell>
          <table:table-cell office:value-type="string">
            <text:p>wohlad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hladaju</text:p>
          </table:table-cell>
          <table:table-cell office:value-type="string">
            <text:p>wohlad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henjowym</text:p>
          </table:table-cell>
          <table:table-cell office:value-type="string">
            <text:p>wohenj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henjoweje</text:p>
          </table:table-cell>
          <table:table-cell office:value-type="string">
            <text:p>wohenjo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henjowaj</text:p>
          </table:table-cell>
          <table:table-cell office:value-type="string">
            <text:p>wohenjow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dźerja</text:p>
          </table:table-cell>
          <table:table-cell office:value-type="string">
            <text:p>wodźer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dycha</text:p>
          </table:table-cell>
          <table:table-cell office:value-type="string">
            <text:p>wodyc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duy</text:p>
          </table:table-cell>
          <table:table-cell office:value-type="string">
            <text:p>wodu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du</text:p>
          </table:table-cell>
          <table:table-cell office:value-type="string">
            <text:p>wó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dowe</text:p>
          </table:table-cell>
          <table:table-cell office:value-type="string">
            <text:p>wod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dnych</text:p>
          </table:table-cell>
          <table:table-cell office:value-type="string">
            <text:p>wód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dawał</text:p>
          </table:table-cell>
          <table:table-cell office:value-type="string">
            <text:p>woda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čazej</text:p>
          </table:table-cell>
          <table:table-cell office:value-type="string">
            <text:p>wočaz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čakujemy</text:p>
          </table:table-cell>
          <table:table-cell office:value-type="string">
            <text:p>wočakuj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čakowanje</text:p>
          </table:table-cell>
          <table:table-cell office:value-type="string">
            <text:p>wočako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čakowali</text:p>
          </table:table-cell>
          <table:table-cell office:value-type="string">
            <text:p>wočak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čakować</text:p>
          </table:table-cell>
          <table:table-cell office:value-type="string">
            <text:p>wočak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eješe</text:p>
          </table:table-cell>
          <table:table-cell office:value-type="string">
            <text:p>wobzte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ara</text:p>
          </table:table-cell>
          <table:table-cell office:value-type="string">
            <text:p>wobzta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arać</text:p>
          </table:table-cell>
          <table:table-cell office:value-type="string">
            <text:p>wobztar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ała</text:p>
          </table:table-cell>
          <table:table-cell office:value-type="string">
            <text:p>wobzt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ajnu</text:p>
          </table:table-cell>
          <table:table-cell office:value-type="string">
            <text:p>wobztaj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ajnozću</text:p>
          </table:table-cell>
          <table:table-cell office:value-type="string">
            <text:p>wobztajno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ajna</text:p>
          </table:table-cell>
          <table:table-cell office:value-type="string">
            <text:p>wobztaj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žranztwo</text:p>
          </table:table-cell>
          <table:table-cell office:value-type="string">
            <text:p>wobžran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koržowaše</text:p>
          </table:table-cell>
          <table:table-cell office:value-type="string">
            <text:p>wobzkorž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koržowaŕ</text:p>
          </table:table-cell>
          <table:table-cell office:value-type="string">
            <text:p>wobzkoržowa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anknuł</text:p>
          </table:table-cell>
          <table:table-cell office:value-type="string">
            <text:p>wobzank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ujće</text:p>
          </table:table-cell>
          <table:table-cell office:value-type="string">
            <text:p>wobu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twjerdźił</text:p>
          </table:table-cell>
          <table:table-cell office:value-type="string">
            <text:p>wobtwjer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twjerdźeni</text:p>
          </table:table-cell>
          <table:table-cell office:value-type="string">
            <text:p>wobtwjerdź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swědč</text:p>
          </table:table-cell>
          <table:table-cell office:value-type="string">
            <text:p>wobswědč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swědčenju</text:p>
          </table:table-cell>
          <table:table-cell office:value-type="string">
            <text:p>wobswědč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ónjeni</text:p>
          </table:table-cell>
          <table:table-cell office:value-type="string">
            <text:p>wobrón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oćiłe</text:p>
          </table:table-cell>
          <table:table-cell office:value-type="string">
            <text:p>wobroći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oćenja</text:p>
          </table:table-cell>
          <table:table-cell office:value-type="string">
            <text:p>wobroć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oćeni</text:p>
          </table:table-cell>
          <table:table-cell office:value-type="string">
            <text:p>wobroć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ězku</text:p>
          </table:table-cell>
          <table:table-cell office:value-type="string">
            <text:p>wobrě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ězany</text:p>
          </table:table-cell>
          <table:table-cell office:value-type="string">
            <text:p>wobrěz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ězanjom</text:p>
          </table:table-cell>
          <table:table-cell office:value-type="string">
            <text:p>wobrěz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adź</text:p>
          </table:table-cell>
          <table:table-cell office:value-type="string">
            <text:p>wobradź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norbće</text:p>
          </table:table-cell>
          <table:table-cell office:value-type="string">
            <text:p>wobnorb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liču</text:p>
          </table:table-cell>
          <table:table-cell office:value-type="string">
            <text:p>woblič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łičo</text:p>
          </table:table-cell>
          <table:table-cell office:value-type="string">
            <text:p>wobłič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lekła</text:p>
          </table:table-cell>
          <table:table-cell office:value-type="string">
            <text:p>woblek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lečenych</text:p>
          </table:table-cell>
          <table:table-cell office:value-type="string">
            <text:p>wobleč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lečenju</text:p>
          </table:table-cell>
          <table:table-cell office:value-type="string">
            <text:p>wobleč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lečene</text:p>
          </table:table-cell>
          <table:table-cell office:value-type="string">
            <text:p>wobleč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lečena</text:p>
          </table:table-cell>
          <table:table-cell office:value-type="string">
            <text:p>wobleč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lečenaj</text:p>
          </table:table-cell>
          <table:table-cell office:value-type="string">
            <text:p>wobleče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kryta</text:p>
          </table:table-cell>
          <table:table-cell office:value-type="string">
            <text:p>wobkry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krjepjenju</text:p>
          </table:table-cell>
          <table:table-cell office:value-type="string">
            <text:p>wobkrjep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krjepjenja</text:p>
          </table:table-cell>
          <table:table-cell office:value-type="string">
            <text:p>wobkrjepj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krjepjeni</text:p>
          </table:table-cell>
          <table:table-cell office:value-type="string">
            <text:p>wobkrjep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krjepjena</text:p>
          </table:table-cell>
          <table:table-cell office:value-type="string">
            <text:p>wobkrjepj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khodźene</text:p>
          </table:table-cell>
          <table:table-cell office:value-type="string">
            <text:p>wobkhodź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khłódkowachu</text:p>
          </table:table-cell>
          <table:table-cell office:value-type="string">
            <text:p>wobkhłódk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honju</text:p>
          </table:table-cell>
          <table:table-cell office:value-type="string">
            <text:p>wobho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honjerjow</text:p>
          </table:table-cell>
          <table:table-cell office:value-type="string">
            <text:p>wobhonjer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honichu</text:p>
          </table:table-cell>
          <table:table-cell office:value-type="string">
            <text:p>wobhon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hlada</text:p>
          </table:table-cell>
          <table:table-cell office:value-type="string">
            <text:p>wobhla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hladał</text:p>
          </table:table-cell>
          <table:table-cell office:value-type="string">
            <text:p>wobhlad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eńdźenju</text:p>
          </table:table-cell>
          <table:table-cell office:value-type="string">
            <text:p>wobeńdź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eńdźenjom</text:p>
          </table:table-cell>
          <table:table-cell office:value-type="string">
            <text:p>wobeńdź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eńdźenje</text:p>
          </table:table-cell>
          <table:table-cell office:value-type="string">
            <text:p>wobeń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date</text:p>
          </table:table-cell>
          <table:table-cell office:value-type="string">
            <text:p>wobd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dachu</text:p>
          </table:table-cell>
          <table:table-cell office:value-type="string">
            <text:p>wobd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arnowani</text:p>
          </table:table-cell>
          <table:table-cell office:value-type="string">
            <text:p>wobarnow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arnować</text:p>
          </table:table-cell>
          <table:table-cell office:value-type="string">
            <text:p>wobarn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araše</text:p>
          </table:table-cell>
          <table:table-cell office:value-type="string">
            <text:p>wobar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arał</text:p>
          </table:table-cell>
          <table:table-cell office:value-type="string">
            <text:p>wobar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araju</text:p>
          </table:table-cell>
          <table:table-cell office:value-type="string">
            <text:p>wobar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arachu</text:p>
          </table:table-cell>
          <table:table-cell office:value-type="string">
            <text:p>wobar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łosowy</text:p>
          </table:table-cell>
          <table:table-cell office:value-type="string">
            <text:p>włos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łosow</text:p>
          </table:table-cell>
          <table:table-cell office:value-type="string">
            <text:p>włos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-</text:p>
          </table:table-cell>
          <table:table-cell office:value-type="string">
            <text:p>wje-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sełym</text:p>
          </table:table-cell>
          <table:table-cell office:value-type="string">
            <text:p>wjeseł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sel</text:p>
          </table:table-cell>
          <table:table-cell office:value-type="string">
            <text:p>wjes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selmy</text:p>
          </table:table-cell>
          <table:table-cell office:value-type="string">
            <text:p>wjesel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wjeselće</text:p>
          </table:table-cell>
          <table:table-cell office:value-type="string">
            <text:p>[wjesel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ŕchu</text:p>
          </table:table-cell>
          <table:table-cell office:value-type="string">
            <text:p>wjeŕ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ŕchow</text:p>
          </table:table-cell>
          <table:table-cell office:value-type="string">
            <text:p>wjeŕch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ŕcham</text:p>
          </table:table-cell>
          <table:table-cell office:value-type="string">
            <text:p>wjeŕch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nja</text:p>
          </table:table-cell>
          <table:table-cell office:value-type="string">
            <text:p>wj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dźće</text:p>
          </table:table-cell>
          <table:table-cell office:value-type="string">
            <text:p>wjedź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dło</text:p>
          </table:table-cell>
          <table:table-cell office:value-type="string">
            <text:p>wjed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čornym</text:p>
          </table:table-cell>
          <table:table-cell office:value-type="string">
            <text:p>wječor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ći</text:p>
          </table:table-cell>
          <table:table-cell office:value-type="string">
            <text:p>wje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ćenju</text:p>
          </table:table-cell>
          <table:table-cell office:value-type="string">
            <text:p>wjeć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ćenje</text:p>
          </table:table-cell>
          <table:table-cell office:value-type="string">
            <text:p>wjeć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aznuli</text:p>
          </table:table-cell>
          <table:table-cell office:value-type="string">
            <text:p>wjaznu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saze</text:p>
          </table:table-cell>
          <table:table-cell office:value-type="string">
            <text:p>wisaz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nom</text:p>
          </table:table-cell>
          <table:table-cell office:value-type="string">
            <text:p>win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kowanje</text:p>
          </table:table-cell>
          <table:table-cell office:value-type="string">
            <text:p>wiko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dźištaj</text:p>
          </table:table-cell>
          <table:table-cell office:value-type="string">
            <text:p>widź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dźena</text:p>
          </table:table-cell>
          <table:table-cell office:value-type="string">
            <text:p>widź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choru</text:p>
          </table:table-cell>
          <table:table-cell office:value-type="string">
            <text:p>wicho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chora</text:p>
          </table:table-cell>
          <table:table-cell office:value-type="string">
            <text:p>wicho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ztym</text:p>
          </table:table-cell>
          <table:table-cell office:value-type="string">
            <text:p>wězt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ztu</text:p>
          </table:table-cell>
          <table:table-cell office:value-type="string">
            <text:p>wěz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ztozći</text:p>
          </table:table-cell>
          <table:table-cell office:value-type="string">
            <text:p>wězt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zteje</text:p>
          </table:table-cell>
          <table:table-cell office:value-type="string">
            <text:p>wězt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zćišich</text:p>
          </table:table-cell>
          <table:table-cell office:value-type="string">
            <text:p>wězćiš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zam</text:p>
          </table:table-cell>
          <table:table-cell office:value-type="string">
            <text:p>wěz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try</text:p>
          </table:table-cell>
          <table:table-cell office:value-type="string">
            <text:p>wět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trow</text:p>
          </table:table-cell>
          <table:table-cell office:value-type="string">
            <text:p>wětr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šćił</text:p>
          </table:table-cell>
          <table:table-cell office:value-type="string">
            <text:p>wěšć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šćeŕzkich</text:p>
          </table:table-cell>
          <table:table-cell office:value-type="string">
            <text:p>wěšćeŕ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rnozću</text:p>
          </table:table-cell>
          <table:table-cell office:value-type="string">
            <text:p>wěrno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rnemu</text:p>
          </table:table-cell>
          <table:table-cell office:value-type="string">
            <text:p>wěr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rjeny</text:p>
          </table:table-cell>
          <table:table-cell office:value-type="string">
            <text:p>wěr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domnozće</text:p>
          </table:table-cell>
          <table:table-cell office:value-type="string">
            <text:p>wědom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domna</text:p>
          </table:table-cell>
          <table:table-cell office:value-type="string">
            <text:p>wědom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čny</text:p>
          </table:table-cell>
          <table:table-cell office:value-type="string">
            <text:p>wěč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čnymi</text:p>
          </table:table-cell>
          <table:table-cell office:value-type="string">
            <text:p>wěč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žili</text:p>
          </table:table-cell>
          <table:table-cell office:value-type="string">
            <text:p>waž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</text:p>
          </table:table-cell>
          <table:table-cell office:value-type="string">
            <text:p>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miztwjerdnjeny</text:p>
          </table:table-cell>
          <table:table-cell office:value-type="string">
            <text:p>wamiztwjerd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la</text:p>
          </table:table-cell>
          <table:table-cell office:value-type="string">
            <text:p>wa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ks</text:p>
          </table:table-cell>
          <table:table-cell office:value-type="string">
            <text:p>wak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hu</text:p>
          </table:table-cell>
          <table:table-cell office:value-type="string">
            <text:p>wa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dźiće</text:p>
          </table:table-cell>
          <table:table-cell office:value-type="string">
            <text:p>wadź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ć</text:p>
          </table:table-cell>
          <table:table-cell office:value-type="string">
            <text:p>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chuj</text:p>
          </table:table-cell>
          <table:table-cell office:value-type="string">
            <text:p>wachu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chujmy</text:p>
          </table:table-cell>
          <table:table-cell office:value-type="string">
            <text:p>wachuj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chujemy</text:p>
          </table:table-cell>
          <table:table-cell office:value-type="string">
            <text:p>wachuj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chować</text:p>
          </table:table-cell>
          <table:table-cell office:value-type="string">
            <text:p>wach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bjeny</text:p>
          </table:table-cell>
          <table:table-cell office:value-type="string">
            <text:p>wab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bja</text:p>
          </table:table-cell>
          <table:table-cell office:value-type="string">
            <text:p>wab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bili</text:p>
          </table:table-cell>
          <table:table-cell office:value-type="string">
            <text:p>wab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k</text:p>
          </table:table-cell>
          <table:table-cell office:value-type="string">
            <text:p>u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ělbu</text:p>
          </table:table-cell>
          <table:table-cell office:value-type="string">
            <text:p>tzělb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šu</text:p>
          </table:table-cell>
          <table:table-cell office:value-type="string">
            <text:p>tyš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šenje</text:p>
          </table:table-cell>
          <table:table-cell office:value-type="string">
            <text:p>tyš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ka</text:p>
          </table:table-cell>
          <table:table-cell office:value-type="string">
            <text:p>ty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chik</text:p>
          </table:table-cell>
          <table:table-cell office:value-type="string">
            <text:p>tych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jerdźiznu</text:p>
          </table:table-cell>
          <table:table-cell office:value-type="string">
            <text:p>twjerdźiz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jerdźi</text:p>
          </table:table-cell>
          <table:table-cell office:value-type="string">
            <text:p>twjer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jerdźina</text:p>
          </table:table-cell>
          <table:table-cell office:value-type="string">
            <text:p>twjerdź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jerdeho</text:p>
          </table:table-cell>
          <table:table-cell office:value-type="string">
            <text:p>twjerd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ar</text:p>
          </table:table-cell>
          <table:table-cell office:value-type="string">
            <text:p>tw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arjeny</text:p>
          </table:table-cell>
          <table:table-cell office:value-type="string">
            <text:p>twar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aŕće</text:p>
          </table:table-cell>
          <table:table-cell office:value-type="string">
            <text:p>twaŕ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tu</text:p>
          </table:table-cell>
          <table:table-cell office:value-type="string">
            <text:p>[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it</text:p>
          </table:table-cell>
          <table:table-cell office:value-type="string">
            <text:p>tu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čne</text:p>
          </table:table-cell>
          <table:table-cell office:value-type="string">
            <text:p>tuč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šepjetanjom</text:p>
          </table:table-cell>
          <table:table-cell office:value-type="string">
            <text:p>tšepjet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šaseny</text:p>
          </table:table-cell>
          <table:table-cell office:value-type="string">
            <text:p>tšas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ubu</text:p>
          </table:table-cell>
          <table:table-cell office:value-type="string">
            <text:p>trub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ubjerjow</text:p>
          </table:table-cell>
          <table:table-cell office:value-type="string">
            <text:p>trubjer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ubjelu</text:p>
          </table:table-cell>
          <table:table-cell office:value-type="string">
            <text:p>trubje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ubinych</text:p>
          </table:table-cell>
          <table:table-cell office:value-type="string">
            <text:p>trubi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ubili</text:p>
          </table:table-cell>
          <table:table-cell office:value-type="string">
            <text:p>trub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ubić</text:p>
          </table:table-cell>
          <table:table-cell office:value-type="string">
            <text:p>trub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uba</text:p>
          </table:table-cell>
          <table:table-cell office:value-type="string">
            <text:p>tru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ubami</text:p>
          </table:table-cell>
          <table:table-cell office:value-type="string">
            <text:p>trub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oštuj</text:p>
          </table:table-cell>
          <table:table-cell office:value-type="string">
            <text:p>troštu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oštowane</text:p>
          </table:table-cell>
          <table:table-cell office:value-type="string">
            <text:p>troštow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ošće</text:p>
          </table:table-cell>
          <table:table-cell office:value-type="string">
            <text:p>troš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ónje</text:p>
          </table:table-cell>
          <table:table-cell office:value-type="string">
            <text:p>tró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oje</text:p>
          </table:table-cell>
          <table:table-cell office:value-type="string">
            <text:p>tro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ojeho</text:p>
          </table:table-cell>
          <table:table-cell office:value-type="string">
            <text:p>troj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jechiłe</text:p>
          </table:table-cell>
          <table:table-cell office:value-type="string">
            <text:p>trjechi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wowa</text:p>
          </table:table-cell>
          <table:table-cell office:value-type="string">
            <text:p>trawo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wna</text:p>
          </table:table-cell>
          <table:table-cell office:value-type="string">
            <text:p>traw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wje</text:p>
          </table:table-cell>
          <table:table-cell office:value-type="string">
            <text:p>tra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šna</text:p>
          </table:table-cell>
          <table:table-cell office:value-type="string">
            <text:p>traš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šić</text:p>
          </table:table-cell>
          <table:table-cell office:value-type="string">
            <text:p>traš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daju</text:p>
          </table:table-cell>
          <table:table-cell office:value-type="string">
            <text:p>trad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ć</text:p>
          </table:table-cell>
          <table:table-cell office:value-type="string">
            <text:p>tr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waŕšo</text:p>
          </table:table-cell>
          <table:table-cell office:value-type="string">
            <text:p>towaŕš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waŕša</text:p>
          </table:table-cell>
          <table:table-cell office:value-type="string">
            <text:p>towaŕ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órnozći</text:p>
          </table:table-cell>
          <table:table-cell office:value-type="string">
            <text:p>tórn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hnjeni</text:p>
          </table:table-cell>
          <table:table-cell office:value-type="string">
            <text:p>torhn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hnjene</text:p>
          </table:table-cell>
          <table:table-cell office:value-type="string">
            <text:p>torh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pazius</text:p>
          </table:table-cell>
          <table:table-cell office:value-type="string">
            <text:p>topazi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b</text:p>
          </table:table-cell>
          <table:table-cell office:value-type="string">
            <text:p>to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</text:p>
          </table:table-cell>
          <table:table-cell office:value-type="string">
            <text:p>t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ni</text:p>
          </table:table-cell>
          <table:table-cell office:value-type="string">
            <text:p>ti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mothejowa</text:p>
          </table:table-cell>
          <table:table-cell office:value-type="string">
            <text:p>timothejow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im2: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ynowe</text:p>
          </table:table-cell>
          <table:table-cell office:value-type="string">
            <text:p>thyn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yatirzkeje</text:p>
          </table:table-cell>
          <table:table-cell office:value-type="string">
            <text:p>thyatir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yatirje</text:p>
          </table:table-cell>
          <table:table-cell office:value-type="string">
            <text:p>thyatir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ptany</text:p>
          </table:table-cell>
          <table:table-cell office:value-type="string">
            <text:p>tept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pił</text:p>
          </table:table-cell>
          <table:table-cell office:value-type="string">
            <text:p>tep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mneju</text:p>
          </table:table-cell>
          <table:table-cell office:value-type="string">
            <text:p>tamne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tak</text:p>
          </table:table-cell>
          <table:table-cell office:value-type="string">
            <text:p>[ta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jkimi</text:p>
          </table:table-cell>
          <table:table-cell office:value-type="string">
            <text:p>tajk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fli</text:p>
          </table:table-cell>
          <table:table-cell office:value-type="string">
            <text:p>taf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fla</text:p>
          </table:table-cell>
          <table:table-cell office:value-type="string">
            <text:p>taf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ty</text:p>
          </table:table-cell>
          <table:table-cell office:value-type="string">
            <text:p>sy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rotam</text:p>
          </table:table-cell>
          <table:table-cell office:value-type="string">
            <text:p>syrot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ntichu</text:p>
          </table:table-cell>
          <table:table-cell office:value-type="string">
            <text:p>synt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ły</text:p>
          </table:table-cell>
          <table:table-cell office:value-type="string">
            <text:p>sył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lnym</text:p>
          </table:table-cell>
          <table:table-cell office:value-type="string">
            <text:p>syl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lnozće</text:p>
          </table:table-cell>
          <table:table-cell office:value-type="string">
            <text:p>syl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lneho</text:p>
          </table:table-cell>
          <table:table-cell office:value-type="string">
            <text:p>syl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kli</text:p>
          </table:table-cell>
          <table:table-cell office:value-type="string">
            <text:p>syk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učowanje</text:p>
          </table:table-cell>
          <table:table-cell office:value-type="string">
            <text:p>swučo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eŕbić</text:p>
          </table:table-cell>
          <table:table-cell office:value-type="string">
            <text:p>swjeŕb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ećił</text:p>
          </table:table-cell>
          <table:table-cell office:value-type="string">
            <text:p>swjeć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eće</text:p>
          </table:table-cell>
          <table:table-cell office:value-type="string">
            <text:p>sw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ećenjom</text:p>
          </table:table-cell>
          <table:table-cell office:value-type="string">
            <text:p>swjeć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ećenje</text:p>
          </table:table-cell>
          <table:table-cell office:value-type="string">
            <text:p>swjeć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ećećom</text:p>
          </table:table-cell>
          <table:table-cell office:value-type="string">
            <text:p>swjećeć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ećće</text:p>
          </table:table-cell>
          <table:table-cell office:value-type="string">
            <text:p>swjeć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atozć</text:p>
          </table:table-cell>
          <table:table-cell office:value-type="string">
            <text:p>swjat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atočničku</text:p>
          </table:table-cell>
          <table:table-cell office:value-type="string">
            <text:p>swjatočnič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atnizu</text:p>
          </table:table-cell>
          <table:table-cell office:value-type="string">
            <text:p>swjatniz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ateje</text:p>
          </table:table-cell>
          <table:table-cell office:value-type="string">
            <text:p>swjat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injo</text:p>
          </table:table-cell>
          <table:table-cell office:value-type="string">
            <text:p>swin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tnym</text:p>
          </table:table-cell>
          <table:table-cell office:value-type="string">
            <text:p>swět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tnej</text:p>
          </table:table-cell>
          <table:table-cell office:value-type="string">
            <text:p>swět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tlłe</text:p>
          </table:table-cell>
          <table:table-cell office:value-type="string">
            <text:p>swětl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rnych</text:p>
          </table:table-cell>
          <table:table-cell office:value-type="string">
            <text:p>swěr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rne</text:p>
          </table:table-cell>
          <table:table-cell office:value-type="string">
            <text:p>swěr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rnemu</text:p>
          </table:table-cell>
          <table:table-cell office:value-type="string">
            <text:p>swěr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čnikaj</text:p>
          </table:table-cell>
          <table:table-cell office:value-type="string">
            <text:p>swěčnik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ćiłej</text:p>
          </table:table-cell>
          <table:table-cell office:value-type="string">
            <text:p>swěćił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ćić</text:p>
          </table:table-cell>
          <table:table-cell office:value-type="string">
            <text:p>swěć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ćiće</text:p>
          </table:table-cell>
          <table:table-cell office:value-type="string">
            <text:p>swěć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aŕ</text:p>
          </table:table-cell>
          <table:table-cell office:value-type="string">
            <text:p>swa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warne</text:p>
          </table:table-cell>
          <table:table-cell office:value-type="string">
            <text:p>šwar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arjeny</text:p>
          </table:table-cell>
          <table:table-cell office:value-type="string">
            <text:p>swar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arjenjom</text:p>
          </table:table-cell>
          <table:table-cell office:value-type="string">
            <text:p>swarj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aŕće</text:p>
          </table:table-cell>
          <table:table-cell office:value-type="string">
            <text:p>swaŕ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wabel</text:p>
          </table:table-cell>
          <table:table-cell office:value-type="string">
            <text:p>šwab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wabelowe</text:p>
          </table:table-cell>
          <table:table-cell office:value-type="string">
            <text:p>šwabel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wabelom</text:p>
          </table:table-cell>
          <table:table-cell office:value-type="string">
            <text:p>šwabel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wabela</text:p>
          </table:table-cell>
          <table:table-cell office:value-type="string">
            <text:p>šwabe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nja</text:p>
          </table:table-cell>
          <table:table-cell office:value-type="string">
            <text:p>su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ula</text:p>
          </table:table-cell>
          <table:table-cell office:value-type="string">
            <text:p>šu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k</text:p>
          </table:table-cell>
          <table:table-cell office:value-type="string">
            <text:p>su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źićžiwych</text:p>
          </table:table-cell>
          <table:table-cell office:value-type="string">
            <text:p>sudźićžiw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źenju</text:p>
          </table:table-cell>
          <table:table-cell office:value-type="string">
            <text:p>sudź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n</text:p>
          </table:table-cell>
          <table:table-cell office:value-type="string">
            <text:p>sud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nikej</text:p>
          </table:table-cell>
          <table:table-cell office:value-type="string">
            <text:p>sudni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nemu</text:p>
          </table:table-cell>
          <table:table-cell office:value-type="string">
            <text:p>sud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yrjom</text:p>
          </table:table-cell>
          <table:table-cell office:value-type="string">
            <text:p>štyr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yrimi</text:p>
          </table:table-cell>
          <table:table-cell office:value-type="string">
            <text:p>štyr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wórte</text:p>
          </table:table-cell>
          <table:table-cell office:value-type="string">
            <text:p>štwór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wórteho</text:p>
          </table:table-cell>
          <table:table-cell office:value-type="string">
            <text:p>štwórt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wórta</text:p>
          </table:table-cell>
          <table:table-cell office:value-type="string">
            <text:p>štwór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wore</text:p>
          </table:table-cell>
          <table:table-cell office:value-type="string">
            <text:p>štwo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uptaj</text:p>
          </table:table-cell>
          <table:table-cell office:value-type="string">
            <text:p>stup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rafy</text:p>
          </table:table-cell>
          <table:table-cell office:value-type="string">
            <text:p>štraf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rafował</text:p>
          </table:table-cell>
          <table:table-cell office:value-type="string">
            <text:p>štraf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oź</text:p>
          </table:table-cell>
          <table:table-cell office:value-type="string">
            <text:p>štoź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omam</text:p>
          </table:table-cell>
          <table:table-cell office:value-type="string">
            <text:p>štom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anta</text:p>
          </table:table-cell>
          <table:table-cell office:value-type="string">
            <text:p>štan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anće</text:p>
          </table:table-cell>
          <table:table-cell office:value-type="string">
            <text:p>štan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yń</text:p>
          </table:table-cell>
          <table:table-cell office:value-type="string">
            <text:p>ssy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ynom</text:p>
          </table:table-cell>
          <table:table-cell office:value-type="string">
            <text:p>ssyn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wěrny</text:p>
          </table:table-cell>
          <table:table-cell office:value-type="string">
            <text:p>sswěr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łužće</text:p>
          </table:table-cell>
          <table:table-cell office:value-type="string">
            <text:p>ssłuž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erb</text:p>
          </table:table-cell>
          <table:table-cell office:value-type="string">
            <text:p>sser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edme</text:p>
          </table:table-cell>
          <table:table-cell office:value-type="string">
            <text:p>ssed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amemu</text:p>
          </table:table-cell>
          <table:table-cell office:value-type="string">
            <text:p>ssam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rud</text:p>
          </table:table-cell>
          <table:table-cell office:value-type="string">
            <text:p>sru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rědnikej</text:p>
          </table:table-cell>
          <table:table-cell office:value-type="string">
            <text:p>srědni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ytajće</text:p>
          </table:table-cell>
          <table:table-cell office:value-type="string">
            <text:p>spyt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ominaj</text:p>
          </table:table-cell>
          <table:table-cell office:value-type="string">
            <text:p>spomi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pihelu</text:p>
          </table:table-cell>
          <table:table-cell office:value-type="string">
            <text:p>špihe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narjo</text:p>
          </table:table-cell>
          <table:table-cell office:value-type="string">
            <text:p>sona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buztarši</text:p>
          </table:table-cell>
          <table:table-cell office:value-type="string">
            <text:p>sobuztar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buwotročzy</text:p>
          </table:table-cell>
          <table:table-cell office:value-type="string">
            <text:p>sobuwotroč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buherbojo</text:p>
          </table:table-cell>
          <table:table-cell office:value-type="string">
            <text:p>sobuherbo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buherbam</text:p>
          </table:table-cell>
          <table:table-cell office:value-type="string">
            <text:p>sobuherb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botow</text:p>
          </table:table-cell>
          <table:table-cell office:value-type="string">
            <text:p>sobot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njesće</text:p>
          </table:table-cell>
          <table:table-cell office:value-type="string">
            <text:p>snjes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něh</text:p>
          </table:table-cell>
          <table:table-cell office:value-type="string">
            <text:p>sně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nadny</text:p>
          </table:table-cell>
          <table:table-cell office:value-type="string">
            <text:p>snad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nadnu</text:p>
          </table:table-cell>
          <table:table-cell office:value-type="string">
            <text:p>snad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nadne</text:p>
          </table:table-cell>
          <table:table-cell office:value-type="string">
            <text:p>snad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yrnjanzkeje</text:p>
          </table:table-cell>
          <table:table-cell office:value-type="string">
            <text:p>smyrnjan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smy-li</text:p>
          </table:table-cell>
          <table:table-cell office:value-type="string">
            <text:p>[smy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ny</text:p>
          </table:table-cell>
          <table:table-cell office:value-type="string">
            <text:p>sm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jertni</text:p>
          </table:table-cell>
          <table:table-cell office:value-type="string">
            <text:p>smjert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jertneje</text:p>
          </table:table-cell>
          <table:table-cell office:value-type="string">
            <text:p>smjertn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jertneho</text:p>
          </table:table-cell>
          <table:table-cell office:value-type="string">
            <text:p>smjert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ilił</text:p>
          </table:table-cell>
          <table:table-cell office:value-type="string">
            <text:p>smil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ilili</text:p>
          </table:table-cell>
          <table:table-cell office:value-type="string">
            <text:p>smil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ěchu</text:p>
          </table:table-cell>
          <table:table-cell office:value-type="string">
            <text:p>smě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omnikow</text:p>
          </table:table-cell>
          <table:table-cell office:value-type="string">
            <text:p>słužomni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enju</text:p>
          </table:table-cell>
          <table:table-cell office:value-type="string">
            <text:p>słuž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achmy</text:p>
          </table:table-cell>
          <table:table-cell office:value-type="string">
            <text:p>słuž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ubom</text:p>
          </table:table-cell>
          <table:table-cell office:value-type="string">
            <text:p>slub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ubjenym</text:p>
          </table:table-cell>
          <table:table-cell office:value-type="string">
            <text:p>slubje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ubach</text:p>
          </table:table-cell>
          <table:table-cell office:value-type="string">
            <text:p>slub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owoteje</text:p>
          </table:table-cell>
          <table:table-cell office:value-type="string">
            <text:p>słowot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ónzom</text:p>
          </table:table-cell>
          <table:table-cell office:value-type="string">
            <text:p>słónz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onu</text:p>
          </table:table-cell>
          <table:table-cell office:value-type="string">
            <text:p>sło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ónčneje</text:p>
          </table:table-cell>
          <table:table-cell office:value-type="string">
            <text:p>słónčn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ódkemu</text:p>
          </table:table-cell>
          <table:table-cell office:value-type="string">
            <text:p>słódk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ědżili</text:p>
          </table:table-cell>
          <table:table-cell office:value-type="string">
            <text:p>slědż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ědźili</text:p>
          </table:table-cell>
          <table:table-cell office:value-type="string">
            <text:p>slědź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ečće</text:p>
          </table:table-cell>
          <table:table-cell office:value-type="string">
            <text:p>sleč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ěboro</text:p>
          </table:table-cell>
          <table:table-cell office:value-type="string">
            <text:p>slěbor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ěborom</text:p>
          </table:table-cell>
          <table:table-cell office:value-type="string">
            <text:p>slěbor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ěbornymi</text:p>
          </table:table-cell>
          <table:table-cell office:value-type="string">
            <text:p>slěbor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ěborne</text:p>
          </table:table-cell>
          <table:table-cell office:value-type="string">
            <text:p>slěbor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ěbora</text:p>
          </table:table-cell>
          <table:table-cell office:value-type="string">
            <text:p>slěbo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ać</text:p>
          </table:table-cell>
          <table:table-cell office:value-type="string">
            <text:p>sł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abšemu</text:p>
          </table:table-cell>
          <table:table-cell office:value-type="string">
            <text:p>słabš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abozću</text:p>
          </table:table-cell>
          <table:table-cell office:value-type="string">
            <text:p>słabo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abozć</text:p>
          </table:table-cell>
          <table:table-cell office:value-type="string">
            <text:p>słab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kórnje</text:p>
          </table:table-cell>
          <table:table-cell office:value-type="string">
            <text:p>škór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kódny</text:p>
          </table:table-cell>
          <table:table-cell office:value-type="string">
            <text:p>škód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kódne</text:p>
          </table:table-cell>
          <table:table-cell office:value-type="string">
            <text:p>škód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koda</text:p>
          </table:table-cell>
          <table:table-cell office:value-type="string">
            <text:p>ško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kleńzy</text:p>
          </table:table-cell>
          <table:table-cell office:value-type="string">
            <text:p>škleń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kleńza</text:p>
          </table:table-cell>
          <table:table-cell office:value-type="string">
            <text:p>škleń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kleńčanym</text:p>
          </table:table-cell>
          <table:table-cell office:value-type="string">
            <text:p>škleńča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kit</text:p>
          </table:table-cell>
          <table:table-cell office:value-type="string">
            <text:p>šk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kerjednizy</text:p>
          </table:table-cell>
          <table:table-cell office:value-type="string">
            <text:p>škerjedni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kerjedni</text:p>
          </table:table-cell>
          <table:table-cell office:value-type="string">
            <text:p>škerjed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j</text:p>
          </table:table-cell>
          <table:table-cell office:value-type="string">
            <text:p>s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ipy</text:p>
          </table:table-cell>
          <table:table-cell office:value-type="string">
            <text:p>šip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onzkej</text:p>
          </table:table-cell>
          <table:table-cell office:value-type="string">
            <text:p>sion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mzona</text:p>
          </table:table-cell>
          <table:table-cell office:value-type="string">
            <text:p>simzo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im</text:p>
          </table:table-cell>
          <table:table-cell office:value-type="string">
            <text:p>š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meonoweho</text:p>
          </table:table-cell>
          <table:table-cell office:value-type="string">
            <text:p>simeon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ibałztwo</text:p>
          </table:table-cell>
          <table:table-cell office:value-type="string">
            <text:p>šibał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eztemu</text:p>
          </table:table-cell>
          <table:table-cell office:value-type="string">
            <text:p>šezt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pom</text:p>
          </table:table-cell>
          <table:table-cell office:value-type="string">
            <text:p>serp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ěroki</text:p>
          </table:table-cell>
          <table:table-cell office:value-type="string">
            <text:p>šěro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ěrokeho</text:p>
          </table:table-cell>
          <table:table-cell office:value-type="string">
            <text:p>šěro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eho</text:p>
          </table:table-cell>
          <table:table-cell office:value-type="string">
            <text:p>š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dźu</text:p>
          </table:table-cell>
          <table:table-cell office:value-type="string">
            <text:p>sedź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dźazych</text:p>
          </table:table-cell>
          <table:table-cell office:value-type="string">
            <text:p>sedźaz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br</text:p>
          </table:table-cell>
          <table:table-cell office:value-type="string">
            <text:p>seb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tyri</text:p>
          </table:table-cell>
          <table:table-cell office:value-type="string">
            <text:p>schtyr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twórte</text:p>
          </table:table-cell>
          <table:table-cell office:value-type="string">
            <text:p>schtwór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ezte</text:p>
          </table:table-cell>
          <table:table-cell office:value-type="string">
            <text:p>schez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ćežka</text:p>
          </table:table-cell>
          <table:table-cell office:value-type="string">
            <text:p>šćež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ćeŕpliwozće</text:p>
          </table:table-cell>
          <table:table-cell office:value-type="string">
            <text:p>sćeŕpliw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ćěpjene</text:p>
          </table:table-cell>
          <table:table-cell office:value-type="string">
            <text:p>šćěp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óžna</text:p>
          </table:table-cell>
          <table:table-cell office:value-type="string">
            <text:p>sbóž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zygluj</text:p>
          </table:table-cell>
          <table:table-cell office:value-type="string">
            <text:p>sazyglu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atami</text:p>
          </table:table-cell>
          <table:table-cell office:value-type="string">
            <text:p>šat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tamanstwu"</text:p>
          </table:table-cell>
          <table:table-cell office:value-type="string">
            <text:p>satamanstwu"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arlatowym</text:p>
          </table:table-cell>
          <table:table-cell office:value-type="string">
            <text:p>šarlat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arlata</text:p>
          </table:table-cell>
          <table:table-cell office:value-type="string">
            <text:p>šarl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rdizkeje</text:p>
          </table:table-cell>
          <table:table-cell office:value-type="string">
            <text:p>sardi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rdesu</text:p>
          </table:table-cell>
          <table:table-cell office:value-type="string">
            <text:p>sarde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płaćće</text:p>
          </table:table-cell>
          <table:table-cell office:value-type="string">
            <text:p>sapłać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palne</text:p>
          </table:table-cell>
          <table:table-cell office:value-type="string">
            <text:p>sapal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pašnej</text:p>
          </table:table-cell>
          <table:table-cell office:value-type="string">
            <text:p>sampaš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owuzwolenu</text:p>
          </table:table-cell>
          <table:table-cell office:value-type="string">
            <text:p>samowuzwole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opašnozć</text:p>
          </table:table-cell>
          <table:table-cell office:value-type="string">
            <text:p>samopaš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opašnozće</text:p>
          </table:table-cell>
          <table:table-cell office:value-type="string">
            <text:p>samopaš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łož</text:p>
          </table:table-cell>
          <table:table-cell office:value-type="string">
            <text:p>sało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lemje</text:p>
          </table:table-cell>
          <table:table-cell office:value-type="string">
            <text:p>salem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lema</text:p>
          </table:table-cell>
          <table:table-cell office:value-type="string">
            <text:p>sale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dźerž</text:p>
          </table:table-cell>
          <table:table-cell office:value-type="string">
            <text:p>sadźer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dźeržće</text:p>
          </table:table-cell>
          <table:table-cell office:value-type="string">
            <text:p>sadźerž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d</text:p>
          </table:table-cell>
          <table:table-cell office:value-type="string">
            <text:p>s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ženjom</text:p>
          </table:table-cell>
          <table:table-cell office:value-type="string">
            <text:p>rž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zy</text:p>
          </table:table-cell>
          <table:table-cell office:value-type="string">
            <text:p>ry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nika</text:p>
          </table:table-cell>
          <table:table-cell office:value-type="string">
            <text:p>ryčni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enju</text:p>
          </table:table-cell>
          <table:table-cell office:value-type="string">
            <text:p>ryč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ałe</text:p>
          </table:table-cell>
          <table:table-cell office:value-type="string">
            <text:p>ryč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žy</text:p>
          </table:table-cell>
          <table:table-cell office:value-type="string">
            <text:p>ruž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naj</text:p>
          </table:table-cell>
          <table:table-cell office:value-type="string">
            <text:p>ru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je</text:p>
          </table:table-cell>
          <table:table-cell office:value-type="string">
            <text:p>r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dźiće</text:p>
          </table:table-cell>
          <table:table-cell office:value-type="string">
            <text:p>rudź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dźeše</text:p>
          </table:table-cell>
          <table:table-cell office:value-type="string">
            <text:p>rudź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bnje</text:p>
          </table:table-cell>
          <table:table-cell office:value-type="string">
            <text:p>rub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benoweho</text:p>
          </table:table-cell>
          <table:table-cell office:value-type="string">
            <text:p>ruben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torki</text:p>
          </table:table-cell>
          <table:table-cell office:value-type="string">
            <text:p>roztor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omom</text:p>
          </table:table-cell>
          <table:table-cell office:value-type="string">
            <text:p>rozom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omne</text:p>
          </table:table-cell>
          <table:table-cell office:value-type="string">
            <text:p>rozom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óžki</text:p>
          </table:table-cell>
          <table:table-cell office:value-type="string">
            <text:p>róž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eznanju</text:p>
          </table:table-cell>
          <table:table-cell office:value-type="string">
            <text:p>rozezn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eznaje</text:p>
          </table:table-cell>
          <table:table-cell office:value-type="string">
            <text:p>rozezna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ešła</text:p>
          </table:table-cell>
          <table:table-cell office:value-type="string">
            <text:p>rozeš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eńć</text:p>
          </table:table-cell>
          <table:table-cell office:value-type="string">
            <text:p>rozeń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ćmy</text:p>
          </table:table-cell>
          <table:table-cell office:value-type="string">
            <text:p>rozć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ćće</text:p>
          </table:table-cell>
          <table:table-cell office:value-type="string">
            <text:p>rozć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złobjenje</text:p>
          </table:table-cell>
          <table:table-cell office:value-type="string">
            <text:p>roszłob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wučił</text:p>
          </table:table-cell>
          <table:table-cell office:value-type="string">
            <text:p>roswuč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wučić</text:p>
          </table:table-cell>
          <table:table-cell office:value-type="string">
            <text:p>roswuč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wučće</text:p>
          </table:table-cell>
          <table:table-cell office:value-type="string">
            <text:p>roswuč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wjazany</text:p>
          </table:table-cell>
          <table:table-cell office:value-type="string">
            <text:p>roswjaz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torhane</text:p>
          </table:table-cell>
          <table:table-cell office:value-type="string">
            <text:p>rostorh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teptać</text:p>
          </table:table-cell>
          <table:table-cell office:value-type="string">
            <text:p>rostept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swjeć</text:p>
          </table:table-cell>
          <table:table-cell office:value-type="string">
            <text:p>rosswj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swětlenej</text:p>
          </table:table-cell>
          <table:table-cell office:value-type="string">
            <text:p>rosswětle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swětlena</text:p>
          </table:table-cell>
          <table:table-cell office:value-type="string">
            <text:p>rosswětl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swěćił</text:p>
          </table:table-cell>
          <table:table-cell office:value-type="string">
            <text:p>rosswěć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sudźće</text:p>
          </table:table-cell>
          <table:table-cell office:value-type="string">
            <text:p>rossudź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rězanja</text:p>
          </table:table-cell>
          <table:table-cell office:value-type="string">
            <text:p>rosrěz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rězani</text:p>
          </table:table-cell>
          <table:table-cell office:value-type="string">
            <text:p>rosrěz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pušćić</text:p>
          </table:table-cell>
          <table:table-cell office:value-type="string">
            <text:p>rospušć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pali</text:p>
          </table:table-cell>
          <table:table-cell office:value-type="string">
            <text:p>rosp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mysl</text:p>
          </table:table-cell>
          <table:table-cell office:value-type="string">
            <text:p>rosmys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leli</text:p>
          </table:table-cell>
          <table:table-cell office:value-type="string">
            <text:p>rosl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łamali</text:p>
          </table:table-cell>
          <table:table-cell office:value-type="string">
            <text:p>rosłam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łamać</text:p>
          </table:table-cell>
          <table:table-cell office:value-type="string">
            <text:p>rosłam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kazowarjo</text:p>
          </table:table-cell>
          <table:table-cell office:value-type="string">
            <text:p>roskazowa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kazać</text:p>
          </table:table-cell>
          <table:table-cell office:value-type="string">
            <text:p>roskaz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hněwali</text:p>
          </table:table-cell>
          <table:table-cell office:value-type="string">
            <text:p>roshně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hněwach</text:p>
          </table:table-cell>
          <table:table-cell office:value-type="string">
            <text:p>roshněw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dźělitaj</text:p>
          </table:table-cell>
          <table:table-cell office:value-type="string">
            <text:p>rosdźěli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ćahani</text:p>
          </table:table-cell>
          <table:table-cell office:value-type="string">
            <text:p>rosćah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bić</text:p>
          </table:table-cell>
          <table:table-cell office:value-type="string">
            <text:p>rosb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potom</text:p>
          </table:table-cell>
          <table:table-cell office:value-type="string">
            <text:p>ropot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nm</text:p>
          </table:table-cell>
          <table:table-cell office:value-type="string">
            <text:p>ron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haj</text:p>
          </table:table-cell>
          <table:table-cell office:value-type="string">
            <text:p>roh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hach</text:p>
          </table:table-cell>
          <table:table-cell office:value-type="string">
            <text:p>roh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gate</text:p>
          </table:table-cell>
          <table:table-cell office:value-type="string">
            <text:p>rog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dźił</text:p>
          </table:table-cell>
          <table:table-cell office:value-type="string">
            <text:p>ro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rnichtó</text:p>
          </table:table-cell>
          <table:table-cell office:value-type="string">
            <text:p>[rnichtó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knjeće</text:p>
          </table:table-cell>
          <table:table-cell office:value-type="string">
            <text:p>rjekn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ćazy</text:p>
          </table:table-cell>
          <table:table-cell office:value-type="string">
            <text:p>rjeća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ćazow</text:p>
          </table:table-cell>
          <table:table-cell office:value-type="string">
            <text:p>rjećaz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ćazach</text:p>
          </table:table-cell>
          <table:table-cell office:value-type="string">
            <text:p>rjećaz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ćas</text:p>
          </table:table-cell>
          <table:table-cell office:value-type="string">
            <text:p>rjeć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anu</text:p>
          </table:table-cell>
          <table:table-cell office:value-type="string">
            <text:p>rja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ězy</text:p>
          </table:table-cell>
          <table:table-cell office:value-type="string">
            <text:p>rě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minizcere</text:p>
          </table:table-cell>
          <table:table-cell office:value-type="string">
            <text:p>reminizce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ěki</text:p>
          </table:table-cell>
          <table:table-cell office:value-type="string">
            <text:p>rě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ěkaše</text:p>
          </table:table-cell>
          <table:table-cell office:value-type="string">
            <text:p>rěk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ěči-li</text:p>
          </table:table-cell>
          <table:table-cell office:value-type="string">
            <text:p>rěči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nu</text:p>
          </table:table-cell>
          <table:table-cell office:value-type="string">
            <text:p>ra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ńšu</text:p>
          </table:table-cell>
          <table:table-cell office:value-type="string">
            <text:p>rańš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ńšim</text:p>
          </table:table-cell>
          <table:table-cell office:value-type="string">
            <text:p>rańš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k</text:p>
          </table:table-cell>
          <table:table-cell office:value-type="string">
            <text:p>ra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ju</text:p>
          </table:table-cell>
          <table:table-cell office:value-type="string">
            <text:p>r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dźu</text:p>
          </table:table-cell>
          <table:table-cell office:value-type="string">
            <text:p>radź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de</text:p>
          </table:table-cell>
          <table:table-cell office:value-type="string">
            <text:p>ra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zalmow</text:p>
          </table:table-cell>
          <table:table-cell office:value-type="string">
            <text:p>pzalm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zalmami</text:p>
          </table:table-cell>
          <table:table-cell office:value-type="string">
            <text:p>pzalm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ytam</text:p>
          </table:table-cell>
          <table:table-cell office:value-type="string">
            <text:p>pyt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ytało</text:p>
          </table:table-cell>
          <table:table-cell office:value-type="string">
            <text:p>pyt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yšne</text:p>
          </table:table-cell>
          <table:table-cell office:value-type="string">
            <text:p>pyš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yše</text:p>
          </table:table-cell>
          <table:table-cell office:value-type="string">
            <text:p>py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ztu</text:p>
          </table:table-cell>
          <table:table-cell office:value-type="string">
            <text:p>puz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zćinach</text:p>
          </table:table-cell>
          <table:table-cell office:value-type="string">
            <text:p>puzćin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šća</text:p>
          </table:table-cell>
          <table:table-cell office:value-type="string">
            <text:p>puš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rpurzkej</text:p>
          </table:table-cell>
          <table:table-cell office:value-type="string">
            <text:p>purpur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rpura</text:p>
          </table:table-cell>
          <table:table-cell office:value-type="string">
            <text:p>purpu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ki</text:p>
          </table:table-cell>
          <table:table-cell office:value-type="string">
            <text:p>pu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ćach</text:p>
          </table:table-cell>
          <table:table-cell office:value-type="string">
            <text:p>puć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takam</text:p>
          </table:table-cell>
          <table:table-cell office:value-type="string">
            <text:p>pta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sow</text:p>
          </table:table-cell>
          <table:table-cell office:value-type="string">
            <text:p>ps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tupja</text:p>
          </table:table-cell>
          <table:table-cell office:value-type="string">
            <text:p>pšiztup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tupimy</text:p>
          </table:table-cell>
          <table:table-cell office:value-type="string">
            <text:p>pšiztup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tupaju</text:p>
          </table:table-cell>
          <table:table-cell office:value-type="string">
            <text:p>pšiztup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tojnej</text:p>
          </table:table-cell>
          <table:table-cell office:value-type="string">
            <text:p>pšiztoj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teješe</text:p>
          </table:table-cell>
          <table:table-cell office:value-type="string">
            <text:p>pšizte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porjeć</text:p>
          </table:table-cell>
          <table:table-cell office:value-type="string">
            <text:p>pšizporj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wzać</text:p>
          </table:table-cell>
          <table:table-cell office:value-type="string">
            <text:p>pšiwz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wuknjenje</text:p>
          </table:table-cell>
          <table:table-cell office:value-type="string">
            <text:p>pšiwukn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wjedła</text:p>
          </table:table-cell>
          <table:table-cell office:value-type="string">
            <text:p>pšiwjed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wala</text:p>
          </table:table-cell>
          <table:table-cell office:value-type="string">
            <text:p>pšiwa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twark</text:p>
          </table:table-cell>
          <table:table-cell office:value-type="string">
            <text:p>pšitw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swědčił</text:p>
          </table:table-cell>
          <table:table-cell office:value-type="string">
            <text:p>pšiswědč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słušnozći</text:p>
          </table:table-cell>
          <table:table-cell office:value-type="string">
            <text:p>pšisłušn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słowje</text:p>
          </table:table-cell>
          <table:table-cell office:value-type="string">
            <text:p>pšisło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słodźili</text:p>
          </table:table-cell>
          <table:table-cell office:value-type="string">
            <text:p>pšisłodź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słodźenju</text:p>
          </table:table-cell>
          <table:table-cell office:value-type="string">
            <text:p>pšisłodź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saha</text:p>
          </table:table-cell>
          <table:table-cell office:value-type="string">
            <text:p>pšisa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sahaju</text:p>
          </table:table-cell>
          <table:table-cell office:value-type="string">
            <text:p>pšisah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sahać</text:p>
          </table:table-cell>
          <table:table-cell office:value-type="string">
            <text:p>pšisah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runany</text:p>
          </table:table-cell>
          <table:table-cell office:value-type="string">
            <text:p>pširun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rodźenju</text:p>
          </table:table-cell>
          <table:table-cell office:value-type="string">
            <text:p>pširodź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rodźenje</text:p>
          </table:table-cell>
          <table:table-cell office:value-type="string">
            <text:p>pširo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rodźeneje</text:p>
          </table:table-cell>
          <table:table-cell office:value-type="string">
            <text:p>pširodźen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ušćeni</text:p>
          </table:table-cell>
          <table:table-cell office:value-type="string">
            <text:p>pšipušć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iš</text:p>
          </table:table-cell>
          <table:table-cell office:value-type="string">
            <text:p>pšip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iło</text:p>
          </table:table-cell>
          <table:table-cell office:value-type="string">
            <text:p>pšip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ijće</text:p>
          </table:table-cell>
          <table:table-cell office:value-type="string">
            <text:p>pšipi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alene</text:p>
          </table:table-cell>
          <table:table-cell office:value-type="string">
            <text:p>pšipal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nući</text:p>
          </table:table-cell>
          <table:table-cell office:value-type="string">
            <text:p>pšinu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njesena</text:p>
          </table:table-cell>
          <table:table-cell office:value-type="string">
            <text:p>pšinjes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ńeć</text:p>
          </table:table-cell>
          <table:table-cell office:value-type="string">
            <text:p>pšiń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ńdźetej</text:p>
          </table:table-cell>
          <table:table-cell office:value-type="string">
            <text:p>pšińdźet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mać</text:p>
          </table:table-cell>
          <table:table-cell office:value-type="string">
            <text:p>pšim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rywanje</text:p>
          </table:table-cell>
          <table:table-cell office:value-type="string">
            <text:p>pšikry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ryje</text:p>
          </table:table-cell>
          <table:table-cell office:value-type="string">
            <text:p>pšikry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ryjće</text:p>
          </table:table-cell>
          <table:table-cell office:value-type="string">
            <text:p>pšikry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azali</text:p>
          </table:table-cell>
          <table:table-cell office:value-type="string">
            <text:p>pšikaz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jate</text:p>
          </table:table-cell>
          <table:table-cell office:value-type="string">
            <text:p>pšij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hotowanje</text:p>
          </table:table-cell>
          <table:table-cell office:value-type="string">
            <text:p>pšihoto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hotowana</text:p>
          </table:table-cell>
          <table:table-cell office:value-type="string">
            <text:p>pšihotow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hotowała</text:p>
          </table:table-cell>
          <table:table-cell office:value-type="string">
            <text:p>pšihotow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hodne</text:p>
          </table:table-cell>
          <table:table-cell office:value-type="string">
            <text:p>pšihod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dźělena</text:p>
          </table:table-cell>
          <table:table-cell office:value-type="string">
            <text:p>pšidźěl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chodom</text:p>
          </table:table-cell>
          <table:table-cell office:value-type="string">
            <text:p>pšichod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chodej</text:p>
          </table:table-cell>
          <table:table-cell office:value-type="string">
            <text:p>pšichod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ywa</text:p>
          </table:table-cell>
          <table:table-cell office:value-type="string">
            <text:p>pšiby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óžnik</text:p>
          </table:table-cell>
          <table:table-cell office:value-type="string">
            <text:p>pšibóž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ójzzy</text:p>
          </table:table-cell>
          <table:table-cell office:value-type="string">
            <text:p>pšibój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ójzkim</text:p>
          </table:table-cell>
          <table:table-cell office:value-type="string">
            <text:p>pšibój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ohami</text:p>
          </table:table-cell>
          <table:table-cell office:value-type="string">
            <text:p>pšiboh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liźuje</text:p>
          </table:table-cell>
          <table:table-cell office:value-type="string">
            <text:p>pšibliź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ližujemy</text:p>
          </table:table-cell>
          <table:table-cell office:value-type="string">
            <text:p>pšibližuj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ližujće</text:p>
          </table:table-cell>
          <table:table-cell office:value-type="string">
            <text:p>pšibližu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ił</text:p>
          </table:table-cell>
          <table:table-cell office:value-type="string">
            <text:p>pšib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tupnizy</text:p>
          </table:table-cell>
          <table:table-cell office:value-type="string">
            <text:p>pšeztupni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ćěhaŕ</text:p>
          </table:table-cell>
          <table:table-cell office:value-type="string">
            <text:p>pšezćěha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ćěhanjach</text:p>
          </table:table-cell>
          <table:table-cell office:value-type="string">
            <text:p>pšezćěhan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ćěhali</text:p>
          </table:table-cell>
          <table:table-cell office:value-type="string">
            <text:p>pšezćěh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rótneho</text:p>
          </table:table-cell>
          <table:table-cell office:value-type="string">
            <text:p>pšewrót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róćił</text:p>
          </table:table-cell>
          <table:table-cell office:value-type="string">
            <text:p>pšewróć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róćiłaj</text:p>
          </table:table-cell>
          <table:table-cell office:value-type="string">
            <text:p>pšewróći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róćeny</text:p>
          </table:table-cell>
          <table:table-cell office:value-type="string">
            <text:p>pšewróć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róća</text:p>
          </table:table-cell>
          <table:table-cell office:value-type="string">
            <text:p>pšewró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oztać</text:p>
          </table:table-cell>
          <table:table-cell office:value-type="string">
            <text:p>pšewozt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odźić</text:p>
          </table:table-cell>
          <table:table-cell office:value-type="string">
            <text:p>pšewod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odźeć</text:p>
          </table:table-cell>
          <table:table-cell office:value-type="string">
            <text:p>pšewodź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obroć</text:p>
          </table:table-cell>
          <table:table-cell office:value-type="string">
            <text:p>pšewobro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obroća</text:p>
          </table:table-cell>
          <table:table-cell office:value-type="string">
            <text:p>pšewobro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inuł</text:p>
          </table:table-cell>
          <table:table-cell office:value-type="string">
            <text:p>pšewi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inuło</text:p>
          </table:table-cell>
          <table:table-cell office:value-type="string">
            <text:p>pšewinu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inułe</text:p>
          </table:table-cell>
          <table:table-cell office:value-type="string">
            <text:p>pšewinu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inuła</text:p>
          </table:table-cell>
          <table:table-cell office:value-type="string">
            <text:p>pšewinu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injeny</text:p>
          </table:table-cell>
          <table:table-cell office:value-type="string">
            <text:p>pšewi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trjechi</text:p>
          </table:table-cell>
          <table:table-cell office:value-type="string">
            <text:p>pšetrjech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šonowane</text:p>
          </table:table-cell>
          <table:table-cell office:value-type="string">
            <text:p>pšešonow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sadźić</text:p>
          </table:table-cell>
          <table:table-cell office:value-type="string">
            <text:p>pšesad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radnizy</text:p>
          </table:table-cell>
          <table:table-cell office:value-type="string">
            <text:p>pšeradni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rachnuje</text:p>
          </table:table-cell>
          <table:table-cell office:value-type="string">
            <text:p>pšerachn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rachnowanju</text:p>
          </table:table-cell>
          <table:table-cell office:value-type="string">
            <text:p>pšerachnow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ńzy</text:p>
          </table:table-cell>
          <table:table-cell office:value-type="string">
            <text:p>pšeń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nošenju</text:p>
          </table:table-cell>
          <table:table-cell office:value-type="string">
            <text:p>pšenoš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móženi</text:p>
          </table:table-cell>
          <table:table-cell office:value-type="string">
            <text:p>pšemóž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měrnu</text:p>
          </table:table-cell>
          <table:table-cell office:value-type="string">
            <text:p>pšeměr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měnjeny</text:p>
          </table:table-cell>
          <table:table-cell office:value-type="string">
            <text:p>pšemě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měnjene</text:p>
          </table:table-cell>
          <table:table-cell office:value-type="string">
            <text:p>pšemě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łoženy</text:p>
          </table:table-cell>
          <table:table-cell office:value-type="string">
            <text:p>pšełož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lijeće</text:p>
          </table:table-cell>
          <table:table-cell office:value-type="string">
            <text:p>pšeli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leće</text:p>
          </table:table-cell>
          <table:table-cell office:value-type="string">
            <text:p>pšel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krasnjene</text:p>
          </table:table-cell>
          <table:table-cell office:value-type="string">
            <text:p>pšekras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kiše</text:p>
          </table:table-cell>
          <table:table-cell office:value-type="string">
            <text:p>pšek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khwatanja</text:p>
          </table:table-cell>
          <table:table-cell office:value-type="string">
            <text:p>pšekhwat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drje</text:p>
          </table:table-cell>
          <table:table-cell office:value-type="string">
            <text:p>pšedr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dawać</text:p>
          </table:table-cell>
          <table:table-cell office:value-type="string">
            <text:p>pšeda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iworyčenja</text:p>
          </table:table-cell>
          <table:table-cell office:value-type="string">
            <text:p>pšećiworyč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iwnozćow</text:p>
          </table:table-cell>
          <table:table-cell office:value-type="string">
            <text:p>pšećiwnozć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iwni</text:p>
          </table:table-cell>
          <table:table-cell office:value-type="string">
            <text:p>pšećiw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iwnikej</text:p>
          </table:table-cell>
          <table:table-cell office:value-type="string">
            <text:p>pšećiwni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iwne</text:p>
          </table:table-cell>
          <table:table-cell office:value-type="string">
            <text:p>pšećiw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iwištaj</text:p>
          </table:table-cell>
          <table:table-cell office:value-type="string">
            <text:p>pšećiw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iwili</text:p>
          </table:table-cell>
          <table:table-cell office:value-type="string">
            <text:p>pšećiw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iwich</text:p>
          </table:table-cell>
          <table:table-cell office:value-type="string">
            <text:p>pšećiw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činili</text:p>
          </table:table-cell>
          <table:table-cell office:value-type="string">
            <text:p>pšečin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eŕpju</text:p>
          </table:table-cell>
          <table:table-cell office:value-type="string">
            <text:p>pšećeŕp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eŕpimy</text:p>
          </table:table-cell>
          <table:table-cell office:value-type="string">
            <text:p>pšećeŕp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eŕpił</text:p>
          </table:table-cell>
          <table:table-cell office:value-type="string">
            <text:p>pšećeŕp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eŕpich</text:p>
          </table:table-cell>
          <table:table-cell office:value-type="string">
            <text:p>pšećeŕp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elztwo</text:p>
          </table:table-cell>
          <table:table-cell office:value-type="string">
            <text:p>pšećel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elztwa</text:p>
          </table:table-cell>
          <table:table-cell office:value-type="string">
            <text:p>pšećelz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elni</text:p>
          </table:table-cell>
          <table:table-cell office:value-type="string">
            <text:p>pšećel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bywał</text:p>
          </table:table-cell>
          <table:table-cell office:value-type="string">
            <text:p>pšeby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bywaće</text:p>
          </table:table-cell>
          <table:table-cell office:value-type="string">
            <text:p>pšebyw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ut</text:p>
          </table:table-cell>
          <table:table-cell office:value-type="string">
            <text:p>pru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uju</text:p>
          </table:table-cell>
          <table:table-cell office:value-type="string">
            <text:p>prózu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ujemy</text:p>
          </table:table-cell>
          <table:table-cell office:value-type="string">
            <text:p>prózuj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ujće</text:p>
          </table:table-cell>
          <table:table-cell office:value-type="string">
            <text:p>prózu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twy</text:p>
          </table:table-cell>
          <table:table-cell office:value-type="string">
            <text:p>prózt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twach</text:p>
          </table:table-cell>
          <table:table-cell office:value-type="string">
            <text:p>próztw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dny</text:p>
          </table:table-cell>
          <table:table-cell office:value-type="string">
            <text:p>prózd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dnymi</text:p>
          </table:table-cell>
          <table:table-cell office:value-type="string">
            <text:p>prózd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phetizki</text:p>
          </table:table-cell>
          <table:table-cell office:value-type="string">
            <text:p>propheti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phetizkim</text:p>
          </table:table-cell>
          <table:table-cell office:value-type="string">
            <text:p>propheti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phetaj</text:p>
          </table:table-cell>
          <table:table-cell office:value-type="string">
            <text:p>prophe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jódkzteja</text:p>
          </table:table-cell>
          <table:table-cell office:value-type="string">
            <text:p>prjódkzte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jódkztajene</text:p>
          </table:table-cell>
          <table:table-cell office:value-type="string">
            <text:p>prjódkzta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jódkztajeneje</text:p>
          </table:table-cell>
          <table:table-cell office:value-type="string">
            <text:p>prjódkztajen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jódkztać</text:p>
          </table:table-cell>
          <table:table-cell office:value-type="string">
            <text:p>prjódkzt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jódkkładźenja</text:p>
          </table:table-cell>
          <table:table-cell office:value-type="string">
            <text:p>prjódkkładź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jedywjedźenju</text:p>
          </table:table-cell>
          <table:table-cell office:value-type="string">
            <text:p>prjedywjedź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přetož</text:p>
          </table:table-cell>
          <table:table-cell office:value-type="string">
            <text:p>[přeto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ńšu</text:p>
          </table:table-cell>
          <table:table-cell office:value-type="string">
            <text:p>prěńš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nńši</text:p>
          </table:table-cell>
          <table:table-cell office:value-type="string">
            <text:p>prěnń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njeje</text:p>
          </table:table-cell>
          <table:table-cell office:value-type="string">
            <text:p>prěnj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nički</text:p>
          </table:table-cell>
          <table:table-cell office:value-type="string">
            <text:p>prěnič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nichnarodźenych</text:p>
          </table:table-cell>
          <table:table-cell office:value-type="string">
            <text:p>prěnichnarodź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uj</text:p>
          </table:table-cell>
          <table:table-cell office:value-type="string">
            <text:p>prědu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owany</text:p>
          </table:table-cell>
          <table:table-cell office:value-type="string">
            <text:p>prěd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owanja</text:p>
          </table:table-cell>
          <table:table-cell office:value-type="string">
            <text:p>prědow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ku</text:p>
          </table:table-cell>
          <table:table-cell office:value-type="string">
            <text:p>prěd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aŕzkim</text:p>
          </table:table-cell>
          <table:table-cell office:value-type="string">
            <text:p>prědaŕ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aŕzkeho</text:p>
          </table:table-cell>
          <table:table-cell office:value-type="string">
            <text:p>prědaŕ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aŕ</text:p>
          </table:table-cell>
          <table:table-cell office:value-type="string">
            <text:p>prěda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prawy</text:p>
          </table:table-cell>
          <table:table-cell office:value-type="string">
            <text:p>[pra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yčinjeny</text:p>
          </table:table-cell>
          <table:table-cell office:value-type="string">
            <text:p>prawyči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owaše</text:p>
          </table:table-cell>
          <table:table-cell office:value-type="string">
            <text:p>praw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izny</text:p>
          </table:table-cell>
          <table:table-cell office:value-type="string">
            <text:p>prawiz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iznami</text:p>
          </table:table-cell>
          <table:table-cell office:value-type="string">
            <text:p>prawizn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idłom</text:p>
          </table:table-cell>
          <table:table-cell office:value-type="string">
            <text:p>prawidł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jujzy</text:p>
          </table:table-cell>
          <table:table-cell office:value-type="string">
            <text:p>prajuj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jach</text:p>
          </table:table-cell>
          <table:table-cell office:value-type="string">
            <text:p>pra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prawy</text:p>
          </table:table-cell>
          <table:table-cell office:value-type="string">
            <text:p>ppra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ppj</text:p>
          </table:table-cell>
          <table:table-cell office:value-type="string">
            <text:p>ppp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rorbće</text:p>
          </table:table-cell>
          <table:table-cell office:value-type="string">
            <text:p>poztrorb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anuło</text:p>
          </table:table-cell>
          <table:table-cell office:value-type="string">
            <text:p>poztanu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anje</text:p>
          </table:table-cell>
          <table:table-cell office:value-type="string">
            <text:p>pozt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aj</text:p>
          </table:table-cell>
          <table:table-cell office:value-type="string">
            <text:p>poz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ajili</text:p>
          </table:table-cell>
          <table:table-cell office:value-type="string">
            <text:p>poztaj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ajenju</text:p>
          </table:table-cell>
          <table:table-cell office:value-type="string">
            <text:p>pozta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aja</text:p>
          </table:table-cell>
          <table:table-cell office:value-type="string">
            <text:p>pozta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ohnujće</text:p>
          </table:table-cell>
          <table:table-cell office:value-type="string">
            <text:p>požohnu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żohnowanjom</text:p>
          </table:table-cell>
          <table:table-cell office:value-type="string">
            <text:p>pożohnow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ohnował</text:p>
          </table:table-cell>
          <table:table-cell office:value-type="string">
            <text:p>požohn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ohnować</text:p>
          </table:table-cell>
          <table:table-cell office:value-type="string">
            <text:p>požohn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žnjata</text:p>
          </table:table-cell>
          <table:table-cell office:value-type="string">
            <text:p>póžnj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ta</text:p>
          </table:table-cell>
          <table:table-cell office:value-type="string">
            <text:p>pózn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łe</text:p>
          </table:table-cell>
          <table:table-cell office:value-type="string">
            <text:p>pózn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j</text:p>
          </table:table-cell>
          <table:table-cell office:value-type="string">
            <text:p>póz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ja</text:p>
          </table:table-cell>
          <table:table-cell office:value-type="string">
            <text:p>pózna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łoćena</text:p>
          </table:table-cell>
          <table:table-cell office:value-type="string">
            <text:p>pozłoć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łoćane</text:p>
          </table:table-cell>
          <table:table-cell office:value-type="string">
            <text:p>pozłoć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žeŕ</text:p>
          </table:table-cell>
          <table:table-cell office:value-type="string">
            <text:p>póže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žerazy</text:p>
          </table:table-cell>
          <table:table-cell office:value-type="string">
            <text:p>póžera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ćiwa</text:p>
          </table:table-cell>
          <table:table-cell office:value-type="string">
            <text:p>pózći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běhnuli</text:p>
          </table:table-cell>
          <table:table-cell office:value-type="string">
            <text:p>pozběhnu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běha</text:p>
          </table:table-cell>
          <table:table-cell office:value-type="string">
            <text:p>pozbě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adanju</text:p>
          </table:table-cell>
          <table:table-cell office:value-type="string">
            <text:p>požad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adani</text:p>
          </table:table-cell>
          <table:table-cell office:value-type="string">
            <text:p>požad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adajće</text:p>
          </table:table-cell>
          <table:table-cell office:value-type="string">
            <text:p>požad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adać</text:p>
          </table:table-cell>
          <table:table-cell office:value-type="string">
            <text:p>požad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adaće</text:p>
          </table:table-cell>
          <table:table-cell office:value-type="string">
            <text:p>požad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yšić</text:p>
          </table:table-cell>
          <table:table-cell office:value-type="string">
            <text:p>powyš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yšenju</text:p>
          </table:table-cell>
          <table:table-cell office:value-type="string">
            <text:p>powyš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yšenje</text:p>
          </table:table-cell>
          <table:table-cell office:value-type="string">
            <text:p>powyš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yšenja</text:p>
          </table:table-cell>
          <table:table-cell office:value-type="string">
            <text:p>powyš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uči</text:p>
          </table:table-cell>
          <table:table-cell office:value-type="string">
            <text:p>powuč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učili</text:p>
          </table:table-cell>
          <table:table-cell office:value-type="string">
            <text:p>powuč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učenja</text:p>
          </table:table-cell>
          <table:table-cell office:value-type="string">
            <text:p>powuč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učenaj</text:p>
          </table:table-cell>
          <table:table-cell office:value-type="string">
            <text:p>powuče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ołanjom</text:p>
          </table:table-cell>
          <table:table-cell office:value-type="string">
            <text:p>powoł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jeztwo</text:p>
          </table:table-cell>
          <table:table-cell office:value-type="string">
            <text:p>powje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jedżźić</text:p>
          </table:table-cell>
          <table:table-cell office:value-type="string">
            <text:p>powjedż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jedali</text:p>
          </table:table-cell>
          <table:table-cell office:value-type="string">
            <text:p>powjed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rjebnozć</text:p>
          </table:table-cell>
          <table:table-cell office:value-type="string">
            <text:p>potrjeb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rjebnemu</text:p>
          </table:table-cell>
          <table:table-cell office:value-type="string">
            <text:p>potrjeb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rjebać</text:p>
          </table:table-cell>
          <table:table-cell office:value-type="string">
            <text:p>potrjeb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potom</text:p>
          </table:table-cell>
          <table:table-cell office:value-type="string">
            <text:p>[pot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epjeny</text:p>
          </table:table-cell>
          <table:table-cell office:value-type="string">
            <text:p>potep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ajny</text:p>
          </table:table-cell>
          <table:table-cell office:value-type="string">
            <text:p>potaj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ajić</text:p>
          </table:table-cell>
          <table:table-cell office:value-type="string">
            <text:p>potaj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ajeny</text:p>
          </table:table-cell>
          <table:table-cell office:value-type="string">
            <text:p>pota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ylnjene</text:p>
          </table:table-cell>
          <table:table-cell office:value-type="string">
            <text:p>posyl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ylnił</text:p>
          </table:table-cell>
          <table:table-cell office:value-type="string">
            <text:p>posyln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šwikam</text:p>
          </table:table-cell>
          <table:table-cell office:value-type="string">
            <text:p>pošwi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warki</text:p>
          </table:table-cell>
          <table:table-cell office:value-type="string">
            <text:p>poswar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</text:p>
          </table:table-cell>
          <table:table-cell office:value-type="string">
            <text:p>p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oł</text:p>
          </table:table-cell>
          <table:table-cell office:value-type="string">
            <text:p>poso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łušnozće</text:p>
          </table:table-cell>
          <table:table-cell office:value-type="string">
            <text:p>posłuš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łušna</text:p>
          </table:table-cell>
          <table:table-cell office:value-type="string">
            <text:p>posłuš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łuchałe</text:p>
          </table:table-cell>
          <table:table-cell office:value-type="string">
            <text:p>posłuch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lenjeho</text:p>
          </table:table-cell>
          <table:table-cell office:value-type="string">
            <text:p>poslenj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ledy</text:p>
          </table:table-cell>
          <table:table-cell office:value-type="string">
            <text:p>posle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leda</text:p>
          </table:table-cell>
          <table:table-cell office:value-type="string">
            <text:p>posle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słašće</text:p>
          </table:table-cell>
          <table:table-cell office:value-type="string">
            <text:p>pósłaš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słaneho</text:p>
          </table:table-cell>
          <table:table-cell office:value-type="string">
            <text:p>pósła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uč</text:p>
          </table:table-cell>
          <table:table-cell office:value-type="string">
            <text:p>poruč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uča</text:p>
          </table:table-cell>
          <table:table-cell office:value-type="string">
            <text:p>poruč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odźiłe</text:p>
          </table:table-cell>
          <table:table-cell office:value-type="string">
            <text:p>porodźi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odźenju</text:p>
          </table:table-cell>
          <table:table-cell office:value-type="string">
            <text:p>porodź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odźa</text:p>
          </table:table-cell>
          <table:table-cell office:value-type="string">
            <text:p>poro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jedźili</text:p>
          </table:table-cell>
          <table:table-cell office:value-type="string">
            <text:p>porjedź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jedźenja</text:p>
          </table:table-cell>
          <table:table-cell office:value-type="string">
            <text:p>porjedź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pšej</text:p>
          </table:table-cell>
          <table:table-cell office:value-type="string">
            <text:p>popš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pjeł</text:p>
          </table:table-cell>
          <table:table-cell office:value-type="string">
            <text:p>popje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pjełej</text:p>
          </table:table-cell>
          <table:table-cell office:value-type="string">
            <text:p>popjeł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ntizkej</text:p>
          </table:table-cell>
          <table:table-cell office:value-type="string">
            <text:p>ponti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nižowaše</text:p>
          </table:table-cell>
          <table:table-cell office:value-type="string">
            <text:p>poniž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nižnozću</text:p>
          </table:table-cell>
          <table:table-cell office:value-type="string">
            <text:p>ponižno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niženje</text:p>
          </table:table-cell>
          <table:table-cell office:value-type="string">
            <text:p>poniž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niženja</text:p>
          </table:table-cell>
          <table:table-cell office:value-type="string">
            <text:p>poniž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ńdźemy</text:p>
          </table:table-cell>
          <table:table-cell office:value-type="string">
            <text:p>póńdź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yslenje</text:p>
          </table:table-cell>
          <table:table-cell office:value-type="string">
            <text:p>pomysl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oznikej</text:p>
          </table:table-cell>
          <table:table-cell office:value-type="string">
            <text:p>pomozni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oznika</text:p>
          </table:table-cell>
          <table:table-cell office:value-type="string">
            <text:p>pomozni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oznikami</text:p>
          </table:table-cell>
          <table:table-cell office:value-type="string">
            <text:p>pomoznik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ozneje</text:p>
          </table:table-cell>
          <table:table-cell office:value-type="string">
            <text:p>pomozn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jatku</text:p>
          </table:table-cell>
          <table:table-cell office:value-type="string">
            <text:p>pomjat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inuło</text:p>
          </table:table-cell>
          <table:table-cell office:value-type="string">
            <text:p>pominu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hało</text:p>
          </table:table-cell>
          <table:table-cell office:value-type="string">
            <text:p>pomh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lubja</text:p>
          </table:table-cell>
          <table:table-cell office:value-type="string">
            <text:p>polub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oženi</text:p>
          </table:table-cell>
          <table:table-cell office:value-type="string">
            <text:p>połož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ožće</text:p>
          </table:table-cell>
          <table:table-cell office:value-type="string">
            <text:p>połož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nym</text:p>
          </table:table-cell>
          <table:table-cell office:value-type="string">
            <text:p>poł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nozću</text:p>
          </table:table-cell>
          <table:table-cell office:value-type="string">
            <text:p>połno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nemu</text:p>
          </table:table-cell>
          <table:table-cell office:value-type="string">
            <text:p>poł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neje</text:p>
          </table:table-cell>
          <table:table-cell office:value-type="string">
            <text:p>połn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ornozć</text:p>
          </table:table-cell>
          <table:table-cell office:value-type="string">
            <text:p>pokor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ornozći</text:p>
          </table:table-cell>
          <table:table-cell office:value-type="string">
            <text:p>pokorn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ojny</text:p>
          </table:table-cell>
          <table:table-cell office:value-type="string">
            <text:p>pokoj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ojnym</text:p>
          </table:table-cell>
          <table:table-cell office:value-type="string">
            <text:p>pokoj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ojne</text:p>
          </table:table-cell>
          <table:table-cell office:value-type="string">
            <text:p>pokoj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lijemy</text:p>
          </table:table-cell>
          <table:table-cell office:value-type="string">
            <text:p>poklij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leću</text:p>
          </table:table-cell>
          <table:table-cell office:value-type="string">
            <text:p>pokle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leći</text:p>
          </table:table-cell>
          <table:table-cell office:value-type="string">
            <text:p>pokle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lakowałe</text:p>
          </table:table-cell>
          <table:table-cell office:value-type="string">
            <text:p>poklakow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hili</text:p>
          </table:table-cell>
          <table:table-cell office:value-type="string">
            <text:p>pokh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aže</text:p>
          </table:table-cell>
          <table:table-cell office:value-type="string">
            <text:p>poka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jimaj</text:p>
          </table:table-cell>
          <table:table-cell office:value-type="string">
            <text:p>poji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hrjebani</text:p>
          </table:table-cell>
          <table:table-cell office:value-type="string">
            <text:p>pohrjeb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pohlejće</text:p>
          </table:table-cell>
          <table:table-cell office:value-type="string">
            <text:p>[pohle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hladanja</text:p>
          </table:table-cell>
          <table:table-cell office:value-type="string">
            <text:p>pohlad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hladajmy</text:p>
          </table:table-cell>
          <table:table-cell office:value-type="string">
            <text:p>pohladaj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han</text:p>
          </table:table-cell>
          <table:table-cell office:value-type="string">
            <text:p>póh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hanomw</text:p>
          </table:table-cell>
          <table:table-cell office:value-type="string">
            <text:p>póhanom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hana</text:p>
          </table:table-cell>
          <table:table-cell office:value-type="string">
            <text:p>póh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tykać</text:p>
          </table:table-cell>
          <table:table-cell office:value-type="string">
            <text:p>podtyk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tłóčeneho</text:p>
          </table:table-cell>
          <table:table-cell office:value-type="string">
            <text:p>podtłóče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tłóča</text:p>
          </table:table-cell>
          <table:table-cell office:value-type="string">
            <text:p>podtłóč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tepze</text:p>
          </table:table-cell>
          <table:table-cell office:value-type="string">
            <text:p>podtepz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róžnizy</text:p>
          </table:table-cell>
          <table:table-cell office:value-type="string">
            <text:p>podróžni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róžnikow</text:p>
          </table:table-cell>
          <table:table-cell office:value-type="string">
            <text:p>podróžni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obnaj</text:p>
          </table:table-cell>
          <table:table-cell office:value-type="string">
            <text:p>podob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nožkam</text:p>
          </table:table-cell>
          <table:table-cell office:value-type="string">
            <text:p>podnož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jeću</text:p>
          </table:table-cell>
          <table:table-cell office:value-type="string">
            <text:p>podje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dawši</text:p>
          </table:table-cell>
          <table:table-cell office:value-type="string">
            <text:p>podda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danztwom</text:p>
          </table:table-cell>
          <table:table-cell office:value-type="string">
            <text:p>poddanztw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danow</text:p>
          </table:table-cell>
          <table:table-cell office:value-type="string">
            <text:p>poddan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dana</text:p>
          </table:table-cell>
          <table:table-cell office:value-type="string">
            <text:p>podd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ćisnuć</text:p>
          </table:table-cell>
          <table:table-cell office:value-type="string">
            <text:p>podćisnu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awa</text:p>
          </table:table-cell>
          <table:table-cell office:value-type="string">
            <text:p>poda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činkach</text:p>
          </table:table-cell>
          <table:table-cell office:value-type="string">
            <text:p>počink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će</text:p>
          </table:table-cell>
          <table:table-cell office:value-type="string">
            <text:p>po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bych</text:p>
          </table:table-cell>
          <table:table-cell office:value-type="string">
            <text:p>pob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branje</text:p>
          </table:table-cell>
          <table:table-cell office:value-type="string">
            <text:p>pobr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bić</text:p>
          </table:table-cell>
          <table:table-cell office:value-type="string">
            <text:p>pob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ót</text:p>
          </table:table-cell>
          <table:table-cell office:value-type="string">
            <text:p>płó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omjenjom</text:p>
          </table:table-cell>
          <table:table-cell office:value-type="string">
            <text:p>płomj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omjenja</text:p>
          </table:table-cell>
          <table:table-cell office:value-type="string">
            <text:p>płomj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odźene</text:p>
          </table:table-cell>
          <table:table-cell office:value-type="string">
            <text:p>płodź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odu</text:p>
          </table:table-cell>
          <table:table-cell office:value-type="string">
            <text:p>pło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awy</text:p>
          </table:table-cell>
          <table:table-cell office:value-type="string">
            <text:p>pła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at</text:p>
          </table:table-cell>
          <table:table-cell office:value-type="string">
            <text:p>pł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atom</text:p>
          </table:table-cell>
          <table:table-cell office:value-type="string">
            <text:p>płat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akanje</text:p>
          </table:table-cell>
          <table:table-cell office:value-type="string">
            <text:p>płak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akach</text:p>
          </table:table-cell>
          <table:table-cell office:value-type="string">
            <text:p>płak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ačom</text:p>
          </table:table-cell>
          <table:table-cell office:value-type="string">
            <text:p>płač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aćiło</text:p>
          </table:table-cell>
          <table:table-cell office:value-type="string">
            <text:p>płać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eršćenjom</text:p>
          </table:table-cell>
          <table:table-cell office:value-type="string">
            <text:p>pjeršć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elnjenju</text:p>
          </table:table-cell>
          <table:table-cell office:value-type="string">
            <text:p>pjeln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atnaće</text:p>
          </table:table-cell>
          <table:table-cell office:value-type="string">
            <text:p>pjatn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ate</text:p>
          </table:table-cell>
          <table:table-cell office:value-type="string">
            <text:p>pj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anu</text:p>
          </table:table-cell>
          <table:table-cell office:value-type="string">
            <text:p>pja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zkarjow</text:p>
          </table:table-cell>
          <table:table-cell office:value-type="string">
            <text:p>pizkar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smiki</text:p>
          </table:table-cell>
          <table:table-cell office:value-type="string">
            <text:p>pismi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smawučeneho</text:p>
          </table:table-cell>
          <table:table-cell office:value-type="string">
            <text:p>pismawuče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šemy</text:p>
          </table:table-cell>
          <table:table-cell office:value-type="string">
            <text:p>piš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łu</text:p>
          </table:table-cell>
          <table:table-cell office:value-type="string">
            <text:p>pił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ćom</text:p>
          </table:table-cell>
          <table:table-cell office:value-type="string">
            <text:p>pić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ća</text:p>
          </table:table-cell>
          <table:table-cell office:value-type="string">
            <text:p>pi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u</text:p>
          </table:table-cell>
          <table:table-cell office:value-type="string">
            <text:p>p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ilippzzy</text:p>
          </table:table-cell>
          <table:table-cell office:value-type="string">
            <text:p>philipp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ilippiztich</text:p>
          </table:table-cell>
          <table:table-cell office:value-type="string">
            <text:p>philippizt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ilet</text:p>
          </table:table-cell>
          <table:table-cell office:value-type="string">
            <text:p>phil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ilemonej</text:p>
          </table:table-cell>
          <table:table-cell office:value-type="string">
            <text:p>philemo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ilemona</text:p>
          </table:table-cell>
          <table:table-cell office:value-type="string">
            <text:p>philemo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iladelphizkeje</text:p>
          </table:table-cell>
          <table:table-cell office:value-type="string">
            <text:p>philadelphi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igellus</text:p>
          </table:table-cell>
          <table:table-cell office:value-type="string">
            <text:p>phigell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araonoweje</text:p>
          </table:table-cell>
          <table:table-cell office:value-type="string">
            <text:p>pharaono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gom</text:p>
          </table:table-cell>
          <table:table-cell office:value-type="string">
            <text:p>pg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ězton</text:p>
          </table:table-cell>
          <table:table-cell office:value-type="string">
            <text:p>pězt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ěztonom</text:p>
          </table:table-cell>
          <table:table-cell office:value-type="string">
            <text:p>pězton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ězk</text:p>
          </table:table-cell>
          <table:table-cell office:value-type="string">
            <text:p>pěz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gamenzkeje</text:p>
          </table:table-cell>
          <table:table-cell office:value-type="string">
            <text:p>pergamen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ztyrjej</text:p>
          </table:table-cell>
          <table:table-cell office:value-type="string">
            <text:p>paztyrj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ztyrjam</text:p>
          </table:table-cell>
          <table:table-cell office:value-type="string">
            <text:p>paztyrj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su</text:p>
          </table:table-cell>
          <table:table-cell office:value-type="string">
            <text:p>pa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sće</text:p>
          </table:table-cell>
          <table:table-cell office:value-type="string">
            <text:p>pas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sami</text:p>
          </table:table-cell>
          <table:table-cell office:value-type="string">
            <text:p>pas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low</text:p>
          </table:table-cell>
          <table:table-cell office:value-type="string">
            <text:p>parl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dela</text:p>
          </table:table-cell>
          <table:table-cell office:value-type="string">
            <text:p>parde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a</text:p>
          </table:table-cell>
          <table:table-cell office:value-type="string">
            <text:p>pa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zery</text:p>
          </table:table-cell>
          <table:table-cell office:value-type="string">
            <text:p>panze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li</text:p>
          </table:table-cell>
          <table:table-cell office:value-type="string">
            <text:p>p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lenja</text:p>
          </table:table-cell>
          <table:table-cell office:value-type="string">
            <text:p>pal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leni</text:p>
          </table:table-cell>
          <table:table-cell office:value-type="string">
            <text:p>pal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duchztwo</text:p>
          </table:table-cell>
          <table:table-cell office:value-type="string">
            <text:p>paduch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o</text:p>
          </table:table-cell>
          <table:table-cell office:value-type="string">
            <text:p>o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nefima</text:p>
          </table:table-cell>
          <table:table-cell office:value-type="string">
            <text:p>onefi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lijededowym</text:p>
          </table:table-cell>
          <table:table-cell office:value-type="string">
            <text:p>olijeded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zniše</text:p>
          </table:table-cell>
          <table:table-cell office:value-type="string">
            <text:p>nuzn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zni</text:p>
          </table:table-cell>
          <table:table-cell office:value-type="string">
            <text:p>nuz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zneho</text:p>
          </table:table-cell>
          <table:table-cell office:value-type="string">
            <text:p>nuz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tszańdźenje</text:p>
          </table:table-cell>
          <table:table-cell office:value-type="string">
            <text:p>nutszań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tszańdźenja</text:p>
          </table:table-cell>
          <table:table-cell office:value-type="string">
            <text:p>nutszańdź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tsšoł</text:p>
          </table:table-cell>
          <table:table-cell office:value-type="string">
            <text:p>nutsšo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ćiš</text:p>
          </table:table-cell>
          <table:table-cell office:value-type="string">
            <text:p>nuć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ćeni</text:p>
          </table:table-cell>
          <table:table-cell office:value-type="string">
            <text:p>nuć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ća</text:p>
          </table:table-cell>
          <table:table-cell office:value-type="string">
            <text:p>nu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wotnik</text:p>
          </table:table-cell>
          <table:table-cell office:value-type="string">
            <text:p>nowot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woh</text:p>
          </table:table-cell>
          <table:table-cell office:value-type="string">
            <text:p>nowo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šena</text:p>
          </table:table-cell>
          <table:table-cell office:value-type="string">
            <text:p>noš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hami</text:p>
          </table:table-cell>
          <table:table-cell office:value-type="string">
            <text:p>noh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chzyše</text:p>
          </table:table-cell>
          <table:table-cell office:value-type="string">
            <text:p>nochzy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chzych</text:p>
          </table:table-cell>
          <table:table-cell office:value-type="string">
            <text:p>nochz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chzeš</text:p>
          </table:table-cell>
          <table:table-cell office:value-type="string">
            <text:p>nochz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chzedźa</text:p>
          </table:table-cell>
          <table:table-cell office:value-type="string">
            <text:p>nochze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wjadnemu</text:p>
          </table:table-cell>
          <table:table-cell office:value-type="string">
            <text:p>njezwjad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waž</text:p>
          </table:table-cell>
          <table:table-cell office:value-type="string">
            <text:p>njezwa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waži</text:p>
          </table:table-cell>
          <table:table-cell office:value-type="string">
            <text:p>njezwa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trowy</text:p>
          </table:table-cell>
          <table:table-cell office:value-type="string">
            <text:p>njeztr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towaŕšili</text:p>
          </table:table-cell>
          <table:table-cell office:value-type="string">
            <text:p>njeztowaŕš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rudźće</text:p>
          </table:table-cell>
          <table:table-cell office:value-type="string">
            <text:p>njezrudź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pytuje</text:p>
          </table:table-cell>
          <table:table-cell office:value-type="string">
            <text:p>njezpyt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pytował</text:p>
          </table:table-cell>
          <table:table-cell office:value-type="string">
            <text:p>njezpyt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pušćamy</text:p>
          </table:table-cell>
          <table:table-cell office:value-type="string">
            <text:p>njezpušća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pomniće</text:p>
          </table:table-cell>
          <table:table-cell office:value-type="string">
            <text:p>njezpomn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podobałe</text:p>
          </table:table-cell>
          <table:table-cell office:value-type="string">
            <text:p>njezpodob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podobaju</text:p>
          </table:table-cell>
          <table:table-cell office:value-type="string">
            <text:p>njezpodob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pi</text:p>
          </table:table-cell>
          <table:table-cell office:value-type="string">
            <text:p>njezp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pijmy</text:p>
          </table:table-cell>
          <table:table-cell office:value-type="string">
            <text:p>njezpij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njesu</text:p>
          </table:table-cell>
          <table:table-cell office:value-type="string">
            <text:p>njeznje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najomny</text:p>
          </table:table-cell>
          <table:table-cell office:value-type="string">
            <text:p>njeznajom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naješće</text:p>
          </table:table-cell>
          <table:table-cell office:value-type="string">
            <text:p>njeznaješ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mazani</text:p>
          </table:table-cell>
          <table:table-cell office:value-type="string">
            <text:p>njezmaz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mazanemu</text:p>
          </table:table-cell>
          <table:table-cell office:value-type="string">
            <text:p>njezmaza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mazaneho</text:p>
          </table:table-cell>
          <table:table-cell office:value-type="string">
            <text:p>njezmaza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mazana</text:p>
          </table:table-cell>
          <table:table-cell office:value-type="string">
            <text:p>njezmaz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komdźili</text:p>
          </table:table-cell>
          <table:table-cell office:value-type="string">
            <text:p>njezkomdź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khowachu</text:p>
          </table:table-cell>
          <table:table-cell office:value-type="string">
            <text:p>njezkh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kaženej</text:p>
          </table:table-cell>
          <table:table-cell office:value-type="string">
            <text:p>njezkaže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jewiła</text:p>
          </table:table-cell>
          <table:table-cell office:value-type="string">
            <text:p>njezjew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jednoćiwi</text:p>
          </table:table-cell>
          <table:table-cell office:value-type="string">
            <text:p>njezjednoći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hubiłe</text:p>
          </table:table-cell>
          <table:table-cell office:value-type="string">
            <text:p>njezhubi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ezło</text:p>
          </table:table-cell>
          <table:table-cell office:value-type="string">
            <text:p>njezez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dušće</text:p>
          </table:table-cell>
          <table:table-cell office:value-type="string">
            <text:p>njezduš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dobne</text:p>
          </table:table-cell>
          <table:table-cell office:value-type="string">
            <text:p>njezdob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bóžnych</text:p>
          </table:table-cell>
          <table:table-cell office:value-type="string">
            <text:p>njezbóž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zygluj</text:p>
          </table:table-cell>
          <table:table-cell office:value-type="string">
            <text:p>njezazyglu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zpiće</text:p>
          </table:table-cell>
          <table:table-cell office:value-type="string">
            <text:p>njezazp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wutl</text:p>
          </table:table-cell>
          <table:table-cell office:value-type="string">
            <text:p>njezawut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wjedł</text:p>
          </table:table-cell>
          <table:table-cell office:value-type="string">
            <text:p>njezawjed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tama</text:p>
          </table:table-cell>
          <table:table-cell office:value-type="string">
            <text:p>njezata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płaćceźe</text:p>
          </table:table-cell>
          <table:table-cell office:value-type="string">
            <text:p>njezapłaćce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panuł</text:p>
          </table:table-cell>
          <table:table-cell office:value-type="string">
            <text:p>njezapa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khowaju</text:p>
          </table:table-cell>
          <table:table-cell office:value-type="string">
            <text:p>njezakhow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jał</text:p>
          </table:table-cell>
          <table:table-cell office:value-type="string">
            <text:p>njezaj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chodnym</text:p>
          </table:table-cell>
          <table:table-cell office:value-type="string">
            <text:p>njezachod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chodnozć</text:p>
          </table:table-cell>
          <table:table-cell office:value-type="string">
            <text:p>njezachod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budź</text:p>
          </table:table-cell>
          <table:table-cell office:value-type="string">
            <text:p>njezabudź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zmi</text:p>
          </table:table-cell>
          <table:table-cell office:value-type="string">
            <text:p>njewz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zał</text:p>
          </table:table-cell>
          <table:table-cell office:value-type="string">
            <text:p>njewz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zali</text:p>
          </table:table-cell>
          <table:table-cell office:value-type="string">
            <text:p>njewz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ztupichmy</text:p>
          </table:table-cell>
          <table:table-cell office:value-type="string">
            <text:p>njewuztupi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ztawali</text:p>
          </table:table-cell>
          <table:table-cell office:value-type="string">
            <text:p>njewuzta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žitnych</text:p>
          </table:table-cell>
          <table:table-cell office:value-type="string">
            <text:p>njewužit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šnych</text:p>
          </table:table-cell>
          <table:table-cell office:value-type="string">
            <text:p>njewuš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rubił</text:p>
          </table:table-cell>
          <table:table-cell office:value-type="string">
            <text:p>njewurub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rjeknjenym</text:p>
          </table:table-cell>
          <table:table-cell office:value-type="string">
            <text:p>njewurjeknje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panyli</text:p>
          </table:table-cell>
          <table:table-cell office:value-type="string">
            <text:p>njewupany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panuł</text:p>
          </table:table-cell>
          <table:table-cell office:value-type="string">
            <text:p>njewupa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čeni</text:p>
          </table:table-cell>
          <table:table-cell office:value-type="string">
            <text:p>njewuč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róćich</text:p>
          </table:table-cell>
          <table:table-cell office:value-type="string">
            <text:p>njewróć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ztudźiło</text:p>
          </table:table-cell>
          <table:table-cell office:value-type="string">
            <text:p>njewoztudź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ztał</text:p>
          </table:table-cell>
          <table:table-cell office:value-type="string">
            <text:p>njewozt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tmyje</text:p>
          </table:table-cell>
          <table:table-cell office:value-type="string">
            <text:p>njewotmy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pušćili</text:p>
          </table:table-cell>
          <table:table-cell office:value-type="string">
            <text:p>njewopušć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piš</text:p>
          </table:table-cell>
          <table:table-cell office:value-type="string">
            <text:p>njewop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pijće</text:p>
          </table:table-cell>
          <table:table-cell office:value-type="string">
            <text:p>njewopi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mazane</text:p>
          </table:table-cell>
          <table:table-cell office:value-type="string">
            <text:p>njewomaz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hladał</text:p>
          </table:table-cell>
          <table:table-cell office:value-type="string">
            <text:p>njewohlad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ztara</text:p>
          </table:table-cell>
          <table:table-cell office:value-type="string">
            <text:p>njewobzta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ztajny</text:p>
          </table:table-cell>
          <table:table-cell office:value-type="string">
            <text:p>njewobztaj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ztajni</text:p>
          </table:table-cell>
          <table:table-cell office:value-type="string">
            <text:p>njewobztaj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ztajne</text:p>
          </table:table-cell>
          <table:table-cell office:value-type="string">
            <text:p>njewobztaj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rězk</text:p>
          </table:table-cell>
          <table:table-cell office:value-type="string">
            <text:p>njewobrěz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ćežena</text:p>
          </table:table-cell>
          <table:table-cell office:value-type="string">
            <text:p>njewobćež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arali</text:p>
          </table:table-cell>
          <table:table-cell office:value-type="string">
            <text:p>njewobar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jeztu</text:p>
          </table:table-cell>
          <table:table-cell office:value-type="string">
            <text:p>njewjez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jezćiny</text:p>
          </table:table-cell>
          <table:table-cell office:value-type="string">
            <text:p>njewjezći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jedźiwši</text:p>
          </table:table-cell>
          <table:table-cell office:value-type="string">
            <text:p>njewjedźi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jedźili</text:p>
          </table:table-cell>
          <table:table-cell office:value-type="string">
            <text:p>njewjedź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jedru</text:p>
          </table:table-cell>
          <table:table-cell office:value-type="string">
            <text:p>njewjed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jećiš</text:p>
          </table:table-cell>
          <table:table-cell office:value-type="string">
            <text:p>njewjeć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inojteho</text:p>
          </table:table-cell>
          <table:table-cell office:value-type="string">
            <text:p>njewinojt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idźi</text:p>
          </table:table-cell>
          <table:table-cell office:value-type="string">
            <text:p>njewi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idźich</text:p>
          </table:table-cell>
          <table:table-cell office:value-type="string">
            <text:p>njewidź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idźiće</text:p>
          </table:table-cell>
          <table:table-cell office:value-type="string">
            <text:p>njewidź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idomnemu</text:p>
          </table:table-cell>
          <table:table-cell office:value-type="string">
            <text:p>njewidom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rnymi</text:p>
          </table:table-cell>
          <table:table-cell office:value-type="string">
            <text:p>njewěr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rnu</text:p>
          </table:table-cell>
          <table:table-cell office:value-type="string">
            <text:p>njewěr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rimy</text:p>
          </table:table-cell>
          <table:table-cell office:value-type="string">
            <text:p>njewěr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ŕće</text:p>
          </table:table-cell>
          <table:table-cell office:value-type="string">
            <text:p>njewěŕ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domny</text:p>
          </table:table-cell>
          <table:table-cell office:value-type="string">
            <text:p>njewědom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domnym</text:p>
          </table:table-cell>
          <table:table-cell office:value-type="string">
            <text:p>njewědom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domnozć</text:p>
          </table:table-cell>
          <table:table-cell office:value-type="string">
            <text:p>njewědom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domnozće</text:p>
          </table:table-cell>
          <table:table-cell office:value-type="string">
            <text:p>njewědom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domni</text:p>
          </table:table-cell>
          <table:table-cell office:value-type="string">
            <text:p>njewědom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abće</text:p>
          </table:table-cell>
          <table:table-cell office:value-type="string">
            <text:p>njewab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trjebali</text:p>
          </table:table-cell>
          <table:table-cell office:value-type="string">
            <text:p>njetrjeb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trjebaće</text:p>
          </table:table-cell>
          <table:table-cell office:value-type="string">
            <text:p>njetrjeb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wjeći</text:p>
          </table:table-cell>
          <table:table-cell office:value-type="string">
            <text:p>njeswje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wjate</text:p>
          </table:table-cell>
          <table:table-cell office:value-type="string">
            <text:p>njeswj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wjateho</text:p>
          </table:table-cell>
          <table:table-cell office:value-type="string">
            <text:p>njeswjat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šwarnozć</text:p>
          </table:table-cell>
          <table:table-cell office:value-type="string">
            <text:p>nješwar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šwarnozće</text:p>
          </table:table-cell>
          <table:table-cell office:value-type="string">
            <text:p>nješwar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waŕ</text:p>
          </table:table-cell>
          <table:table-cell office:value-type="string">
            <text:p>njeswa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šwarne</text:p>
          </table:table-cell>
          <table:table-cell office:value-type="string">
            <text:p>nješwar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šwarnej</text:p>
          </table:table-cell>
          <table:table-cell office:value-type="string">
            <text:p>nješwar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warješe</text:p>
          </table:table-cell>
          <table:table-cell office:value-type="string">
            <text:p>njeswar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u</text:p>
          </table:table-cell>
          <table:table-cell office:value-type="string">
            <text:p>nje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udźiš</text:p>
          </table:table-cell>
          <table:table-cell office:value-type="string">
            <text:p>njesudź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njesmilny</text:p>
          </table:table-cell>
          <table:table-cell office:value-type="string">
            <text:p>[njesmil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łyši</text:p>
          </table:table-cell>
          <table:table-cell office:value-type="string">
            <text:p>njesły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škodźiłe</text:p>
          </table:table-cell>
          <table:table-cell office:value-type="string">
            <text:p>nješkodźi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yčće</text:p>
          </table:table-cell>
          <table:table-cell office:value-type="string">
            <text:p>njeryč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yča</text:p>
          </table:table-cell>
          <table:table-cell office:value-type="string">
            <text:p>njeryč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yčał</text:p>
          </table:table-cell>
          <table:table-cell office:value-type="string">
            <text:p>njeryč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oszłobće</text:p>
          </table:table-cell>
          <table:table-cell office:value-type="string">
            <text:p>njeroszłob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ossudźiće</text:p>
          </table:table-cell>
          <table:table-cell office:value-type="string">
            <text:p>njerossudź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osryčach</text:p>
          </table:table-cell>
          <table:table-cell office:value-type="string">
            <text:p>njerosryč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odźili</text:p>
          </table:table-cell>
          <table:table-cell office:value-type="string">
            <text:p>njerodź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odnych</text:p>
          </table:table-cell>
          <table:table-cell office:value-type="string">
            <text:p>njerod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odnozće</text:p>
          </table:table-cell>
          <table:table-cell office:value-type="string">
            <text:p>njerod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jeknje</text:p>
          </table:table-cell>
          <table:table-cell office:value-type="string">
            <text:p>njerjek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jadnozć</text:p>
          </table:table-cell>
          <table:table-cell office:value-type="string">
            <text:p>njerjad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jad</text:p>
          </table:table-cell>
          <table:table-cell office:value-type="string">
            <text:p>njerj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ztupi</text:p>
          </table:table-cell>
          <table:table-cell office:value-type="string">
            <text:p>njepšiztup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zteja</text:p>
          </table:table-cell>
          <table:table-cell office:value-type="string">
            <text:p>njepšizte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ztaji</text:p>
          </table:table-cell>
          <table:table-cell office:value-type="string">
            <text:p>njepšiztaj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šli</text:p>
          </table:table-cell>
          <table:table-cell office:value-type="string">
            <text:p>njepšiš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pušć</text:p>
          </table:table-cell>
          <table:table-cell office:value-type="string">
            <text:p>njepšipuš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dam</text:p>
          </table:table-cell>
          <table:table-cell office:value-type="string">
            <text:p>njepšid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ztawam</text:p>
          </table:table-cell>
          <table:table-cell office:value-type="string">
            <text:p>njepšeztaw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ztań</text:p>
          </table:table-cell>
          <table:table-cell office:value-type="string">
            <text:p>njepšezta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krótšił</text:p>
          </table:table-cell>
          <table:table-cell office:value-type="string">
            <text:p>njepšekrótš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ćelach</text:p>
          </table:table-cell>
          <table:table-cell office:value-type="string">
            <text:p>njepšećel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ćekli</text:p>
          </table:table-cell>
          <table:table-cell office:value-type="string">
            <text:p>njepšećek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ózował</text:p>
          </table:table-cell>
          <table:table-cell office:value-type="string">
            <text:p>njepróz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osyće</text:p>
          </table:table-cell>
          <table:table-cell office:value-type="string">
            <text:p>njeprosy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awdozćam</text:p>
          </table:table-cell>
          <table:table-cell office:value-type="string">
            <text:p>njeprawdozć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óznali</text:p>
          </table:table-cell>
          <table:table-cell office:value-type="string">
            <text:p>njepózn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óznaje</text:p>
          </table:table-cell>
          <table:table-cell office:value-type="string">
            <text:p>njepózna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ózćiwozći</text:p>
          </table:table-cell>
          <table:table-cell office:value-type="string">
            <text:p>njepózćiw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ózćiweho</text:p>
          </table:table-cell>
          <table:table-cell office:value-type="string">
            <text:p>njepózći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wučił</text:p>
          </table:table-cell>
          <table:table-cell office:value-type="string">
            <text:p>njepowuč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trjebne</text:p>
          </table:table-cell>
          <table:table-cell office:value-type="string">
            <text:p>njepotrjeb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trjeba</text:p>
          </table:table-cell>
          <table:table-cell office:value-type="string">
            <text:p>njepotrje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trjebał</text:p>
          </table:table-cell>
          <table:table-cell office:value-type="string">
            <text:p>njepotrjeb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trjebaće</text:p>
          </table:table-cell>
          <table:table-cell office:value-type="string">
            <text:p>njepotrjeb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słušnozć</text:p>
          </table:table-cell>
          <table:table-cell office:value-type="string">
            <text:p>njeposłuš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słuchali</text:p>
          </table:table-cell>
          <table:table-cell office:value-type="string">
            <text:p>njeposłuch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rodźiš</text:p>
          </table:table-cell>
          <table:table-cell office:value-type="string">
            <text:p>njeporodź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óńdźe</text:p>
          </table:table-cell>
          <table:table-cell office:value-type="string">
            <text:p>njepóń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mysl</text:p>
          </table:table-cell>
          <table:table-cell office:value-type="string">
            <text:p>njepomys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mhaše</text:p>
          </table:table-cell>
          <table:table-cell office:value-type="string">
            <text:p>njepomh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koj</text:p>
          </table:table-cell>
          <table:table-cell office:value-type="string">
            <text:p>njepoko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kojna</text:p>
          </table:table-cell>
          <table:table-cell office:value-type="string">
            <text:p>njepokoj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hlada</text:p>
          </table:table-cell>
          <table:table-cell office:value-type="string">
            <text:p>njepohla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dsunuło</text:p>
          </table:table-cell>
          <table:table-cell office:value-type="string">
            <text:p>njepodsunu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dawajće</text:p>
          </table:table-cell>
          <table:table-cell office:value-type="string">
            <text:p>njepodaw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łódnymi</text:p>
          </table:table-cell>
          <table:table-cell office:value-type="string">
            <text:p>njepłód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łódni</text:p>
          </table:table-cell>
          <table:table-cell office:value-type="string">
            <text:p>njepłód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leće</text:p>
          </table:table-cell>
          <table:table-cell office:value-type="string">
            <text:p>njepl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łaća</text:p>
          </table:table-cell>
          <table:table-cell office:value-type="string">
            <text:p>njepła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ij</text:p>
          </table:table-cell>
          <table:table-cell office:value-type="string">
            <text:p>njepi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aztupa</text:p>
          </table:table-cell>
          <table:table-cell office:value-type="string">
            <text:p>njenaztup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awuča</text:p>
          </table:table-cell>
          <table:table-cell office:value-type="string">
            <text:p>njenawuč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aduł</text:p>
          </table:table-cell>
          <table:table-cell office:value-type="string">
            <text:p>njenad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udrym</text:p>
          </table:table-cell>
          <table:table-cell office:value-type="string">
            <text:p>njemudr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zny</text:p>
          </table:table-cell>
          <table:table-cell office:value-type="string">
            <text:p>njemóz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žeš</text:p>
          </table:table-cell>
          <table:table-cell office:value-type="string">
            <text:p>njemóž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žach</text:p>
          </table:table-cell>
          <table:table-cell office:value-type="string">
            <text:p>njemóž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žachmy</text:p>
          </table:table-cell>
          <table:table-cell office:value-type="string">
            <text:p>njemóž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otajmy</text:p>
          </table:table-cell>
          <table:table-cell office:value-type="string">
            <text:p>njemotaj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</text:p>
          </table:table-cell>
          <table:table-cell office:value-type="string">
            <text:p>njemó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oli</text:p>
          </table:table-cell>
          <table:table-cell office:value-type="string">
            <text:p>njemo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olće</text:p>
          </table:table-cell>
          <table:table-cell office:value-type="string">
            <text:p>njemol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hli</text:p>
          </table:table-cell>
          <table:table-cell office:value-type="string">
            <text:p>njemóh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odlili</text:p>
          </table:table-cell>
          <table:table-cell office:value-type="string">
            <text:p>njemodl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odla</text:p>
          </table:table-cell>
          <table:table-cell office:value-type="string">
            <text:p>njemod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jerzy</text:p>
          </table:table-cell>
          <table:table-cell office:value-type="string">
            <text:p>njemjer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ěŕ</text:p>
          </table:table-cell>
          <table:table-cell office:value-type="string">
            <text:p>njemě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ěj</text:p>
          </table:table-cell>
          <table:table-cell office:value-type="string">
            <text:p>njemě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łžiće</text:p>
          </table:table-cell>
          <table:table-cell office:value-type="string">
            <text:p>njełž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łžće</text:p>
          </table:table-cell>
          <table:table-cell office:value-type="string">
            <text:p>njełž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ludała</text:p>
          </table:table-cell>
          <table:table-cell office:value-type="string">
            <text:p>njelud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lubujmy</text:p>
          </table:table-cell>
          <table:table-cell office:value-type="string">
            <text:p>njelubuj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lubja</text:p>
          </table:table-cell>
          <table:table-cell office:value-type="string">
            <text:p>njelub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łamaš</text:p>
          </table:table-cell>
          <table:table-cell office:value-type="string">
            <text:p>njełama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lakomny</text:p>
          </table:table-cell>
          <table:table-cell office:value-type="string">
            <text:p>njelakom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rań</text:p>
          </table:table-cell>
          <table:table-cell office:value-type="string">
            <text:p>njekra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ładź</text:p>
          </table:table-cell>
          <table:table-cell office:value-type="string">
            <text:p>njekładź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ładźemy</text:p>
          </table:table-cell>
          <table:table-cell office:value-type="string">
            <text:p>njekładź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hwalił</text:p>
          </table:table-cell>
          <table:table-cell office:value-type="string">
            <text:p>njekhwal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hwalće</text:p>
          </table:table-cell>
          <table:table-cell office:value-type="string">
            <text:p>njekhwal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hodźił</text:p>
          </table:table-cell>
          <table:table-cell office:value-type="string">
            <text:p>njekho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hodźachu</text:p>
          </table:table-cell>
          <table:table-cell office:value-type="string">
            <text:p>njekhodź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hmani</text:p>
          </table:table-cell>
          <table:table-cell office:value-type="string">
            <text:p>njekhm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hmane</text:p>
          </table:table-cell>
          <table:table-cell office:value-type="string">
            <text:p>njekhm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rožeše</text:p>
          </table:table-cell>
          <table:table-cell office:value-type="string">
            <text:p>njehrož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rěšili</text:p>
          </table:table-cell>
          <table:table-cell office:value-type="string">
            <text:p>njehrěš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rěšće</text:p>
          </table:table-cell>
          <table:table-cell office:value-type="string">
            <text:p>njehrěš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óršće</text:p>
          </table:table-cell>
          <table:table-cell office:value-type="string">
            <text:p>njehórš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orne</text:p>
          </table:table-cell>
          <table:table-cell office:value-type="string">
            <text:p>njehor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nute</text:p>
          </table:table-cell>
          <table:table-cell office:value-type="string">
            <text:p>njehnu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nuta</text:p>
          </table:table-cell>
          <table:table-cell office:value-type="string">
            <text:p>njehnu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lada</text:p>
          </table:table-cell>
          <table:table-cell office:value-type="string">
            <text:p>njehla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ladaj</text:p>
          </table:table-cell>
          <table:table-cell office:value-type="string">
            <text:p>njehlad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anja</text:p>
          </table:table-cell>
          <table:table-cell office:value-type="string">
            <text:p>njeh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aniłaj</text:p>
          </table:table-cell>
          <table:table-cell office:value-type="string">
            <text:p>njehani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anibuj</text:p>
          </table:table-cell>
          <table:table-cell office:value-type="string">
            <text:p>njehanibu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anibići</text:p>
          </table:table-cell>
          <table:table-cell office:value-type="string">
            <text:p>njehanibi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njedźiwajće</text:p>
          </table:table-cell>
          <table:table-cell office:value-type="string">
            <text:p>[njedźiw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źeržu</text:p>
          </table:table-cell>
          <table:table-cell office:value-type="string">
            <text:p>njedźerž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źeržeše</text:p>
          </table:table-cell>
          <table:table-cell office:value-type="string">
            <text:p>njedźerž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źakomni</text:p>
          </table:table-cell>
          <table:table-cell office:value-type="string">
            <text:p>njedźakom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yrbje-li</text:p>
          </table:table-cell>
          <table:table-cell office:value-type="string">
            <text:p>njedyrbje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uł</text:p>
          </table:table-cell>
          <table:table-cell office:value-type="string">
            <text:p>njed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rěma</text:p>
          </table:table-cell>
          <table:table-cell office:value-type="string">
            <text:p>njedrě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oztanjeće</text:p>
          </table:table-cell>
          <table:table-cell office:value-type="string">
            <text:p>njedoztan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oztali</text:p>
          </table:table-cell>
          <table:table-cell office:value-type="string">
            <text:p>njedozt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owuslědźene</text:p>
          </table:table-cell>
          <table:table-cell office:value-type="string">
            <text:p>njedowuslědź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obuchu</text:p>
          </table:table-cell>
          <table:table-cell office:value-type="string">
            <text:p>njedobu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obri</text:p>
          </table:table-cell>
          <table:table-cell office:value-type="string">
            <text:p>njedobr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awałe</text:p>
          </table:table-cell>
          <table:table-cell office:value-type="string">
            <text:p>njedaw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adźa</text:p>
          </table:table-cell>
          <table:table-cell office:value-type="string">
            <text:p>njeda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iztu</text:p>
          </table:table-cell>
          <table:table-cell office:value-type="string">
            <text:p>nječiz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iztozće</text:p>
          </table:table-cell>
          <table:table-cell office:value-type="string">
            <text:p>nječizt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ćizkam</text:p>
          </table:table-cell>
          <table:table-cell office:value-type="string">
            <text:p>njećiz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injachu</text:p>
          </table:table-cell>
          <table:table-cell office:value-type="string">
            <text:p>nječin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inimy</text:p>
          </table:table-cell>
          <table:table-cell office:value-type="string">
            <text:p>nječin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inili</text:p>
          </table:table-cell>
          <table:table-cell office:value-type="string">
            <text:p>nječin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njech</text:p>
          </table:table-cell>
          <table:table-cell office:value-type="string">
            <text:p>[nje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chadźa</text:p>
          </table:table-cell>
          <table:table-cell office:value-type="string">
            <text:p>njecha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ezć</text:p>
          </table:table-cell>
          <table:table-cell office:value-type="string">
            <text:p>nječe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ćeŕpi</text:p>
          </table:table-cell>
          <table:table-cell office:value-type="string">
            <text:p>njećeŕp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as</text:p>
          </table:table-cell>
          <table:table-cell office:value-type="string">
            <text:p>nječ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yłe</text:p>
          </table:table-cell>
          <table:table-cell office:value-type="string">
            <text:p>njeby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uüdźe</text:p>
          </table:table-cell>
          <table:table-cell office:value-type="string">
            <text:p>njebuü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udźmy</text:p>
          </table:table-cell>
          <table:table-cell office:value-type="string">
            <text:p>njebudź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udźiše</text:p>
          </table:table-cell>
          <table:table-cell office:value-type="string">
            <text:p>njebudź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ołe</text:p>
          </table:table-cell>
          <table:table-cell office:value-type="string">
            <text:p>njebo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oještaj</text:p>
          </table:table-cell>
          <table:table-cell office:value-type="string">
            <text:p>njeboje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oja</text:p>
          </table:table-cell>
          <table:table-cell office:value-type="string">
            <text:p>njebo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łudźće</text:p>
          </table:table-cell>
          <table:table-cell office:value-type="string">
            <text:p>njebłudź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ěžiće</text:p>
          </table:table-cell>
          <table:table-cell office:value-type="string">
            <text:p>njeběž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ěhał</text:p>
          </table:table-cell>
          <table:table-cell office:value-type="string">
            <text:p>njeběh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žši</text:p>
          </table:table-cell>
          <table:table-cell office:value-type="string">
            <text:p>niž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čźomu</text:p>
          </table:table-cell>
          <table:table-cell office:value-type="string">
            <text:p>ničźo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nic</text:p>
          </table:table-cell>
          <table:table-cell office:value-type="string">
            <text:p>[n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tčiše</text:p>
          </table:table-cell>
          <table:table-cell office:value-type="string">
            <text:p>nětč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tčišej</text:p>
          </table:table-cell>
          <table:table-cell office:value-type="string">
            <text:p>nětčiš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mz</text:p>
          </table:table-cell>
          <table:table-cell office:value-type="string">
            <text:p>něm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ma</text:p>
          </table:table-cell>
          <table:table-cell office:value-type="string">
            <text:p>ně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kajku</text:p>
          </table:table-cell>
          <table:table-cell office:value-type="string">
            <text:p>někaj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h</text:p>
          </table:table-cell>
          <table:table-cell office:value-type="string">
            <text:p>ne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chto</text:p>
          </table:table-cell>
          <table:table-cell office:value-type="string">
            <text:p>něcht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tróžał</text:p>
          </table:table-cell>
          <table:table-cell office:value-type="string">
            <text:p>naztróž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taji</text:p>
          </table:table-cell>
          <table:table-cell office:value-type="string">
            <text:p>naztaj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tajenju</text:p>
          </table:table-cell>
          <table:table-cell office:value-type="string">
            <text:p>nazta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tać</text:p>
          </table:table-cell>
          <table:table-cell office:value-type="string">
            <text:p>nazt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wučiło</text:p>
          </table:table-cell>
          <table:table-cell office:value-type="string">
            <text:p>nawuč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wučili</text:p>
          </table:table-cell>
          <table:table-cell office:value-type="string">
            <text:p>nawuč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woženjowy</text:p>
          </table:table-cell>
          <table:table-cell office:value-type="string">
            <text:p>nawoženj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woblekani</text:p>
          </table:table-cell>
          <table:table-cell office:value-type="string">
            <text:p>nawoblek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woblečene</text:p>
          </table:table-cell>
          <table:table-cell office:value-type="string">
            <text:p>nawobleč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woblečena</text:p>
          </table:table-cell>
          <table:table-cell office:value-type="string">
            <text:p>nawobleč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wabić</text:p>
          </table:table-cell>
          <table:table-cell office:value-type="string">
            <text:p>nawab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twarjeny</text:p>
          </table:table-cell>
          <table:table-cell office:value-type="string">
            <text:p>natwar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twarjena</text:p>
          </table:table-cell>
          <table:table-cell office:value-type="string">
            <text:p>natwarj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syćene</text:p>
          </table:table-cell>
          <table:table-cell office:value-type="string">
            <text:p>nasyć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škerjedźi</text:p>
          </table:table-cell>
          <table:table-cell office:value-type="string">
            <text:p>naškerje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škerjedźenych</text:p>
          </table:table-cell>
          <table:table-cell office:value-type="string">
            <text:p>naškerjedź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yčenje</text:p>
          </table:table-cell>
          <table:table-cell office:value-type="string">
            <text:p>naryč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unam</text:p>
          </table:table-cell>
          <table:table-cell office:value-type="string">
            <text:p>narun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ztł</text:p>
          </table:table-cell>
          <table:table-cell office:value-type="string">
            <text:p>narozt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zće</text:p>
          </table:table-cell>
          <table:table-cell office:value-type="string">
            <text:p>nar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dźenych</text:p>
          </table:table-cell>
          <table:table-cell office:value-type="string">
            <text:p>narodź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dźene</text:p>
          </table:table-cell>
          <table:table-cell office:value-type="string">
            <text:p>narodź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dźe</text:p>
          </table:table-cell>
          <table:table-cell office:value-type="string">
            <text:p>naro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dej</text:p>
          </table:table-cell>
          <table:table-cell office:value-type="string">
            <text:p>narod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ba</text:p>
          </table:table-cell>
          <table:table-cell office:value-type="string">
            <text:p>naro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owješenju</text:p>
          </table:table-cell>
          <table:table-cell office:value-type="string">
            <text:p>napowješ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owało</text:p>
          </table:table-cell>
          <table:table-cell office:value-type="string">
            <text:p>napow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ominanjom</text:p>
          </table:table-cell>
          <table:table-cell office:value-type="string">
            <text:p>napomin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ominali</text:p>
          </table:table-cell>
          <table:table-cell office:value-type="string">
            <text:p>napomin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ominajmy</text:p>
          </table:table-cell>
          <table:table-cell office:value-type="string">
            <text:p>napominaj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ominacż</text:p>
          </table:table-cell>
          <table:table-cell office:value-type="string">
            <text:p>napominacż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jelń</text:p>
          </table:table-cell>
          <table:table-cell office:value-type="string">
            <text:p>napjel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jelnjenych</text:p>
          </table:table-cell>
          <table:table-cell office:value-type="string">
            <text:p>napjelnj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ismje</text:p>
          </table:table-cell>
          <table:table-cell office:value-type="string">
            <text:p>napism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hthalimoweho</text:p>
          </table:table-cell>
          <table:table-cell office:value-type="string">
            <text:p>naphthalim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nućeni</text:p>
          </table:table-cell>
          <table:table-cell office:value-type="string">
            <text:p>nanuć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na</text:p>
          </table:table-cell>
          <table:table-cell office:value-type="string">
            <text:p>[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*</text:p>
          </table:table-cell>
          <table:table-cell office:value-type="string">
            <text:p>na*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miězće</text:p>
          </table:table-cell>
          <table:table-cell office:value-type="string">
            <text:p>namiě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maž</text:p>
          </table:table-cell>
          <table:table-cell office:value-type="string">
            <text:p>nama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makana</text:p>
          </table:table-cell>
          <table:table-cell office:value-type="string">
            <text:p>namak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makało</text:p>
          </table:table-cell>
          <table:table-cell office:value-type="string">
            <text:p>namak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late</text:p>
          </table:table-cell>
          <table:table-cell office:value-type="string">
            <text:p>nal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kormili</text:p>
          </table:table-cell>
          <table:table-cell office:value-type="string">
            <text:p>nakorm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kładźenje</text:p>
          </table:table-cell>
          <table:table-cell office:value-type="string">
            <text:p>nakła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kładźenja</text:p>
          </table:table-cell>
          <table:table-cell office:value-type="string">
            <text:p>nakładź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kładźene</text:p>
          </table:table-cell>
          <table:table-cell office:value-type="string">
            <text:p>nakładź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kładuja</text:p>
          </table:table-cell>
          <table:table-cell office:value-type="string">
            <text:p>nakładu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kazała</text:p>
          </table:table-cell>
          <table:table-cell office:value-type="string">
            <text:p>nakaz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kazać</text:p>
          </table:table-cell>
          <table:table-cell office:value-type="string">
            <text:p>nakaz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zpódnišich</text:p>
          </table:table-cell>
          <table:table-cell office:value-type="string">
            <text:p>najzpódniš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zkeŕšo</text:p>
          </table:table-cell>
          <table:table-cell office:value-type="string">
            <text:p>najzkeŕš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wyššemu</text:p>
          </table:table-cell>
          <table:table-cell office:value-type="string">
            <text:p>najwyšš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swjećišu</text:p>
          </table:table-cell>
          <table:table-cell office:value-type="string">
            <text:p>najswjećiš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swjećiše</text:p>
          </table:table-cell>
          <table:table-cell office:value-type="string">
            <text:p>najswjeć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nižšemu</text:p>
          </table:table-cell>
          <table:table-cell office:value-type="string">
            <text:p>najnižš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mjeńšim</text:p>
          </table:table-cell>
          <table:table-cell office:value-type="string">
            <text:p>najmjeńš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mjeńšeho</text:p>
          </table:table-cell>
          <table:table-cell office:value-type="string">
            <text:p>najmjeńš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lěpše</text:p>
          </table:table-cell>
          <table:table-cell office:value-type="string">
            <text:p>najlěp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lěpje</text:p>
          </table:table-cell>
          <table:table-cell office:value-type="string">
            <text:p>najlěp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krasniši</text:p>
          </table:table-cell>
          <table:table-cell office:value-type="string">
            <text:p>najkrasni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ěstaj</text:p>
          </table:table-cell>
          <table:table-cell office:value-type="string">
            <text:p>najěs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hu</text:p>
          </table:table-cell>
          <table:table-cell office:value-type="string">
            <text:p>na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hromadźili</text:p>
          </table:table-cell>
          <table:table-cell office:value-type="string">
            <text:p>nahromadź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hromadźić</text:p>
          </table:table-cell>
          <table:table-cell office:value-type="string">
            <text:p>nahromad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hoty</text:p>
          </table:table-cell>
          <table:table-cell office:value-type="string">
            <text:p>naho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na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hłi</text:p>
          </table:table-cell>
          <table:table-cell office:value-type="string">
            <text:p>nahł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hłe</text:p>
          </table:table-cell>
          <table:table-cell office:value-type="string">
            <text:p>nah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he</text:p>
          </table:table-cell>
          <table:table-cell office:value-type="string">
            <text:p>nah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haj</text:p>
          </table:table-cell>
          <table:table-cell office:value-type="string">
            <text:p>nah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ftajenju</text:p>
          </table:table-cell>
          <table:table-cell office:value-type="string">
            <text:p>nafta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źeć</text:p>
          </table:table-cell>
          <table:table-cell office:value-type="string">
            <text:p>nadź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unjenje</text:p>
          </table:table-cell>
          <table:table-cell office:value-type="string">
            <text:p>nadun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ući</text:p>
          </table:table-cell>
          <table:table-cell office:value-type="string">
            <text:p>nadu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panuł</text:p>
          </table:table-cell>
          <table:table-cell office:value-type="string">
            <text:p>nadpa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panuć</text:p>
          </table:table-cell>
          <table:table-cell office:value-type="string">
            <text:p>nadpanu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ešło</text:p>
          </table:table-cell>
          <table:table-cell office:value-type="string">
            <text:p>nadeš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běhanju</text:p>
          </table:table-cell>
          <table:table-cell office:value-type="string">
            <text:p>nadběh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činił</text:p>
          </table:table-cell>
          <table:table-cell office:value-type="string">
            <text:p>način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činić</text:p>
          </table:table-cell>
          <table:table-cell office:value-type="string">
            <text:p>način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činichu</text:p>
          </table:table-cell>
          <table:table-cell office:value-type="string">
            <text:p>način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błazne</text:p>
          </table:table-cell>
          <table:table-cell office:value-type="string">
            <text:p>nabłaz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źjz</text:p>
          </table:table-cell>
          <table:table-cell office:value-type="string">
            <text:p>mźj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ta</text:p>
          </table:table-cell>
          <table:table-cell office:value-type="string">
            <text:p>my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slmy</text:p>
          </table:table-cell>
          <table:table-cell office:value-type="string">
            <text:p>mysl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slimy</text:p>
          </table:table-cell>
          <table:table-cell office:value-type="string">
            <text:p>mysl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slili</text:p>
          </table:table-cell>
          <table:table-cell office:value-type="string">
            <text:p>mysl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slić</text:p>
          </table:table-cell>
          <table:table-cell office:value-type="string">
            <text:p>mysl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slće</text:p>
          </table:table-cell>
          <table:table-cell office:value-type="string">
            <text:p>mysl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slam</text:p>
          </table:table-cell>
          <table:table-cell office:value-type="string">
            <text:p>mysl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ła</text:p>
          </table:table-cell>
          <table:table-cell office:value-type="string">
            <text:p>my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rjowy</text:p>
          </table:table-cell>
          <table:table-cell office:value-type="string">
            <text:p>murj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rjow</text:p>
          </table:table-cell>
          <table:table-cell office:value-type="string">
            <text:p>mur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rja</text:p>
          </table:table-cell>
          <table:table-cell office:value-type="string">
            <text:p>mur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drej</text:p>
          </table:table-cell>
          <table:table-cell office:value-type="string">
            <text:p>mudr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dračk</text:p>
          </table:table-cell>
          <table:table-cell office:value-type="string">
            <text:p>mudrač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róčelach</text:p>
          </table:table-cell>
          <table:table-cell office:value-type="string">
            <text:p>mróčel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zniše</text:p>
          </table:table-cell>
          <table:table-cell office:value-type="string">
            <text:p>mózn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zhy</text:p>
          </table:table-cell>
          <table:table-cell office:value-type="string">
            <text:p>mozh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žetaj</text:p>
          </table:table-cell>
          <table:table-cell office:value-type="string">
            <text:p>móže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žachmy</text:p>
          </table:table-cell>
          <table:table-cell office:value-type="string">
            <text:p>móž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sazej</text:p>
          </table:table-cell>
          <table:table-cell office:value-type="string">
            <text:p>mosaz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sas</text:p>
          </table:table-cell>
          <table:table-cell office:value-type="string">
            <text:p>mos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ŕzki</text:p>
          </table:table-cell>
          <table:table-cell office:value-type="string">
            <text:p>móŕ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ŕzkim</text:p>
          </table:table-cell>
          <table:table-cell office:value-type="string">
            <text:p>móŕ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ŕzkich</text:p>
          </table:table-cell>
          <table:table-cell office:value-type="string">
            <text:p>móŕ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wym</text:p>
          </table:table-cell>
          <table:table-cell office:value-type="string">
            <text:p>mor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we</text:p>
          </table:table-cell>
          <table:table-cell office:value-type="string">
            <text:p>mor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kotanja</text:p>
          </table:table-cell>
          <table:table-cell office:value-type="string">
            <text:p>morkot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iłe</text:p>
          </table:table-cell>
          <table:table-cell office:value-type="string">
            <text:p>mori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dować</text:p>
          </table:table-cell>
          <table:table-cell office:value-type="string">
            <text:p>mord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darjo</text:p>
          </table:table-cell>
          <table:table-cell office:value-type="string">
            <text:p>morda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rčenja</text:p>
          </table:table-cell>
          <table:table-cell office:value-type="string">
            <text:p>mórč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ŕće</text:p>
          </table:table-cell>
          <table:table-cell office:value-type="string">
            <text:p>moŕ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rča</text:p>
          </table:table-cell>
          <table:table-cell office:value-type="string">
            <text:p>mórč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lowany</text:p>
          </table:table-cell>
          <table:table-cell office:value-type="string">
            <text:p>mol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le</text:p>
          </table:table-cell>
          <table:table-cell office:value-type="string">
            <text:p>mo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la</text:p>
          </table:table-cell>
          <table:table-cell office:value-type="string">
            <text:p>mo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jzasowy</text:p>
          </table:table-cell>
          <table:table-cell office:value-type="string">
            <text:p>mójzas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jzasowe</text:p>
          </table:table-cell>
          <table:table-cell office:value-type="string">
            <text:p>mójzas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moje</text:p>
          </table:table-cell>
          <table:table-cell office:value-type="string">
            <text:p>[mo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hło</text:p>
          </table:table-cell>
          <table:table-cell office:value-type="string">
            <text:p>moh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litwow</text:p>
          </table:table-cell>
          <table:table-cell office:value-type="string">
            <text:p>modlitw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limy</text:p>
          </table:table-cell>
          <table:table-cell office:value-type="string">
            <text:p>modl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lenje</text:p>
          </table:table-cell>
          <table:table-cell office:value-type="string">
            <text:p>modl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mójz</text:p>
          </table:table-cell>
          <table:table-cell office:value-type="string">
            <text:p>mmój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mójj</text:p>
          </table:table-cell>
          <table:table-cell office:value-type="string">
            <text:p>mmój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łodozć</text:p>
          </table:table-cell>
          <table:table-cell office:value-type="string">
            <text:p>młod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tachu</text:p>
          </table:table-cell>
          <table:table-cell office:value-type="string">
            <text:p>mjet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ńšeho</text:p>
          </table:table-cell>
          <table:table-cell office:value-type="string">
            <text:p>mjeńš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lčo</text:p>
          </table:table-cell>
          <table:table-cell office:value-type="string">
            <text:p>mjelč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lčenju</text:p>
          </table:table-cell>
          <table:table-cell office:value-type="string">
            <text:p>mjelč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lčenje</text:p>
          </table:table-cell>
          <table:table-cell office:value-type="string">
            <text:p>mjelč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dźeńzow</text:p>
          </table:table-cell>
          <table:table-cell office:value-type="string">
            <text:p>mjedźeńz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dwjedźowe</text:p>
          </table:table-cell>
          <table:table-cell office:value-type="string">
            <text:p>mjedwjedź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aso</text:p>
          </table:table-cell>
          <table:table-cell office:value-type="string">
            <text:p>mjas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ztom</text:p>
          </table:table-cell>
          <table:table-cell office:value-type="string">
            <text:p>mězt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šniztwom</text:p>
          </table:table-cell>
          <table:table-cell office:value-type="string">
            <text:p>měšniztw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šnizke</text:p>
          </table:table-cell>
          <table:table-cell office:value-type="string">
            <text:p>měšni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šćanztwa</text:p>
          </table:table-cell>
          <table:table-cell office:value-type="string">
            <text:p>měšćanz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rzy</text:p>
          </table:table-cell>
          <table:table-cell office:value-type="string">
            <text:p>měr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rza</text:p>
          </table:table-cell>
          <table:table-cell office:value-type="string">
            <text:p>měr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rnym</text:p>
          </table:table-cell>
          <table:table-cell office:value-type="string">
            <text:p>měr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rny</text:p>
          </table:table-cell>
          <table:table-cell office:value-type="string">
            <text:p>měr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rnozć</text:p>
          </table:table-cell>
          <table:table-cell office:value-type="string">
            <text:p>měr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rna</text:p>
          </table:table-cell>
          <table:table-cell office:value-type="string">
            <text:p>měr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ŕ</text:p>
          </table:table-cell>
          <table:table-cell office:value-type="string">
            <text:p>mě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rił</text:p>
          </table:table-cell>
          <table:table-cell office:value-type="string">
            <text:p>měr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ójz</text:p>
          </table:table-cell>
          <table:table-cell office:value-type="string">
            <text:p>měój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nić</text:p>
          </table:table-cell>
          <table:table-cell office:value-type="string">
            <text:p>měn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ło</text:p>
          </table:table-cell>
          <table:table-cell office:value-type="string">
            <text:p>mě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lchizedekom</text:p>
          </table:table-cell>
          <table:table-cell office:value-type="string">
            <text:p>melchizedek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lchizedechowej</text:p>
          </table:table-cell>
          <table:table-cell office:value-type="string">
            <text:p>melchizedechow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łaj</text:p>
          </table:table-cell>
          <table:table-cell office:value-type="string">
            <text:p>mě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ch</text:p>
          </table:table-cell>
          <table:table-cell office:value-type="string">
            <text:p>mě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chach</text:p>
          </table:table-cell>
          <table:table-cell office:value-type="string">
            <text:p>měch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zedonzki</text:p>
          </table:table-cell>
          <table:table-cell office:value-type="string">
            <text:p>mazedon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zanym</text:p>
          </table:table-cell>
          <table:table-cell office:value-type="string">
            <text:p>maza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š-li</text:p>
          </table:table-cell>
          <table:table-cell office:value-type="string">
            <text:p>maš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sa</text:p>
          </table:table-cell>
          <table:table-cell office:value-type="string">
            <text:p>ma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mora</text:p>
          </table:table-cell>
          <table:table-cell office:value-type="string">
            <text:p>marmo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dźelztwołamanje</text:p>
          </table:table-cell>
          <table:table-cell office:value-type="string">
            <text:p>mandźelztwołam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dźelztwołamanja</text:p>
          </table:table-cell>
          <table:table-cell office:value-type="string">
            <text:p>mandźelztwołam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dźelstwo-łamaŕki</text:p>
          </table:table-cell>
          <table:table-cell office:value-type="string">
            <text:p>mandźelstwo-łamaŕ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dźelstwo-łamarjow</text:p>
          </table:table-cell>
          <table:table-cell office:value-type="string">
            <text:p>mandźelstwo-łamar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asesoweho</text:p>
          </table:table-cell>
          <table:table-cell office:value-type="string">
            <text:p>manases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a</text:p>
          </table:table-cell>
          <table:table-cell office:value-type="string">
            <text:p>m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mój</text:p>
          </table:table-cell>
          <table:table-cell office:value-type="string">
            <text:p>mamó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mjy</text:p>
          </table:table-cell>
          <table:table-cell office:value-type="string">
            <text:p>mamj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łym</text:p>
          </table:table-cell>
          <table:table-cell office:value-type="string">
            <text:p>mał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łozće</text:p>
          </table:table-cell>
          <table:table-cell office:value-type="string">
            <text:p>mał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łi</text:p>
          </table:table-cell>
          <table:table-cell office:value-type="string">
            <text:p>mał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kk</text:p>
          </table:table-cell>
          <table:table-cell office:value-type="string">
            <text:p>mak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jeztety</text:p>
          </table:table-cell>
          <table:table-cell office:value-type="string">
            <text:p>majezte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gogu</text:p>
          </table:table-cell>
          <table:table-cell office:value-type="string">
            <text:p>magog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goga</text:p>
          </table:table-cell>
          <table:table-cell office:value-type="string">
            <text:p>magog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ži</text:p>
          </table:table-cell>
          <table:table-cell office:value-type="string">
            <text:p>ł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žemy</text:p>
          </table:table-cell>
          <table:table-cell office:value-type="string">
            <text:p>łž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yztrach</text:p>
          </table:table-cell>
          <table:table-cell office:value-type="string">
            <text:p>lyztr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uži</text:p>
          </table:table-cell>
          <table:table-cell office:value-type="string">
            <text:p>łu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uže</text:p>
          </table:table-cell>
          <table:table-cell office:value-type="string">
            <text:p>łu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tował</text:p>
          </table:table-cell>
          <table:table-cell office:value-type="string">
            <text:p>lut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tk</text:p>
          </table:table-cell>
          <table:table-cell office:value-type="string">
            <text:p>lut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tka</text:p>
          </table:table-cell>
          <table:table-cell office:value-type="string">
            <text:p>lut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dźoch</text:p>
          </table:table-cell>
          <table:table-cell office:value-type="string">
            <text:p>ludźo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dźizke</text:p>
          </table:table-cell>
          <table:table-cell office:value-type="string">
            <text:p>ludźi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dy</text:p>
          </table:table-cell>
          <table:table-cell office:value-type="string">
            <text:p>lu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dow</text:p>
          </table:table-cell>
          <table:table-cell office:value-type="string">
            <text:p>lud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do</text:p>
          </table:table-cell>
          <table:table-cell office:value-type="string">
            <text:p>lu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danja</text:p>
          </table:table-cell>
          <table:table-cell office:value-type="string">
            <text:p>lud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danej</text:p>
          </table:table-cell>
          <table:table-cell office:value-type="string">
            <text:p>luda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ujecżźe</text:p>
          </table:table-cell>
          <table:table-cell office:value-type="string">
            <text:p>lubujecż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ši</text:p>
          </table:table-cell>
          <table:table-cell office:value-type="string">
            <text:p>lub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oznje</text:p>
          </table:table-cell>
          <table:table-cell office:value-type="string">
            <text:p>luboz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ozne</text:p>
          </table:table-cell>
          <table:table-cell office:value-type="string">
            <text:p>luboz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owanyml</text:p>
          </table:table-cell>
          <table:table-cell office:value-type="string">
            <text:p>lubowanym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lubi</text:p>
          </table:table-cell>
          <table:table-cell office:value-type="string">
            <text:p>[lub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ić</text:p>
          </table:table-cell>
          <table:table-cell office:value-type="string">
            <text:p>lub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ej</text:p>
          </table:table-cell>
          <table:table-cell office:value-type="string">
            <text:p>lub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ožo</text:p>
          </table:table-cell>
          <table:table-cell office:value-type="string">
            <text:p>łož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ozkotanje</text:p>
          </table:table-cell>
          <table:table-cell office:value-type="string">
            <text:p>łozkot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oža</text:p>
          </table:table-cell>
          <table:table-cell office:value-type="string">
            <text:p>łož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ta</text:p>
          </table:table-cell>
          <table:table-cell office:value-type="string">
            <text:p>lo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óštow</text:p>
          </table:table-cell>
          <table:table-cell office:value-type="string">
            <text:p>lóšt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óšto</text:p>
          </table:table-cell>
          <table:table-cell office:value-type="string">
            <text:p>lóšt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óšt</text:p>
          </table:table-cell>
          <table:table-cell office:value-type="string">
            <text:p>lóš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idźe</text:p>
          </table:table-cell>
          <table:table-cell office:value-type="string">
            <text:p>loi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ohćow</text:p>
          </table:table-cell>
          <table:table-cell office:value-type="string">
            <text:p>łohć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óft</text:p>
          </table:table-cell>
          <table:table-cell office:value-type="string">
            <text:p>ló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ófta</text:p>
          </table:table-cell>
          <table:table-cell office:value-type="string">
            <text:p>lóf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fta</text:p>
          </table:table-cell>
          <table:table-cell office:value-type="string">
            <text:p>lof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ódźnizy</text:p>
          </table:table-cell>
          <table:table-cell office:value-type="string">
            <text:p>łódźni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</text:p>
          </table:table-cell>
          <table:table-cell office:value-type="string">
            <text:p>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jan</text:p>
          </table:table-cell>
          <table:table-cell office:value-type="string">
            <text:p>łj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zće</text:p>
          </table:table-cell>
          <table:table-cell office:value-type="string">
            <text:p>li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wki</text:p>
          </table:table-cell>
          <table:table-cell office:value-type="string">
            <text:p>liw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harjej</text:p>
          </table:table-cell>
          <table:table-cell office:value-type="string">
            <text:p>łharj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harja</text:p>
          </table:table-cell>
          <table:table-cell office:value-type="string">
            <text:p>łhar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hał</text:p>
          </table:table-cell>
          <table:table-cell office:value-type="string">
            <text:p>łh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ztrować</text:p>
          </table:table-cell>
          <table:table-cell office:value-type="string">
            <text:p>leztr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ztrarjo</text:p>
          </table:table-cell>
          <table:table-cell office:value-type="string">
            <text:p>leztra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žeć</text:p>
          </table:table-cell>
          <table:table-cell office:value-type="string">
            <text:p>lež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wu</text:p>
          </table:table-cell>
          <table:table-cell office:value-type="string">
            <text:p>lě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itow</text:p>
          </table:table-cell>
          <table:table-cell office:value-type="string">
            <text:p>levit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ioweho</text:p>
          </table:table-cell>
          <table:table-cell office:value-type="string">
            <text:p>levi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via</text:p>
          </table:table-cell>
          <table:table-cell office:value-type="string">
            <text:p>lev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tow</text:p>
          </table:table-cell>
          <table:table-cell office:value-type="string">
            <text:p>lět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taju</text:p>
          </table:table-cell>
          <table:table-cell office:value-type="string">
            <text:p>lět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snemu</text:p>
          </table:table-cell>
          <table:table-cell office:value-type="string">
            <text:p>les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pšich</text:p>
          </table:table-cell>
          <table:table-cell office:value-type="string">
            <text:p>lěpš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pša</text:p>
          </table:table-cell>
          <table:table-cell office:value-type="string">
            <text:p>lěp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nje</text:p>
          </table:table-cell>
          <table:table-cell office:value-type="string">
            <text:p>lě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ni</text:p>
          </table:table-cell>
          <table:table-cell office:value-type="string">
            <text:p>lě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hwom</text:p>
          </table:table-cell>
          <table:table-cell office:value-type="string">
            <text:p>lěhw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dźbach</text:p>
          </table:table-cell>
          <table:table-cell office:value-type="string">
            <text:p>ledźb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ćiła</text:p>
          </table:table-cell>
          <table:table-cell office:value-type="string">
            <text:p>leć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ćeše</text:p>
          </table:table-cell>
          <table:table-cell office:value-type="string">
            <text:p>leć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ćazemu</text:p>
          </table:table-cell>
          <table:table-cell office:value-type="string">
            <text:p>lećaz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zujeće</text:p>
          </table:table-cell>
          <table:table-cell office:value-type="string">
            <text:p>lazu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zowanju</text:p>
          </table:table-cell>
          <table:table-cell office:value-type="string">
            <text:p>lazow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zować</text:p>
          </table:table-cell>
          <table:table-cell office:value-type="string">
            <text:p>laz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wowa</text:p>
          </table:table-cell>
          <table:table-cell office:value-type="string">
            <text:p>lawo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wam</text:p>
          </table:table-cell>
          <table:table-cell office:value-type="string">
            <text:p>law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odizejzkeje</text:p>
          </table:table-cell>
          <table:table-cell office:value-type="string">
            <text:p>laodizej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mpy</text:p>
          </table:table-cell>
          <table:table-cell office:value-type="string">
            <text:p>lamp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mali</text:p>
          </table:table-cell>
          <table:table-cell office:value-type="string">
            <text:p>łam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komztwa</text:p>
          </table:table-cell>
          <table:table-cell office:value-type="string">
            <text:p>lakomz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komnztwa</text:p>
          </table:table-cell>
          <table:table-cell office:value-type="string">
            <text:p>lakomnz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komny</text:p>
          </table:table-cell>
          <table:table-cell office:value-type="string">
            <text:p>lakom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komnozć</text:p>
          </table:table-cell>
          <table:table-cell office:value-type="string">
            <text:p>lakom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kaju</text:p>
          </table:table-cell>
          <table:table-cell office:value-type="string">
            <text:p>łak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hodny</text:p>
          </table:table-cell>
          <table:table-cell office:value-type="string">
            <text:p>łahod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čnemu</text:p>
          </table:table-cell>
          <table:table-cell office:value-type="string">
            <text:p>lač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zn</text:p>
          </table:table-cell>
          <table:table-cell office:value-type="string">
            <text:p>kz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wasuja</text:p>
          </table:table-cell>
          <table:table-cell office:value-type="string">
            <text:p>kwasu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wasnej</text:p>
          </table:table-cell>
          <table:table-cell office:value-type="string">
            <text:p>kwas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złarjo</text:p>
          </table:table-cell>
          <table:table-cell office:value-type="string">
            <text:p>kuzła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złarjam</text:p>
          </table:table-cell>
          <table:table-cell office:value-type="string">
            <text:p>kuzłarj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zk</text:p>
          </table:table-cell>
          <table:table-cell office:value-type="string">
            <text:p>kuz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sali</text:p>
          </table:table-cell>
          <table:table-cell office:value-type="string">
            <text:p>kus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saće</text:p>
          </table:table-cell>
          <table:table-cell office:value-type="string">
            <text:p>kus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y</text:p>
          </table:table-cell>
          <table:table-cell office:value-type="string">
            <text:p>kur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ja</text:p>
          </table:table-cell>
          <table:table-cell office:value-type="string">
            <text:p>kurw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izko</text:p>
          </table:table-cell>
          <table:table-cell office:value-type="string">
            <text:p>kurwizk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izke</text:p>
          </table:table-cell>
          <table:table-cell office:value-type="string">
            <text:p>kurwi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aŕztwom</text:p>
          </table:table-cell>
          <table:table-cell office:value-type="string">
            <text:p>kurwaŕztw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aŕzkeho</text:p>
          </table:table-cell>
          <table:table-cell office:value-type="string">
            <text:p>kurwaŕ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arjow</text:p>
          </table:table-cell>
          <table:table-cell office:value-type="string">
            <text:p>kurwar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arjo</text:p>
          </table:table-cell>
          <table:table-cell office:value-type="string">
            <text:p>kurwa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pjeli</text:p>
          </table:table-cell>
          <table:table-cell office:value-type="string">
            <text:p>kupj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dźerjawymi</text:p>
          </table:table-cell>
          <table:table-cell office:value-type="string">
            <text:p>kudźerjaw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će</text:p>
          </table:table-cell>
          <table:table-cell office:value-type="string">
            <text:p>ku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iwdy</text:p>
          </table:table-cell>
          <table:table-cell office:value-type="string">
            <text:p>kšiw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inju</text:p>
          </table:table-cell>
          <table:table-cell office:value-type="string">
            <text:p>kši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inja</text:p>
          </table:table-cell>
          <table:table-cell office:value-type="string">
            <text:p>kši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idle</text:p>
          </table:table-cell>
          <table:table-cell office:value-type="string">
            <text:p>kšid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ezćijanzkemu</text:p>
          </table:table-cell>
          <table:table-cell office:value-type="string">
            <text:p>kšezćijanzk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ezćijanzka</text:p>
          </table:table-cell>
          <table:table-cell office:value-type="string">
            <text:p>kšezćijanz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ezćijan</text:p>
          </table:table-cell>
          <table:table-cell office:value-type="string">
            <text:p>kšezćij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ezćijana</text:p>
          </table:table-cell>
          <table:table-cell office:value-type="string">
            <text:p>kšezćij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ćeńzkeje</text:p>
          </table:table-cell>
          <table:table-cell office:value-type="string">
            <text:p>kšćeń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ćenych</text:p>
          </table:table-cell>
          <table:table-cell office:value-type="string">
            <text:p>kšć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yztal</text:p>
          </table:table-cell>
          <table:table-cell office:value-type="string">
            <text:p>kryzt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yztala</text:p>
          </table:table-cell>
          <table:table-cell office:value-type="string">
            <text:p>kryzta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wěrosleća</text:p>
          </table:table-cell>
          <table:table-cell office:value-type="string">
            <text:p>krwěrosle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upow</text:p>
          </table:table-cell>
          <table:table-cell office:value-type="string">
            <text:p>krup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upoweje</text:p>
          </table:table-cell>
          <table:table-cell office:value-type="string">
            <text:p>krupo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ótki</text:p>
          </table:table-cell>
          <table:table-cell office:value-type="string">
            <text:p>krót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ónowany</text:p>
          </table:table-cell>
          <table:table-cell office:value-type="string">
            <text:p>krón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ónował</text:p>
          </table:table-cell>
          <table:table-cell office:value-type="string">
            <text:p>krón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on</text:p>
          </table:table-cell>
          <table:table-cell office:value-type="string">
            <text:p>kr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jepjeny</text:p>
          </table:table-cell>
          <table:table-cell office:value-type="string">
            <text:p>krjep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etizzy</text:p>
          </table:table-cell>
          <table:table-cell office:value-type="string">
            <text:p>kreti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ećinzkeje</text:p>
          </table:table-cell>
          <table:table-cell office:value-type="string">
            <text:p>krećin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sniše</text:p>
          </table:table-cell>
          <table:table-cell office:value-type="string">
            <text:p>krasn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sniša</text:p>
          </table:table-cell>
          <table:table-cell office:value-type="string">
            <text:p>krasni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snemu</text:p>
          </table:table-cell>
          <table:table-cell office:value-type="string">
            <text:p>kras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nył</text:p>
          </table:table-cell>
          <table:table-cell office:value-type="string">
            <text:p>kran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lowzke</text:p>
          </table:table-cell>
          <table:table-cell office:value-type="string">
            <text:p>kralow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lowzkej</text:p>
          </table:table-cell>
          <table:table-cell office:value-type="string">
            <text:p>kralow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lowzkeho</text:p>
          </table:table-cell>
          <table:table-cell office:value-type="string">
            <text:p>kralow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žuchach</text:p>
          </table:table-cell>
          <table:table-cell office:value-type="string">
            <text:p>kožuch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kóždy</text:p>
          </table:table-cell>
          <table:table-cell office:value-type="string">
            <text:p>[kóž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óždeje</text:p>
          </table:table-cell>
          <table:table-cell office:value-type="string">
            <text:p>kóžd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óžda</text:p>
          </table:table-cell>
          <table:table-cell office:value-type="string">
            <text:p>kóž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zazych</text:p>
          </table:table-cell>
          <table:table-cell office:value-type="string">
            <text:p>kozaz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ótwizu</text:p>
          </table:table-cell>
          <table:table-cell office:value-type="string">
            <text:p>kótwiz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rymż</text:p>
          </table:table-cell>
          <table:table-cell office:value-type="string">
            <text:p>kotrymż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rymajż</text:p>
          </table:table-cell>
          <table:table-cell office:value-type="string">
            <text:p>kotrymajż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kotrychž</text:p>
          </table:table-cell>
          <table:table-cell office:value-type="string">
            <text:p>[kotrych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rych</text:p>
          </table:table-cell>
          <table:table-cell office:value-type="string">
            <text:p>kotr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ru</text:p>
          </table:table-cell>
          <table:table-cell office:value-type="string">
            <text:p>kot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rěž</text:p>
          </table:table-cell>
          <table:table-cell office:value-type="string">
            <text:p>kotrě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rejuž</text:p>
          </table:table-cell>
          <table:table-cell office:value-type="string">
            <text:p>kotreju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raź</text:p>
          </table:table-cell>
          <table:table-cell office:value-type="string">
            <text:p>kotraź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sydła</text:p>
          </table:table-cell>
          <table:table-cell office:value-type="string">
            <text:p>kosyd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rmić</text:p>
          </table:table-cell>
          <table:table-cell office:value-type="string">
            <text:p>korm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rahzkej</text:p>
          </table:table-cell>
          <table:table-cell office:value-type="string">
            <text:p>korah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ónzowaše</text:p>
          </table:table-cell>
          <table:table-cell office:value-type="string">
            <text:p>kónz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ónzowali</text:p>
          </table:table-cell>
          <table:table-cell office:value-type="string">
            <text:p>kónz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njemi</text:p>
          </table:table-cell>
          <table:table-cell office:value-type="string">
            <text:p>konje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nja</text:p>
          </table:table-cell>
          <table:table-cell office:value-type="string">
            <text:p>ko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njach</text:p>
          </table:table-cell>
          <table:table-cell office:value-type="string">
            <text:p>kon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mdźić</text:p>
          </table:table-cell>
          <table:table-cell office:value-type="string">
            <text:p>komd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mdźenje</text:p>
          </table:table-cell>
          <table:table-cell office:value-type="string">
            <text:p>kom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žny</text:p>
          </table:table-cell>
          <table:table-cell office:value-type="string">
            <text:p>knjež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žiš</text:p>
          </table:table-cell>
          <table:table-cell office:value-type="string">
            <text:p>knjež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žimi</text:p>
          </table:table-cell>
          <table:table-cell office:value-type="string">
            <text:p>knjež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žachu</text:p>
          </table:table-cell>
          <table:table-cell office:value-type="string">
            <text:p>knjež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jztwam</text:p>
          </table:table-cell>
          <table:table-cell office:value-type="string">
            <text:p>knjejztw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ičomna</text:p>
          </table:table-cell>
          <table:table-cell office:value-type="string">
            <text:p>kničom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uče</text:p>
          </table:table-cell>
          <table:table-cell office:value-type="string">
            <text:p>kluč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łokom</text:p>
          </table:table-cell>
          <table:table-cell office:value-type="string">
            <text:p>kłok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łobukom</text:p>
          </table:table-cell>
          <table:table-cell office:value-type="string">
            <text:p>kłobuk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łobuk</text:p>
          </table:table-cell>
          <table:table-cell office:value-type="string">
            <text:p>kłobu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imanom</text:p>
          </table:table-cell>
          <table:table-cell office:value-type="string">
            <text:p>kliman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ezkawe</text:p>
          </table:table-cell>
          <table:table-cell office:value-type="string">
            <text:p>klezka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łapam</text:p>
          </table:table-cell>
          <table:table-cell office:value-type="string">
            <text:p>kłap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ładźenjom</text:p>
          </table:table-cell>
          <table:table-cell office:value-type="string">
            <text:p>kładź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ładu</text:p>
          </table:table-cell>
          <table:table-cell office:value-type="string">
            <text:p>kła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kor</text:p>
          </table:table-cell>
          <table:table-cell office:value-type="string">
            <text:p>kk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kiž</text:p>
          </table:table-cell>
          <table:table-cell office:value-type="string">
            <text:p>[ki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žby</text:p>
          </table:table-cell>
          <table:table-cell office:value-type="string">
            <text:p>kižb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ty</text:p>
          </table:table-cell>
          <table:table-cell office:value-type="string">
            <text:p>k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kor</text:p>
          </table:table-cell>
          <table:table-cell office:value-type="string">
            <text:p>kik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j</text:p>
          </table:table-cell>
          <table:table-cell office:value-type="string">
            <text:p>ki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iłu</text:p>
          </table:table-cell>
          <table:table-cell office:value-type="string">
            <text:p>khwił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tali</text:p>
          </table:table-cell>
          <table:table-cell office:value-type="string">
            <text:p>khwat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tajmy</text:p>
          </table:table-cell>
          <table:table-cell office:value-type="string">
            <text:p>khwataj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lobnymi</text:p>
          </table:table-cell>
          <table:table-cell office:value-type="string">
            <text:p>khwalob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lobnych</text:p>
          </table:table-cell>
          <table:table-cell office:value-type="string">
            <text:p>khwalob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lobne</text:p>
          </table:table-cell>
          <table:table-cell office:value-type="string">
            <text:p>khwalob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liło</text:p>
          </table:table-cell>
          <table:table-cell office:value-type="string">
            <text:p>khwal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liće</text:p>
          </table:table-cell>
          <table:table-cell office:value-type="string">
            <text:p>khwal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lene</text:p>
          </table:table-cell>
          <table:table-cell office:value-type="string">
            <text:p>khwal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lće</text:p>
          </table:table-cell>
          <table:table-cell office:value-type="string">
            <text:p>khwal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utnje</text:p>
          </table:table-cell>
          <table:table-cell office:value-type="string">
            <text:p>khut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um</text:p>
          </table:table-cell>
          <table:table-cell office:value-type="string">
            <text:p>khu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udobu</text:p>
          </table:table-cell>
          <table:table-cell office:value-type="string">
            <text:p>khudob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yztusoweje</text:p>
          </table:table-cell>
          <table:table-cell office:value-type="string">
            <text:p>khryztuso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yztu</text:p>
          </table:table-cell>
          <table:table-cell office:value-type="string">
            <text:p>khryz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yztom</text:p>
          </table:table-cell>
          <table:table-cell office:value-type="string">
            <text:p>khryzt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ome</text:p>
          </table:table-cell>
          <table:table-cell office:value-type="string">
            <text:p>khro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obłozće</text:p>
          </table:table-cell>
          <table:table-cell office:value-type="string">
            <text:p>khrobł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obli</text:p>
          </table:table-cell>
          <table:table-cell office:value-type="string">
            <text:p>khrob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ztanjom</text:p>
          </table:table-cell>
          <table:table-cell office:value-type="string">
            <text:p>khozt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zta</text:p>
          </table:table-cell>
          <table:table-cell office:value-type="string">
            <text:p>khoz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porowymi</text:p>
          </table:table-cell>
          <table:table-cell office:value-type="string">
            <text:p>khoporow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pora</text:p>
          </table:table-cell>
          <table:table-cell office:value-type="string">
            <text:p>khopo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dźmy</text:p>
          </table:table-cell>
          <table:table-cell office:value-type="string">
            <text:p>khodź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dźiła</text:p>
          </table:table-cell>
          <table:table-cell office:value-type="string">
            <text:p>khodź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dźenje</text:p>
          </table:table-cell>
          <table:table-cell office:value-type="string">
            <text:p>kho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łóšćiwe</text:p>
          </table:table-cell>
          <table:table-cell office:value-type="string">
            <text:p>khłóšći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ěžow</text:p>
          </table:table-cell>
          <table:table-cell office:value-type="string">
            <text:p>khěž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ěrlušow</text:p>
          </table:table-cell>
          <table:table-cell office:value-type="string">
            <text:p>khěrluš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ěrlušom</text:p>
          </table:table-cell>
          <table:table-cell office:value-type="string">
            <text:p>khěrluš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ěrlušemi</text:p>
          </table:table-cell>
          <table:table-cell office:value-type="string">
            <text:p>khěrluše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ěrl</text:p>
          </table:table-cell>
          <table:table-cell office:value-type="string">
            <text:p>khěr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elichu</text:p>
          </table:table-cell>
          <table:table-cell office:value-type="string">
            <text:p>khel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anku</text:p>
          </table:table-cell>
          <table:table-cell office:value-type="string">
            <text:p>khan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abłać</text:p>
          </table:table-cell>
          <table:table-cell office:value-type="string">
            <text:p>khabł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zaŕztwo</text:p>
          </table:table-cell>
          <table:table-cell office:value-type="string">
            <text:p>kezaŕ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zaŕztwa</text:p>
          </table:table-cell>
          <table:table-cell office:value-type="string">
            <text:p>kezaŕz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zaŕzkeho</text:p>
          </table:table-cell>
          <table:table-cell office:value-type="string">
            <text:p>kezaŕ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zarjow</text:p>
          </table:table-cell>
          <table:table-cell office:value-type="string">
            <text:p>kezar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zarjach</text:p>
          </table:table-cell>
          <table:table-cell office:value-type="string">
            <text:p>kezar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phas</text:p>
          </table:table-cell>
          <table:table-cell office:value-type="string">
            <text:p>keph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dźbujmy</text:p>
          </table:table-cell>
          <table:table-cell office:value-type="string">
            <text:p>kedźbuj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dźbujeće</text:p>
          </table:table-cell>
          <table:table-cell office:value-type="string">
            <text:p>kedźbu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dźbuja</text:p>
          </table:table-cell>
          <table:table-cell office:value-type="string">
            <text:p>kedźbu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dźbować</text:p>
          </table:table-cell>
          <table:table-cell office:value-type="string">
            <text:p>kedźb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zń</text:p>
          </table:table-cell>
          <table:table-cell office:value-type="string">
            <text:p>kaz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znjow</text:p>
          </table:table-cell>
          <table:table-cell office:value-type="string">
            <text:p>kazn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že</text:p>
          </table:table-cell>
          <table:table-cell office:value-type="string">
            <text:p>ka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ppadozizkej</text:p>
          </table:table-cell>
          <table:table-cell office:value-type="string">
            <text:p>kappadozi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pku</text:p>
          </table:table-cell>
          <table:table-cell office:value-type="string">
            <text:p>kap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mješkom</text:p>
          </table:table-cell>
          <table:table-cell office:value-type="string">
            <text:p>kamješk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mješk</text:p>
          </table:table-cell>
          <table:table-cell office:value-type="string">
            <text:p>kamješ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mjeńtnymi</text:p>
          </table:table-cell>
          <table:table-cell office:value-type="string">
            <text:p>kamjeńt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mjenjowani</text:p>
          </table:table-cell>
          <table:table-cell office:value-type="string">
            <text:p>kamjenjow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mjenjowane</text:p>
          </table:table-cell>
          <table:table-cell office:value-type="string">
            <text:p>kamjenjow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jzyž</text:p>
          </table:table-cell>
          <table:table-cell office:value-type="string">
            <text:p>kajzy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jkaž</text:p>
          </table:table-cell>
          <table:table-cell office:value-type="string">
            <text:p>kajka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inowy</text:p>
          </table:table-cell>
          <table:table-cell office:value-type="string">
            <text:p>kain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ha</text:p>
          </table:table-cell>
          <table:table-cell office:value-type="string">
            <text:p>ka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dźenje</text:p>
          </table:table-cell>
          <table:table-cell office:value-type="string">
            <text:p>ka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ć</text:p>
          </table:table-cell>
          <table:table-cell office:value-type="string">
            <text:p>k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batom</text:p>
          </table:table-cell>
          <table:table-cell office:value-type="string">
            <text:p>kabat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bat</text:p>
          </table:table-cell>
          <table:table-cell office:value-type="string">
            <text:p>kab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zraelzkimi</text:p>
          </table:table-cell>
          <table:table-cell office:value-type="string">
            <text:p>jzraelzk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zraelzkej</text:p>
          </table:table-cell>
          <table:table-cell office:value-type="string">
            <text:p>jzrael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zašaroweho</text:p>
          </table:table-cell>
          <table:table-cell office:value-type="string">
            <text:p>jzašar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zaaku</text:p>
          </table:table-cell>
          <table:table-cell office:value-type="string">
            <text:p>jzaa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zaak</text:p>
          </table:table-cell>
          <table:table-cell office:value-type="string">
            <text:p>jzaa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dy</text:p>
          </table:table-cell>
          <table:table-cell office:value-type="string">
            <text:p>ju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doweho</text:p>
          </table:table-cell>
          <table:table-cell office:value-type="string">
            <text:p>jud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zua</text:p>
          </table:table-cell>
          <table:table-cell office:value-type="string">
            <text:p>jozu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nvocavit</text:p>
          </table:table-cell>
          <table:table-cell office:value-type="string">
            <text:p>jnvocav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konii</text:p>
          </table:table-cell>
          <table:table-cell office:value-type="string">
            <text:p>jkoni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izraelzkej</text:p>
          </table:table-cell>
          <table:table-cell office:value-type="string">
            <text:p>jizrael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imać</text:p>
          </table:table-cell>
          <table:table-cell office:value-type="string">
            <text:p>jim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idnaty</text:p>
          </table:table-cell>
          <table:table-cell office:value-type="string">
            <text:p>jidn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zusowu</text:p>
          </table:table-cell>
          <table:table-cell office:value-type="string">
            <text:p>jezuso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zusoweho</text:p>
          </table:table-cell>
          <table:table-cell office:value-type="string">
            <text:p>jezus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jezus</text:p>
          </table:table-cell>
          <table:table-cell office:value-type="string">
            <text:p>[jez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ězdźeše</text:p>
          </table:table-cell>
          <table:table-cell office:value-type="string">
            <text:p>jězdź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ězdneho</text:p>
          </table:table-cell>
          <table:table-cell office:value-type="string">
            <text:p>jězd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zabeli</text:p>
          </table:table-cell>
          <table:table-cell office:value-type="string">
            <text:p>jezab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ěva</text:p>
          </table:table-cell>
          <table:table-cell office:value-type="string">
            <text:p>jěv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richowzke</text:p>
          </table:table-cell>
          <table:table-cell office:value-type="string">
            <text:p>jerichow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ěrchenje</text:p>
          </table:table-cell>
          <table:table-cell office:value-type="string">
            <text:p>jěrch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phthy</text:p>
          </table:table-cell>
          <table:table-cell office:value-type="string">
            <text:p>jephth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nakej</text:p>
          </table:table-cell>
          <table:table-cell office:value-type="string">
            <text:p>jena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nakeje</text:p>
          </table:table-cell>
          <table:table-cell office:value-type="string">
            <text:p>jena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hnjećowymaj</text:p>
          </table:table-cell>
          <table:table-cell office:value-type="string">
            <text:p>jehnjećowy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hnjećowej</text:p>
          </table:table-cell>
          <table:table-cell office:value-type="string">
            <text:p>jehnjećow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ědźu</text:p>
          </table:table-cell>
          <table:table-cell office:value-type="string">
            <text:p>jědź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dnotu</text:p>
          </table:table-cell>
          <table:table-cell office:value-type="string">
            <text:p>jedno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ěda</text:p>
          </table:table-cell>
          <table:table-cell office:value-type="string">
            <text:p>jě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čmjenja</text:p>
          </table:table-cell>
          <table:table-cell office:value-type="string">
            <text:p>ječmj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bate</text:p>
          </table:table-cell>
          <table:table-cell office:value-type="string">
            <text:p>jeb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bata</text:p>
          </table:table-cell>
          <table:table-cell office:value-type="string">
            <text:p>jeb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baŕzkimi</text:p>
          </table:table-cell>
          <table:table-cell office:value-type="string">
            <text:p>jebaŕzk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banju</text:p>
          </table:table-cell>
          <table:table-cell office:value-type="string">
            <text:p>jeb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zpisa</text:p>
          </table:table-cell>
          <table:table-cell office:value-type="string">
            <text:p>jazpi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snym</text:p>
          </table:table-cell>
          <table:table-cell office:value-type="string">
            <text:p>jas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sny</text:p>
          </table:table-cell>
          <table:table-cell office:value-type="string">
            <text:p>jas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snu</text:p>
          </table:table-cell>
          <table:table-cell office:value-type="string">
            <text:p>jas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poštołzkemu</text:p>
          </table:table-cell>
          <table:table-cell office:value-type="string">
            <text:p>japoštołzk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poštołami</text:p>
          </table:table-cell>
          <table:table-cell office:value-type="string">
            <text:p>japoštoł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nes</text:p>
          </table:table-cell>
          <table:table-cell office:value-type="string">
            <text:p>jann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dźelzkej</text:p>
          </table:table-cell>
          <table:table-cell office:value-type="string">
            <text:p>jandźel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dźelzka</text:p>
          </table:table-cell>
          <table:table-cell office:value-type="string">
            <text:p>jandźelz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mbres</text:p>
          </table:table-cell>
          <table:table-cell office:value-type="string">
            <text:p>jambr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łojzy</text:p>
          </table:table-cell>
          <table:table-cell office:value-type="string">
            <text:p>jałoj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kubom</text:p>
          </table:table-cell>
          <table:table-cell office:value-type="string">
            <text:p>jakub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hody</text:p>
          </table:table-cell>
          <table:table-cell office:value-type="string">
            <text:p>jaho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zopom</text:p>
          </table:table-cell>
          <table:table-cell office:value-type="string">
            <text:p>izop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zule</text:p>
          </table:table-cell>
          <table:table-cell office:value-type="string">
            <text:p>inzu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ymen</text:p>
          </table:table-cell>
          <table:table-cell office:value-type="string">
            <text:p>hym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yazinth</text:p>
          </table:table-cell>
          <table:table-cell office:value-type="string">
            <text:p>hyazin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wězdu</text:p>
          </table:table-cell>
          <table:table-cell office:value-type="string">
            <text:p>hwěz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bu</text:p>
          </table:table-cell>
          <table:table-cell office:value-type="string">
            <text:p>hub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bjenym</text:p>
          </table:table-cell>
          <table:table-cell office:value-type="string">
            <text:p>hubje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bjeny</text:p>
          </table:table-cell>
          <table:table-cell office:value-type="string">
            <text:p>hub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bjenozći</text:p>
          </table:table-cell>
          <table:table-cell office:value-type="string">
            <text:p>hubjen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bjenozć</text:p>
          </table:table-cell>
          <table:table-cell office:value-type="string">
            <text:p>hubje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bjene</text:p>
          </table:table-cell>
          <table:table-cell office:value-type="string">
            <text:p>hub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bje</text:p>
          </table:table-cell>
          <table:table-cell office:value-type="string">
            <text:p>hub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ba</text:p>
          </table:table-cell>
          <table:table-cell office:value-type="string">
            <text:p>hu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oznym</text:p>
          </table:table-cell>
          <table:table-cell office:value-type="string">
            <text:p>hroz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ozne</text:p>
          </table:table-cell>
          <table:table-cell office:value-type="string">
            <text:p>hroz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ož</text:p>
          </table:table-cell>
          <table:table-cell office:value-type="string">
            <text:p>hro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oženjom</text:p>
          </table:table-cell>
          <table:table-cell office:value-type="string">
            <text:p>hrož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oženja</text:p>
          </table:table-cell>
          <table:table-cell office:value-type="string">
            <text:p>hrož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ěšnym</text:p>
          </table:table-cell>
          <table:table-cell office:value-type="string">
            <text:p>hrěš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ěšneho</text:p>
          </table:table-cell>
          <table:table-cell office:value-type="string">
            <text:p>hrěš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ěšić</text:p>
          </table:table-cell>
          <table:table-cell office:value-type="string">
            <text:p>hrěš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ěša</text:p>
          </table:table-cell>
          <table:table-cell office:value-type="string">
            <text:p>hrě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aju</text:p>
          </table:table-cell>
          <table:table-cell office:value-type="string">
            <text:p>hr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ajće</text:p>
          </table:table-cell>
          <table:table-cell office:value-type="string">
            <text:p>hr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zpoduje</text:p>
          </table:table-cell>
          <table:table-cell office:value-type="string">
            <text:p>hozpod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zpodujće</text:p>
          </table:table-cell>
          <table:table-cell office:value-type="string">
            <text:p>hozpodu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zpodowała</text:p>
          </table:table-cell>
          <table:table-cell office:value-type="string">
            <text:p>hozpodow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zpodować</text:p>
          </table:table-cell>
          <table:table-cell office:value-type="string">
            <text:p>hozpod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wno</text:p>
          </table:table-cell>
          <table:table-cell office:value-type="string">
            <text:p>hown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towej</text:p>
          </table:table-cell>
          <table:table-cell office:value-type="string">
            <text:p>hotow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towachu</text:p>
          </table:table-cell>
          <table:table-cell office:value-type="string">
            <text:p>hot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zy</text:p>
          </table:table-cell>
          <table:table-cell office:value-type="string">
            <text:p>hor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zozću</text:p>
          </table:table-cell>
          <table:table-cell office:value-type="string">
            <text:p>horzo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óršeje</text:p>
          </table:table-cell>
          <table:table-cell office:value-type="string">
            <text:p>hórš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órše</text:p>
          </table:table-cell>
          <table:table-cell office:value-type="string">
            <text:p>hór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ow</text:p>
          </table:table-cell>
          <table:table-cell office:value-type="string">
            <text:p>hor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nčeŕzke</text:p>
          </table:table-cell>
          <table:table-cell office:value-type="string">
            <text:p>hornčeŕ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óŕkozć</text:p>
          </table:table-cell>
          <table:table-cell office:value-type="string">
            <text:p>hóŕk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óŕko</text:p>
          </table:table-cell>
          <table:table-cell office:value-type="string">
            <text:p>hóŕk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óŕki</text:p>
          </table:table-cell>
          <table:table-cell office:value-type="string">
            <text:p>hóŕ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kach</text:p>
          </table:table-cell>
          <table:table-cell office:value-type="string">
            <text:p>hork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o</text:p>
          </table:table-cell>
          <table:table-cell office:value-type="string">
            <text:p>ho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eztpića</text:p>
          </table:table-cell>
          <table:table-cell office:value-type="string">
            <text:p>horjeztpi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azemu</text:p>
          </table:table-cell>
          <table:table-cell office:value-type="string">
            <text:p>horjaz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azej</text:p>
          </table:table-cell>
          <table:table-cell office:value-type="string">
            <text:p>horjaz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aza</text:p>
          </table:table-cell>
          <table:table-cell office:value-type="string">
            <text:p>horja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achu</text:p>
          </table:table-cell>
          <table:table-cell office:value-type="string">
            <text:p>hor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i</text:p>
          </table:table-cell>
          <table:table-cell office:value-type="string">
            <text:p>hor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dozć</text:p>
          </table:table-cell>
          <table:table-cell office:value-type="string">
            <text:p>hord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ffartnym</text:p>
          </table:table-cell>
          <table:table-cell office:value-type="string">
            <text:p>hoffart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ódni</text:p>
          </table:table-cell>
          <table:table-cell office:value-type="string">
            <text:p>hód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dlerjej</text:p>
          </table:table-cell>
          <table:table-cell office:value-type="string">
            <text:p>hodlerj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dlerja</text:p>
          </table:table-cell>
          <table:table-cell office:value-type="string">
            <text:p>hodler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uje</text:p>
          </table:table-cell>
          <table:table-cell office:value-type="string">
            <text:p>hn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u</text:p>
          </table:table-cell>
          <table:table-cell office:value-type="string">
            <text:p>h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ěwny</text:p>
          </table:table-cell>
          <table:table-cell office:value-type="string">
            <text:p>hněw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ěwej</text:p>
          </table:table-cell>
          <table:table-cell office:value-type="string">
            <text:p>hněw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ěwanje</text:p>
          </table:table-cell>
          <table:table-cell office:value-type="string">
            <text:p>hně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ěwaće-li</text:p>
          </table:table-cell>
          <table:table-cell office:value-type="string">
            <text:p>hněwaće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ali</text:p>
          </table:table-cell>
          <table:table-cell office:value-type="string">
            <text:p>hn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upi</text:p>
          </table:table-cell>
          <table:table-cell office:value-type="string">
            <text:p>hłup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upe</text:p>
          </table:table-cell>
          <table:table-cell office:value-type="string">
            <text:p>hłup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ubinje</text:p>
          </table:table-cell>
          <table:table-cell office:value-type="string">
            <text:p>hłubi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osow</text:p>
          </table:table-cell>
          <table:table-cell office:value-type="string">
            <text:p>hłos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osa</text:p>
          </table:table-cell>
          <table:table-cell office:value-type="string">
            <text:p>hło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ód</text:p>
          </table:table-cell>
          <table:table-cell office:value-type="string">
            <text:p>hłó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linjane</text:p>
          </table:table-cell>
          <table:table-cell office:value-type="string">
            <text:p>hlinj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ladatej</text:p>
          </table:table-cell>
          <table:table-cell office:value-type="string">
            <text:p>hladat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ladanju</text:p>
          </table:table-cell>
          <table:table-cell office:value-type="string">
            <text:p>hlad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njenju</text:p>
          </table:table-cell>
          <table:table-cell office:value-type="string">
            <text:p>hin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men</text:p>
          </table:table-cell>
          <table:table-cell office:value-type="string">
            <text:p>him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dźiš</text:p>
          </table:table-cell>
          <table:table-cell office:value-type="string">
            <text:p>hidź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dźiće</text:p>
          </table:table-cell>
          <table:table-cell office:value-type="string">
            <text:p>hidź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dźenych</text:p>
          </table:table-cell>
          <table:table-cell office:value-type="string">
            <text:p>hidź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dźachmy</text:p>
          </table:table-cell>
          <table:table-cell office:value-type="string">
            <text:p>hidź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ba</text:p>
          </table:table-cell>
          <table:table-cell office:value-type="string">
            <text:p>hi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azintowe</text:p>
          </table:table-cell>
          <table:table-cell office:value-type="string">
            <text:p>hiazint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ěza</text:p>
          </table:table-cell>
          <table:table-cell office:value-type="string">
            <text:p>hě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ětach</text:p>
          </table:table-cell>
          <table:table-cell office:value-type="string">
            <text:p>hět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zow</text:p>
          </table:table-cell>
          <table:table-cell office:value-type="string">
            <text:p>herz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mogenes</text:p>
          </table:table-cell>
          <table:table-cell office:value-type="string">
            <text:p>hermogen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buja</text:p>
          </table:table-cell>
          <table:table-cell office:value-type="string">
            <text:p>herbu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bowali</text:p>
          </table:table-cell>
          <table:table-cell office:value-type="string">
            <text:p>herb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bam</text:p>
          </table:table-cell>
          <table:table-cell office:value-type="string">
            <text:p>herb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baj</text:p>
          </table:table-cell>
          <table:table-cell office:value-type="string">
            <text:p>herb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brejzki</text:p>
          </table:table-cell>
          <table:table-cell office:value-type="string">
            <text:p>hebrej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wtowanje</text:p>
          </table:table-cell>
          <table:table-cell office:value-type="string">
            <text:p>hawto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rmageddon</text:p>
          </table:table-cell>
          <table:table-cell office:value-type="string">
            <text:p>harmagedd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twjeŕzki</text:p>
          </table:table-cell>
          <table:table-cell office:value-type="string">
            <text:p>hantwjeŕ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jerjej</text:p>
          </table:table-cell>
          <table:table-cell office:value-type="string">
            <text:p>hanjerj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jeŕ</text:p>
          </table:table-cell>
          <table:table-cell office:value-type="string">
            <text:p>hanje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jenju</text:p>
          </table:table-cell>
          <table:table-cell office:value-type="string">
            <text:p>han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jena</text:p>
          </table:table-cell>
          <table:table-cell office:value-type="string">
            <text:p>hanj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ili</text:p>
          </table:table-cell>
          <table:table-cell office:value-type="string">
            <text:p>han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iby</text:p>
          </table:table-cell>
          <table:table-cell office:value-type="string">
            <text:p>hanib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ibowanjom</text:p>
          </table:table-cell>
          <table:table-cell office:value-type="string">
            <text:p>hanibow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ibne</text:p>
          </table:table-cell>
          <table:table-cell office:value-type="string">
            <text:p>hanib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mtej</text:p>
          </table:table-cell>
          <table:table-cell office:value-type="string">
            <text:p>hamt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mjen</text:p>
          </table:table-cell>
          <table:table-cell office:value-type="string">
            <text:p>hamj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dow</text:p>
          </table:table-cell>
          <table:table-cell office:value-type="string">
            <text:p>had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dama</text:p>
          </table:table-cell>
          <table:table-cell office:value-type="string">
            <text:p>hada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cż</text:p>
          </table:table-cell>
          <table:table-cell office:value-type="string">
            <text:p>hacż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xt</text:p>
          </table:table-cell>
          <table:table-cell office:value-type="string">
            <text:p>gux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r</text:p>
          </table:table-cell>
          <table:table-cell office:value-type="string">
            <text:p>g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sut</text:p>
          </table:table-cell>
          <table:table-cell office:value-type="string">
            <text:p>gsu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untow</text:p>
          </table:table-cell>
          <table:table-cell office:value-type="string">
            <text:p>grunt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om</text:p>
          </table:table-cell>
          <table:table-cell office:value-type="string">
            <text:p>gr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ichizkej</text:p>
          </table:table-cell>
          <table:table-cell office:value-type="string">
            <text:p>grichi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icha</text:p>
          </table:table-cell>
          <table:table-cell office:value-type="string">
            <text:p>gric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at</text:p>
          </table:table-cell>
          <table:table-cell office:value-type="string">
            <text:p>gr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atej</text:p>
          </table:table-cell>
          <table:table-cell office:value-type="string">
            <text:p>grat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morru</text:p>
          </table:table-cell>
          <table:table-cell office:value-type="string">
            <text:p>gomor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morra</text:p>
          </table:table-cell>
          <table:table-cell office:value-type="string">
            <text:p>gomor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m</text:p>
          </table:table-cell>
          <table:table-cell office:value-type="string">
            <text:p>g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lł</text:p>
          </table:table-cell>
          <table:table-cell office:value-type="string">
            <text:p>gol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gu</text:p>
          </table:table-cell>
          <table:table-cell office:value-type="string">
            <text:p>gog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ga</text:p>
          </table:table-cell>
          <table:table-cell office:value-type="string">
            <text:p>gog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mejnach</text:p>
          </table:table-cell>
          <table:table-cell office:value-type="string">
            <text:p>gmejn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ideona</text:p>
          </table:table-cell>
          <table:table-cell office:value-type="string">
            <text:p>gideo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giptowzke</text:p>
          </table:table-cell>
          <table:table-cell office:value-type="string">
            <text:p>ggiptow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giptowzka</text:p>
          </table:table-cell>
          <table:table-cell office:value-type="string">
            <text:p>ggiptowz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latizzy</text:p>
          </table:table-cell>
          <table:table-cell office:value-type="string">
            <text:p>galati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latizkich</text:p>
          </table:table-cell>
          <table:table-cell office:value-type="string">
            <text:p>galati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doweho</text:p>
          </table:table-cell>
          <table:table-cell office:value-type="string">
            <text:p>gad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ejnych</text:p>
          </table:table-cell>
          <table:table-cell office:value-type="string">
            <text:p>frej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ejni</text:p>
          </table:table-cell>
          <table:table-cell office:value-type="string">
            <text:p>frej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ejna</text:p>
          </table:table-cell>
          <table:table-cell office:value-type="string">
            <text:p>frej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ej</text:p>
          </table:table-cell>
          <table:table-cell office:value-type="string">
            <text:p>fr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órmindami</text:p>
          </table:table-cell>
          <table:table-cell office:value-type="string">
            <text:p>fórmind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ěrštami</text:p>
          </table:table-cell>
          <table:table-cell office:value-type="string">
            <text:p>fěršt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ěršćinztwow</text:p>
          </table:table-cell>
          <table:table-cell office:value-type="string">
            <text:p>fěršćinztw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ěršćinztwo</text:p>
          </table:table-cell>
          <table:table-cell office:value-type="string">
            <text:p>fěršćin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ěršćinztwam</text:p>
          </table:table-cell>
          <table:table-cell office:value-type="string">
            <text:p>fěršćinztw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ěršće</text:p>
          </table:table-cell>
          <table:table-cell office:value-type="string">
            <text:p>fěrš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arězanju</text:p>
          </table:table-cell>
          <table:table-cell office:value-type="string">
            <text:p>farěz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žoho</text:p>
          </table:table-cell>
          <table:table-cell office:value-type="string">
            <text:p>ežo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ěz</text:p>
          </table:table-cell>
          <table:table-cell office:value-type="string">
            <text:p>ě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zech</text:p>
          </table:table-cell>
          <table:table-cell office:value-type="string">
            <text:p>eze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zaw</text:p>
          </table:table-cell>
          <table:table-cell office:value-type="string">
            <text:p>eza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zawa</text:p>
          </table:table-cell>
          <table:table-cell office:value-type="string">
            <text:p>eza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vodiu</text:p>
          </table:table-cell>
          <table:table-cell office:value-type="string">
            <text:p>evodi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vangelzkeho</text:p>
          </table:table-cell>
          <table:table-cell office:value-type="string">
            <text:p>evangel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vangeliztam</text:p>
          </table:table-cell>
          <table:table-cell office:value-type="string">
            <text:p>evangelizt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unizy</text:p>
          </table:table-cell>
          <table:table-cell office:value-type="string">
            <text:p>euni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y</text:p>
          </table:table-cell>
          <table:table-cell office:value-type="string">
            <text:p>ep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hezizkeje</text:p>
          </table:table-cell>
          <table:table-cell office:value-type="string">
            <text:p>ephezi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angeliju</text:p>
          </table:table-cell>
          <table:table-cell office:value-type="string">
            <text:p>epangeli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efantowych</text:p>
          </table:table-cell>
          <table:table-cell office:value-type="string">
            <text:p>elefantow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giptowzzy</text:p>
          </table:table-cell>
          <table:table-cell office:value-type="string">
            <text:p>egiptow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eph</text:p>
          </table:table-cell>
          <table:table-cell office:value-type="string">
            <text:p>eep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cz</text:p>
          </table:table-cell>
          <table:table-cell office:value-type="string">
            <text:p>ec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owzyny</text:p>
          </table:table-cell>
          <table:table-cell office:value-type="string">
            <text:p>dźowzy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ny</text:p>
          </table:table-cell>
          <table:table-cell office:value-type="string">
            <text:p>dźiw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nych</text:p>
          </table:table-cell>
          <table:table-cell office:value-type="string">
            <text:p>dźiw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nje</text:p>
          </table:table-cell>
          <table:table-cell office:value-type="string">
            <text:p>dźiw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inow</text:p>
          </table:table-cell>
          <table:table-cell office:value-type="string">
            <text:p>dźiwin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i</text:p>
          </table:table-cell>
          <table:table-cell office:value-type="string">
            <text:p>dźi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ich</text:p>
          </table:table-cell>
          <table:table-cell office:value-type="string">
            <text:p>dźiw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aš</text:p>
          </table:table-cell>
          <table:table-cell office:value-type="string">
            <text:p>dźiwa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am</text:p>
          </table:table-cell>
          <table:table-cell office:value-type="string">
            <text:p>dźiw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aju</text:p>
          </table:table-cell>
          <table:table-cell office:value-type="string">
            <text:p>dźiw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ać</text:p>
          </table:table-cell>
          <table:table-cell office:value-type="string">
            <text:p>dźi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wjaty</text:p>
          </table:table-cell>
          <table:table-cell office:value-type="string">
            <text:p>dźewj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ržmy</text:p>
          </table:table-cell>
          <table:table-cell office:value-type="string">
            <text:p>dźerž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ržmny</text:p>
          </table:table-cell>
          <table:table-cell office:value-type="string">
            <text:p>dźeržm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ržiš</text:p>
          </table:table-cell>
          <table:table-cell office:value-type="string">
            <text:p>dźerž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ržane</text:p>
          </table:table-cell>
          <table:table-cell office:value-type="string">
            <text:p>dźerž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ržanaj</text:p>
          </table:table-cell>
          <table:table-cell office:value-type="string">
            <text:p>dźerža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ržałe</text:p>
          </table:table-cell>
          <table:table-cell office:value-type="string">
            <text:p>dźerž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rach</text:p>
          </table:table-cell>
          <table:table-cell office:value-type="string">
            <text:p>dźěr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lić</text:p>
          </table:table-cell>
          <table:table-cell office:value-type="string">
            <text:p>dźěl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ława</text:p>
          </table:table-cell>
          <table:table-cell office:value-type="string">
            <text:p>dźěła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łał</text:p>
          </table:table-cell>
          <table:table-cell office:value-type="string">
            <text:p>dźěł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łaju</text:p>
          </table:table-cell>
          <table:table-cell office:value-type="string">
            <text:p>dźěł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ćoch</text:p>
          </table:table-cell>
          <table:table-cell office:value-type="string">
            <text:p>dźěćo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ćidźěći</text:p>
          </table:table-cell>
          <table:table-cell office:value-type="string">
            <text:p>dźěćidźě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ch</text:p>
          </table:table-cell>
          <table:table-cell office:value-type="string">
            <text:p>dźě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ćatztwu</text:p>
          </table:table-cell>
          <table:table-cell office:value-type="string">
            <text:p>dźěćatzt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akom</text:p>
          </table:table-cell>
          <table:table-cell office:value-type="string">
            <text:p>dźak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achmy</text:p>
          </table:table-cell>
          <table:table-cell office:value-type="string">
            <text:p>dź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yr</text:p>
          </table:table-cell>
          <table:table-cell office:value-type="string">
            <text:p>dy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yrbjapšezćěhanje</text:p>
          </table:table-cell>
          <table:table-cell office:value-type="string">
            <text:p>dyrbjapšezćěh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yrbjała</text:p>
          </table:table-cell>
          <table:table-cell office:value-type="string">
            <text:p>dyrbj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yrbitej</text:p>
          </table:table-cell>
          <table:table-cell office:value-type="string">
            <text:p>dyrbit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woje</text:p>
          </table:table-cell>
          <table:table-cell office:value-type="string">
            <text:p>dwo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wanaty</text:p>
          </table:table-cell>
          <table:table-cell office:value-type="string">
            <text:p>dwan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wanaćore</text:p>
          </table:table-cell>
          <table:table-cell office:value-type="string">
            <text:p>dwanaćo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šam</text:p>
          </table:table-cell>
          <table:table-cell office:value-type="string">
            <text:p>duš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chomna</text:p>
          </table:table-cell>
          <table:table-cell office:value-type="string">
            <text:p>duchom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chi</text:p>
          </table:table-cell>
          <table:table-cell office:value-type="string">
            <text:p>duch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chami</text:p>
          </table:table-cell>
          <table:table-cell office:value-type="string">
            <text:p>duch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ohimi</text:p>
          </table:table-cell>
          <table:table-cell office:value-type="string">
            <text:p>droh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ohej</text:p>
          </table:table-cell>
          <table:table-cell office:value-type="string">
            <text:p>droh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jewjanymi</text:p>
          </table:table-cell>
          <table:table-cell office:value-type="string">
            <text:p>drjewja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jewjane</text:p>
          </table:table-cell>
          <table:table-cell office:value-type="string">
            <text:p>drjewj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aztow</text:p>
          </table:table-cell>
          <table:table-cell office:value-type="string">
            <text:p>drazt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aztami</text:p>
          </table:table-cell>
          <table:table-cell office:value-type="string">
            <text:p>drazt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ztojnym</text:p>
          </table:table-cell>
          <table:table-cell office:value-type="string">
            <text:p>doztoj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ztašće</text:p>
          </table:table-cell>
          <table:table-cell office:value-type="string">
            <text:p>doztaš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ztanjemy</text:p>
          </table:table-cell>
          <table:table-cell office:value-type="string">
            <text:p>doztanj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ztałe</text:p>
          </table:table-cell>
          <table:table-cell office:value-type="string">
            <text:p>dozt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ztachu</text:p>
          </table:table-cell>
          <table:table-cell office:value-type="string">
            <text:p>dozt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ztach</text:p>
          </table:table-cell>
          <table:table-cell office:value-type="string">
            <text:p>dozt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ztaće</text:p>
          </table:table-cell>
          <table:table-cell office:value-type="string">
            <text:p>dozt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wjedźeny</text:p>
          </table:table-cell>
          <table:table-cell office:value-type="string">
            <text:p>dowjedź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wjedźenju</text:p>
          </table:table-cell>
          <table:table-cell office:value-type="string">
            <text:p>dowjedź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wjedźenje</text:p>
          </table:table-cell>
          <table:table-cell office:value-type="string">
            <text:p>dowje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wjedźeni</text:p>
          </table:table-cell>
          <table:table-cell office:value-type="string">
            <text:p>dowjedź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wjedź</text:p>
          </table:table-cell>
          <table:table-cell office:value-type="string">
            <text:p>dowjedź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ótknyło</text:p>
          </table:table-cell>
          <table:table-cell office:value-type="string">
            <text:p>dótkny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ótkać</text:p>
          </table:table-cell>
          <table:table-cell office:value-type="string">
            <text:p>dótk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óšoł</text:p>
          </table:table-cell>
          <table:table-cell office:value-type="string">
            <text:p>dóšo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sahnje</text:p>
          </table:table-cell>
          <table:table-cell office:value-type="string">
            <text:p>dosah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sahaju</text:p>
          </table:table-cell>
          <table:table-cell office:value-type="string">
            <text:p>dosah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rozćenju</text:p>
          </table:table-cell>
          <table:table-cell office:value-type="string">
            <text:p>dorozć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omnju</text:p>
          </table:table-cell>
          <table:table-cell office:value-type="string">
            <text:p>dopom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omnjenje</text:p>
          </table:table-cell>
          <table:table-cell office:value-type="string">
            <text:p>dopomn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jelnozć</text:p>
          </table:table-cell>
          <table:table-cell office:value-type="string">
            <text:p>dopjel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jelnjenych</text:p>
          </table:table-cell>
          <table:table-cell office:value-type="string">
            <text:p>dopjelnj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jelnja</text:p>
          </table:table-cell>
          <table:table-cell office:value-type="string">
            <text:p>dopjel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jelniło</text:p>
          </table:table-cell>
          <table:table-cell office:value-type="string">
            <text:p>dopjeln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jelnili</text:p>
          </table:table-cell>
          <table:table-cell office:value-type="string">
            <text:p>dopjeln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jelń</text:p>
          </table:table-cell>
          <table:table-cell office:value-type="string">
            <text:p>dopjel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jelńće</text:p>
          </table:table-cell>
          <table:table-cell office:value-type="string">
            <text:p>dopjelń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óńdźemy</text:p>
          </table:table-cell>
          <table:table-cell office:value-type="string">
            <text:p>dóńdź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óńčka</text:p>
          </table:table-cell>
          <table:table-cell office:value-type="string">
            <text:p>dóńč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muzo</text:p>
          </table:table-cell>
          <table:table-cell office:value-type="string">
            <text:p>domuz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mjazym</text:p>
          </table:table-cell>
          <table:table-cell office:value-type="string">
            <text:p>domjaz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mjazych</text:p>
          </table:table-cell>
          <table:table-cell office:value-type="string">
            <text:p>domjaz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mjaza</text:p>
          </table:table-cell>
          <table:table-cell office:value-type="string">
            <text:p>domja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mapytaš</text:p>
          </table:table-cell>
          <table:table-cell office:value-type="string">
            <text:p>domapyta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mapytanja</text:p>
          </table:table-cell>
          <table:table-cell office:value-type="string">
            <text:p>domapyt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mam</text:p>
          </table:table-cell>
          <table:table-cell office:value-type="string">
            <text:p>dom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łhim</text:p>
          </table:table-cell>
          <table:table-cell office:value-type="string">
            <text:p>dołh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onjenju</text:p>
          </table:table-cell>
          <table:table-cell office:value-type="string">
            <text:p>dokon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onjenja</text:p>
          </table:table-cell>
          <table:table-cell office:value-type="string">
            <text:p>dokonj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onjeće</text:p>
          </table:table-cell>
          <table:table-cell office:value-type="string">
            <text:p>dokon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onjanym</text:p>
          </table:table-cell>
          <table:table-cell office:value-type="string">
            <text:p>dokonja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onjańšu</text:p>
          </table:table-cell>
          <table:table-cell office:value-type="string">
            <text:p>dokonjańš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onjała</text:p>
          </table:table-cell>
          <table:table-cell office:value-type="string">
            <text:p>dokonj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onjachu</text:p>
          </table:table-cell>
          <table:table-cell office:value-type="string">
            <text:p>dokon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o</text:p>
          </table:table-cell>
          <table:table-cell office:value-type="string">
            <text:p>dok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dokelž</text:p>
          </table:table-cell>
          <table:table-cell office:value-type="string">
            <text:p>[dokel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ójka</text:p>
          </table:table-cell>
          <table:table-cell office:value-type="string">
            <text:p>dój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čakuju</text:p>
          </table:table-cell>
          <table:table-cell office:value-type="string">
            <text:p>dočaku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čakanju</text:p>
          </table:table-cell>
          <table:table-cell office:value-type="string">
            <text:p>dočak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ywa</text:p>
          </table:table-cell>
          <table:table-cell office:value-type="string">
            <text:p>doby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ywać</text:p>
          </table:table-cell>
          <table:table-cell office:value-type="string">
            <text:p>doby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yli</text:p>
          </table:table-cell>
          <table:table-cell office:value-type="string">
            <text:p>doby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yću</text:p>
          </table:table-cell>
          <table:table-cell office:value-type="string">
            <text:p>doby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yći</text:p>
          </table:table-cell>
          <table:table-cell office:value-type="string">
            <text:p>doby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yć</text:p>
          </table:table-cell>
          <table:table-cell office:value-type="string">
            <text:p>dob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yća</text:p>
          </table:table-cell>
          <table:table-cell office:value-type="string">
            <text:p>doby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roprošenje</text:p>
          </table:table-cell>
          <table:table-cell office:value-type="string">
            <text:p>dobroproš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roćiwi</text:p>
          </table:table-cell>
          <table:table-cell office:value-type="string">
            <text:p>dobroći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roćiwe</text:p>
          </table:table-cell>
          <table:table-cell office:value-type="string">
            <text:p>dobroći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ěhał</text:p>
          </table:table-cell>
          <table:table-cell office:value-type="string">
            <text:p>doběh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jabłej</text:p>
          </table:table-cell>
          <table:table-cell office:value-type="string">
            <text:p>djabł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rječinjenjom</text:p>
          </table:table-cell>
          <table:table-cell office:value-type="string">
            <text:p>derječinj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waštaj</text:p>
          </table:table-cell>
          <table:table-cell office:value-type="string">
            <text:p>daw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wał</text:p>
          </table:table-cell>
          <table:table-cell office:value-type="string">
            <text:p>da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tě</text:p>
          </table:table-cell>
          <table:table-cell office:value-type="string">
            <text:p>datě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rpšińdźe</text:p>
          </table:table-cell>
          <table:table-cell office:value-type="string">
            <text:p>darpšiń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rje</text:p>
          </table:table-cell>
          <table:table-cell office:value-type="string">
            <text:p>dar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pitoweho</text:p>
          </table:table-cell>
          <table:table-cell office:value-type="string">
            <text:p>dapit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lše</text:p>
          </table:table-cell>
          <table:table-cell office:value-type="string">
            <text:p>dal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lozy</text:p>
          </table:table-cell>
          <table:table-cell office:value-type="string">
            <text:p>dalo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la</text:p>
          </table:table-cell>
          <table:table-cell office:value-type="string">
            <text:p>da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žiztym</text:p>
          </table:table-cell>
          <table:table-cell office:value-type="string">
            <text:p>cžizt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žini</text:p>
          </table:table-cell>
          <table:table-cell office:value-type="string">
            <text:p>cži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źichozć</text:p>
          </table:table-cell>
          <table:table-cell office:value-type="string">
            <text:p>cźich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źicha</text:p>
          </table:table-cell>
          <table:table-cell office:value-type="string">
            <text:p>cźic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żezć</text:p>
          </table:table-cell>
          <table:table-cell office:value-type="string">
            <text:p>cże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wilowaštaj</text:p>
          </table:table-cell>
          <table:table-cell office:value-type="string">
            <text:p>čwilow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wilowałe</text:p>
          </table:table-cell>
          <table:table-cell office:value-type="string">
            <text:p>čwilow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pyh</text:p>
          </table:table-cell>
          <table:table-cell office:value-type="string">
            <text:p>cpy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orne</text:p>
          </table:table-cell>
          <table:table-cell office:value-type="string">
            <text:p>čor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ole</text:p>
          </table:table-cell>
          <table:table-cell office:value-type="string">
            <text:p>čo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mu</text:p>
          </table:table-cell>
          <table:table-cell office:value-type="string">
            <text:p>ć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wjezku</text:p>
          </table:table-cell>
          <table:table-cell office:value-type="string">
            <text:p>člowje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wječnej</text:p>
          </table:table-cell>
          <table:table-cell office:value-type="string">
            <text:p>člowječ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wječna</text:p>
          </table:table-cell>
          <table:table-cell office:value-type="string">
            <text:p>člowječ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rzkim</text:p>
          </table:table-cell>
          <table:table-cell office:value-type="string">
            <text:p>člor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rzke</text:p>
          </table:table-cell>
          <table:table-cell office:value-type="string">
            <text:p>člor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rózkich</text:p>
          </table:table-cell>
          <table:table-cell office:value-type="string">
            <text:p>čloró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rózkemu</text:p>
          </table:table-cell>
          <table:table-cell office:value-type="string">
            <text:p>člorózk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rózkeho</text:p>
          </table:table-cell>
          <table:table-cell office:value-type="string">
            <text:p>čloró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rózka</text:p>
          </table:table-cell>
          <table:table-cell office:value-type="string">
            <text:p>čloróz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rbzke</text:p>
          </table:table-cell>
          <table:table-cell office:value-type="string">
            <text:p>člorb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ńzkich</text:p>
          </table:table-cell>
          <table:table-cell office:value-type="string">
            <text:p>čloń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zta</text:p>
          </table:table-cell>
          <table:table-cell office:value-type="string">
            <text:p>čiz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zće</text:p>
          </table:table-cell>
          <table:table-cell office:value-type="string">
            <text:p>či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snychu</text:p>
          </table:table-cell>
          <table:table-cell office:value-type="string">
            <text:p>ćisny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snjeni</text:p>
          </table:table-cell>
          <table:table-cell office:value-type="string">
            <text:p>ćisn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snjenej</text:p>
          </table:table-cell>
          <table:table-cell office:value-type="string">
            <text:p>ćisnje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snjenaj</text:p>
          </table:table-cell>
          <table:table-cell office:value-type="string">
            <text:p>ćisnje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šćeni</text:p>
          </table:table-cell>
          <table:table-cell office:value-type="string">
            <text:p>ćišć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ńmy</text:p>
          </table:table-cell>
          <table:table-cell office:value-type="string">
            <text:p>čiń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njerjo</text:p>
          </table:table-cell>
          <table:table-cell office:value-type="string">
            <text:p>činje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njeny</text:p>
          </table:table-cell>
          <table:table-cell office:value-type="string">
            <text:p>či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njenju</text:p>
          </table:table-cell>
          <table:table-cell office:value-type="string">
            <text:p>čin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njenje</text:p>
          </table:table-cell>
          <table:table-cell office:value-type="string">
            <text:p>čin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njachmy</text:p>
          </table:table-cell>
          <table:table-cell office:value-type="string">
            <text:p>činj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njach</text:p>
          </table:table-cell>
          <table:table-cell office:value-type="string">
            <text:p>čin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niło</text:p>
          </table:table-cell>
          <table:table-cell office:value-type="string">
            <text:p>čin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chomnozći</text:p>
          </table:table-cell>
          <table:table-cell office:value-type="string">
            <text:p>ćichomn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che</text:p>
          </table:table-cell>
          <table:table-cell office:value-type="string">
            <text:p>ćich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zetaj</text:p>
          </table:table-cell>
          <table:table-cell office:value-type="string">
            <text:p>chze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ryzolith</text:p>
          </table:table-cell>
          <table:table-cell office:value-type="string">
            <text:p>chryzoli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rysta.</text:p>
          </table:table-cell>
          <table:table-cell office:value-type="string">
            <text:p>chrysta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rizopras</text:p>
          </table:table-cell>
          <table:table-cell office:value-type="string">
            <text:p>chrizopr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erubim</text:p>
          </table:table-cell>
          <table:table-cell office:value-type="string">
            <text:p>cherub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lzedon</text:p>
          </table:table-cell>
          <table:table-cell office:value-type="string">
            <text:p>chalzed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žku</text:p>
          </table:table-cell>
          <table:table-cell office:value-type="string">
            <text:p>ćež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žka</text:p>
          </table:table-cell>
          <table:table-cell office:value-type="string">
            <text:p>ćež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snje</text:p>
          </table:table-cell>
          <table:table-cell office:value-type="string">
            <text:p>čes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sna</text:p>
          </table:table-cell>
          <table:table-cell office:value-type="string">
            <text:p>čes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sla</text:p>
          </table:table-cell>
          <table:table-cell office:value-type="string">
            <text:p>ćěs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ŕwjenym</text:p>
          </table:table-cell>
          <table:table-cell office:value-type="string">
            <text:p>čeŕwje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ŕwjeny</text:p>
          </table:table-cell>
          <table:table-cell office:value-type="string">
            <text:p>čeŕw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ŕwjene</text:p>
          </table:table-cell>
          <table:table-cell office:value-type="string">
            <text:p>čeŕw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rtowzkemu</text:p>
          </table:table-cell>
          <table:table-cell office:value-type="string">
            <text:p>čertowzk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rtowzka</text:p>
          </table:table-cell>
          <table:table-cell office:value-type="string">
            <text:p>čertowz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rtom</text:p>
          </table:table-cell>
          <table:table-cell office:value-type="string">
            <text:p>čert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rtami</text:p>
          </table:table-cell>
          <table:table-cell office:value-type="string">
            <text:p>čert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rimy</text:p>
          </table:table-cell>
          <table:table-cell office:value-type="string">
            <text:p>ćěr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ŕh</text:p>
          </table:table-cell>
          <table:table-cell office:value-type="string">
            <text:p>ćeŕ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eph</text:p>
          </table:table-cell>
          <table:table-cell office:value-type="string">
            <text:p>cep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ńkeho</text:p>
          </table:table-cell>
          <table:table-cell office:value-type="string">
            <text:p>ćeń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mnym</text:p>
          </table:table-cell>
          <table:table-cell office:value-type="string">
            <text:p>ćěm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lo</text:p>
          </table:table-cell>
          <table:table-cell office:value-type="string">
            <text:p>ćel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lnymi</text:p>
          </table:table-cell>
          <table:table-cell office:value-type="string">
            <text:p>ćěl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lneje</text:p>
          </table:table-cell>
          <table:table-cell office:value-type="string">
            <text:p>ćěln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kaše</text:p>
          </table:table-cell>
          <table:table-cell office:value-type="string">
            <text:p>ćěk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kać</text:p>
          </table:table-cell>
          <table:table-cell office:value-type="string">
            <text:p>ćěk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hnjeny</text:p>
          </table:table-cell>
          <table:table-cell office:value-type="string">
            <text:p>ćeh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hnjeni</text:p>
          </table:table-cell>
          <table:table-cell office:value-type="string">
            <text:p>ćehn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hńće</text:p>
          </table:table-cell>
          <table:table-cell office:value-type="string">
            <text:p>ćehń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ě</text:p>
          </table:table-cell>
          <table:table-cell office:value-type="string">
            <text:p>ćěě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asaj</text:p>
          </table:table-cell>
          <table:table-cell office:value-type="string">
            <text:p>čas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akawši</text:p>
          </table:table-cell>
          <table:table-cell office:value-type="string">
            <text:p>čaka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akali</text:p>
          </table:table-cell>
          <table:table-cell office:value-type="string">
            <text:p>čak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aka</text:p>
          </table:table-cell>
          <table:table-cell office:value-type="string">
            <text:p>ča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ahnuła</text:p>
          </table:table-cell>
          <table:table-cell office:value-type="string">
            <text:p>ćahnu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ahaŕ</text:p>
          </table:table-cell>
          <table:table-cell office:value-type="string">
            <text:p>ćaha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ahaju</text:p>
          </table:table-cell>
          <table:table-cell office:value-type="string">
            <text:p>ćah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źeržimy</text:p>
          </table:table-cell>
          <table:table-cell office:value-type="string">
            <text:p>bźerž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yłk</text:p>
          </table:table-cell>
          <table:table-cell office:value-type="string">
            <text:p>był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yłej</text:p>
          </table:table-cell>
          <table:table-cell office:value-type="string">
            <text:p>był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ydliš</text:p>
          </table:table-cell>
          <table:table-cell office:value-type="string">
            <text:p>bydl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ydlił</text:p>
          </table:table-cell>
          <table:table-cell office:value-type="string">
            <text:p>bydl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ydlće</text:p>
          </table:table-cell>
          <table:table-cell office:value-type="string">
            <text:p>bydl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yće</text:p>
          </table:table-cell>
          <table:table-cell office:value-type="string">
            <text:p>by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dźcże</text:p>
          </table:table-cell>
          <table:table-cell office:value-type="string">
            <text:p>budźcż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dżće</text:p>
          </table:table-cell>
          <table:table-cell office:value-type="string">
            <text:p>budż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dźbóhatón</text:p>
          </table:table-cell>
          <table:table-cell office:value-type="string">
            <text:p>budźbóható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bon</text:p>
          </table:table-cell>
          <table:table-cell office:value-type="string">
            <text:p>bub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uny</text:p>
          </table:table-cell>
          <table:table-cell office:value-type="string">
            <text:p>bru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juchi</text:p>
          </table:table-cell>
          <table:table-cell office:value-type="string">
            <text:p>brjuch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jód</text:p>
          </table:table-cell>
          <table:table-cell office:value-type="string">
            <text:p>brjó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atzka</text:p>
          </table:table-cell>
          <table:table-cell office:value-type="string">
            <text:p>bratz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atrowzkeje</text:p>
          </table:table-cell>
          <table:table-cell office:value-type="string">
            <text:p>bratrow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atrowzkej</text:p>
          </table:table-cell>
          <table:table-cell office:value-type="string">
            <text:p>bratrow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anja</text:p>
          </table:table-cell>
          <table:table-cell office:value-type="string">
            <text:p>br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źu</text:p>
          </table:table-cell>
          <table:table-cell office:value-type="string">
            <text:p>boź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zoroweho</text:p>
          </table:table-cell>
          <table:table-cell office:value-type="string">
            <text:p>bozor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o</text:p>
          </table:table-cell>
          <table:table-cell office:value-type="string">
            <text:p>bo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ójmy</text:p>
          </table:table-cell>
          <table:table-cell office:value-type="string">
            <text:p>bój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jiće</text:p>
          </table:table-cell>
          <table:table-cell office:value-type="string">
            <text:p>boj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jeli</text:p>
          </table:table-cell>
          <table:table-cell office:value-type="string">
            <text:p>boj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jaznym</text:p>
          </table:table-cell>
          <table:table-cell office:value-type="string">
            <text:p>bojaz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jaznych</text:p>
          </table:table-cell>
          <table:table-cell office:value-type="string">
            <text:p>bojaz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ojo</text:p>
          </table:table-cell>
          <table:table-cell office:value-type="string">
            <text:p>boho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abojaznym</text:p>
          </table:table-cell>
          <table:table-cell office:value-type="string">
            <text:p>bohabojaz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abojaznych</text:p>
          </table:table-cell>
          <table:table-cell office:value-type="string">
            <text:p>bohabojaz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abojaznje</text:p>
          </table:table-cell>
          <table:table-cell office:value-type="string">
            <text:p>bohabojaz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abojazne</text:p>
          </table:table-cell>
          <table:table-cell office:value-type="string">
            <text:p>bohabojaz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a"</text:p>
          </table:table-cell>
          <table:table-cell office:value-type="string">
            <text:p>boha"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yzkanja</text:p>
          </table:table-cell>
          <table:table-cell office:value-type="string">
            <text:p>błyzk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uzny</text:p>
          </table:table-cell>
          <table:table-cell office:value-type="string">
            <text:p>błuz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udźili</text:p>
          </table:table-cell>
          <table:table-cell office:value-type="string">
            <text:p>błudź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udźi</text:p>
          </table:table-cell>
          <table:table-cell office:value-type="string">
            <text:p>błu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udźe</text:p>
          </table:table-cell>
          <table:table-cell office:value-type="string">
            <text:p>błu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udźa</text:p>
          </table:table-cell>
          <table:table-cell office:value-type="string">
            <text:p>błu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udy</text:p>
          </table:table-cell>
          <table:table-cell office:value-type="string">
            <text:p>błu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udom</text:p>
          </table:table-cell>
          <table:table-cell office:value-type="string">
            <text:p>błud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udnje</text:p>
          </table:table-cell>
          <table:table-cell office:value-type="string">
            <text:p>błud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udniwi</text:p>
          </table:table-cell>
          <table:table-cell office:value-type="string">
            <text:p>błudni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udne</text:p>
          </table:table-cell>
          <table:table-cell office:value-type="string">
            <text:p>błud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óće</text:p>
          </table:table-cell>
          <table:table-cell office:value-type="string">
            <text:p>błó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izzy</text:p>
          </table:table-cell>
          <table:table-cell office:value-type="string">
            <text:p>bli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ižšim</text:p>
          </table:table-cell>
          <table:table-cell office:value-type="string">
            <text:p>bližš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izkich</text:p>
          </table:table-cell>
          <table:table-cell office:value-type="string">
            <text:p>bli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jesbóžnozći</text:p>
          </table:table-cell>
          <table:table-cell office:value-type="string">
            <text:p>bjesbóžn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jesbóžni</text:p>
          </table:table-cell>
          <table:table-cell office:value-type="string">
            <text:p>bjesbóž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jerješe</text:p>
          </table:table-cell>
          <table:table-cell office:value-type="string">
            <text:p>bjer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jedrow</text:p>
          </table:table-cell>
          <table:table-cell office:value-type="string">
            <text:p>bjedr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jedrach</text:p>
          </table:table-cell>
          <table:table-cell office:value-type="string">
            <text:p>bjedr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zkopztwo</text:p>
          </table:table-cell>
          <table:table-cell office:value-type="string">
            <text:p>bizkop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zkapej</text:p>
          </table:table-cell>
          <table:table-cell office:value-type="string">
            <text:p>bizkap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thynizkej</text:p>
          </table:table-cell>
          <table:table-cell office:value-type="string">
            <text:p>bithyni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je</text:p>
          </table:table-cell>
          <table:table-cell office:value-type="string">
            <text:p>bi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žmy</text:p>
          </table:table-cell>
          <table:table-cell office:value-type="string">
            <text:p>běž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žešće</text:p>
          </table:table-cell>
          <table:table-cell office:value-type="string">
            <text:p>běžeš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žało</text:p>
          </table:table-cell>
          <table:table-cell office:value-type="string">
            <text:p>běž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rillus</text:p>
          </table:table-cell>
          <table:table-cell office:value-type="string">
            <text:p>berill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rgarjo</text:p>
          </table:table-cell>
          <table:table-cell office:value-type="string">
            <text:p>běrga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njaminoweho</text:p>
          </table:table-cell>
          <table:table-cell office:value-type="string">
            <text:p>benjamin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njamina</text:p>
          </table:table-cell>
          <table:table-cell office:value-type="string">
            <text:p>benjam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łymi</text:p>
          </table:table-cell>
          <table:table-cell office:value-type="string">
            <text:p>běł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hać</text:p>
          </table:table-cell>
          <table:table-cell office:value-type="string">
            <text:p>běh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dźiłej</text:p>
          </table:table-cell>
          <table:table-cell office:value-type="string">
            <text:p>bědźił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dźił</text:p>
          </table:table-cell>
          <table:table-cell office:value-type="string">
            <text:p>bě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dźiće</text:p>
          </table:table-cell>
          <table:table-cell office:value-type="string">
            <text:p>bědź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dźenjom</text:p>
          </table:table-cell>
          <table:table-cell office:value-type="string">
            <text:p>bědź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ničkami</text:p>
          </table:table-cell>
          <table:table-cell office:value-type="string">
            <text:p>basničk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ničkam</text:p>
          </table:table-cell>
          <table:table-cell office:value-type="string">
            <text:p>basnič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nabasej</text:p>
          </table:table-cell>
          <table:table-cell office:value-type="string">
            <text:p>barnabas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aka</text:p>
          </table:table-cell>
          <table:table-cell office:value-type="string">
            <text:p>bara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laka</text:p>
          </table:table-cell>
          <table:table-cell office:value-type="string">
            <text:p>bala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laamowym</text:p>
          </table:table-cell>
          <table:table-cell office:value-type="string">
            <text:p>balaam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laamowej</text:p>
          </table:table-cell>
          <table:table-cell office:value-type="string">
            <text:p>balaamow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laam</text:p>
          </table:table-cell>
          <table:table-cell office:value-type="string">
            <text:p>bala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ja</text:p>
          </table:table-cell>
          <table:table-cell office:value-type="string">
            <text:p>ba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ća</text:p>
          </table:table-cell>
          <table:table-cell office:value-type="string">
            <text:p>ba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bjaze</text:p>
          </table:table-cell>
          <table:table-cell office:value-type="string">
            <text:p>babjaz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bilona</text:p>
          </table:table-cell>
          <table:table-cell office:value-type="string">
            <text:p>babilo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zeroweho</text:p>
          </table:table-cell>
          <table:table-cell office:value-type="string">
            <text:p>azer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temana</text:p>
          </table:table-cell>
          <table:table-cell office:value-type="string">
            <text:p>artem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abizkeje</text:p>
          </table:table-cell>
          <table:table-cell office:value-type="string">
            <text:p>arabi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abizkej</text:p>
          </table:table-cell>
          <table:table-cell office:value-type="string">
            <text:p>arabi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olosa</text:p>
          </table:table-cell>
          <table:table-cell office:value-type="string">
            <text:p>apolo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ollion</text:p>
          </table:table-cell>
          <table:table-cell office:value-type="string">
            <text:p>apoll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ii</text:p>
          </table:table-cell>
          <table:table-cell office:value-type="string">
            <text:p>api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tipas</text:p>
          </table:table-cell>
          <table:table-cell office:value-type="string">
            <text:p>antip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tiochii</text:p>
          </table:table-cell>
          <table:table-cell office:value-type="string">
            <text:p>antiochi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tikhryztu</text:p>
          </table:table-cell>
          <table:table-cell office:value-type="string">
            <text:p>antikhryz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tikhryzta</text:p>
          </table:table-cell>
          <table:table-cell office:value-type="string">
            <text:p>antikhryz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thizt</text:p>
          </table:table-cell>
          <table:table-cell office:value-type="string">
            <text:p>amethiz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epo</text:p>
          </table:table-cell>
          <table:table-cell office:value-type="string">
            <text:p>alep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hajzki</text:p>
          </table:table-cell>
          <table:table-cell office:value-type="string">
            <text:p>achaj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hajzkej</text:p>
          </table:table-cell>
          <table:table-cell office:value-type="string">
            <text:p>achaj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rahamowych</text:p>
          </table:table-cell>
          <table:table-cell office:value-type="string">
            <text:p>abrahamow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rahamom</text:p>
          </table:table-cell>
          <table:table-cell office:value-type="string">
            <text:p>abraham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elowa</text:p>
          </table:table-cell>
          <table:table-cell office:value-type="string">
            <text:p>abelo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el</text:p>
          </table:table-cell>
          <table:table-cell office:value-type="string">
            <text:p>ab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ba</text:p>
          </table:table-cell>
          <table:table-cell office:value-type="string">
            <text:p>ab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addon</text:p>
          </table:table-cell>
          <table:table-cell office:value-type="string">
            <text:p>abadd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ronowym</text:p>
          </table:table-cell>
          <table:table-cell office:value-type="string">
            <text:p>aaron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ronowy</text:p>
          </table:table-cell>
          <table:table-cell office:value-type="string">
            <text:p>aaron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sb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4">04.12.2025</text:date>, <text:time>19:05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12-04T19:05:35.71</dc:date>
    <meta:editing-duration>PT7H35M11S</meta:editing-duration>
    <meta:editing-cycles>84</meta:editing-cycles>
    <meta:document-statistic meta:table-count="1" meta:cell-count="11891" meta:object-count="0"/>
  </office:meta>
</office:document-meta>
</file>